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9722in"/>
    </style:style>
    <style:style style:name="Table2.C" style:family="table-column">
      <style:table-column-properties style:column-width="1.6736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7" style:family="table">
      <style:table-properties style:width="6.6979in" fo:margin-left="0in" table:align="left" style:writing-mode="lr-tb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6875in"/>
    </style:style>
    <style:style style:name="Table57.C" style:family="table-column">
      <style:table-column-properties style:column-width="3.125in"/>
    </style:style>
    <style:style style:name="Table57.D" style:family="table-column">
      <style:table-column-properties style:column-width="0.8229in"/>
    </style:style>
    <style:style style:name="Table5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7.D1" style:family="table-cell">
      <style:table-cell-properties style:vertical-align="middle" fo:padding="0.0382in" fo:border="0.05pt solid #fffffe"/>
    </style:style>
    <style:style style:name="Table5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8" style:family="table">
      <style:table-properties style:width="6.6979in" fo:margin-left="0in" table:align="left" style:writing-mode="lr-tb"/>
    </style:style>
    <style:style style:name="Table58.A" style:family="table-column">
      <style:table-column-properties style:column-width="1.25in"/>
    </style:style>
    <style:style style:name="Table58.B" style:family="table-column">
      <style:table-column-properties style:column-width="1.3125in"/>
    </style:style>
    <style:style style:name="Table58.C" style:family="table-column">
      <style:table-column-properties style:column-width="3.3125in"/>
    </style:style>
    <style:style style:name="Table58.D" style:family="table-column">
      <style:table-column-properties style:column-width="0.8229in"/>
    </style:style>
    <style:style style:name="Table5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8.D1" style:family="table-cell">
      <style:table-cell-properties style:vertical-align="middle" fo:padding="0.0382in" fo:border="0.05pt solid #fffffe"/>
    </style:style>
    <style:style style:name="Table5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9" style:family="table">
      <style:table-properties style:width="6.6979in" fo:margin-left="0in" table:align="left" style:writing-mode="lr-tb"/>
    </style:style>
    <style:style style:name="Table59.A" style:family="table-column">
      <style:table-column-properties style:column-width="1.25in"/>
    </style:style>
    <style:style style:name="Table59.C" style:family="table-column">
      <style:table-column-properties style:column-width="3.25in"/>
    </style:style>
    <style:style style:name="Table59.D" style:family="table-column">
      <style:table-column-properties style:column-width="0.9479in"/>
    </style:style>
    <style:style style:name="Table5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9.D1" style:family="table-cell">
      <style:table-cell-properties style:vertical-align="middle" fo:padding="0.0382in" fo:border="0.05pt solid #fffffe"/>
    </style:style>
    <style:style style:name="Table5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0" style:family="table">
      <style:table-properties style:width="6.6979in" fo:margin-left="0in" table:align="left" style:writing-mode="lr-tb"/>
    </style:style>
    <style:style style:name="Table60.A" style:family="table-column">
      <style:table-column-properties style:column-width="1.4375in"/>
    </style:style>
    <style:style style:name="Table60.B" style:family="table-column">
      <style:table-column-properties style:column-width="1.375in"/>
    </style:style>
    <style:style style:name="Table60.C" style:family="table-column">
      <style:table-column-properties style:column-width="3.0625in"/>
    </style:style>
    <style:style style:name="Table60.D" style:family="table-column">
      <style:table-column-properties style:column-width="0.8229in"/>
    </style:style>
    <style:style style:name="Table6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0.D1" style:family="table-cell">
      <style:table-cell-properties style:vertical-align="middle" fo:padding="0.0382in" fo:border="0.05pt solid #fffffe"/>
    </style:style>
    <style:style style:name="Table6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3.75in"/>
    </style:style>
    <style:style style:name="Table23.D" style:family="table-column">
      <style:table-column-properties style:column-width="0.8854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3125in"/>
    </style:style>
    <style:style style:name="Table35.C" style:family="table-column">
      <style:table-column-properties style:column-width="2.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6" style:family="table">
      <style:table-properties style:width="6.6979in" fo:margin-left="0in" table:align="left" style:writing-mode="lr-tb"/>
    </style:style>
    <style:style style:name="Table56.A" style:family="table-column">
      <style:table-column-properties style:column-width="1.3125in"/>
    </style:style>
    <style:style style:name="Table56.B" style:family="table-column">
      <style:table-column-properties style:column-width="1.4375in"/>
    </style:style>
    <style:style style:name="Table56.C" style:family="table-column">
      <style:table-column-properties style:column-width="3.125in"/>
    </style:style>
    <style:style style:name="Table56.D" style:family="table-column">
      <style:table-column-properties style:column-width="0.8229in"/>
    </style:style>
    <style:style style:name="Table5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382in" fo:border="0.05pt solid #fffffe"/>
    </style:style>
    <style:style style:name="Table5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26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27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28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1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3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5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36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37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48" style:family="paragraph" style:parent-style-name="Standard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49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50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1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1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3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4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06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07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08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09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10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1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18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19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20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1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2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3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4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25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26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27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29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30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232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233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234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235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236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237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238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239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240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241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242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243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244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245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246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247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248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249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250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251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252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25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1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262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263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264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265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266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267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268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269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270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271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272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273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274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275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276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277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278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279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280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281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282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283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284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285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286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287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288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289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290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291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292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293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294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295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296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297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298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299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300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301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302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303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304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305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306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307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308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309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310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311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312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31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66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8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9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320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321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322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323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324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325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6" style:family="paragraph" style:parent-style-name="Text_20_body">
      <style:paragraph-properties fo:text-align="start" style:justify-single-word="false"/>
      <style:text-properties officeooo:paragraph-rsid="00152b8b"/>
    </style:style>
    <style:style style:name="P327" style:family="paragraph" style:parent-style-name="Text_20_body">
      <style:paragraph-properties fo:text-align="center" style:justify-single-word="false"/>
      <style:text-properties officeooo:paragraph-rsid="001305cd"/>
    </style:style>
    <style:style style:name="P328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329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330" style:family="paragraph" style:parent-style-name="Table_20_Contents">
      <style:paragraph-properties fo:text-align="center" style:justify-single-word="false"/>
    </style:style>
    <style:style style:name="P331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332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333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334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335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336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337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338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339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340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341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342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343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344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345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346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347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348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349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350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351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352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353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354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355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356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357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358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359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360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361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362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363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364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365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366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367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368" style:family="paragraph" style:parent-style-name="Table_20_Contents">
      <style:paragraph-properties fo:text-align="center" style:justify-single-word="false"/>
      <style:text-properties officeooo:paragraph-rsid="105ce0c7"/>
    </style:style>
    <style:style style:name="P369" style:family="paragraph" style:parent-style-name="Table_20_Contents">
      <style:paragraph-properties fo:text-align="center" style:justify-single-word="false"/>
      <style:text-properties officeooo:paragraph-rsid="1083aef6"/>
    </style:style>
    <style:style style:name="P370" style:family="paragraph" style:parent-style-name="Table_20_Contents">
      <style:paragraph-properties fo:text-align="center" style:justify-single-word="false"/>
      <style:text-properties officeooo:paragraph-rsid="10841b4a"/>
    </style:style>
    <style:style style:name="P371" style:family="paragraph" style:parent-style-name="Table_20_Contents">
      <style:paragraph-properties fo:text-align="center" style:justify-single-word="false"/>
      <style:text-properties officeooo:paragraph-rsid="109e06e7"/>
    </style:style>
    <style:style style:name="P372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373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374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375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376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377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378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379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380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381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382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383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384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385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386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387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388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389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390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391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392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393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394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395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396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397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398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399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400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401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402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403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404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405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406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407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408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409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410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411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412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413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414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415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416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417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418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419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420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421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422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423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424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425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426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427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428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429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430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431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432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433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434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435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436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437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438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439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440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441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442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443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444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445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446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447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448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449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450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451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452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453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454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455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456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457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458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459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460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461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462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463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464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465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466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467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468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469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470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471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472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473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474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475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476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477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478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479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480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481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482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483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484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485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486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487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488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489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490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491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492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493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494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495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496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497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498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499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500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501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502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503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504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505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506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507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508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509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510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511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512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513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514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515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516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517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518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519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520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521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522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523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524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525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526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527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528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529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530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531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532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533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534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535" style:family="paragraph" style:parent-style-name="Table_20_Contents">
      <style:paragraph-properties fo:text-align="center" style:justify-single-word="false"/>
      <style:text-properties officeooo:rsid="0535a840"/>
    </style:style>
    <style:style style:name="P536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537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538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539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540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541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542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543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544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545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546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547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548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549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550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551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552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553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554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555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556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557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558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559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560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561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562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563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564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565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566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567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568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569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570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571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572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573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574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575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576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577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578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579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580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581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582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583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584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585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586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587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588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589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590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591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592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593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594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595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596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597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598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599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600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601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602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603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604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605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606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607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608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609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610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611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612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613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614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615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616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617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618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619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620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621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622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623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624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625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626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627" style:family="paragraph" style:parent-style-name="Table_20_Contents">
      <style:paragraph-properties fo:text-align="center" style:justify-single-word="false"/>
      <style:text-properties officeooo:rsid="024c2752" officeooo:paragraph-rsid="02e48904"/>
    </style:style>
    <style:style style:name="P628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629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630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631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632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633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634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635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636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637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638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639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640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641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642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643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644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645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646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647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648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649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650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651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652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653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654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655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656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657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658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659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660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661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662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663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664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665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666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667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668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669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670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671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672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673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674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675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676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677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678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679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680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681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682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683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684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685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686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687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688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689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690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691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692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693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694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695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696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697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698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699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700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701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702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703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704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705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706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707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708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709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710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711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712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713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714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715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716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717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718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719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720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721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722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723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724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725" style:family="paragraph" style:parent-style-name="Table_20_Contents">
      <style:paragraph-properties fo:text-align="center" style:justify-single-word="false"/>
      <style:text-properties officeooo:rsid="0a1173ea"/>
    </style:style>
    <style:style style:name="P726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727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728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729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730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731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732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733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734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735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736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737" style:family="paragraph" style:parent-style-name="Table_20_Contents">
      <style:paragraph-properties fo:text-align="center" style:justify-single-word="false"/>
      <style:text-properties officeooo:rsid="0a74b4e4" officeooo:paragraph-rsid="0a74b4e4"/>
    </style:style>
    <style:style style:name="P738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739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740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741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742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743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744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745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746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747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748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749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750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751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752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753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754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755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756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757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758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759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760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761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762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763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764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765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766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767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768" style:family="paragraph" style:parent-style-name="Table_20_Contents">
      <style:paragraph-properties fo:text-align="center" style:justify-single-word="false"/>
      <style:text-properties officeooo:rsid="0b0af3a9" officeooo:paragraph-rsid="0b0af3a9"/>
    </style:style>
    <style:style style:name="P769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770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771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772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773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774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775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776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777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778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779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780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781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782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783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784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785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786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787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788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789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790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791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792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793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794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795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796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797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798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799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800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801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802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803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804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805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806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807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808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809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810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811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812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813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814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815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816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817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818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819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820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821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822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823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824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825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826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827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828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829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830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831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832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833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834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835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836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837" style:family="paragraph" style:parent-style-name="Table_20_Contents">
      <style:paragraph-properties fo:text-align="center" style:justify-single-word="false"/>
      <style:text-properties officeooo:rsid="0bf8aca0"/>
    </style:style>
    <style:style style:name="P838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839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840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841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842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843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844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845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846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847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848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849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850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851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852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853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854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855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856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857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858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859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860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861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862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863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864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865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866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867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868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869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870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871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872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873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874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875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876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877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878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879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880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881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882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883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884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885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886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887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888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889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890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891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892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893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894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895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896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897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898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899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900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901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902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903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904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905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906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907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908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909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910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911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912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913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914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915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916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917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918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919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920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921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922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923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924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925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926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927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928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929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930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931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932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933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934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935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936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937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938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939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940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941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942" style:family="paragraph" style:parent-style-name="Table_20_Contents">
      <style:paragraph-properties fo:text-align="center" style:justify-single-word="false"/>
      <style:text-properties officeooo:rsid="0e2b6052" officeooo:paragraph-rsid="0e2b6052"/>
    </style:style>
    <style:style style:name="P943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944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945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946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947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948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949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950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951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952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953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954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955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956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957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958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959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960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961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962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963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964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965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966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967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968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969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970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971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972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973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974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975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976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977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978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979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980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981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982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983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984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985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986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987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988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989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990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991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992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993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994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995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996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997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998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999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1000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1001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1002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1003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004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005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006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007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008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009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010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011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012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013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014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015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016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017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018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019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020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021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022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023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024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025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026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027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028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029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030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031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032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033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034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035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036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037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038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039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040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041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042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043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044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045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046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047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048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049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050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051" style:family="paragraph" style:parent-style-name="Table_20_Contents">
      <style:paragraph-properties fo:text-align="center" style:justify-single-word="false"/>
      <style:text-properties officeooo:rsid="10568506" officeooo:paragraph-rsid="105ce0c7"/>
    </style:style>
    <style:style style:name="P1052" style:family="paragraph" style:parent-style-name="Table_20_Contents">
      <style:paragraph-properties fo:text-align="center" style:justify-single-word="false"/>
      <style:text-properties officeooo:rsid="1058d825" officeooo:paragraph-rsid="105ce0c7"/>
    </style:style>
    <style:style style:name="P1053" style:family="paragraph" style:parent-style-name="Table_20_Contents">
      <style:paragraph-properties fo:text-align="center" style:justify-single-word="false"/>
      <style:text-properties officeooo:rsid="105ad3b8" officeooo:paragraph-rsid="105ce0c7"/>
    </style:style>
    <style:style style:name="P1054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055" style:family="paragraph" style:parent-style-name="Table_20_Contents">
      <style:paragraph-properties fo:text-align="center" style:justify-single-word="false"/>
      <style:text-properties officeooo:rsid="105fed9d" officeooo:paragraph-rsid="105fed9d"/>
    </style:style>
    <style:style style:name="P1056" style:family="paragraph" style:parent-style-name="Table_20_Contents">
      <style:paragraph-properties fo:text-align="center" style:justify-single-word="false"/>
      <style:text-properties officeooo:rsid="10618965" officeooo:paragraph-rsid="10618965"/>
    </style:style>
    <style:style style:name="P1057" style:family="paragraph" style:parent-style-name="Table_20_Contents">
      <style:paragraph-properties fo:text-align="center" style:justify-single-word="false"/>
      <style:text-properties officeooo:rsid="1063357d" officeooo:paragraph-rsid="1063357d"/>
    </style:style>
    <style:style style:name="P1058" style:family="paragraph" style:parent-style-name="Table_20_Contents">
      <style:paragraph-properties fo:text-align="center" style:justify-single-word="false"/>
      <style:text-properties officeooo:rsid="10761eba" officeooo:paragraph-rsid="10761eba"/>
    </style:style>
    <style:style style:name="P1059" style:family="paragraph" style:parent-style-name="Table_20_Contents">
      <style:paragraph-properties fo:text-align="center" style:justify-single-word="false"/>
      <style:text-properties officeooo:rsid="1077d85b" officeooo:paragraph-rsid="1077d85b"/>
    </style:style>
    <style:style style:name="P1060" style:family="paragraph" style:parent-style-name="Table_20_Contents">
      <style:paragraph-properties fo:text-align="center" style:justify-single-word="false"/>
      <style:text-properties officeooo:rsid="10790384" officeooo:paragraph-rsid="10790384"/>
    </style:style>
    <style:style style:name="P1061" style:family="paragraph" style:parent-style-name="Table_20_Contents">
      <style:paragraph-properties fo:text-align="center" style:justify-single-word="false"/>
      <style:text-properties officeooo:rsid="1079820f" officeooo:paragraph-rsid="1079820f"/>
    </style:style>
    <style:style style:name="P1062" style:family="paragraph" style:parent-style-name="Table_20_Contents">
      <style:paragraph-properties fo:text-align="center" style:justify-single-word="false"/>
      <style:text-properties officeooo:rsid="107a4149" officeooo:paragraph-rsid="107a4149"/>
    </style:style>
    <style:style style:name="P1063" style:family="paragraph" style:parent-style-name="Table_20_Contents">
      <style:paragraph-properties fo:text-align="center" style:justify-single-word="false"/>
      <style:text-properties officeooo:rsid="107bd516" officeooo:paragraph-rsid="107dd0ed"/>
    </style:style>
    <style:style style:name="P1064" style:family="paragraph" style:parent-style-name="Table_20_Contents">
      <style:paragraph-properties fo:text-align="center" style:justify-single-word="false"/>
      <style:text-properties officeooo:rsid="107bd516" officeooo:paragraph-rsid="10841b4a"/>
    </style:style>
    <style:style style:name="P1065" style:family="paragraph" style:parent-style-name="Table_20_Contents">
      <style:paragraph-properties fo:text-align="center" style:justify-single-word="false"/>
      <style:text-properties officeooo:rsid="107bd516" officeooo:paragraph-rsid="109e06e7"/>
    </style:style>
    <style:style style:name="P1066" style:family="paragraph" style:parent-style-name="Table_20_Contents">
      <style:paragraph-properties fo:text-align="center" style:justify-single-word="false"/>
      <style:text-properties officeooo:rsid="107dd0ed" officeooo:paragraph-rsid="107dd0ed"/>
    </style:style>
    <style:style style:name="P1067" style:family="paragraph" style:parent-style-name="Table_20_Contents">
      <style:paragraph-properties fo:text-align="center" style:justify-single-word="false"/>
      <style:text-properties officeooo:rsid="107dd0ed" officeooo:paragraph-rsid="107fbb5b"/>
    </style:style>
    <style:style style:name="P1068" style:family="paragraph" style:parent-style-name="Table_20_Contents">
      <style:paragraph-properties fo:text-align="center" style:justify-single-word="false"/>
      <style:text-properties officeooo:rsid="108119c4" officeooo:paragraph-rsid="108119c4"/>
    </style:style>
    <style:style style:name="P1069" style:family="paragraph" style:parent-style-name="Table_20_Contents">
      <style:paragraph-properties fo:text-align="center" style:justify-single-word="false"/>
      <style:text-properties officeooo:rsid="108119c4" officeooo:paragraph-rsid="10841b4a"/>
    </style:style>
    <style:style style:name="P1070" style:family="paragraph" style:parent-style-name="Table_20_Contents">
      <style:paragraph-properties fo:text-align="center" style:justify-single-word="false"/>
      <style:text-properties officeooo:rsid="108119c4" officeooo:paragraph-rsid="109e06e7"/>
    </style:style>
    <style:style style:name="P1071" style:family="paragraph" style:parent-style-name="Table_20_Contents">
      <style:paragraph-properties fo:text-align="center" style:justify-single-word="false"/>
      <style:text-properties officeooo:rsid="10827d8a" officeooo:paragraph-rsid="10827d8a"/>
    </style:style>
    <style:style style:name="P1072" style:family="paragraph" style:parent-style-name="Table_20_Contents">
      <style:paragraph-properties fo:text-align="center" style:justify-single-word="false"/>
      <style:text-properties officeooo:rsid="10827d8a" officeooo:paragraph-rsid="10841b4a"/>
    </style:style>
    <style:style style:name="P1073" style:family="paragraph" style:parent-style-name="Table_20_Contents">
      <style:paragraph-properties fo:text-align="center" style:justify-single-word="false"/>
      <style:text-properties officeooo:rsid="10827d8a" officeooo:paragraph-rsid="109e06e7"/>
    </style:style>
    <style:style style:name="P1074" style:family="paragraph" style:parent-style-name="Table_20_Contents">
      <style:paragraph-properties fo:text-align="center" style:justify-single-word="false"/>
      <style:text-properties officeooo:rsid="1098eedb" officeooo:paragraph-rsid="1098eedb"/>
    </style:style>
    <style:style style:name="P1075" style:family="paragraph" style:parent-style-name="Table_20_Contents">
      <style:paragraph-properties fo:text-align="center" style:justify-single-word="false"/>
      <style:text-properties officeooo:rsid="109c709c" officeooo:paragraph-rsid="109c709c"/>
    </style:style>
    <style:style style:name="P1076" style:family="paragraph" style:parent-style-name="Table_20_Contents">
      <style:paragraph-properties fo:text-align="center" style:justify-single-word="false"/>
      <style:text-properties officeooo:rsid="109d9c19" officeooo:paragraph-rsid="109d9c19"/>
    </style:style>
    <style:style style:name="P1077" style:family="paragraph" style:parent-style-name="Table_20_Contents">
      <style:paragraph-properties fo:text-align="center" style:justify-single-word="false"/>
      <style:text-properties officeooo:rsid="109f9cc9" officeooo:paragraph-rsid="109f9cc9"/>
    </style:style>
    <style:style style:name="P1078" style:family="paragraph" style:parent-style-name="Table_20_Contents">
      <style:paragraph-properties fo:text-align="center" style:justify-single-word="false"/>
      <style:text-properties officeooo:rsid="10a3743f" officeooo:paragraph-rsid="10a3743f"/>
    </style:style>
    <style:style style:name="P1079" style:family="paragraph" style:parent-style-name="Table_20_Contents">
      <style:paragraph-properties fo:text-align="center" style:justify-single-word="false"/>
      <style:text-properties officeooo:rsid="10b55017" officeooo:paragraph-rsid="10b55017"/>
    </style:style>
    <style:style style:name="P1080" style:family="paragraph" style:parent-style-name="Table_20_Contents">
      <style:paragraph-properties fo:text-align="center" style:justify-single-word="false"/>
      <style:text-properties officeooo:rsid="10b8bcbe" officeooo:paragraph-rsid="10b8bcbe"/>
    </style:style>
    <style:style style:name="P1081" style:family="paragraph" style:parent-style-name="Table_20_Contents">
      <style:paragraph-properties fo:text-align="center" style:justify-single-word="false"/>
      <style:text-properties officeooo:rsid="10be99e1" officeooo:paragraph-rsid="10be99e1"/>
    </style:style>
    <style:style style:name="P1082" style:family="paragraph" style:parent-style-name="Table_20_Contents">
      <style:paragraph-properties fo:text-align="center" style:justify-single-word="false"/>
      <style:text-properties officeooo:rsid="10c08d8a" officeooo:paragraph-rsid="10c08d8a"/>
    </style:style>
    <style:style style:name="P108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08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08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ce0c7" officeooo:paragraph-rsid="00b82b98"/>
    </style:style>
    <style:style style:name="P108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08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08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bed9" officeooo:paragraph-rsid="1088bed9"/>
    </style:style>
    <style:style style:name="P108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09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a3f3a" officeooo:paragraph-rsid="10a4ec07"/>
    </style:style>
    <style:style style:name="P109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bb7ca" officeooo:paragraph-rsid="10a68377"/>
    </style:style>
    <style:style style:name="P1092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53c0d0" officeooo:paragraph-rsid="105ce0c7"/>
    </style:style>
    <style:style style:name="P1093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6e2f5d" officeooo:paragraph-rsid="106e2f5d"/>
    </style:style>
    <style:style style:name="P1094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93732e" officeooo:paragraph-rsid="1093732e"/>
    </style:style>
    <style:style style:name="P1095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b155c4" officeooo:paragraph-rsid="10b155c4"/>
    </style:style>
    <style:style style:name="P1096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097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098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099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100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101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10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103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104" style:family="paragraph" style:parent-style-name="Standard">
      <style:paragraph-properties fo:text-align="center" style:justify-single-word="false"/>
      <style:text-properties officeooo:paragraph-rsid="02e48904"/>
    </style:style>
    <style:style style:name="P1105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106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107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108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109" style:family="paragraph" style:parent-style-name="Heading_20_1">
      <style:paragraph-properties fo:text-align="center" style:justify-single-word="false"/>
      <style:text-properties officeooo:paragraph-rsid="001305cd"/>
    </style:style>
    <style:style style:name="P1110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111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112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113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114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115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116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117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118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119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120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121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122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123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124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125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126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127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128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129" style:family="paragraph" style:parent-style-name="Standard" style:list-style-name="L19">
      <style:paragraph-properties fo:text-align="end" style:justify-single-word="false" style:writing-mode="rl-tb"/>
      <style:text-properties officeooo:paragraph-rsid="02e48904"/>
    </style:style>
    <style:style style:name="P1130" style:family="paragraph" style:parent-style-name="Standard" style:list-style-name="L19">
      <style:paragraph-properties fo:text-align="end" style:justify-single-word="false" style:writing-mode="rl-tb"/>
      <style:text-properties officeooo:paragraph-rsid="03e1f152"/>
    </style:style>
    <style:style style:name="P1131" style:family="paragraph" style:parent-style-name="Standard" style:list-style-name="L20">
      <style:paragraph-properties fo:text-align="end" style:justify-single-word="false" style:writing-mode="rl-tb"/>
      <style:text-properties officeooo:paragraph-rsid="032f13da"/>
    </style:style>
    <style:style style:name="P1132" style:family="paragraph" style:parent-style-name="Standard" style:list-style-name="L22">
      <style:paragraph-properties fo:text-align="end" style:justify-single-word="false" style:writing-mode="rl-tb"/>
      <style:text-properties officeooo:paragraph-rsid="042865e2"/>
    </style:style>
    <style:style style:name="P1133" style:family="paragraph" style:parent-style-name="Standard" style:list-style-name="L25">
      <style:paragraph-properties fo:text-align="end" style:justify-single-word="false" style:writing-mode="rl-tb"/>
      <style:text-properties officeooo:paragraph-rsid="04cf7db4"/>
    </style:style>
    <style:style style:name="P1134" style:family="paragraph" style:parent-style-name="Standard" style:list-style-name="L26">
      <style:paragraph-properties fo:text-align="end" style:justify-single-word="false" style:writing-mode="rl-tb"/>
      <style:text-properties officeooo:paragraph-rsid="05ed58c7"/>
    </style:style>
    <style:style style:name="P1135" style:family="paragraph" style:parent-style-name="Standard" style:list-style-name="L26">
      <style:paragraph-properties fo:text-align="end" style:justify-single-word="false" style:writing-mode="rl-tb"/>
      <style:text-properties officeooo:paragraph-rsid="05f313c9"/>
    </style:style>
    <style:style style:name="P1136" style:family="paragraph" style:parent-style-name="Standard" style:list-style-name="L28">
      <style:paragraph-properties fo:text-align="end" style:justify-single-word="false" style:writing-mode="rl-tb"/>
      <style:text-properties officeooo:paragraph-rsid="073d1527"/>
    </style:style>
    <style:style style:name="P1137" style:family="paragraph" style:parent-style-name="Standard" style:list-style-name="L29">
      <style:paragraph-properties fo:text-align="end" style:justify-single-word="false" style:writing-mode="rl-tb"/>
      <style:text-properties officeooo:paragraph-rsid="05839662"/>
    </style:style>
    <style:style style:name="P1138" style:family="paragraph" style:parent-style-name="Standard" style:list-style-name="L32">
      <style:paragraph-properties fo:text-align="end" style:justify-single-word="false" style:writing-mode="rl-tb"/>
      <style:text-properties officeooo:paragraph-rsid="09e8bf62"/>
    </style:style>
    <style:style style:name="P1139" style:family="paragraph" style:parent-style-name="Standard" style:list-style-name="L34">
      <style:paragraph-properties fo:text-align="end" style:justify-single-word="false" style:writing-mode="rl-tb"/>
      <style:text-properties officeooo:paragraph-rsid="0997db92"/>
    </style:style>
    <style:style style:name="P1140" style:family="paragraph" style:parent-style-name="Standard" style:list-style-name="L34">
      <style:paragraph-properties fo:text-align="end" style:justify-single-word="false" style:writing-mode="rl-tb"/>
      <style:text-properties officeooo:paragraph-rsid="098d8ed8"/>
    </style:style>
    <style:style style:name="P1141" style:family="paragraph" style:parent-style-name="Standard" style:list-style-name="L35">
      <style:paragraph-properties fo:text-align="end" style:justify-single-word="false" style:writing-mode="rl-tb"/>
      <style:text-properties officeooo:paragraph-rsid="071f50e6"/>
    </style:style>
    <style:style style:name="P1142" style:family="paragraph" style:parent-style-name="Standard" style:list-style-name="L40">
      <style:paragraph-properties fo:text-align="end" style:justify-single-word="false" style:writing-mode="rl-tb"/>
      <style:text-properties officeooo:paragraph-rsid="0abe73ac"/>
    </style:style>
    <style:style style:name="P1143" style:family="paragraph" style:parent-style-name="Standard" style:list-style-name="L43">
      <style:paragraph-properties fo:text-align="end" style:justify-single-word="false" style:writing-mode="rl-tb"/>
      <style:text-properties officeooo:paragraph-rsid="0b66c048"/>
    </style:style>
    <style:style style:name="P1144" style:family="paragraph" style:parent-style-name="Standard" style:list-style-name="L50">
      <style:paragraph-properties fo:text-align="end" style:justify-single-word="false" style:writing-mode="rl-tb"/>
      <style:text-properties officeooo:paragraph-rsid="0cee6437"/>
    </style:style>
    <style:style style:name="P1145" style:family="paragraph" style:parent-style-name="Standard" style:list-style-name="L53">
      <style:paragraph-properties fo:text-align="end" style:justify-single-word="false" style:writing-mode="rl-tb"/>
      <style:text-properties officeooo:paragraph-rsid="0dbc5c0c"/>
    </style:style>
    <style:style style:name="P1146" style:family="paragraph" style:parent-style-name="Standard" style:list-style-name="L53">
      <style:paragraph-properties fo:text-align="end" style:justify-single-word="false" style:writing-mode="rl-tb"/>
      <style:text-properties officeooo:paragraph-rsid="0dd81dff"/>
    </style:style>
    <style:style style:name="P1147" style:family="paragraph" style:parent-style-name="Standard" style:list-style-name="L54">
      <style:paragraph-properties fo:text-align="end" style:justify-single-word="false" style:writing-mode="rl-tb"/>
      <style:text-properties officeooo:paragraph-rsid="1003327b"/>
    </style:style>
    <style:style style:name="P1148" style:family="paragraph" style:parent-style-name="Standard" style:list-style-name="L54">
      <style:paragraph-properties fo:text-align="end" style:justify-single-word="false" style:writing-mode="rl-tb"/>
      <style:text-properties officeooo:paragraph-rsid="100456e9"/>
    </style:style>
    <style:style style:name="P1149" style:family="paragraph" style:parent-style-name="Standard" style:list-style-name="L54">
      <style:paragraph-properties fo:text-align="end" style:justify-single-word="false" style:writing-mode="rl-tb"/>
      <style:text-properties officeooo:paragraph-rsid="10064d35"/>
    </style:style>
    <style:style style:name="P1150" style:family="paragraph" style:parent-style-name="Standard" style:list-style-name="L55">
      <style:paragraph-properties fo:text-align="end" style:justify-single-word="false" style:writing-mode="rl-tb"/>
      <style:text-properties officeooo:paragraph-rsid="0df8dc18"/>
    </style:style>
    <style:style style:name="P1151" style:family="paragraph" style:parent-style-name="Standard" style:list-style-name="L55">
      <style:paragraph-properties fo:text-align="end" style:justify-single-word="false" style:writing-mode="rl-tb"/>
      <style:text-properties officeooo:paragraph-rsid="0df97d9e"/>
    </style:style>
    <style:style style:name="P1152" style:family="paragraph" style:parent-style-name="Standard" style:list-style-name="L55">
      <style:paragraph-properties fo:text-align="end" style:justify-single-word="false" style:writing-mode="rl-tb"/>
      <style:text-properties officeooo:paragraph-rsid="0df99b39"/>
    </style:style>
    <style:style style:name="P1153" style:family="paragraph" style:parent-style-name="Standard" style:list-style-name="L55">
      <style:paragraph-properties fo:text-align="end" style:justify-single-word="false" style:writing-mode="rl-tb"/>
      <style:text-properties officeooo:paragraph-rsid="0eed20ab"/>
    </style:style>
    <style:style style:name="P1154" style:family="paragraph" style:parent-style-name="Standard" style:list-style-name="L55">
      <style:paragraph-properties fo:text-align="end" style:justify-single-word="false" style:writing-mode="rl-tb"/>
      <style:text-properties officeooo:paragraph-rsid="0fa63d11"/>
    </style:style>
    <style:style style:name="P1155" style:family="paragraph" style:parent-style-name="Standard" style:list-style-name="L57">
      <style:paragraph-properties fo:text-align="end" style:justify-single-word="false" style:writing-mode="rl-tb"/>
      <style:text-properties officeooo:paragraph-rsid="0e986829"/>
    </style:style>
    <style:style style:name="P1156" style:family="paragraph" style:parent-style-name="Standard" style:list-style-name="L58">
      <style:paragraph-properties fo:text-align="end" style:justify-single-word="false" style:writing-mode="rl-tb"/>
      <style:text-properties officeooo:paragraph-rsid="0e6bb53f"/>
    </style:style>
    <style:style style:name="P1157" style:family="paragraph" style:parent-style-name="Standard" style:list-style-name="L60">
      <style:paragraph-properties fo:text-align="end" style:justify-single-word="false" style:writing-mode="rl-tb"/>
      <style:text-properties officeooo:paragraph-rsid="0da8b0f4"/>
    </style:style>
    <style:style style:name="P1158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159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160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161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162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163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164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165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166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167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168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169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170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171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172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173" style:family="paragraph" style:parent-style-name="Standard" style:list-style-name="L19">
      <style:paragraph-properties fo:text-align="end" style:justify-single-word="false" style:writing-mode="rl-tb"/>
      <style:text-properties officeooo:rsid="02d915b9" officeooo:paragraph-rsid="02e48904"/>
    </style:style>
    <style:style style:name="P1174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175" style:family="paragraph" style:parent-style-name="Standard" style:list-style-name="L24">
      <style:paragraph-properties fo:text-align="end" style:justify-single-word="false" style:writing-mode="rl-tb"/>
      <style:text-properties officeooo:rsid="049cb184" officeooo:paragraph-rsid="049cb184"/>
    </style:style>
    <style:style style:name="P1176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177" style:family="paragraph" style:parent-style-name="Standard" style:list-style-name="L24">
      <style:paragraph-properties fo:text-align="end" style:justify-single-word="false" style:writing-mode="rl-tb"/>
      <style:text-properties officeooo:rsid="049cfdb2" officeooo:paragraph-rsid="049cfdb2"/>
    </style:style>
    <style:style style:name="P1178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179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180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181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182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183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184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185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186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187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188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189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190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191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192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193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194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195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196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197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198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199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200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201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202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203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204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205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206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207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208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209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210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211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212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213" style:family="paragraph" style:parent-style-name="Standard" style:list-style-name="L19">
      <style:paragraph-properties fo:text-align="end" style:justify-single-word="false" style:writing-mode="rl-tb"/>
      <style:text-properties officeooo:rsid="02bc0017" officeooo:paragraph-rsid="02e48904"/>
    </style:style>
    <style:style style:name="P1214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215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216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217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218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219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220" style:family="paragraph" style:parent-style-name="Standard" style:list-style-name="L23">
      <style:paragraph-properties fo:text-align="end" style:justify-single-word="false" style:writing-mode="rl-tb"/>
      <style:text-properties officeooo:rsid="046f93c3" officeooo:paragraph-rsid="046f93c3"/>
    </style:style>
    <style:style style:name="P1221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222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223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224" style:family="paragraph" style:parent-style-name="Standard" style:list-style-name="L21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225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226" style:family="paragraph" style:parent-style-name="Standard" style:list-style-name="L21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227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228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229" style:family="paragraph" style:parent-style-name="Standard" style:list-style-name="L19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230" style:family="paragraph" style:parent-style-name="Standard" style:list-style-name="L21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231" style:family="paragraph" style:parent-style-name="Standard" style:list-style-name="L21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232" style:family="paragraph" style:parent-style-name="Standard" style:list-style-name="L19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233" style:family="paragraph" style:parent-style-name="Standard" style:list-style-name="L19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234" style:family="paragraph" style:parent-style-name="Standard" style:list-style-name="L19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235" style:family="paragraph" style:parent-style-name="Standard" style:list-style-name="L20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236" style:family="paragraph" style:parent-style-name="Standard" style:list-style-name="L20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237" style:family="paragraph" style:parent-style-name="Standard" style:list-style-name="L20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238" style:family="paragraph" style:parent-style-name="Standard" style:list-style-name="L20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239" style:family="paragraph" style:parent-style-name="Standard" style:list-style-name="L20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240" style:family="paragraph" style:parent-style-name="Standard" style:list-style-name="L20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241" style:family="paragraph" style:parent-style-name="Standard" style:list-style-name="L20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242" style:family="paragraph" style:parent-style-name="Standard" style:list-style-name="L20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243" style:family="paragraph" style:parent-style-name="Standard" style:list-style-name="L21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244" style:family="paragraph" style:parent-style-name="Standard" style:list-style-name="L21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245" style:family="paragraph" style:parent-style-name="Standard" style:list-style-name="L21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246" style:family="paragraph" style:parent-style-name="Standard" style:list-style-name="L21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247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248" style:family="paragraph" style:parent-style-name="Standard" style:list-style-name="L27">
      <style:paragraph-properties fo:text-align="end" style:justify-single-word="false" style:writing-mode="rl-tb"/>
      <style:text-properties officeooo:rsid="04fe4164" officeooo:paragraph-rsid="04fe4164"/>
    </style:style>
    <style:style style:name="P1249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250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251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252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253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254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255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256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257" style:family="paragraph" style:parent-style-name="Standard" style:list-style-name="L19">
      <style:paragraph-properties fo:text-align="end" style:justify-single-word="false" style:writing-mode="rl-tb"/>
      <style:text-properties officeooo:rsid="02b52d2e" officeooo:paragraph-rsid="02e48904"/>
    </style:style>
    <style:style style:name="P1258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259" style:family="paragraph" style:parent-style-name="Standard" style:list-style-name="L19">
      <style:paragraph-properties fo:text-align="end" style:justify-single-word="false" style:writing-mode="rl-tb"/>
      <style:text-properties officeooo:rsid="0367fc93" officeooo:paragraph-rsid="0380772d"/>
    </style:style>
    <style:style style:name="P1260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261" style:family="paragraph" style:parent-style-name="Standard" style:list-style-name="L19">
      <style:paragraph-properties fo:text-align="end" style:justify-single-word="false" style:writing-mode="rl-tb"/>
      <style:text-properties officeooo:rsid="036a41fc" officeooo:paragraph-rsid="038009df"/>
    </style:style>
    <style:style style:name="P1262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263" style:family="paragraph" style:parent-style-name="Standard" style:list-style-name="L19">
      <style:paragraph-properties fo:text-align="end" style:justify-single-word="false" style:writing-mode="rl-tb"/>
      <style:text-properties officeooo:rsid="036d747c" officeooo:paragraph-rsid="038009df"/>
    </style:style>
    <style:style style:name="P1264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265" style:family="paragraph" style:parent-style-name="Standard" style:list-style-name="L19">
      <style:paragraph-properties fo:text-align="end" style:justify-single-word="false" style:writing-mode="rl-tb"/>
      <style:text-properties officeooo:rsid="037c0585" officeooo:paragraph-rsid="038009df"/>
    </style:style>
    <style:style style:name="P1266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267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268" style:family="paragraph" style:parent-style-name="Standard" style:list-style-name="L23">
      <style:paragraph-properties fo:text-align="end" style:justify-single-word="false" style:writing-mode="rl-tb"/>
      <style:text-properties officeooo:rsid="04755cdb" officeooo:paragraph-rsid="04755cdb"/>
    </style:style>
    <style:style style:name="P1269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270" style:family="paragraph" style:parent-style-name="Standard" style:list-style-name="L24">
      <style:paragraph-properties fo:text-align="end" style:justify-single-word="false" style:writing-mode="rl-tb"/>
      <style:text-properties officeooo:rsid="04a12534" officeooo:paragraph-rsid="04a12534"/>
    </style:style>
    <style:style style:name="P1271" style:family="paragraph" style:parent-style-name="Standard" style:list-style-name="L18">
      <style:paragraph-properties fo:text-align="end" style:justify-single-word="false" style:writing-mode="rl-tb"/>
      <style:text-properties officeooo:rsid="020232db" officeooo:paragraph-rsid="02e48904"/>
    </style:style>
    <style:style style:name="P1272" style:family="paragraph" style:parent-style-name="Standard" style:list-style-name="L19">
      <style:paragraph-properties fo:text-align="end" style:justify-single-word="false" style:writing-mode="rl-tb"/>
      <style:text-properties officeooo:rsid="0245b22d" officeooo:paragraph-rsid="02e48904"/>
    </style:style>
    <style:style style:name="P1273" style:family="paragraph" style:parent-style-name="Standard" style:list-style-name="L19">
      <style:paragraph-properties fo:text-align="end" style:justify-single-word="false" style:writing-mode="rl-tb"/>
      <style:text-properties officeooo:rsid="02a88b41" officeooo:paragraph-rsid="02e48904"/>
    </style:style>
    <style:style style:name="P1274" style:family="paragraph" style:parent-style-name="Standard" style:list-style-name="L19">
      <style:paragraph-properties fo:text-align="end" style:justify-single-word="false" style:writing-mode="rl-tb"/>
      <style:text-properties officeooo:rsid="02aef665" officeooo:paragraph-rsid="02e48904"/>
    </style:style>
    <style:style style:name="P1275" style:family="paragraph" style:parent-style-name="Standard" style:list-style-name="L19">
      <style:paragraph-properties fo:text-align="end" style:justify-single-word="false" style:writing-mode="rl-tb"/>
      <style:text-properties officeooo:rsid="02b41201" officeooo:paragraph-rsid="02e48904"/>
    </style:style>
    <style:style style:name="P1276" style:family="paragraph" style:parent-style-name="Standard" style:list-style-name="L19">
      <style:paragraph-properties fo:text-align="end" style:justify-single-word="false" style:writing-mode="rl-tb"/>
      <style:text-properties officeooo:rsid="02ba0247" officeooo:paragraph-rsid="02e48904"/>
    </style:style>
    <style:style style:name="P1277" style:family="paragraph" style:parent-style-name="Standard" style:list-style-name="L19">
      <style:paragraph-properties fo:text-align="end" style:justify-single-word="false" style:writing-mode="rl-tb"/>
      <style:text-properties officeooo:rsid="02d7a202" officeooo:paragraph-rsid="02e48904"/>
    </style:style>
    <style:style style:name="P1278" style:family="paragraph" style:parent-style-name="Standard" style:list-style-name="L19">
      <style:paragraph-properties fo:text-align="end" style:justify-single-word="false" style:writing-mode="rl-tb"/>
      <style:text-properties officeooo:rsid="01eb15fd" officeooo:paragraph-rsid="02e48904"/>
    </style:style>
    <style:style style:name="P1279" style:family="paragraph" style:parent-style-name="Standard" style:list-style-name="L21">
      <style:paragraph-properties fo:text-align="end" style:justify-single-word="false" style:writing-mode="rl-tb"/>
      <style:text-properties officeooo:rsid="0426cc60" officeooo:paragraph-rsid="043ce427"/>
    </style:style>
    <style:style style:name="P1280" style:family="paragraph" style:parent-style-name="Standard" style:list-style-name="L22">
      <style:paragraph-properties fo:text-align="end" style:justify-single-word="false" style:writing-mode="rl-tb"/>
      <style:text-properties officeooo:rsid="0426cc60" officeooo:paragraph-rsid="0426cc60"/>
    </style:style>
    <style:style style:name="P1281" style:family="paragraph" style:parent-style-name="Standard" style:list-style-name="L21">
      <style:paragraph-properties fo:text-align="end" style:justify-single-word="false" style:writing-mode="rl-tb"/>
      <style:text-properties officeooo:rsid="042865e2" officeooo:paragraph-rsid="043a4555"/>
    </style:style>
    <style:style style:name="P1282" style:family="paragraph" style:parent-style-name="Standard" style:list-style-name="L21">
      <style:paragraph-properties fo:text-align="end" style:justify-single-word="false" style:writing-mode="rl-tb"/>
      <style:text-properties officeooo:rsid="03fa6d20" officeooo:paragraph-rsid="03fa6d20"/>
    </style:style>
    <style:style style:name="P1283" style:family="paragraph" style:parent-style-name="Standard" style:list-style-name="L22">
      <style:paragraph-properties fo:text-align="end" style:justify-single-word="false" style:writing-mode="rl-tb"/>
      <style:text-properties officeooo:rsid="041ffe0f" officeooo:paragraph-rsid="041ffe0f"/>
    </style:style>
    <style:style style:name="P1284" style:family="paragraph" style:parent-style-name="Standard" style:list-style-name="L22">
      <style:paragraph-properties fo:text-align="end" style:justify-single-word="false" style:writing-mode="rl-tb"/>
      <style:text-properties officeooo:rsid="042e44fe" officeooo:paragraph-rsid="042e44fe"/>
    </style:style>
    <style:style style:name="P1285" style:family="paragraph" style:parent-style-name="Standard" style:list-style-name="L22">
      <style:paragraph-properties fo:text-align="end" style:justify-single-word="false" style:writing-mode="rl-tb"/>
      <style:text-properties officeooo:rsid="044f3299" officeooo:paragraph-rsid="044f3299"/>
    </style:style>
    <style:style style:name="P1286" style:family="paragraph" style:parent-style-name="Standard" style:list-style-name="L23">
      <style:paragraph-properties fo:text-align="end" style:justify-single-word="false" style:writing-mode="rl-tb"/>
      <style:text-properties officeooo:rsid="046bad04" officeooo:paragraph-rsid="046bad04"/>
    </style:style>
    <style:style style:name="P1287" style:family="paragraph" style:parent-style-name="Standard" style:list-style-name="L23">
      <style:paragraph-properties fo:text-align="end" style:justify-single-word="false" style:writing-mode="rl-tb"/>
      <style:text-properties officeooo:rsid="046ecd2a" officeooo:paragraph-rsid="046ecd2a"/>
    </style:style>
    <style:style style:name="P1288" style:family="paragraph" style:parent-style-name="Standard" style:list-style-name="L23">
      <style:paragraph-properties fo:text-align="end" style:justify-single-word="false" style:writing-mode="rl-tb"/>
      <style:text-properties officeooo:rsid="04740be1" officeooo:paragraph-rsid="04740be1"/>
    </style:style>
    <style:style style:name="P1289" style:family="paragraph" style:parent-style-name="Standard" style:list-style-name="L23">
      <style:paragraph-properties fo:text-align="end" style:justify-single-word="false" style:writing-mode="rl-tb"/>
      <style:text-properties officeooo:rsid="04760349" officeooo:paragraph-rsid="04760349"/>
    </style:style>
    <style:style style:name="P1290" style:family="paragraph" style:parent-style-name="Standard" style:list-style-name="L23">
      <style:paragraph-properties fo:text-align="end" style:justify-single-word="false" style:writing-mode="rl-tb"/>
      <style:text-properties officeooo:rsid="048a9a2e" officeooo:paragraph-rsid="048a9a2e"/>
    </style:style>
    <style:style style:name="P1291" style:family="paragraph" style:parent-style-name="Standard" style:list-style-name="L24">
      <style:paragraph-properties fo:text-align="end" style:justify-single-word="false" style:writing-mode="rl-tb"/>
      <style:text-properties officeooo:rsid="04989d07" officeooo:paragraph-rsid="04989d07"/>
    </style:style>
    <style:style style:name="P1292" style:family="paragraph" style:parent-style-name="Standard" style:list-style-name="L24">
      <style:paragraph-properties fo:text-align="end" style:justify-single-word="false" style:writing-mode="rl-tb"/>
      <style:text-properties officeooo:rsid="049af696" officeooo:paragraph-rsid="049af696"/>
    </style:style>
    <style:style style:name="P1293" style:family="paragraph" style:parent-style-name="Standard" style:list-style-name="L24">
      <style:paragraph-properties fo:text-align="end" style:justify-single-word="false" style:writing-mode="rl-tb"/>
      <style:text-properties officeooo:rsid="049ebe11" officeooo:paragraph-rsid="049ebe11"/>
    </style:style>
    <style:style style:name="P1294" style:family="paragraph" style:parent-style-name="Standard" style:list-style-name="L24">
      <style:paragraph-properties fo:text-align="end" style:justify-single-word="false" style:writing-mode="rl-tb"/>
      <style:text-properties officeooo:rsid="04a29880" officeooo:paragraph-rsid="04a29880"/>
    </style:style>
    <style:style style:name="P1295" style:family="paragraph" style:parent-style-name="Standard" style:list-style-name="L24">
      <style:paragraph-properties fo:text-align="end" style:justify-single-word="false" style:writing-mode="rl-tb"/>
      <style:text-properties officeooo:rsid="04badf0a" officeooo:paragraph-rsid="04badf0a"/>
    </style:style>
    <style:style style:name="P1296" style:family="paragraph" style:parent-style-name="Standard" style:list-style-name="L25">
      <style:paragraph-properties fo:text-align="end" style:justify-single-word="false" style:writing-mode="rl-tb"/>
      <style:text-properties officeooo:rsid="04cd6612" officeooo:paragraph-rsid="04cd6612"/>
    </style:style>
    <style:style style:name="P1297" style:family="paragraph" style:parent-style-name="Standard" style:list-style-name="L25">
      <style:paragraph-properties fo:text-align="end" style:justify-single-word="false" style:writing-mode="rl-tb"/>
      <style:text-properties officeooo:rsid="06442649" officeooo:paragraph-rsid="06442649"/>
    </style:style>
    <style:style style:name="P1298" style:family="paragraph" style:parent-style-name="Standard" style:list-style-name="L25">
      <style:paragraph-properties fo:text-align="end" style:justify-single-word="false" style:writing-mode="rl-tb"/>
      <style:text-properties officeooo:rsid="0646b8a8" officeooo:paragraph-rsid="0646b8a8"/>
    </style:style>
    <style:style style:name="P1299" style:family="paragraph" style:parent-style-name="Standard" style:list-style-name="L25">
      <style:paragraph-properties fo:text-align="end" style:justify-single-word="false" style:writing-mode="rl-tb"/>
      <style:text-properties officeooo:rsid="04ceba2a" officeooo:paragraph-rsid="04ceba2a"/>
    </style:style>
    <style:style style:name="P1300" style:family="paragraph" style:parent-style-name="Standard" style:list-style-name="L25">
      <style:paragraph-properties fo:text-align="end" style:justify-single-word="false" style:writing-mode="rl-tb"/>
      <style:text-properties officeooo:rsid="04cf4b46" officeooo:paragraph-rsid="04cf4b46"/>
    </style:style>
    <style:style style:name="P1301" style:family="paragraph" style:parent-style-name="Standard" style:list-style-name="L25">
      <style:paragraph-properties fo:text-align="end" style:justify-single-word="false" style:writing-mode="rl-tb"/>
      <style:text-properties officeooo:rsid="054a9c89" officeooo:paragraph-rsid="054d06cd"/>
    </style:style>
    <style:style style:name="P1302" style:family="paragraph" style:parent-style-name="Standard" style:list-style-name="L27">
      <style:paragraph-properties fo:text-align="end" style:justify-single-word="false" style:writing-mode="rl-tb"/>
      <style:text-properties officeooo:rsid="054a9c89" officeooo:paragraph-rsid="054a9c89"/>
    </style:style>
    <style:style style:name="P1303" style:family="paragraph" style:parent-style-name="Standard" style:list-style-name="L25">
      <style:paragraph-properties fo:text-align="end" style:justify-single-word="false" style:writing-mode="rl-tb"/>
      <style:text-properties officeooo:rsid="054c67a0" officeooo:paragraph-rsid="054e2c14"/>
    </style:style>
    <style:style style:name="P1304" style:family="paragraph" style:parent-style-name="Standard" style:list-style-name="L25">
      <style:paragraph-properties fo:text-align="end" style:justify-single-word="false" style:writing-mode="rl-tb"/>
      <style:text-properties officeooo:rsid="054c67a0" officeooo:paragraph-rsid="055141cb"/>
    </style:style>
    <style:style style:name="P1305" style:family="paragraph" style:parent-style-name="Standard" style:list-style-name="L27">
      <style:paragraph-properties fo:text-align="end" style:justify-single-word="false" style:writing-mode="rl-tb"/>
      <style:text-properties officeooo:rsid="054c67a0" officeooo:paragraph-rsid="054e2c14"/>
    </style:style>
    <style:style style:name="P1306" style:family="paragraph" style:parent-style-name="Standard" style:list-style-name="L27">
      <style:paragraph-properties fo:text-align="end" style:justify-single-word="false" style:writing-mode="rl-tb"/>
      <style:text-properties officeooo:rsid="054c67a0" officeooo:paragraph-rsid="0550f87b"/>
    </style:style>
    <style:style style:name="P1307" style:family="paragraph" style:parent-style-name="Standard" style:list-style-name="L25">
      <style:paragraph-properties fo:text-align="end" style:justify-single-word="false" style:writing-mode="rl-tb"/>
      <style:text-properties officeooo:rsid="05885a97" officeooo:paragraph-rsid="05885a97"/>
    </style:style>
    <style:style style:name="P1308" style:family="paragraph" style:parent-style-name="Standard" style:list-style-name="L25">
      <style:paragraph-properties fo:text-align="end" style:justify-single-word="false" style:writing-mode="rl-tb"/>
      <style:text-properties officeooo:rsid="05885a97" officeooo:paragraph-rsid="05a35da0"/>
    </style:style>
    <style:style style:name="P1309" style:family="paragraph" style:parent-style-name="Standard" style:list-style-name="L25">
      <style:paragraph-properties fo:text-align="end" style:justify-single-word="false" style:writing-mode="rl-tb"/>
      <style:text-properties officeooo:rsid="0589562a" officeooo:paragraph-rsid="0589562a"/>
    </style:style>
    <style:style style:name="P1310" style:family="paragraph" style:parent-style-name="Standard" style:list-style-name="L25">
      <style:paragraph-properties fo:text-align="end" style:justify-single-word="false" style:writing-mode="rl-tb"/>
      <style:text-properties officeooo:rsid="0589562a" officeooo:paragraph-rsid="05a1e332"/>
    </style:style>
    <style:style style:name="P1311" style:family="paragraph" style:parent-style-name="Standard" style:list-style-name="L26">
      <style:paragraph-properties fo:text-align="end" style:justify-single-word="false" style:writing-mode="rl-tb"/>
      <style:text-properties officeooo:rsid="05ccfafe" officeooo:paragraph-rsid="05ed58c7"/>
    </style:style>
    <style:style style:name="P1312" style:family="paragraph" style:parent-style-name="Standard" style:list-style-name="L26">
      <style:paragraph-properties fo:text-align="end" style:justify-single-word="false" style:writing-mode="rl-tb"/>
      <style:text-properties officeooo:rsid="05ccfafe" officeooo:paragraph-rsid="05ccfafe"/>
    </style:style>
    <style:style style:name="P1313" style:family="paragraph" style:parent-style-name="Standard" style:list-style-name="L25">
      <style:paragraph-properties fo:text-align="end" style:justify-single-word="false" style:writing-mode="rl-tb"/>
      <style:text-properties officeooo:rsid="04e1ac9d" officeooo:paragraph-rsid="04e1ac9d"/>
    </style:style>
    <style:style style:name="P1314" style:family="paragraph" style:parent-style-name="Standard" style:list-style-name="L27">
      <style:paragraph-properties fo:text-align="end" style:justify-single-word="false" style:writing-mode="rl-tb"/>
      <style:text-properties officeooo:rsid="04faedaf" officeooo:paragraph-rsid="04faedaf"/>
    </style:style>
    <style:style style:name="P1315" style:family="paragraph" style:parent-style-name="Standard" style:list-style-name="L27">
      <style:paragraph-properties fo:text-align="end" style:justify-single-word="false" style:writing-mode="rl-tb"/>
      <style:text-properties officeooo:rsid="06534575" officeooo:paragraph-rsid="06534575"/>
    </style:style>
    <style:style style:name="P1316" style:family="paragraph" style:parent-style-name="Standard" style:list-style-name="L27">
      <style:paragraph-properties fo:text-align="end" style:justify-single-word="false" style:writing-mode="rl-tb"/>
      <style:text-properties officeooo:rsid="0654274f" officeooo:paragraph-rsid="065c9926"/>
    </style:style>
    <style:style style:name="P1317" style:family="paragraph" style:parent-style-name="Standard" style:list-style-name="L27">
      <style:paragraph-properties fo:text-align="end" style:justify-single-word="false" style:writing-mode="rl-tb"/>
      <style:text-properties officeooo:rsid="04fb5104" officeooo:paragraph-rsid="04fb5104"/>
    </style:style>
    <style:style style:name="P1318" style:family="paragraph" style:parent-style-name="Standard" style:list-style-name="L27">
      <style:paragraph-properties fo:text-align="end" style:justify-single-word="false" style:writing-mode="rl-tb"/>
      <style:text-properties officeooo:rsid="04fd264a" officeooo:paragraph-rsid="04fd264a"/>
    </style:style>
    <style:style style:name="P1319" style:family="paragraph" style:parent-style-name="Standard" style:list-style-name="L27">
      <style:paragraph-properties fo:text-align="end" style:justify-single-word="false" style:writing-mode="rl-tb"/>
      <style:text-properties officeooo:rsid="05962f1f" officeooo:paragraph-rsid="05962f1f"/>
    </style:style>
    <style:style style:name="P1320" style:family="paragraph" style:parent-style-name="Standard" style:list-style-name="L27">
      <style:paragraph-properties fo:text-align="end" style:justify-single-word="false" style:writing-mode="rl-tb"/>
      <style:text-properties officeooo:rsid="05962f1f" officeooo:paragraph-rsid="059e8535"/>
    </style:style>
    <style:style style:name="P1321" style:family="paragraph" style:parent-style-name="Standard" style:list-style-name="L27">
      <style:paragraph-properties fo:text-align="end" style:justify-single-word="false" style:writing-mode="rl-tb"/>
      <style:text-properties officeooo:rsid="05975a91" officeooo:paragraph-rsid="05975a91"/>
    </style:style>
    <style:style style:name="P1322" style:family="paragraph" style:parent-style-name="Standard" style:list-style-name="L27">
      <style:paragraph-properties fo:text-align="end" style:justify-single-word="false" style:writing-mode="rl-tb"/>
      <style:text-properties officeooo:rsid="05975a91" officeooo:paragraph-rsid="059e6611"/>
    </style:style>
    <style:style style:name="P1323" style:family="paragraph" style:parent-style-name="Standard" style:list-style-name="L27">
      <style:paragraph-properties fo:text-align="end" style:justify-single-word="false" style:writing-mode="rl-tb"/>
      <style:text-properties officeooo:rsid="0598052a" officeooo:paragraph-rsid="0598052a"/>
    </style:style>
    <style:style style:name="P1324" style:family="paragraph" style:parent-style-name="Standard" style:list-style-name="L27">
      <style:paragraph-properties fo:text-align="end" style:justify-single-word="false" style:writing-mode="rl-tb"/>
      <style:text-properties officeooo:rsid="0598052a" officeooo:paragraph-rsid="059e6611"/>
    </style:style>
    <style:style style:name="P1325" style:family="paragraph" style:parent-style-name="Standard" style:list-style-name="L26">
      <style:paragraph-properties fo:text-align="end" style:justify-single-word="false" style:writing-mode="rl-tb"/>
      <style:text-properties officeooo:rsid="05d05fa6" officeooo:paragraph-rsid="05eaff8e"/>
    </style:style>
    <style:style style:name="P1326" style:family="paragraph" style:parent-style-name="Standard" style:list-style-name="L26">
      <style:paragraph-properties fo:text-align="end" style:justify-single-word="false" style:writing-mode="rl-tb"/>
      <style:text-properties officeooo:rsid="05d05fa6" officeooo:paragraph-rsid="05d05fa6"/>
    </style:style>
    <style:style style:name="P1327" style:family="paragraph" style:parent-style-name="Standard" style:list-style-name="L27">
      <style:paragraph-properties fo:text-align="end" style:justify-single-word="false" style:writing-mode="rl-tb"/>
      <style:text-properties officeooo:rsid="0521ec36" officeooo:paragraph-rsid="0521ec36"/>
    </style:style>
    <style:style style:name="P1328" style:family="paragraph" style:parent-style-name="Standard" style:list-style-name="L27">
      <style:paragraph-properties fo:text-align="end" style:justify-single-word="false" style:writing-mode="rl-tb"/>
      <style:text-properties officeooo:rsid="0516f96a" officeooo:paragraph-rsid="0516f96a"/>
    </style:style>
    <style:style style:name="P1329" style:family="paragraph" style:parent-style-name="Standard" style:list-style-name="L29">
      <style:paragraph-properties fo:text-align="end" style:justify-single-word="false" style:writing-mode="rl-tb"/>
      <style:text-properties officeooo:rsid="054075bd" officeooo:paragraph-rsid="054075bd"/>
    </style:style>
    <style:style style:name="P1330" style:family="paragraph" style:parent-style-name="Standard" style:list-style-name="L29">
      <style:paragraph-properties fo:text-align="end" style:justify-single-word="false" style:writing-mode="rl-tb"/>
      <style:text-properties officeooo:rsid="05418628" officeooo:paragraph-rsid="05418628"/>
    </style:style>
    <style:style style:name="P1331" style:family="paragraph" style:parent-style-name="Standard" style:list-style-name="L29">
      <style:paragraph-properties fo:text-align="end" style:justify-single-word="false" style:writing-mode="rl-tb"/>
      <style:text-properties officeooo:rsid="05428b81" officeooo:paragraph-rsid="05428b81"/>
    </style:style>
    <style:style style:name="P1332" style:family="paragraph" style:parent-style-name="Standard" style:list-style-name="L29">
      <style:paragraph-properties fo:text-align="end" style:justify-single-word="false" style:writing-mode="rl-tb"/>
      <style:text-properties officeooo:rsid="05454e51" officeooo:paragraph-rsid="05454e51"/>
    </style:style>
    <style:style style:name="P1333" style:family="paragraph" style:parent-style-name="Standard" style:list-style-name="L29">
      <style:paragraph-properties fo:text-align="end" style:justify-single-word="false" style:writing-mode="rl-tb"/>
      <style:text-properties officeooo:rsid="05708016" officeooo:paragraph-rsid="05839662"/>
    </style:style>
    <style:style style:name="P1334" style:family="paragraph" style:parent-style-name="Standard" style:list-style-name="L30">
      <style:paragraph-properties fo:text-align="end" style:justify-single-word="false" style:writing-mode="rl-tb"/>
      <style:text-properties officeooo:rsid="05708016" officeooo:paragraph-rsid="05708016"/>
    </style:style>
    <style:style style:name="P1335" style:family="paragraph" style:parent-style-name="Standard" style:list-style-name="L29">
      <style:paragraph-properties fo:text-align="end" style:justify-single-word="false" style:writing-mode="rl-tb"/>
      <style:text-properties officeooo:rsid="055d1fab" officeooo:paragraph-rsid="055d1fab"/>
    </style:style>
    <style:style style:name="P1336" style:family="paragraph" style:parent-style-name="Standard" style:list-style-name="L30">
      <style:paragraph-properties fo:text-align="end" style:justify-single-word="false" style:writing-mode="rl-tb"/>
      <style:text-properties officeooo:rsid="05692546" officeooo:paragraph-rsid="05692546"/>
    </style:style>
    <style:style style:name="P1337" style:family="paragraph" style:parent-style-name="Standard" style:list-style-name="L30">
      <style:paragraph-properties fo:text-align="end" style:justify-single-word="false" style:writing-mode="rl-tb"/>
      <style:text-properties officeooo:rsid="066466fd" officeooo:paragraph-rsid="066466fd"/>
    </style:style>
    <style:style style:name="P1338" style:family="paragraph" style:parent-style-name="Standard" style:list-style-name="L30">
      <style:paragraph-properties fo:text-align="end" style:justify-single-word="false" style:writing-mode="rl-tb"/>
      <style:text-properties officeooo:rsid="0665fbf4" officeooo:paragraph-rsid="0665fbf4"/>
    </style:style>
    <style:style style:name="P1339" style:family="paragraph" style:parent-style-name="Standard" style:list-style-name="L30">
      <style:paragraph-properties fo:text-align="end" style:justify-single-word="false" style:writing-mode="rl-tb"/>
      <style:text-properties officeooo:rsid="056c94a8" officeooo:paragraph-rsid="056c94a8"/>
    </style:style>
    <style:style style:name="P1340" style:family="paragraph" style:parent-style-name="Standard" style:list-style-name="L30">
      <style:paragraph-properties fo:text-align="end" style:justify-single-word="false" style:writing-mode="rl-tb"/>
      <style:text-properties officeooo:rsid="056f8036" officeooo:paragraph-rsid="056f8036"/>
    </style:style>
    <style:style style:name="P1341" style:family="paragraph" style:parent-style-name="Standard" style:list-style-name="L26">
      <style:paragraph-properties fo:text-align="end" style:justify-single-word="false" style:writing-mode="rl-tb"/>
      <style:text-properties officeooo:rsid="05e96620" officeooo:paragraph-rsid="05f313c9"/>
    </style:style>
    <style:style style:name="P1342" style:family="paragraph" style:parent-style-name="Standard" style:list-style-name="L26">
      <style:paragraph-properties fo:text-align="end" style:justify-single-word="false" style:writing-mode="rl-tb"/>
      <style:text-properties officeooo:rsid="05e96620" officeooo:paragraph-rsid="05e96620"/>
    </style:style>
    <style:style style:name="P1343" style:family="paragraph" style:parent-style-name="Standard" style:list-style-name="L31">
      <style:paragraph-properties fo:text-align="end" style:justify-single-word="false" style:writing-mode="rl-tb"/>
      <style:text-properties officeooo:rsid="05aee95a" officeooo:paragraph-rsid="05aee95a"/>
    </style:style>
    <style:style style:name="P1344" style:family="paragraph" style:parent-style-name="Standard" style:list-style-name="L26">
      <style:paragraph-properties fo:text-align="end" style:justify-single-word="false" style:writing-mode="rl-tb"/>
      <style:text-properties officeooo:rsid="05c8dba7" officeooo:paragraph-rsid="05c8dba7"/>
    </style:style>
    <style:style style:name="P1345" style:family="paragraph" style:parent-style-name="Standard" style:list-style-name="L26">
      <style:paragraph-properties fo:text-align="end" style:justify-single-word="false" style:writing-mode="rl-tb"/>
      <style:text-properties officeooo:rsid="05cc135e" officeooo:paragraph-rsid="05cc135e"/>
    </style:style>
    <style:style style:name="P1346" style:family="paragraph" style:parent-style-name="Standard" style:list-style-name="L26">
      <style:paragraph-properties fo:text-align="end" style:justify-single-word="false" style:writing-mode="rl-tb"/>
      <style:text-properties officeooo:rsid="05cff0f9" officeooo:paragraph-rsid="05cff0f9"/>
    </style:style>
    <style:style style:name="P1347" style:family="paragraph" style:parent-style-name="Standard" style:list-style-name="L26">
      <style:paragraph-properties fo:text-align="end" style:justify-single-word="false" style:writing-mode="rl-tb"/>
      <style:text-properties officeooo:rsid="05d483c6" officeooo:paragraph-rsid="05d483c6"/>
    </style:style>
    <style:style style:name="P1348" style:family="paragraph" style:parent-style-name="Standard" style:list-style-name="L26">
      <style:paragraph-properties fo:text-align="end" style:justify-single-word="false" style:writing-mode="rl-tb"/>
      <style:text-properties officeooo:rsid="09b9191d" officeooo:paragraph-rsid="09b9191d"/>
    </style:style>
    <style:style style:name="P1349" style:family="paragraph" style:parent-style-name="Standard" style:list-style-name="L26">
      <style:paragraph-properties fo:text-align="end" style:justify-single-word="false" style:writing-mode="rl-tb"/>
      <style:text-properties officeooo:rsid="09bfcbc8" officeooo:paragraph-rsid="09bfcbc8"/>
    </style:style>
    <style:style style:name="P1350" style:family="paragraph" style:parent-style-name="Standard" style:list-style-name="L32">
      <style:paragraph-properties fo:text-align="end" style:justify-single-word="false" style:writing-mode="rl-tb"/>
      <style:text-properties officeooo:rsid="09dc19d4" officeooo:paragraph-rsid="09dc19d4"/>
    </style:style>
    <style:style style:name="P1351" style:family="paragraph" style:parent-style-name="Standard" style:list-style-name="L32">
      <style:paragraph-properties fo:text-align="end" style:justify-single-word="false" style:writing-mode="rl-tb"/>
      <style:text-properties officeooo:rsid="09df40d4" officeooo:paragraph-rsid="09df40d4"/>
    </style:style>
    <style:style style:name="P1352" style:family="paragraph" style:parent-style-name="Standard" style:list-style-name="L32">
      <style:paragraph-properties fo:text-align="end" style:justify-single-word="false" style:writing-mode="rl-tb"/>
      <style:text-properties officeooo:rsid="09edd9fc" officeooo:paragraph-rsid="09edd9fc"/>
    </style:style>
    <style:style style:name="P1353" style:family="paragraph" style:parent-style-name="Standard" style:list-style-name="L32">
      <style:paragraph-properties fo:text-align="end" style:justify-single-word="false" style:writing-mode="rl-tb"/>
      <style:text-properties officeooo:rsid="09edd9fc" officeooo:paragraph-rsid="09ee3e04"/>
    </style:style>
    <style:style style:name="P1354" style:family="paragraph" style:parent-style-name="Standard" style:list-style-name="L32">
      <style:paragraph-properties fo:text-align="end" style:justify-single-word="false" style:writing-mode="rl-tb"/>
      <style:text-properties officeooo:rsid="09edd9fc" officeooo:paragraph-rsid="09efeaae"/>
    </style:style>
    <style:style style:name="P1355" style:family="paragraph" style:parent-style-name="Standard" style:list-style-name="L32">
      <style:paragraph-properties fo:text-align="end" style:justify-single-word="false" style:writing-mode="rl-tb"/>
      <style:text-properties officeooo:rsid="09edd9fc" officeooo:paragraph-rsid="09f1cbb8"/>
    </style:style>
    <style:style style:name="P1356" style:family="paragraph" style:parent-style-name="Standard" style:list-style-name="L32">
      <style:paragraph-properties fo:text-align="end" style:justify-single-word="false" style:writing-mode="rl-tb"/>
      <style:text-properties officeooo:rsid="09edd9fc" officeooo:paragraph-rsid="0a5a4b0e"/>
    </style:style>
    <style:style style:name="P1357" style:family="paragraph" style:parent-style-name="Standard" style:list-style-name="L33">
      <style:paragraph-properties fo:text-align="end" style:justify-single-word="false" style:writing-mode="rl-tb"/>
      <style:text-properties officeooo:rsid="09edd9fc" officeooo:paragraph-rsid="0a5b7af0"/>
    </style:style>
    <style:style style:name="P1358" style:family="paragraph" style:parent-style-name="Standard" style:list-style-name="L32">
      <style:paragraph-properties fo:text-align="end" style:justify-single-word="false" style:writing-mode="rl-tb"/>
      <style:text-properties officeooo:rsid="09e0871e" officeooo:paragraph-rsid="09e0871e"/>
    </style:style>
    <style:style style:name="P1359" style:family="paragraph" style:parent-style-name="Standard" style:list-style-name="L32">
      <style:paragraph-properties fo:text-align="end" style:justify-single-word="false" style:writing-mode="rl-tb"/>
      <style:text-properties officeooo:rsid="09e24d6c" officeooo:paragraph-rsid="09e24d6c"/>
    </style:style>
    <style:style style:name="P1360" style:family="paragraph" style:parent-style-name="Standard" style:list-style-name="L32">
      <style:paragraph-properties fo:text-align="end" style:justify-single-word="false" style:writing-mode="rl-tb"/>
      <style:text-properties officeooo:rsid="0a02aff8" officeooo:paragraph-rsid="0a02aff8"/>
    </style:style>
    <style:style style:name="P1361" style:family="paragraph" style:parent-style-name="Standard" style:list-style-name="L33">
      <style:paragraph-properties fo:text-align="end" style:justify-single-word="false" style:writing-mode="rl-tb"/>
      <style:text-properties officeooo:rsid="0a322f62" officeooo:paragraph-rsid="0a322f62"/>
    </style:style>
    <style:style style:name="P1362" style:family="paragraph" style:parent-style-name="Standard" style:list-style-name="L33">
      <style:paragraph-properties fo:text-align="end" style:justify-single-word="false" style:writing-mode="rl-tb"/>
      <style:text-properties officeooo:rsid="0a342e22" officeooo:paragraph-rsid="0a342e22"/>
    </style:style>
    <style:style style:name="P1363" style:family="paragraph" style:parent-style-name="Standard" style:list-style-name="L33">
      <style:paragraph-properties fo:text-align="end" style:justify-single-word="false" style:writing-mode="rl-tb"/>
      <style:text-properties officeooo:rsid="0a344b4f" officeooo:paragraph-rsid="0a344b4f"/>
    </style:style>
    <style:style style:name="P1364" style:family="paragraph" style:parent-style-name="Standard" style:list-style-name="L33">
      <style:paragraph-properties fo:text-align="end" style:justify-single-word="false" style:writing-mode="rl-tb"/>
      <style:text-properties officeooo:rsid="0a377135" officeooo:paragraph-rsid="0a377135"/>
    </style:style>
    <style:style style:name="P1365" style:family="paragraph" style:parent-style-name="Standard" style:list-style-name="L26">
      <style:paragraph-properties fo:text-align="end" style:justify-single-word="false" style:writing-mode="rl-tb"/>
      <style:text-properties officeooo:rsid="060aa204" officeooo:paragraph-rsid="060aa204"/>
    </style:style>
    <style:style style:name="P1366" style:family="paragraph" style:parent-style-name="Standard" style:list-style-name="L34">
      <style:paragraph-properties fo:text-align="end" style:justify-single-word="false" style:writing-mode="rl-tb"/>
      <style:text-properties officeooo:rsid="066d5f9d" officeooo:paragraph-rsid="066d5f9d"/>
    </style:style>
    <style:style style:name="P1367" style:family="paragraph" style:parent-style-name="Standard" style:list-style-name="L34">
      <style:paragraph-properties fo:text-align="end" style:justify-single-word="false" style:writing-mode="rl-tb"/>
      <style:text-properties officeooo:rsid="066f4378" officeooo:paragraph-rsid="066f4378"/>
    </style:style>
    <style:style style:name="P1368" style:family="paragraph" style:parent-style-name="Standard" style:list-style-name="L34">
      <style:paragraph-properties fo:text-align="end" style:justify-single-word="false" style:writing-mode="rl-tb"/>
      <style:text-properties officeooo:rsid="066f4378" officeooo:paragraph-rsid="098f6b0d"/>
    </style:style>
    <style:style style:name="P1369" style:family="paragraph" style:parent-style-name="Standard" style:list-style-name="L34">
      <style:paragraph-properties fo:text-align="end" style:justify-single-word="false" style:writing-mode="rl-tb"/>
      <style:text-properties officeooo:rsid="067e948a" officeooo:paragraph-rsid="067e948a"/>
    </style:style>
    <style:style style:name="P1370" style:family="paragraph" style:parent-style-name="Standard" style:list-style-name="L34">
      <style:paragraph-properties fo:text-align="end" style:justify-single-word="false" style:writing-mode="rl-tb"/>
      <style:text-properties officeooo:rsid="067f0994" officeooo:paragraph-rsid="067f0994"/>
    </style:style>
    <style:style style:name="P1371" style:family="paragraph" style:parent-style-name="Standard" style:list-style-name="L34">
      <style:paragraph-properties fo:text-align="end" style:justify-single-word="false" style:writing-mode="rl-tb"/>
      <style:text-properties officeooo:rsid="067f0994" officeooo:paragraph-rsid="09938652"/>
    </style:style>
    <style:style style:name="P1372" style:family="paragraph" style:parent-style-name="Standard" style:list-style-name="L34">
      <style:paragraph-properties fo:text-align="end" style:justify-single-word="false" style:writing-mode="rl-tb"/>
      <style:text-properties officeooo:rsid="0683e361" officeooo:paragraph-rsid="0683e361"/>
    </style:style>
    <style:style style:name="P1373" style:family="paragraph" style:parent-style-name="Standard" style:list-style-name="L34">
      <style:paragraph-properties fo:text-align="end" style:justify-single-word="false" style:writing-mode="rl-tb"/>
      <style:text-properties officeooo:rsid="068608e3" officeooo:paragraph-rsid="068608e3"/>
    </style:style>
    <style:style style:name="P1374" style:family="paragraph" style:parent-style-name="Standard" style:list-style-name="L34">
      <style:paragraph-properties fo:text-align="end" style:justify-single-word="false" style:writing-mode="rl-tb"/>
      <style:text-properties officeooo:rsid="068608e3" officeooo:paragraph-rsid="0996a5ce"/>
    </style:style>
    <style:style style:name="P1375" style:family="paragraph" style:parent-style-name="Standard" style:list-style-name="L34">
      <style:paragraph-properties fo:text-align="end" style:justify-single-word="false" style:writing-mode="rl-tb"/>
      <style:text-properties officeooo:rsid="06945a1f" officeooo:paragraph-rsid="06945a1f"/>
    </style:style>
    <style:style style:name="P1376" style:family="paragraph" style:parent-style-name="Standard" style:list-style-name="L34">
      <style:paragraph-properties fo:text-align="end" style:justify-single-word="false" style:writing-mode="rl-tb"/>
      <style:text-properties officeooo:rsid="0694d881" officeooo:paragraph-rsid="0694d881"/>
    </style:style>
    <style:style style:name="P1377" style:family="paragraph" style:parent-style-name="Standard" style:list-style-name="L34">
      <style:paragraph-properties fo:text-align="end" style:justify-single-word="false" style:writing-mode="rl-tb"/>
      <style:text-properties officeooo:rsid="06a1117b" officeooo:paragraph-rsid="06a1117b"/>
    </style:style>
    <style:style style:name="P1378" style:family="paragraph" style:parent-style-name="Standard" style:list-style-name="L34">
      <style:paragraph-properties fo:text-align="end" style:justify-single-word="false" style:writing-mode="rl-tb"/>
      <style:text-properties officeooo:rsid="06a1117b" officeooo:paragraph-rsid="099b9a4e"/>
    </style:style>
    <style:style style:name="P1379" style:family="paragraph" style:parent-style-name="Standard" style:list-style-name="L35">
      <style:paragraph-properties fo:text-align="end" style:justify-single-word="false" style:writing-mode="rl-tb"/>
      <style:text-properties officeooo:rsid="06a1117b" officeooo:paragraph-rsid="06f47652"/>
    </style:style>
    <style:style style:name="P1380" style:family="paragraph" style:parent-style-name="Standard" style:list-style-name="L35">
      <style:paragraph-properties fo:text-align="end" style:justify-single-word="false" style:writing-mode="rl-tb"/>
      <style:text-properties officeooo:rsid="06a1117b" officeooo:paragraph-rsid="09ae6f5e"/>
    </style:style>
    <style:style style:name="P1381" style:family="paragraph" style:parent-style-name="Standard" style:list-style-name="L26">
      <style:paragraph-properties fo:text-align="end" style:justify-single-word="false" style:writing-mode="rl-tb"/>
      <style:text-properties officeooo:rsid="06afda31" officeooo:paragraph-rsid="06afda31"/>
    </style:style>
    <style:style style:name="P1382" style:family="paragraph" style:parent-style-name="Standard" style:list-style-name="L35">
      <style:paragraph-properties fo:text-align="end" style:justify-single-word="false" style:writing-mode="rl-tb"/>
      <style:text-properties officeooo:rsid="06ebb10e" officeooo:paragraph-rsid="06ebb10e"/>
    </style:style>
    <style:style style:name="P1383" style:family="paragraph" style:parent-style-name="Standard" style:list-style-name="L35">
      <style:paragraph-properties fo:text-align="end" style:justify-single-word="false" style:writing-mode="rl-tb"/>
      <style:text-properties officeooo:rsid="06fa96d5" officeooo:paragraph-rsid="06fa96d5"/>
    </style:style>
    <style:style style:name="P1384" style:family="paragraph" style:parent-style-name="Standard" style:list-style-name="L35">
      <style:paragraph-properties fo:text-align="end" style:justify-single-word="false" style:writing-mode="rl-tb"/>
      <style:text-properties officeooo:rsid="06fd7339" officeooo:paragraph-rsid="06fd7339"/>
    </style:style>
    <style:style style:name="P1385" style:family="paragraph" style:parent-style-name="Standard" style:list-style-name="L35">
      <style:paragraph-properties fo:text-align="end" style:justify-single-word="false" style:writing-mode="rl-tb"/>
      <style:text-properties officeooo:rsid="06fd7339" officeooo:paragraph-rsid="09b20697"/>
    </style:style>
    <style:style style:name="P1386" style:family="paragraph" style:parent-style-name="Standard" style:list-style-name="L35">
      <style:paragraph-properties fo:text-align="end" style:justify-single-word="false" style:writing-mode="rl-tb"/>
      <style:text-properties officeooo:rsid="07377e9b" officeooo:paragraph-rsid="07377e9b"/>
    </style:style>
    <style:style style:name="P1387" style:family="paragraph" style:parent-style-name="Standard" style:list-style-name="L36">
      <style:paragraph-properties fo:text-align="end" style:justify-single-word="false" style:writing-mode="rl-tb"/>
      <style:text-properties officeooo:rsid="074eb940" officeooo:paragraph-rsid="074eb940"/>
    </style:style>
    <style:style style:name="P1388" style:family="paragraph" style:parent-style-name="Standard" style:list-style-name="L36">
      <style:paragraph-properties fo:text-align="end" style:justify-single-word="false" style:writing-mode="rl-tb"/>
      <style:text-properties officeooo:rsid="0750b99c" officeooo:paragraph-rsid="0750b99c"/>
    </style:style>
    <style:style style:name="P1389" style:family="paragraph" style:parent-style-name="Standard" style:list-style-name="L36">
      <style:paragraph-properties fo:text-align="end" style:justify-single-word="false" style:writing-mode="rl-tb"/>
      <style:text-properties officeooo:rsid="075176db" officeooo:paragraph-rsid="075176db"/>
    </style:style>
    <style:style style:name="P1390" style:family="paragraph" style:parent-style-name="Standard" style:list-style-name="L36">
      <style:paragraph-properties fo:text-align="end" style:justify-single-word="false" style:writing-mode="rl-tb"/>
      <style:text-properties officeooo:rsid="0751fb35" officeooo:paragraph-rsid="0751fb35"/>
    </style:style>
    <style:style style:name="P1391" style:family="paragraph" style:parent-style-name="Standard" style:list-style-name="L36">
      <style:paragraph-properties fo:text-align="end" style:justify-single-word="false" style:writing-mode="rl-tb"/>
      <style:text-properties officeooo:rsid="0751fb35" officeooo:paragraph-rsid="07616b9a"/>
    </style:style>
    <style:style style:name="P1392" style:family="paragraph" style:parent-style-name="Standard" style:list-style-name="L36">
      <style:paragraph-properties fo:text-align="end" style:justify-single-word="false" style:writing-mode="rl-tb"/>
      <style:text-properties officeooo:rsid="0753f616" officeooo:paragraph-rsid="0753f616"/>
    </style:style>
    <style:style style:name="P1393" style:family="paragraph" style:parent-style-name="Standard" style:list-style-name="L36">
      <style:paragraph-properties fo:text-align="end" style:justify-single-word="false" style:writing-mode="rl-tb"/>
      <style:text-properties officeooo:rsid="0755b136" officeooo:paragraph-rsid="0755b136"/>
    </style:style>
    <style:style style:name="P1394" style:family="paragraph" style:parent-style-name="Standard" style:list-style-name="L36">
      <style:paragraph-properties fo:text-align="end" style:justify-single-word="false" style:writing-mode="rl-tb"/>
      <style:text-properties officeooo:rsid="077b6fe5" officeooo:paragraph-rsid="077b6fe5"/>
    </style:style>
    <style:style style:name="P1395" style:family="paragraph" style:parent-style-name="Standard" style:list-style-name="L37">
      <style:paragraph-properties fo:text-align="end" style:justify-single-word="false" style:writing-mode="rl-tb"/>
      <style:text-properties officeooo:rsid="079efcb8" officeooo:paragraph-rsid="079efcb8"/>
    </style:style>
    <style:style style:name="P1396" style:family="paragraph" style:parent-style-name="Standard" style:list-style-name="L37">
      <style:paragraph-properties fo:text-align="end" style:justify-single-word="false" style:writing-mode="rl-tb"/>
      <style:text-properties officeooo:rsid="07a2707d" officeooo:paragraph-rsid="07a2707d"/>
    </style:style>
    <style:style style:name="P1397" style:family="paragraph" style:parent-style-name="Standard" style:list-style-name="L37">
      <style:paragraph-properties fo:text-align="end" style:justify-single-word="false" style:writing-mode="rl-tb"/>
      <style:text-properties officeooo:rsid="07a2bea7" officeooo:paragraph-rsid="07a2bea7"/>
    </style:style>
    <style:style style:name="P1398" style:family="paragraph" style:parent-style-name="Standard" style:list-style-name="L37">
      <style:paragraph-properties fo:text-align="end" style:justify-single-word="false" style:writing-mode="rl-tb"/>
      <style:text-properties officeooo:rsid="08d9fee0" officeooo:paragraph-rsid="08d9fee0"/>
    </style:style>
    <style:style style:name="P1399" style:family="paragraph" style:parent-style-name="Standard" style:list-style-name="L37">
      <style:paragraph-properties fo:text-align="end" style:justify-single-word="false" style:writing-mode="rl-tb"/>
      <style:text-properties officeooo:rsid="07b6799b" officeooo:paragraph-rsid="07b6799b"/>
    </style:style>
    <style:style style:name="P1400" style:family="paragraph" style:parent-style-name="Standard" style:list-style-name="L38">
      <style:paragraph-properties fo:text-align="end" style:justify-single-word="false" style:writing-mode="rl-tb"/>
      <style:text-properties officeooo:rsid="07d096ad" officeooo:paragraph-rsid="07d096ad"/>
    </style:style>
    <style:style style:name="P1401" style:family="paragraph" style:parent-style-name="Standard" style:list-style-name="L38">
      <style:paragraph-properties fo:text-align="end" style:justify-single-word="false" style:writing-mode="rl-tb"/>
      <style:text-properties officeooo:rsid="07d0e135" officeooo:paragraph-rsid="07d0e135"/>
    </style:style>
    <style:style style:name="P1402" style:family="paragraph" style:parent-style-name="Standard" style:list-style-name="L38">
      <style:paragraph-properties fo:text-align="end" style:justify-single-word="false" style:writing-mode="rl-tb"/>
      <style:text-properties officeooo:rsid="07d15959" officeooo:paragraph-rsid="07d15959"/>
    </style:style>
    <style:style style:name="P1403" style:family="paragraph" style:parent-style-name="Standard" style:list-style-name="L38">
      <style:paragraph-properties fo:text-align="end" style:justify-single-word="false" style:writing-mode="rl-tb"/>
      <style:text-properties officeooo:rsid="07d69d5f" officeooo:paragraph-rsid="07d69d5f"/>
    </style:style>
    <style:style style:name="P1404" style:family="paragraph" style:parent-style-name="Standard" style:list-style-name="L38">
      <style:paragraph-properties fo:text-align="end" style:justify-single-word="false" style:writing-mode="rl-tb"/>
      <style:text-properties officeooo:rsid="07d71737" officeooo:paragraph-rsid="07d71737"/>
    </style:style>
    <style:style style:name="P1405" style:family="paragraph" style:parent-style-name="Standard" style:list-style-name="L38">
      <style:paragraph-properties fo:text-align="end" style:justify-single-word="false" style:writing-mode="rl-tb"/>
      <style:text-properties officeooo:rsid="07db3978" officeooo:paragraph-rsid="07db3978"/>
    </style:style>
    <style:style style:name="P1406" style:family="paragraph" style:parent-style-name="Standard" style:list-style-name="L38">
      <style:paragraph-properties fo:text-align="end" style:justify-single-word="false" style:writing-mode="rl-tb"/>
      <style:text-properties officeooo:rsid="07dc574c" officeooo:paragraph-rsid="07dc574c"/>
    </style:style>
    <style:style style:name="P1407" style:family="paragraph" style:parent-style-name="Standard" style:list-style-name="L38">
      <style:paragraph-properties fo:text-align="end" style:justify-single-word="false" style:writing-mode="rl-tb"/>
      <style:text-properties officeooo:rsid="07e85845" officeooo:paragraph-rsid="07e85845"/>
    </style:style>
    <style:style style:name="P1408" style:family="paragraph" style:parent-style-name="Standard" style:list-style-name="L39">
      <style:paragraph-properties fo:text-align="end" style:justify-single-word="false" style:writing-mode="rl-tb"/>
      <style:text-properties officeooo:rsid="0805eda0" officeooo:paragraph-rsid="0805eda0"/>
    </style:style>
    <style:style style:name="P1409" style:family="paragraph" style:parent-style-name="Standard" style:list-style-name="L39">
      <style:paragraph-properties fo:text-align="end" style:justify-single-word="false" style:writing-mode="rl-tb"/>
      <style:text-properties officeooo:rsid="08086ae7" officeooo:paragraph-rsid="08086ae7"/>
    </style:style>
    <style:style style:name="P1410" style:family="paragraph" style:parent-style-name="Standard" style:list-style-name="L39">
      <style:paragraph-properties fo:text-align="end" style:justify-single-word="false" style:writing-mode="rl-tb"/>
      <style:text-properties officeooo:rsid="080870d0" officeooo:paragraph-rsid="080870d0"/>
    </style:style>
    <style:style style:name="P1411" style:family="paragraph" style:parent-style-name="Standard" style:list-style-name="L39">
      <style:paragraph-properties fo:text-align="end" style:justify-single-word="false" style:writing-mode="rl-tb"/>
      <style:text-properties officeooo:rsid="08e573fb" officeooo:paragraph-rsid="08e573fb"/>
    </style:style>
    <style:style style:name="P1412" style:family="paragraph" style:parent-style-name="Standard" style:list-style-name="L39">
      <style:paragraph-properties fo:text-align="end" style:justify-single-word="false" style:writing-mode="rl-tb"/>
      <style:text-properties officeooo:rsid="08f65b71" officeooo:paragraph-rsid="08f65b71"/>
    </style:style>
    <style:style style:name="P1413" style:family="paragraph" style:parent-style-name="Standard" style:list-style-name="L39">
      <style:paragraph-properties fo:text-align="end" style:justify-single-word="false" style:writing-mode="rl-tb"/>
      <style:text-properties officeooo:rsid="08fb4552" officeooo:paragraph-rsid="08fb4552"/>
    </style:style>
    <style:style style:name="P1414" style:family="paragraph" style:parent-style-name="Standard" style:list-style-name="L39">
      <style:paragraph-properties fo:text-align="end" style:justify-single-word="false" style:writing-mode="rl-tb"/>
      <style:text-properties officeooo:rsid="09238af7" officeooo:paragraph-rsid="09238af7"/>
    </style:style>
    <style:style style:name="P1415" style:family="paragraph" style:parent-style-name="Standard" style:list-style-name="L39">
      <style:paragraph-properties fo:text-align="end" style:justify-single-word="false" style:writing-mode="rl-tb"/>
      <style:text-properties officeooo:rsid="09238af7" officeooo:paragraph-rsid="09254694"/>
    </style:style>
    <style:style style:name="P1416" style:family="paragraph" style:parent-style-name="Standard" style:list-style-name="L39">
      <style:paragraph-properties fo:text-align="end" style:justify-single-word="false" style:writing-mode="rl-tb"/>
      <style:text-properties officeooo:rsid="09238af7" officeooo:paragraph-rsid="09271307"/>
    </style:style>
    <style:style style:name="P1417" style:family="paragraph" style:parent-style-name="Standard" style:list-style-name="L39">
      <style:paragraph-properties fo:text-align="end" style:justify-single-word="false" style:writing-mode="rl-tb"/>
      <style:text-properties officeooo:rsid="09238af7" officeooo:paragraph-rsid="09286a9b"/>
    </style:style>
    <style:style style:name="P1418" style:family="paragraph" style:parent-style-name="Standard" style:list-style-name="L39">
      <style:paragraph-properties fo:text-align="end" style:justify-single-word="false" style:writing-mode="rl-tb"/>
      <style:text-properties officeooo:rsid="09238af7" officeooo:paragraph-rsid="09295592"/>
    </style:style>
    <style:style style:name="P1419" style:family="paragraph" style:parent-style-name="Standard" style:list-style-name="L39">
      <style:paragraph-properties fo:text-align="end" style:justify-single-word="false" style:writing-mode="rl-tb"/>
      <style:text-properties officeooo:rsid="09238af7" officeooo:paragraph-rsid="097a56e7"/>
    </style:style>
    <style:style style:name="P1420" style:family="paragraph" style:parent-style-name="Standard" style:list-style-name="L39">
      <style:paragraph-properties fo:text-align="end" style:justify-single-word="false" style:writing-mode="rl-tb"/>
      <style:text-properties officeooo:rsid="09254694" officeooo:paragraph-rsid="09254694"/>
    </style:style>
    <style:style style:name="P1421" style:family="paragraph" style:parent-style-name="Standard" style:list-style-name="L39">
      <style:paragraph-properties fo:text-align="end" style:justify-single-word="false" style:writing-mode="rl-tb"/>
      <style:text-properties officeooo:rsid="09254694" officeooo:paragraph-rsid="09271307"/>
    </style:style>
    <style:style style:name="P1422" style:family="paragraph" style:parent-style-name="Standard" style:list-style-name="L39">
      <style:paragraph-properties fo:text-align="end" style:justify-single-word="false" style:writing-mode="rl-tb"/>
      <style:text-properties officeooo:rsid="09254694" officeooo:paragraph-rsid="09286a9b"/>
    </style:style>
    <style:style style:name="P1423" style:family="paragraph" style:parent-style-name="Standard" style:list-style-name="L39">
      <style:paragraph-properties fo:text-align="end" style:justify-single-word="false" style:writing-mode="rl-tb"/>
      <style:text-properties officeooo:rsid="09254694" officeooo:paragraph-rsid="097a56e7"/>
    </style:style>
    <style:style style:name="P1424" style:family="paragraph" style:parent-style-name="Standard" style:list-style-name="L39">
      <style:paragraph-properties fo:text-align="end" style:justify-single-word="false" style:writing-mode="rl-tb"/>
      <style:text-properties officeooo:rsid="08f7852f" officeooo:paragraph-rsid="08f7852f"/>
    </style:style>
    <style:style style:name="P1425" style:family="paragraph" style:parent-style-name="Standard" style:list-style-name="L39">
      <style:paragraph-properties fo:text-align="end" style:justify-single-word="false" style:writing-mode="rl-tb"/>
      <style:text-properties officeooo:rsid="08fa7861" officeooo:paragraph-rsid="09295592"/>
    </style:style>
    <style:style style:name="P1426" style:family="paragraph" style:parent-style-name="Standard" style:list-style-name="L39">
      <style:paragraph-properties fo:text-align="end" style:justify-single-word="false" style:writing-mode="rl-tb"/>
      <style:text-properties officeooo:rsid="08eff55e" officeooo:paragraph-rsid="08eff55e"/>
    </style:style>
    <style:style style:name="P1427" style:family="paragraph" style:parent-style-name="Standard" style:list-style-name="L39">
      <style:paragraph-properties fo:text-align="end" style:justify-single-word="false" style:writing-mode="rl-tb"/>
      <style:text-properties officeooo:rsid="08f8e42f" officeooo:paragraph-rsid="08f8e42f"/>
    </style:style>
    <style:style style:name="P1428" style:family="paragraph" style:parent-style-name="Standard" style:list-style-name="L39">
      <style:paragraph-properties fo:text-align="end" style:justify-single-word="false" style:writing-mode="rl-tb"/>
      <style:text-properties officeooo:rsid="097218e4" officeooo:paragraph-rsid="097218e4"/>
    </style:style>
    <style:style style:name="P1429" style:family="paragraph" style:parent-style-name="Standard" style:list-style-name="L39">
      <style:paragraph-properties fo:text-align="end" style:justify-single-word="false" style:writing-mode="rl-tb"/>
      <style:text-properties officeooo:rsid="09767fcf" officeooo:paragraph-rsid="09767fcf"/>
    </style:style>
    <style:style style:name="P1430" style:family="paragraph" style:parent-style-name="Standard" style:list-style-name="L39">
      <style:paragraph-properties fo:text-align="end" style:justify-single-word="false" style:writing-mode="rl-tb"/>
      <style:text-properties officeooo:rsid="0a687c16" officeooo:paragraph-rsid="0a687c16"/>
    </style:style>
    <style:style style:name="P1431" style:family="paragraph" style:parent-style-name="Standard" style:list-style-name="L40">
      <style:paragraph-properties fo:text-align="end" style:justify-single-word="false" style:writing-mode="rl-tb"/>
      <style:text-properties officeooo:rsid="0a978a30" officeooo:paragraph-rsid="0a978a30"/>
    </style:style>
    <style:style style:name="P1432" style:family="paragraph" style:parent-style-name="Standard" style:list-style-name="L40">
      <style:paragraph-properties fo:text-align="end" style:justify-single-word="false" style:writing-mode="rl-tb"/>
      <style:text-properties officeooo:rsid="0aa52088" officeooo:paragraph-rsid="0aa52088"/>
    </style:style>
    <style:style style:name="P1433" style:family="paragraph" style:parent-style-name="Standard" style:list-style-name="L40">
      <style:paragraph-properties fo:text-align="end" style:justify-single-word="false" style:writing-mode="rl-tb"/>
      <style:text-properties officeooo:rsid="0aa701c1" officeooo:paragraph-rsid="0ab1e09c"/>
    </style:style>
    <style:style style:name="P1434" style:family="paragraph" style:parent-style-name="Standard" style:list-style-name="L40">
      <style:paragraph-properties fo:text-align="end" style:justify-single-word="false" style:writing-mode="rl-tb"/>
      <style:text-properties officeooo:rsid="0aa701c1" officeooo:paragraph-rsid="0aa89709"/>
    </style:style>
    <style:style style:name="P1435" style:family="paragraph" style:parent-style-name="Standard" style:list-style-name="L40">
      <style:paragraph-properties fo:text-align="end" style:justify-single-word="false" style:writing-mode="rl-tb"/>
      <style:text-properties officeooo:rsid="0aa701c1" officeooo:paragraph-rsid="0aa701c1"/>
    </style:style>
    <style:style style:name="P1436" style:family="paragraph" style:parent-style-name="Standard" style:list-style-name="L40">
      <style:paragraph-properties fo:text-align="end" style:justify-single-word="false" style:writing-mode="rl-tb"/>
      <style:text-properties officeooo:rsid="0aa701c1" officeooo:paragraph-rsid="0af67e24"/>
    </style:style>
    <style:style style:name="P1437" style:family="paragraph" style:parent-style-name="Standard" style:list-style-name="L40">
      <style:paragraph-properties fo:text-align="end" style:justify-single-word="false" style:writing-mode="rl-tb"/>
      <style:text-properties officeooo:rsid="0aa701c1" officeooo:paragraph-rsid="0aa9eab8"/>
    </style:style>
    <style:style style:name="P1438" style:family="paragraph" style:parent-style-name="Standard" style:list-style-name="L40">
      <style:paragraph-properties fo:text-align="end" style:justify-single-word="false" style:writing-mode="rl-tb"/>
      <style:text-properties officeooo:rsid="0a9b6a3b" officeooo:paragraph-rsid="0a9b6a3b"/>
    </style:style>
    <style:style style:name="P1439" style:family="paragraph" style:parent-style-name="Standard" style:list-style-name="L40">
      <style:paragraph-properties fo:text-align="end" style:justify-single-word="false" style:writing-mode="rl-tb"/>
      <style:text-properties officeooo:rsid="0a9d0bd9" officeooo:paragraph-rsid="0a9d0bd9"/>
    </style:style>
    <style:style style:name="P1440" style:family="paragraph" style:parent-style-name="Standard" style:list-style-name="L40">
      <style:paragraph-properties fo:text-align="end" style:justify-single-word="false" style:writing-mode="rl-tb"/>
      <style:text-properties officeooo:rsid="0ac0df51" officeooo:paragraph-rsid="0ac2c1b2"/>
    </style:style>
    <style:style style:name="P1441" style:family="paragraph" style:parent-style-name="Standard" style:list-style-name="L41">
      <style:paragraph-properties fo:text-align="end" style:justify-single-word="false" style:writing-mode="rl-tb"/>
      <style:text-properties officeooo:rsid="0acfeedf" officeooo:paragraph-rsid="0acfeedf"/>
    </style:style>
    <style:style style:name="P1442" style:family="paragraph" style:parent-style-name="Standard" style:list-style-name="L41">
      <style:paragraph-properties fo:text-align="end" style:justify-single-word="false" style:writing-mode="rl-tb"/>
      <style:text-properties officeooo:rsid="0ad28c17" officeooo:paragraph-rsid="0ad28c17"/>
    </style:style>
    <style:style style:name="P1443" style:family="paragraph" style:parent-style-name="Standard" style:list-style-name="L41">
      <style:paragraph-properties fo:text-align="end" style:justify-single-word="false" style:writing-mode="rl-tb"/>
      <style:text-properties officeooo:rsid="0ae9abe0" officeooo:paragraph-rsid="0ae9abe0"/>
    </style:style>
    <style:style style:name="P1444" style:family="paragraph" style:parent-style-name="Standard" style:list-style-name="L41">
      <style:paragraph-properties fo:text-align="end" style:justify-single-word="false" style:writing-mode="rl-tb"/>
      <style:text-properties officeooo:rsid="0ae9abe0" officeooo:paragraph-rsid="0af33ff7"/>
    </style:style>
    <style:style style:name="P1445" style:family="paragraph" style:parent-style-name="Standard" style:list-style-name="L41">
      <style:paragraph-properties fo:text-align="end" style:justify-single-word="false" style:writing-mode="rl-tb"/>
      <style:text-properties officeooo:rsid="0b048ff0" officeooo:paragraph-rsid="0b048ff0"/>
    </style:style>
    <style:style style:name="P1446" style:family="paragraph" style:parent-style-name="Standard" style:list-style-name="L42">
      <style:paragraph-properties fo:text-align="end" style:justify-single-word="false" style:writing-mode="rl-tb"/>
      <style:text-properties officeooo:rsid="0b186de9" officeooo:paragraph-rsid="0b186de9"/>
    </style:style>
    <style:style style:name="P1447" style:family="paragraph" style:parent-style-name="Standard" style:list-style-name="L42">
      <style:paragraph-properties fo:text-align="end" style:justify-single-word="false" style:writing-mode="rl-tb"/>
      <style:text-properties officeooo:rsid="0b1a32da" officeooo:paragraph-rsid="0b1a32da"/>
    </style:style>
    <style:style style:name="P1448" style:family="paragraph" style:parent-style-name="Standard" style:list-style-name="L42">
      <style:paragraph-properties fo:text-align="end" style:justify-single-word="false" style:writing-mode="rl-tb"/>
      <style:text-properties officeooo:rsid="0b1dd6f9" officeooo:paragraph-rsid="0b1dd6f9"/>
    </style:style>
    <style:style style:name="P1449" style:family="paragraph" style:parent-style-name="Standard" style:list-style-name="L42">
      <style:paragraph-properties fo:text-align="end" style:justify-single-word="false" style:writing-mode="rl-tb"/>
      <style:text-properties officeooo:rsid="0b1dd6f9" officeooo:paragraph-rsid="0b225f54"/>
    </style:style>
    <style:style style:name="P1450" style:family="paragraph" style:parent-style-name="Standard" style:list-style-name="L42">
      <style:paragraph-properties fo:text-align="end" style:justify-single-word="false" style:writing-mode="rl-tb"/>
      <style:text-properties officeooo:rsid="0b1e689b" officeooo:paragraph-rsid="0b1e689b"/>
    </style:style>
    <style:style style:name="P1451" style:family="paragraph" style:parent-style-name="Standard" style:list-style-name="L42">
      <style:paragraph-properties fo:text-align="end" style:justify-single-word="false" style:writing-mode="rl-tb"/>
      <style:text-properties officeooo:rsid="0b326034" officeooo:paragraph-rsid="0b326034"/>
    </style:style>
    <style:style style:name="P1452" style:family="paragraph" style:parent-style-name="Standard" style:list-style-name="L43">
      <style:paragraph-properties fo:text-align="end" style:justify-single-word="false" style:writing-mode="rl-tb"/>
      <style:text-properties officeooo:rsid="0b56538b" officeooo:paragraph-rsid="0b56538b"/>
    </style:style>
    <style:style style:name="P1453" style:family="paragraph" style:parent-style-name="Standard" style:list-style-name="L43">
      <style:paragraph-properties fo:text-align="end" style:justify-single-word="false" style:writing-mode="rl-tb"/>
      <style:text-properties officeooo:rsid="0b57acd8" officeooo:paragraph-rsid="0b57acd8"/>
    </style:style>
    <style:style style:name="P1454" style:family="paragraph" style:parent-style-name="Standard" style:list-style-name="L43">
      <style:paragraph-properties fo:text-align="end" style:justify-single-word="false" style:writing-mode="rl-tb"/>
      <style:text-properties officeooo:rsid="0b66c048" officeooo:paragraph-rsid="0b66c048"/>
    </style:style>
    <style:style style:name="P1455" style:family="paragraph" style:parent-style-name="Standard" style:list-style-name="L43">
      <style:paragraph-properties fo:text-align="end" style:justify-single-word="false" style:writing-mode="rl-tb"/>
      <style:text-properties officeooo:rsid="0b66c048" officeooo:paragraph-rsid="0b69982e"/>
    </style:style>
    <style:style style:name="P1456" style:family="paragraph" style:parent-style-name="Standard" style:list-style-name="L43">
      <style:paragraph-properties fo:text-align="end" style:justify-single-word="false" style:writing-mode="rl-tb"/>
      <style:text-properties officeooo:rsid="0b761756" officeooo:paragraph-rsid="0b761756"/>
    </style:style>
    <style:style style:name="P1457" style:family="paragraph" style:parent-style-name="Standard" style:list-style-name="L44">
      <style:paragraph-properties fo:text-align="end" style:justify-single-word="false" style:writing-mode="rl-tb"/>
      <style:text-properties officeooo:rsid="0b950de0" officeooo:paragraph-rsid="0b950de0"/>
    </style:style>
    <style:style style:name="P1458" style:family="paragraph" style:parent-style-name="Standard" style:list-style-name="L44">
      <style:paragraph-properties fo:text-align="end" style:justify-single-word="false" style:writing-mode="rl-tb"/>
      <style:text-properties officeooo:rsid="0b97ef2a" officeooo:paragraph-rsid="0b97ef2a"/>
    </style:style>
    <style:style style:name="P1459" style:family="paragraph" style:parent-style-name="Standard" style:list-style-name="L44">
      <style:paragraph-properties fo:text-align="end" style:justify-single-word="false" style:writing-mode="rl-tb"/>
      <style:text-properties officeooo:rsid="0b98453a" officeooo:paragraph-rsid="0b98453a"/>
    </style:style>
    <style:style style:name="P1460" style:family="paragraph" style:parent-style-name="Standard" style:list-style-name="L44">
      <style:paragraph-properties fo:text-align="end" style:justify-single-word="false" style:writing-mode="rl-tb"/>
      <style:text-properties officeooo:rsid="0baf38c4" officeooo:paragraph-rsid="0baf38c4"/>
    </style:style>
    <style:style style:name="P1461" style:family="paragraph" style:parent-style-name="Standard" style:list-style-name="L44">
      <style:paragraph-properties fo:text-align="end" style:justify-single-word="false" style:writing-mode="rl-tb"/>
      <style:text-properties officeooo:rsid="0bce1f5a" officeooo:paragraph-rsid="0be49e69"/>
    </style:style>
    <style:style style:name="P1462" style:family="paragraph" style:parent-style-name="Standard" style:list-style-name="L46">
      <style:paragraph-properties fo:text-align="end" style:justify-single-word="false" style:writing-mode="rl-tb"/>
      <style:text-properties officeooo:rsid="0bce1f5a" officeooo:paragraph-rsid="0bce1f5a"/>
    </style:style>
    <style:style style:name="P1463" style:family="paragraph" style:parent-style-name="Standard" style:list-style-name="L46">
      <style:paragraph-properties fo:text-align="end" style:justify-single-word="false" style:writing-mode="rl-tb"/>
      <style:text-properties officeooo:rsid="0bce1f5a" officeooo:paragraph-rsid="0bd5697e"/>
    </style:style>
    <style:style style:name="P1464" style:family="paragraph" style:parent-style-name="Standard" style:list-style-name="L45">
      <style:paragraph-properties fo:text-align="end" style:justify-single-word="false" style:writing-mode="rl-tb"/>
      <style:text-properties officeooo:rsid="0c2ee597" officeooo:paragraph-rsid="0c3d9301"/>
    </style:style>
    <style:style style:name="P1465" style:family="paragraph" style:parent-style-name="Standard" style:list-style-name="L45">
      <style:paragraph-properties fo:text-align="end" style:justify-single-word="false" style:writing-mode="rl-tb"/>
      <style:text-properties officeooo:rsid="0c2ee597" officeooo:paragraph-rsid="0c2ee597"/>
    </style:style>
    <style:style style:name="P1466" style:family="paragraph" style:parent-style-name="Standard" style:list-style-name="L45">
      <style:paragraph-properties fo:text-align="end" style:justify-single-word="false" style:writing-mode="rl-tb"/>
      <style:text-properties officeooo:rsid="0c32eacc" officeooo:paragraph-rsid="0c3d9301"/>
    </style:style>
    <style:style style:name="P1467" style:family="paragraph" style:parent-style-name="Standard" style:list-style-name="L45">
      <style:paragraph-properties fo:text-align="end" style:justify-single-word="false" style:writing-mode="rl-tb"/>
      <style:text-properties officeooo:rsid="0c32eacc" officeooo:paragraph-rsid="0c32eacc"/>
    </style:style>
    <style:style style:name="P1468" style:family="paragraph" style:parent-style-name="Standard" style:list-style-name="L45">
      <style:paragraph-properties fo:text-align="end" style:justify-single-word="false" style:writing-mode="rl-tb"/>
      <style:text-properties officeooo:rsid="0c32eacc" officeooo:paragraph-rsid="0c349af5"/>
    </style:style>
    <style:style style:name="P1469" style:family="paragraph" style:parent-style-name="Standard" style:list-style-name="L45">
      <style:paragraph-properties fo:text-align="end" style:justify-single-word="false" style:writing-mode="rl-tb"/>
      <style:text-properties officeooo:rsid="0c32eacc" officeooo:paragraph-rsid="0c375a99"/>
    </style:style>
    <style:style style:name="P1470" style:family="paragraph" style:parent-style-name="Standard" style:list-style-name="L44">
      <style:paragraph-properties fo:text-align="end" style:justify-single-word="false" style:writing-mode="rl-tb"/>
      <style:text-properties officeooo:rsid="0bb830df" officeooo:paragraph-rsid="0bb830df"/>
    </style:style>
    <style:style style:name="P1471" style:family="paragraph" style:parent-style-name="Standard" style:list-style-name="L46">
      <style:paragraph-properties fo:text-align="end" style:justify-single-word="false" style:writing-mode="rl-tb"/>
      <style:text-properties officeooo:rsid="0bc3856c" officeooo:paragraph-rsid="0bc3856c"/>
    </style:style>
    <style:style style:name="P1472" style:family="paragraph" style:parent-style-name="Standard" style:list-style-name="L46">
      <style:paragraph-properties fo:text-align="end" style:justify-single-word="false" style:writing-mode="rl-tb"/>
      <style:text-properties officeooo:rsid="0bc521cb" officeooo:paragraph-rsid="0bc521cb"/>
    </style:style>
    <style:style style:name="P1473" style:family="paragraph" style:parent-style-name="Standard" style:list-style-name="L46">
      <style:paragraph-properties fo:text-align="end" style:justify-single-word="false" style:writing-mode="rl-tb"/>
      <style:text-properties officeooo:rsid="0bc6445e" officeooo:paragraph-rsid="0bc6445e"/>
    </style:style>
    <style:style style:name="P1474" style:family="paragraph" style:parent-style-name="Standard" style:list-style-name="L46">
      <style:paragraph-properties fo:text-align="end" style:justify-single-word="false" style:writing-mode="rl-tb"/>
      <style:text-properties officeooo:rsid="0be9a49a" officeooo:paragraph-rsid="0fe872de"/>
    </style:style>
    <style:style style:name="P1475" style:family="paragraph" style:parent-style-name="Standard" style:list-style-name="L46">
      <style:paragraph-properties fo:text-align="end" style:justify-single-word="false" style:writing-mode="rl-tb"/>
      <style:text-properties officeooo:rsid="0bf13681" officeooo:paragraph-rsid="0bf13681"/>
    </style:style>
    <style:style style:name="P1476" style:family="paragraph" style:parent-style-name="Standard" style:list-style-name="L45">
      <style:paragraph-properties fo:text-align="end" style:justify-single-word="false" style:writing-mode="rl-tb"/>
      <style:text-properties officeooo:rsid="0c2ec3fe" officeooo:paragraph-rsid="0c2ec3fe"/>
    </style:style>
    <style:style style:name="P1477" style:family="paragraph" style:parent-style-name="Standard" style:list-style-name="L45">
      <style:paragraph-properties fo:text-align="end" style:justify-single-word="false" style:writing-mode="rl-tb"/>
      <style:text-properties officeooo:rsid="0c30664c" officeooo:paragraph-rsid="0c30664c"/>
    </style:style>
    <style:style style:name="P1478" style:family="paragraph" style:parent-style-name="Standard" style:list-style-name="L45">
      <style:paragraph-properties fo:text-align="end" style:justify-single-word="false" style:writing-mode="rl-tb"/>
      <style:text-properties officeooo:rsid="0c47a62b" officeooo:paragraph-rsid="0c47a62b"/>
    </style:style>
    <style:style style:name="P1479" style:family="paragraph" style:parent-style-name="Standard" style:list-style-name="L45">
      <style:paragraph-properties fo:text-align="end" style:justify-single-word="false" style:writing-mode="rl-tb"/>
      <style:text-properties officeooo:rsid="0c6475fc" officeooo:paragraph-rsid="0c6ad683"/>
    </style:style>
    <style:style style:name="P1480" style:family="paragraph" style:parent-style-name="Standard" style:list-style-name="L47">
      <style:paragraph-properties fo:text-align="end" style:justify-single-word="false" style:writing-mode="rl-tb"/>
      <style:text-properties officeooo:rsid="0c6475fc" officeooo:paragraph-rsid="0c6475fc"/>
    </style:style>
    <style:style style:name="P1481" style:family="paragraph" style:parent-style-name="Standard" style:list-style-name="L47">
      <style:paragraph-properties fo:text-align="end" style:justify-single-word="false" style:writing-mode="rl-tb"/>
      <style:text-properties officeooo:rsid="0c6475fc" officeooo:paragraph-rsid="0c660eb9"/>
    </style:style>
    <style:style style:name="P1482" style:family="paragraph" style:parent-style-name="Standard" style:list-style-name="L45">
      <style:paragraph-properties fo:text-align="end" style:justify-single-word="false" style:writing-mode="rl-tb"/>
      <style:text-properties officeooo:rsid="0fe15856" officeooo:paragraph-rsid="0fe15856"/>
    </style:style>
    <style:style style:name="P1483" style:family="paragraph" style:parent-style-name="Standard" style:list-style-name="L45">
      <style:paragraph-properties fo:text-align="end" style:justify-single-word="false" style:writing-mode="rl-tb"/>
      <style:text-properties officeooo:rsid="0c4a908d" officeooo:paragraph-rsid="0c4a908d"/>
    </style:style>
    <style:style style:name="P1484" style:family="paragraph" style:parent-style-name="Standard" style:list-style-name="L47">
      <style:paragraph-properties fo:text-align="end" style:justify-single-word="false" style:writing-mode="rl-tb"/>
      <style:text-properties officeooo:rsid="0c633ae2" officeooo:paragraph-rsid="0c633ae2"/>
    </style:style>
    <style:style style:name="P1485" style:family="paragraph" style:parent-style-name="Standard" style:list-style-name="L47">
      <style:paragraph-properties fo:text-align="end" style:justify-single-word="false" style:writing-mode="rl-tb"/>
      <style:text-properties officeooo:rsid="0c638a3f" officeooo:paragraph-rsid="0c638a3f"/>
    </style:style>
    <style:style style:name="P1486" style:family="paragraph" style:parent-style-name="Standard" style:list-style-name="L47">
      <style:paragraph-properties fo:text-align="end" style:justify-single-word="false" style:writing-mode="rl-tb"/>
      <style:text-properties officeooo:rsid="0c638a3f" officeooo:paragraph-rsid="0c70fd34"/>
    </style:style>
    <style:style style:name="P1487" style:family="paragraph" style:parent-style-name="Standard" style:list-style-name="L47">
      <style:paragraph-properties fo:text-align="end" style:justify-single-word="false" style:writing-mode="rl-tb"/>
      <style:text-properties officeooo:rsid="0c79d1a4" officeooo:paragraph-rsid="0c79d1a4"/>
    </style:style>
    <style:style style:name="P1488" style:family="paragraph" style:parent-style-name="Standard" style:list-style-name="L48">
      <style:paragraph-properties fo:text-align="end" style:justify-single-word="false" style:writing-mode="rl-tb"/>
      <style:text-properties officeooo:rsid="0c8741f7" officeooo:paragraph-rsid="0c8741f7"/>
    </style:style>
    <style:style style:name="P1489" style:family="paragraph" style:parent-style-name="Standard" style:list-style-name="L48">
      <style:paragraph-properties fo:text-align="end" style:justify-single-word="false" style:writing-mode="rl-tb"/>
      <style:text-properties officeooo:rsid="0c9447e6" officeooo:paragraph-rsid="0c9447e6"/>
    </style:style>
    <style:style style:name="P1490" style:family="paragraph" style:parent-style-name="Standard" style:list-style-name="L48">
      <style:paragraph-properties fo:text-align="end" style:justify-single-word="false" style:writing-mode="rl-tb"/>
      <style:text-properties officeooo:rsid="0c9447e6" officeooo:paragraph-rsid="0c954153"/>
    </style:style>
    <style:style style:name="P1491" style:family="paragraph" style:parent-style-name="Standard" style:list-style-name="L48">
      <style:paragraph-properties fo:text-align="end" style:justify-single-word="false" style:writing-mode="rl-tb"/>
      <style:text-properties officeooo:rsid="0c9447e6" officeooo:paragraph-rsid="0c954e63"/>
    </style:style>
    <style:style style:name="P1492" style:family="paragraph" style:parent-style-name="Standard" style:list-style-name="L48">
      <style:paragraph-properties fo:text-align="end" style:justify-single-word="false" style:writing-mode="rl-tb"/>
      <style:text-properties officeooo:rsid="0c9720b7" officeooo:paragraph-rsid="0c9720b7"/>
    </style:style>
    <style:style style:name="P1493" style:family="paragraph" style:parent-style-name="Standard" style:list-style-name="L48">
      <style:paragraph-properties fo:text-align="end" style:justify-single-word="false" style:writing-mode="rl-tb"/>
      <style:text-properties officeooo:rsid="0cc59dec" officeooo:paragraph-rsid="0cc59dec"/>
    </style:style>
    <style:style style:name="P1494" style:family="paragraph" style:parent-style-name="Standard" style:list-style-name="L48">
      <style:paragraph-properties fo:text-align="end" style:justify-single-word="false" style:writing-mode="rl-tb"/>
      <style:text-properties officeooo:rsid="0cc95e9a" officeooo:paragraph-rsid="0cd87b28"/>
    </style:style>
    <style:style style:name="P1495" style:family="paragraph" style:parent-style-name="Standard" style:list-style-name="L49">
      <style:paragraph-properties fo:text-align="end" style:justify-single-word="false" style:writing-mode="rl-tb"/>
      <style:text-properties officeooo:rsid="0cc95e9a" officeooo:paragraph-rsid="0cc95e9a"/>
    </style:style>
    <style:style style:name="P1496" style:family="paragraph" style:parent-style-name="Standard" style:list-style-name="L49">
      <style:paragraph-properties fo:text-align="end" style:justify-single-word="false" style:writing-mode="rl-tb"/>
      <style:text-properties officeooo:rsid="0cc95e9a" officeooo:paragraph-rsid="0ccd4294"/>
    </style:style>
    <style:style style:name="P1497" style:family="paragraph" style:parent-style-name="Standard" style:list-style-name="L48">
      <style:paragraph-properties fo:text-align="end" style:justify-single-word="false" style:writing-mode="rl-tb"/>
      <style:text-properties officeooo:rsid="0c8eed3a" officeooo:paragraph-rsid="0c8eed3a"/>
    </style:style>
    <style:style style:name="P1498" style:family="paragraph" style:parent-style-name="Standard" style:list-style-name="L48">
      <style:paragraph-properties fo:text-align="end" style:justify-single-word="false" style:writing-mode="rl-tb"/>
      <style:text-properties officeooo:rsid="0ca7543e" officeooo:paragraph-rsid="0ca7543e"/>
    </style:style>
    <style:style style:name="P1499" style:family="paragraph" style:parent-style-name="Standard" style:list-style-name="L48">
      <style:paragraph-properties fo:text-align="end" style:justify-single-word="false" style:writing-mode="rl-tb"/>
      <style:text-properties officeooo:rsid="0cac27f5" officeooo:paragraph-rsid="0cac27f5"/>
    </style:style>
    <style:style style:name="P1500" style:family="paragraph" style:parent-style-name="Standard" style:list-style-name="L49">
      <style:paragraph-properties fo:text-align="end" style:justify-single-word="false" style:writing-mode="rl-tb"/>
      <style:text-properties officeooo:rsid="0cc24959" officeooo:paragraph-rsid="0cc24959"/>
    </style:style>
    <style:style style:name="P1501" style:family="paragraph" style:parent-style-name="Standard" style:list-style-name="L49">
      <style:paragraph-properties fo:text-align="end" style:justify-single-word="false" style:writing-mode="rl-tb"/>
      <style:text-properties officeooo:rsid="0cde9171" officeooo:paragraph-rsid="0cde9171"/>
    </style:style>
    <style:style style:name="P1502" style:family="paragraph" style:parent-style-name="Standard" style:list-style-name="L50">
      <style:paragraph-properties fo:text-align="end" style:justify-single-word="false" style:writing-mode="rl-tb"/>
      <style:text-properties officeooo:rsid="0cec349c" officeooo:paragraph-rsid="0cec349c"/>
    </style:style>
    <style:style style:name="P1503" style:family="paragraph" style:parent-style-name="Standard" style:list-style-name="L50">
      <style:paragraph-properties fo:text-align="end" style:justify-single-word="false" style:writing-mode="rl-tb"/>
      <style:text-properties officeooo:rsid="0cf10cbc" officeooo:paragraph-rsid="0cf10cbc"/>
    </style:style>
    <style:style style:name="P1504" style:family="paragraph" style:parent-style-name="Standard" style:list-style-name="L50">
      <style:paragraph-properties fo:text-align="end" style:justify-single-word="false" style:writing-mode="rl-tb"/>
      <style:text-properties officeooo:rsid="0cf10cbc" officeooo:paragraph-rsid="0ef6fae8"/>
    </style:style>
    <style:style style:name="P1505" style:family="paragraph" style:parent-style-name="Standard" style:list-style-name="L51">
      <style:paragraph-properties fo:text-align="end" style:justify-single-word="false" style:writing-mode="rl-tb"/>
      <style:text-properties officeooo:rsid="0cf10cbc" officeooo:paragraph-rsid="0d248176"/>
    </style:style>
    <style:style style:name="P1506" style:family="paragraph" style:parent-style-name="Standard" style:list-style-name="L50">
      <style:paragraph-properties fo:text-align="end" style:justify-single-word="false" style:writing-mode="rl-tb"/>
      <style:text-properties officeooo:rsid="0cee176f" officeooo:paragraph-rsid="0cee176f"/>
    </style:style>
    <style:style style:name="P1507" style:family="paragraph" style:parent-style-name="Standard" style:list-style-name="L50">
      <style:paragraph-properties fo:text-align="end" style:justify-single-word="false" style:writing-mode="rl-tb"/>
      <style:text-properties officeooo:rsid="0ee691e5" officeooo:paragraph-rsid="0ee7fa0d"/>
    </style:style>
    <style:style style:name="P1508" style:family="paragraph" style:parent-style-name="Standard" style:list-style-name="L55">
      <style:paragraph-properties fo:text-align="end" style:justify-single-word="false" style:writing-mode="rl-tb"/>
      <style:text-properties officeooo:rsid="0ee691e5" officeooo:paragraph-rsid="0eed20ab"/>
    </style:style>
    <style:style style:name="P1509" style:family="paragraph" style:parent-style-name="Standard" style:list-style-name="L59">
      <style:paragraph-properties fo:text-align="end" style:justify-single-word="false" style:writing-mode="rl-tb"/>
      <style:text-properties officeooo:rsid="0ee691e5" officeooo:paragraph-rsid="0ee691e5"/>
    </style:style>
    <style:style style:name="P1510" style:family="paragraph" style:parent-style-name="Standard" style:list-style-name="L59">
      <style:paragraph-properties fo:text-align="end" style:justify-single-word="false" style:writing-mode="rl-tb"/>
      <style:text-properties officeooo:rsid="0ee691e5" officeooo:paragraph-rsid="0ee7bb07"/>
    </style:style>
    <style:style style:name="P1511" style:family="paragraph" style:parent-style-name="Standard" style:list-style-name="L50">
      <style:paragraph-properties fo:text-align="end" style:justify-single-word="false" style:writing-mode="rl-tb"/>
      <style:text-properties officeooo:rsid="0d0941be" officeooo:paragraph-rsid="0d0941be"/>
    </style:style>
    <style:style style:name="P1512" style:family="paragraph" style:parent-style-name="Standard" style:list-style-name="L51">
      <style:paragraph-properties fo:text-align="end" style:justify-single-word="false" style:writing-mode="rl-tb"/>
      <style:text-properties officeooo:rsid="0d2117ac" officeooo:paragraph-rsid="0d2117ac"/>
    </style:style>
    <style:style style:name="P1513" style:family="paragraph" style:parent-style-name="Standard" style:list-style-name="L51">
      <style:paragraph-properties fo:text-align="end" style:justify-single-word="false" style:writing-mode="rl-tb"/>
      <style:text-properties officeooo:rsid="0d227caf" officeooo:paragraph-rsid="0d227e52"/>
    </style:style>
    <style:style style:name="P1514" style:family="paragraph" style:parent-style-name="Standard" style:list-style-name="L51">
      <style:paragraph-properties fo:text-align="end" style:justify-single-word="false" style:writing-mode="rl-tb"/>
      <style:text-properties officeooo:rsid="0d5dd3c1" officeooo:paragraph-rsid="0d5dd3c1"/>
    </style:style>
    <style:style style:name="P1515" style:family="paragraph" style:parent-style-name="Standard" style:list-style-name="L52">
      <style:paragraph-properties fo:text-align="end" style:justify-single-word="false" style:writing-mode="rl-tb"/>
      <style:text-properties officeooo:rsid="0d6c45c3" officeooo:paragraph-rsid="0d6c45c3"/>
    </style:style>
    <style:style style:name="P1516" style:family="paragraph" style:parent-style-name="Standard" style:list-style-name="L52">
      <style:paragraph-properties fo:text-align="end" style:justify-single-word="false" style:writing-mode="rl-tb"/>
      <style:text-properties officeooo:rsid="0d88b390" officeooo:paragraph-rsid="0d88b390"/>
    </style:style>
    <style:style style:name="P1517" style:family="paragraph" style:parent-style-name="Standard" style:list-style-name="L53">
      <style:paragraph-properties fo:text-align="end" style:justify-single-word="false" style:writing-mode="rl-tb"/>
      <style:text-properties officeooo:rsid="0dbc5c0c" officeooo:paragraph-rsid="0dbc5c0c"/>
    </style:style>
    <style:style style:name="P1518" style:family="paragraph" style:parent-style-name="Standard" style:list-style-name="L53">
      <style:paragraph-properties fo:text-align="end" style:justify-single-word="false" style:writing-mode="rl-tb"/>
      <style:text-properties officeooo:rsid="1023be0c" officeooo:paragraph-rsid="1023be0c"/>
    </style:style>
    <style:style style:name="P1519" style:family="paragraph" style:parent-style-name="Standard" style:list-style-name="L53">
      <style:paragraph-properties fo:text-align="end" style:justify-single-word="false" style:writing-mode="rl-tb"/>
      <style:text-properties officeooo:rsid="10263bb5" officeooo:paragraph-rsid="10263bb5"/>
    </style:style>
    <style:style style:name="P1520" style:family="paragraph" style:parent-style-name="Standard" style:list-style-name="L53">
      <style:paragraph-properties fo:text-align="end" style:justify-single-word="false" style:writing-mode="rl-tb"/>
      <style:text-properties officeooo:rsid="0ff2faa2" officeooo:paragraph-rsid="0ff2faa2"/>
    </style:style>
    <style:style style:name="P1521" style:family="paragraph" style:parent-style-name="Standard" style:list-style-name="L54">
      <style:paragraph-properties fo:text-align="end" style:justify-single-word="false" style:writing-mode="rl-tb"/>
      <style:text-properties officeooo:rsid="1003327b" officeooo:paragraph-rsid="1003327b"/>
    </style:style>
    <style:style style:name="P1522" style:family="paragraph" style:parent-style-name="Standard" style:list-style-name="L54">
      <style:paragraph-properties fo:text-align="end" style:justify-single-word="false" style:writing-mode="rl-tb"/>
      <style:text-properties officeooo:rsid="1003327b" officeooo:paragraph-rsid="100456e9"/>
    </style:style>
    <style:style style:name="P1523" style:family="paragraph" style:parent-style-name="Standard" style:list-style-name="L54">
      <style:paragraph-properties fo:text-align="end" style:justify-single-word="false" style:writing-mode="rl-tb"/>
      <style:text-properties officeooo:rsid="1003327b" officeooo:paragraph-rsid="10064d35"/>
    </style:style>
    <style:style style:name="P1524" style:family="paragraph" style:parent-style-name="Standard" style:list-style-name="L54">
      <style:paragraph-properties fo:text-align="end" style:justify-single-word="false" style:writing-mode="rl-tb"/>
      <style:text-properties officeooo:rsid="101430c8" officeooo:paragraph-rsid="101430c8"/>
    </style:style>
    <style:style style:name="P1525" style:family="paragraph" style:parent-style-name="Standard" style:list-style-name="L54">
      <style:paragraph-properties fo:text-align="end" style:justify-single-word="false" style:writing-mode="rl-tb"/>
      <style:text-properties officeooo:rsid="101a855c" officeooo:paragraph-rsid="101a855c"/>
    </style:style>
    <style:style style:name="P1526" style:family="paragraph" style:parent-style-name="Standard" style:list-style-name="L53">
      <style:paragraph-properties fo:text-align="end" style:justify-single-word="false" style:writing-mode="rl-tb"/>
      <style:text-properties officeooo:rsid="0de491ab" officeooo:paragraph-rsid="0de491ab"/>
    </style:style>
    <style:style style:name="P1527" style:family="paragraph" style:parent-style-name="Standard" style:list-style-name="L55">
      <style:paragraph-properties fo:text-align="end" style:justify-single-word="false" style:writing-mode="rl-tb"/>
      <style:text-properties officeooo:rsid="0df8dc18" officeooo:paragraph-rsid="0df8dc18"/>
    </style:style>
    <style:style style:name="P1528" style:family="paragraph" style:parent-style-name="Standard" style:list-style-name="L55">
      <style:paragraph-properties fo:text-align="end" style:justify-single-word="false" style:writing-mode="rl-tb"/>
      <style:text-properties officeooo:rsid="0df99b39" officeooo:paragraph-rsid="0df99b39"/>
    </style:style>
    <style:style style:name="P1529" style:family="paragraph" style:parent-style-name="Standard" style:list-style-name="L55">
      <style:paragraph-properties fo:text-align="end" style:justify-single-word="false" style:writing-mode="rl-tb"/>
      <style:text-properties officeooo:rsid="0df99b39" officeooo:paragraph-rsid="0eddecbe"/>
    </style:style>
    <style:style style:name="P1530" style:family="paragraph" style:parent-style-name="Standard" style:list-style-name="L56">
      <style:paragraph-properties fo:text-align="end" style:justify-single-word="false" style:writing-mode="rl-tb"/>
      <style:text-properties officeooo:rsid="0df99b39" officeooo:paragraph-rsid="0e17adde"/>
    </style:style>
    <style:style style:name="P1531" style:family="paragraph" style:parent-style-name="Standard" style:list-style-name="L56">
      <style:paragraph-properties fo:text-align="end" style:justify-single-word="false" style:writing-mode="rl-tb"/>
      <style:text-properties officeooo:rsid="0df99b39" officeooo:paragraph-rsid="0edaf3dc"/>
    </style:style>
    <style:style style:name="P1532" style:family="paragraph" style:parent-style-name="Standard" style:list-style-name="L55">
      <style:paragraph-properties fo:text-align="end" style:justify-single-word="false" style:writing-mode="rl-tb"/>
      <style:text-properties officeooo:rsid="0fa63d11" officeooo:paragraph-rsid="0fa63d11"/>
    </style:style>
    <style:style style:name="P1533" style:family="paragraph" style:parent-style-name="Standard" style:list-style-name="L55">
      <style:paragraph-properties fo:text-align="end" style:justify-single-word="false" style:writing-mode="rl-tb"/>
      <style:text-properties officeooo:rsid="0dfef496" officeooo:paragraph-rsid="0dfef496"/>
    </style:style>
    <style:style style:name="P1534" style:family="paragraph" style:parent-style-name="Standard" style:list-style-name="L56">
      <style:paragraph-properties fo:text-align="end" style:justify-single-word="false" style:writing-mode="rl-tb"/>
      <style:text-properties officeooo:rsid="0e07ac68" officeooo:paragraph-rsid="0e07ac68"/>
    </style:style>
    <style:style style:name="P1535" style:family="paragraph" style:parent-style-name="Standard" style:list-style-name="L56">
      <style:paragraph-properties fo:text-align="end" style:justify-single-word="false" style:writing-mode="rl-tb"/>
      <style:text-properties officeooo:rsid="0e07ac68" officeooo:paragraph-rsid="0edad4df"/>
    </style:style>
    <style:style style:name="P1536" style:family="paragraph" style:parent-style-name="Standard" style:list-style-name="L56">
      <style:paragraph-properties fo:text-align="end" style:justify-single-word="false" style:writing-mode="rl-tb"/>
      <style:text-properties officeooo:rsid="0e190462" officeooo:paragraph-rsid="0e190462"/>
    </style:style>
    <style:style style:name="P1537" style:family="paragraph" style:parent-style-name="Standard" style:list-style-name="L56">
      <style:paragraph-properties fo:text-align="end" style:justify-single-word="false" style:writing-mode="rl-tb"/>
      <style:text-properties officeooo:rsid="0e341020" officeooo:paragraph-rsid="0e341020"/>
    </style:style>
    <style:style style:name="P1538" style:family="paragraph" style:parent-style-name="Standard" style:list-style-name="L57">
      <style:paragraph-properties fo:text-align="end" style:justify-single-word="false" style:writing-mode="rl-tb"/>
      <style:text-properties officeooo:rsid="0e4211e0" officeooo:paragraph-rsid="0e4211e0"/>
    </style:style>
    <style:style style:name="P1539" style:family="paragraph" style:parent-style-name="Standard" style:list-style-name="L57">
      <style:paragraph-properties fo:text-align="end" style:justify-single-word="false" style:writing-mode="rl-tb"/>
      <style:text-properties officeooo:rsid="0e48a816" officeooo:paragraph-rsid="0e48a816"/>
    </style:style>
    <style:style style:name="P1540" style:family="paragraph" style:parent-style-name="Standard" style:list-style-name="L58">
      <style:paragraph-properties fo:text-align="end" style:justify-single-word="false" style:writing-mode="rl-tb"/>
      <style:text-properties officeooo:rsid="0e48a816" officeooo:paragraph-rsid="0e5a227b"/>
    </style:style>
    <style:style style:name="P1541" style:family="paragraph" style:parent-style-name="Standard" style:list-style-name="L57">
      <style:paragraph-properties fo:text-align="end" style:justify-single-word="false" style:writing-mode="rl-tb"/>
      <style:text-properties officeooo:rsid="0e53aae8" officeooo:paragraph-rsid="0e53aae8"/>
    </style:style>
    <style:style style:name="P1542" style:family="paragraph" style:parent-style-name="Standard" style:list-style-name="L57">
      <style:paragraph-properties fo:text-align="end" style:justify-single-word="false" style:writing-mode="rl-tb"/>
      <style:text-properties officeooo:rsid="0e5529b4" officeooo:paragraph-rsid="0e5529b4"/>
    </style:style>
    <style:style style:name="P1543" style:family="paragraph" style:parent-style-name="Standard" style:list-style-name="L57">
      <style:paragraph-properties fo:text-align="end" style:justify-single-word="false" style:writing-mode="rl-tb"/>
      <style:text-properties officeooo:rsid="0e986829" officeooo:paragraph-rsid="0e986829"/>
    </style:style>
    <style:style style:name="P1544" style:family="paragraph" style:parent-style-name="Standard" style:list-style-name="L57">
      <style:paragraph-properties fo:text-align="end" style:justify-single-word="false" style:writing-mode="rl-tb"/>
      <style:text-properties officeooo:rsid="0e9aa907" officeooo:paragraph-rsid="0e9aa907"/>
    </style:style>
    <style:style style:name="P1545" style:family="paragraph" style:parent-style-name="Standard" style:list-style-name="L59">
      <style:paragraph-properties fo:text-align="end" style:justify-single-word="false" style:writing-mode="rl-tb"/>
      <style:text-properties officeooo:rsid="0e9aa907" officeooo:paragraph-rsid="0e9baebf"/>
    </style:style>
    <style:style style:name="P1546" style:family="paragraph" style:parent-style-name="Standard" style:list-style-name="L57">
      <style:paragraph-properties fo:text-align="end" style:justify-single-word="false" style:writing-mode="rl-tb"/>
      <style:text-properties officeooo:rsid="0e471793" officeooo:paragraph-rsid="0e471793"/>
    </style:style>
    <style:style style:name="P1547" style:family="paragraph" style:parent-style-name="Standard" style:list-style-name="L58">
      <style:paragraph-properties fo:text-align="end" style:justify-single-word="false" style:writing-mode="rl-tb"/>
      <style:text-properties officeooo:rsid="0e4ddce9" officeooo:paragraph-rsid="0e4ddce9"/>
    </style:style>
    <style:style style:name="P1548" style:family="paragraph" style:parent-style-name="Standard" style:list-style-name="L58">
      <style:paragraph-properties fo:text-align="end" style:justify-single-word="false" style:writing-mode="rl-tb"/>
      <style:text-properties officeooo:rsid="0e4ddce9" officeooo:paragraph-rsid="0e5a227b"/>
    </style:style>
    <style:style style:name="P1549" style:family="paragraph" style:parent-style-name="Standard" style:list-style-name="L58">
      <style:paragraph-properties fo:text-align="end" style:justify-single-word="false" style:writing-mode="rl-tb"/>
      <style:text-properties officeooo:rsid="0e6bb53f" officeooo:paragraph-rsid="0e6bb53f"/>
    </style:style>
    <style:style style:name="P1550" style:family="paragraph" style:parent-style-name="Standard" style:list-style-name="L51">
      <style:paragraph-properties fo:text-align="end" style:justify-single-word="false" style:writing-mode="rl-tb"/>
      <style:text-properties officeooo:rsid="0d2b4e6d" officeooo:paragraph-rsid="0d2b4e6d"/>
    </style:style>
    <style:style style:name="P1551" style:family="paragraph" style:parent-style-name="Standard" style:list-style-name="L59">
      <style:paragraph-properties fo:text-align="end" style:justify-single-word="false" style:writing-mode="rl-tb"/>
      <style:text-properties officeooo:rsid="0d32a225" officeooo:paragraph-rsid="0d32a225"/>
    </style:style>
    <style:style style:name="P1552" style:family="paragraph" style:parent-style-name="Standard" style:list-style-name="L59">
      <style:paragraph-properties fo:text-align="end" style:justify-single-word="false" style:writing-mode="rl-tb"/>
      <style:text-properties officeooo:rsid="0d3433fc" officeooo:paragraph-rsid="0d3433fc"/>
    </style:style>
    <style:style style:name="P1553" style:family="paragraph" style:parent-style-name="Standard" style:list-style-name="L59">
      <style:paragraph-properties fo:text-align="end" style:justify-single-word="false" style:writing-mode="rl-tb"/>
      <style:text-properties officeooo:rsid="0d3433fc" officeooo:paragraph-rsid="0d351d4c"/>
    </style:style>
    <style:style style:name="P1554" style:family="paragraph" style:parent-style-name="Standard" style:list-style-name="L59">
      <style:paragraph-properties fo:text-align="end" style:justify-single-word="false" style:writing-mode="rl-tb"/>
      <style:text-properties officeooo:rsid="0d351d4c" officeooo:paragraph-rsid="0d351d4c"/>
    </style:style>
    <style:style style:name="P1555" style:family="paragraph" style:parent-style-name="Standard" style:list-style-name="L59">
      <style:paragraph-properties fo:text-align="end" style:justify-single-word="false" style:writing-mode="rl-tb"/>
      <style:text-properties officeooo:rsid="0d3738d0" officeooo:paragraph-rsid="0d3738d0"/>
    </style:style>
    <style:style style:name="P1556" style:family="paragraph" style:parent-style-name="Standard" style:list-style-name="L59">
      <style:paragraph-properties fo:text-align="end" style:justify-single-word="false" style:writing-mode="rl-tb"/>
      <style:text-properties officeooo:rsid="0d3926b3" officeooo:paragraph-rsid="0d3926b3"/>
    </style:style>
    <style:style style:name="P1557" style:family="paragraph" style:parent-style-name="Standard" style:list-style-name="L59">
      <style:paragraph-properties fo:text-align="end" style:justify-single-word="false" style:writing-mode="rl-tb"/>
      <style:text-properties officeooo:rsid="0d3b705b" officeooo:paragraph-rsid="0d3b705b"/>
    </style:style>
    <style:style style:name="P1558" style:family="paragraph" style:parent-style-name="Standard" style:list-style-name="L60">
      <style:paragraph-properties fo:text-align="end" style:justify-single-word="false" style:writing-mode="rl-tb"/>
      <style:text-properties officeooo:rsid="0d3b705b" officeooo:paragraph-rsid="0db14a82"/>
    </style:style>
    <style:style style:name="P1559" style:family="paragraph" style:parent-style-name="Standard" style:list-style-name="L59">
      <style:paragraph-properties fo:text-align="end" style:justify-single-word="false" style:writing-mode="rl-tb"/>
      <style:text-properties officeooo:rsid="0d44739d" officeooo:paragraph-rsid="0d44739d"/>
    </style:style>
    <style:style style:name="P1560" style:family="paragraph" style:parent-style-name="Standard" style:list-style-name="L59">
      <style:paragraph-properties fo:text-align="end" style:justify-single-word="false" style:writing-mode="rl-tb"/>
      <style:text-properties officeooo:rsid="0d45ef24" officeooo:paragraph-rsid="0d45ef24"/>
    </style:style>
    <style:style style:name="P1561" style:family="paragraph" style:parent-style-name="Standard" style:list-style-name="L59">
      <style:paragraph-properties fo:text-align="end" style:justify-single-word="false" style:writing-mode="rl-tb"/>
      <style:text-properties officeooo:rsid="0d45ef24" officeooo:paragraph-rsid="0d84a60e"/>
    </style:style>
    <style:style style:name="P1562" style:family="paragraph" style:parent-style-name="Standard" style:list-style-name="L59">
      <style:paragraph-properties fo:text-align="end" style:justify-single-word="false" style:writing-mode="rl-tb"/>
      <style:text-properties officeooo:rsid="0d716cd0" officeooo:paragraph-rsid="0d716cd0"/>
    </style:style>
    <style:style style:name="P1563" style:family="paragraph" style:parent-style-name="Standard" style:list-style-name="L59">
      <style:paragraph-properties fo:text-align="end" style:justify-single-word="false" style:writing-mode="rl-tb"/>
      <style:text-properties officeooo:rsid="0fcbcf69" officeooo:paragraph-rsid="0fcbcf69"/>
    </style:style>
    <style:style style:name="P1564" style:family="paragraph" style:parent-style-name="Standard" style:list-style-name="L59">
      <style:paragraph-properties fo:text-align="end" style:justify-single-word="false" style:writing-mode="rl-tb"/>
      <style:text-properties officeooo:rsid="0d452861" officeooo:paragraph-rsid="0d452861"/>
    </style:style>
    <style:style style:name="P1565" style:family="paragraph" style:parent-style-name="Standard" style:list-style-name="L59">
      <style:paragraph-properties fo:text-align="end" style:justify-single-word="false" style:writing-mode="rl-tb"/>
      <style:text-properties officeooo:rsid="0d83cd49" officeooo:paragraph-rsid="0d84a60e"/>
    </style:style>
    <style:style style:name="P1566" style:family="paragraph" style:parent-style-name="Standard" style:list-style-name="L59">
      <style:paragraph-properties fo:text-align="end" style:justify-single-word="false" style:writing-mode="rl-tb"/>
      <style:text-properties officeooo:rsid="0e937d3a" officeooo:paragraph-rsid="0e937d3a"/>
    </style:style>
    <style:style style:name="P1567" style:family="paragraph" style:parent-style-name="Standard" style:list-style-name="L59">
      <style:paragraph-properties fo:text-align="end" style:justify-single-word="false" style:writing-mode="rl-tb"/>
      <style:text-properties officeooo:rsid="0e937d3a" officeooo:paragraph-rsid="0e9baebf"/>
    </style:style>
    <style:style style:name="P1568" style:family="paragraph" style:parent-style-name="Standard" style:list-style-name="L59">
      <style:paragraph-properties fo:text-align="end" style:justify-single-word="false" style:writing-mode="rl-tb"/>
      <style:text-properties officeooo:rsid="0ee7bb07" officeooo:paragraph-rsid="0ee7bb07"/>
    </style:style>
    <style:style style:name="P1569" style:family="paragraph" style:parent-style-name="Standard" style:list-style-name="L59">
      <style:paragraph-properties fo:text-align="justify" style:justify-single-word="false" style:writing-mode="rl-tb"/>
      <style:text-properties officeooo:paragraph-rsid="0f7e94c7"/>
    </style:style>
    <style:style style:name="P1570" style:family="paragraph" style:parent-style-name="Standard" style:list-style-name="L59">
      <style:paragraph-properties fo:text-align="justify" style:justify-single-word="false" style:writing-mode="rl-tb"/>
      <style:text-properties officeooo:rsid="0f79d643" officeooo:paragraph-rsid="0f7e94c7"/>
    </style:style>
    <style:style style:name="P1571" style:family="paragraph" style:parent-style-name="Standard" style:list-style-name="L65">
      <style:paragraph-properties fo:text-align="justify" style:justify-single-word="false" style:writing-mode="rl-tb"/>
      <style:text-properties officeooo:rsid="0f79d643" officeooo:paragraph-rsid="0f79d643"/>
    </style:style>
    <style:style style:name="P1572" style:family="paragraph" style:parent-style-name="Standard" style:list-style-name="L59">
      <style:paragraph-properties fo:text-align="end" style:justify-single-word="false" style:writing-mode="rl-tb"/>
      <style:text-properties officeooo:rsid="0f79d643" officeooo:paragraph-rsid="0f7e94c7"/>
    </style:style>
    <style:style style:name="P1573" style:family="paragraph" style:parent-style-name="Standard" style:list-style-name="L65">
      <style:paragraph-properties fo:text-align="end" style:justify-single-word="false" style:writing-mode="rl-tb"/>
      <style:text-properties officeooo:rsid="0f79d643" officeooo:paragraph-rsid="0f7cb3a3"/>
    </style:style>
    <style:style style:name="P1574" style:family="paragraph" style:parent-style-name="Standard" style:list-style-name="L59">
      <style:paragraph-properties fo:text-align="end" style:justify-single-word="false" style:writing-mode="rl-tb"/>
      <style:text-properties officeooo:rsid="0d90ee97" officeooo:paragraph-rsid="0d90ee97"/>
    </style:style>
    <style:style style:name="P1575" style:family="paragraph" style:parent-style-name="Standard" style:list-style-name="L60">
      <style:paragraph-properties fo:text-align="end" style:justify-single-word="false" style:writing-mode="rl-tb"/>
      <style:text-properties officeooo:rsid="0da7d1a0" officeooo:paragraph-rsid="0da7d1a0"/>
    </style:style>
    <style:style style:name="P1576" style:family="paragraph" style:parent-style-name="Standard" style:list-style-name="L60">
      <style:paragraph-properties fo:text-align="end" style:justify-single-word="false" style:writing-mode="rl-tb"/>
      <style:text-properties officeooo:rsid="0da8b0f4" officeooo:paragraph-rsid="0da8b0f4"/>
    </style:style>
    <style:style style:name="P1577" style:family="paragraph" style:parent-style-name="Standard" style:list-style-name="L60">
      <style:paragraph-properties fo:text-align="end" style:justify-single-word="false" style:writing-mode="rl-tb"/>
      <style:text-properties officeooo:rsid="0dae4197" officeooo:paragraph-rsid="0dae4197"/>
    </style:style>
    <style:style style:name="P1578" style:family="paragraph" style:parent-style-name="Standard" style:list-style-name="L60">
      <style:paragraph-properties fo:text-align="end" style:justify-single-word="false" style:writing-mode="rl-tb"/>
      <style:text-properties officeooo:rsid="0daa3ce3" officeooo:paragraph-rsid="0daa3ce3"/>
    </style:style>
    <style:style style:name="P1579" style:family="paragraph" style:parent-style-name="Standard" style:list-style-name="L60">
      <style:paragraph-properties fo:text-align="end" style:justify-single-word="false" style:writing-mode="rl-tb"/>
      <style:text-properties officeooo:rsid="0e769f9a" officeooo:paragraph-rsid="0e769f9a"/>
    </style:style>
    <style:style style:name="P1580" style:family="paragraph" style:parent-style-name="Standard" style:list-style-name="L61">
      <style:paragraph-properties fo:text-align="end" style:justify-single-word="false" style:writing-mode="rl-tb"/>
      <style:text-properties officeooo:rsid="0e863d7e" officeooo:paragraph-rsid="0e863d7e"/>
    </style:style>
    <style:style style:name="P1581" style:family="paragraph" style:parent-style-name="Standard" style:list-style-name="L61">
      <style:paragraph-properties fo:text-align="end" style:justify-single-word="false" style:writing-mode="rl-tb"/>
      <style:text-properties officeooo:rsid="0e87b984" officeooo:paragraph-rsid="0e87b984"/>
    </style:style>
    <style:style style:name="P1582" style:family="paragraph" style:parent-style-name="Standard" style:list-style-name="L61">
      <style:paragraph-properties fo:text-align="end" style:justify-single-word="false" style:writing-mode="rl-tb"/>
      <style:text-properties officeooo:rsid="0e87b984" officeooo:paragraph-rsid="0e8cb19b"/>
    </style:style>
    <style:style style:name="P1583" style:family="paragraph" style:parent-style-name="Standard" style:list-style-name="L61">
      <style:paragraph-properties fo:text-align="end" style:justify-single-word="false" style:writing-mode="rl-tb"/>
      <style:text-properties officeooo:rsid="0e87b984" officeooo:paragraph-rsid="0e8b25b5"/>
    </style:style>
    <style:style style:name="P1584" style:family="paragraph" style:parent-style-name="Standard" style:list-style-name="L61">
      <style:paragraph-properties fo:text-align="end" style:justify-single-word="false" style:writing-mode="rl-tb"/>
      <style:text-properties officeooo:rsid="0e87b984" officeooo:paragraph-rsid="0e90cdd6"/>
    </style:style>
    <style:style style:name="P1585" style:family="paragraph" style:parent-style-name="Standard" style:list-style-name="L61">
      <style:paragraph-properties fo:text-align="end" style:justify-single-word="false" style:writing-mode="rl-tb"/>
      <style:text-properties officeooo:rsid="0ead15a6" officeooo:paragraph-rsid="0ead15a6"/>
    </style:style>
    <style:style style:name="P1586" style:family="paragraph" style:parent-style-name="Standard" style:list-style-name="L62">
      <style:paragraph-properties fo:text-align="end" style:justify-single-word="false" style:writing-mode="rl-tb"/>
      <style:text-properties officeooo:rsid="0ebb1696" officeooo:paragraph-rsid="0ebb1696"/>
    </style:style>
    <style:style style:name="P1587" style:family="paragraph" style:parent-style-name="Standard" style:list-style-name="L62">
      <style:paragraph-properties fo:text-align="end" style:justify-single-word="false" style:writing-mode="rl-tb"/>
      <style:text-properties officeooo:rsid="0ebcf53d" officeooo:paragraph-rsid="0ebcf53d"/>
    </style:style>
    <style:style style:name="P1588" style:family="paragraph" style:parent-style-name="Standard" style:list-style-name="L62">
      <style:paragraph-properties fo:text-align="end" style:justify-single-word="false" style:writing-mode="rl-tb"/>
      <style:text-properties officeooo:rsid="0ec04313" officeooo:paragraph-rsid="0ec04313"/>
    </style:style>
    <style:style style:name="P1589" style:family="paragraph" style:parent-style-name="Standard" style:list-style-name="L63">
      <style:paragraph-properties fo:text-align="end" style:justify-single-word="false" style:writing-mode="rl-tb"/>
      <style:text-properties officeooo:rsid="0ec04313" officeooo:paragraph-rsid="0ecfa3d7"/>
    </style:style>
    <style:style style:name="P1590" style:family="paragraph" style:parent-style-name="Standard" style:list-style-name="L62">
      <style:paragraph-properties fo:text-align="end" style:justify-single-word="false" style:writing-mode="rl-tb"/>
      <style:text-properties officeooo:rsid="0ec65ced" officeooo:paragraph-rsid="0ec65ced"/>
    </style:style>
    <style:style style:name="P1591" style:family="paragraph" style:parent-style-name="Standard" style:list-style-name="L63">
      <style:paragraph-properties fo:text-align="justify" style:justify-single-word="false" style:writing-mode="rl-tb"/>
      <style:text-properties officeooo:rsid="0ecdd9b0" officeooo:paragraph-rsid="0ecdd9b0"/>
    </style:style>
    <style:style style:name="P1592" style:family="paragraph" style:parent-style-name="Standard" style:list-style-name="L63">
      <style:paragraph-properties fo:text-align="justify" style:justify-single-word="false" style:writing-mode="rl-tb"/>
      <style:text-properties officeooo:rsid="0ed15aef" officeooo:paragraph-rsid="0ed15aef"/>
    </style:style>
    <style:style style:name="P1593" style:family="paragraph" style:parent-style-name="Standard" style:list-style-name="L63">
      <style:paragraph-properties fo:text-align="justify" style:justify-single-word="false" style:writing-mode="rl-tb"/>
      <style:text-properties officeooo:rsid="0f0c1a8a" officeooo:paragraph-rsid="0f0c1a8a"/>
    </style:style>
    <style:style style:name="P1594" style:family="paragraph" style:parent-style-name="Standard" style:list-style-name="L64">
      <style:paragraph-properties fo:text-align="justify" style:justify-single-word="false" style:writing-mode="rl-tb"/>
      <style:text-properties officeooo:rsid="0f2498d0" officeooo:paragraph-rsid="0f2498d0"/>
    </style:style>
    <style:style style:name="P1595" style:family="paragraph" style:parent-style-name="Standard" style:list-style-name="L64">
      <style:paragraph-properties fo:text-align="justify" style:justify-single-word="false" style:writing-mode="rl-tb"/>
      <style:text-properties officeooo:rsid="0f25c52d" officeooo:paragraph-rsid="0f25c52d"/>
    </style:style>
    <style:style style:name="P1596" style:family="paragraph" style:parent-style-name="Standard" style:list-style-name="L64">
      <style:paragraph-properties fo:text-align="justify" style:justify-single-word="false" style:writing-mode="rl-tb"/>
      <style:text-properties officeooo:rsid="0f46dd73" officeooo:paragraph-rsid="0f46dd73"/>
    </style:style>
    <style:style style:name="P1597" style:family="paragraph" style:parent-style-name="Standard" style:list-style-name="L65">
      <style:paragraph-properties fo:text-align="justify" style:justify-single-word="false" style:writing-mode="rl-tb"/>
      <style:text-properties officeooo:rsid="0f46dd73" officeooo:paragraph-rsid="0f4b2455"/>
    </style:style>
    <style:style style:name="P1598" style:family="paragraph" style:parent-style-name="Standard" style:list-style-name="L64">
      <style:paragraph-properties fo:text-align="justify" style:justify-single-word="false" style:writing-mode="rl-tb"/>
      <style:text-properties officeooo:rsid="0f2650f8" officeooo:paragraph-rsid="0f2650f8"/>
    </style:style>
    <style:style style:name="P1599" style:family="paragraph" style:parent-style-name="Standard" style:list-style-name="L64">
      <style:paragraph-properties fo:text-align="justify" style:justify-single-word="false" style:writing-mode="rl-tb"/>
      <style:text-properties officeooo:rsid="0f68e631" officeooo:paragraph-rsid="0f6ad2fc"/>
    </style:style>
    <style:style style:name="P1600" style:family="paragraph" style:parent-style-name="Standard" style:list-style-name="L65">
      <style:paragraph-properties fo:text-align="justify" style:justify-single-word="false" style:writing-mode="rl-tb"/>
      <style:text-properties officeooo:rsid="0f68e631" officeooo:paragraph-rsid="0f68e631"/>
    </style:style>
    <style:style style:name="P1601" style:family="paragraph" style:parent-style-name="Standard" style:list-style-name="L66">
      <style:paragraph-properties fo:text-align="justify" style:justify-single-word="false" style:writing-mode="rl-tb"/>
      <style:text-properties officeooo:rsid="0f68e631" officeooo:paragraph-rsid="0f6d04b6"/>
    </style:style>
    <style:style style:name="P1602" style:family="paragraph" style:parent-style-name="Standard" style:list-style-name="L65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1603" style:family="paragraph" style:parent-style-name="Standard" style:list-style-name="L66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1604" style:family="paragraph" style:parent-style-name="Standard" style:list-style-name="L66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1605" style:family="paragraph" style:parent-style-name="Standard" style:list-style-name="L66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1606" style:family="paragraph" style:parent-style-name="Standard" style:list-style-name="L66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1607" style:family="paragraph" style:parent-style-name="Standard" style:list-style-name="L66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1608" style:family="paragraph" style:parent-style-name="Standard" style:list-style-name="L64">
      <style:paragraph-properties fo:text-align="justify" style:justify-single-word="false" style:writing-mode="rl-tb"/>
      <style:text-properties officeooo:rsid="0f2a7089" officeooo:paragraph-rsid="0f2a7089"/>
    </style:style>
    <style:style style:name="P1609" style:family="paragraph" style:parent-style-name="Standard" style:list-style-name="L65">
      <style:paragraph-properties fo:text-align="justify" style:justify-single-word="false" style:writing-mode="rl-tb"/>
      <style:text-properties officeooo:rsid="0f36e012" officeooo:paragraph-rsid="0f36e012"/>
    </style:style>
    <style:style style:name="P1610" style:family="paragraph" style:parent-style-name="Standard" style:list-style-name="L65">
      <style:paragraph-properties fo:text-align="justify" style:justify-single-word="false" style:writing-mode="rl-tb"/>
      <style:text-properties officeooo:rsid="0f38c1ef" officeooo:paragraph-rsid="0f38c1ef"/>
    </style:style>
    <style:style style:name="P1611" style:family="paragraph" style:parent-style-name="Standard" style:list-style-name="L65">
      <style:paragraph-properties fo:text-align="justify" style:justify-single-word="false" style:writing-mode="rl-tb"/>
      <style:text-properties officeooo:rsid="0f3d6d2d" officeooo:paragraph-rsid="0f3d6d2d"/>
    </style:style>
    <style:style style:name="P1612" style:family="paragraph" style:parent-style-name="Standard" style:list-style-name="L65">
      <style:paragraph-properties fo:text-align="justify" style:justify-single-word="false" style:writing-mode="rl-tb"/>
      <style:text-properties officeooo:rsid="0f5679ee" officeooo:paragraph-rsid="0f5679ee"/>
    </style:style>
    <style:style style:name="P1613" style:family="paragraph" style:parent-style-name="Standard" style:list-style-name="L65">
      <style:paragraph-properties fo:text-align="justify" style:justify-single-word="false" style:writing-mode="rl-tb"/>
      <style:text-properties officeooo:rsid="0f44e14f" officeooo:paragraph-rsid="0f44e14f"/>
    </style:style>
    <style:style style:name="P1614" style:family="paragraph" style:parent-style-name="Standard" style:list-style-name="L65">
      <style:paragraph-properties fo:text-align="justify" style:justify-single-word="false" style:writing-mode="rl-tb"/>
      <style:text-properties officeooo:rsid="0f515a3d" officeooo:paragraph-rsid="0f515a3d"/>
    </style:style>
    <style:style style:name="P1615" style:family="paragraph" style:parent-style-name="Standard" style:list-style-name="L65">
      <style:paragraph-properties fo:text-align="justify" style:justify-single-word="false" style:writing-mode="rl-tb"/>
      <style:text-properties officeooo:rsid="0f515a3d" officeooo:paragraph-rsid="0f5679ee"/>
    </style:style>
    <style:style style:name="P1616" style:family="paragraph" style:parent-style-name="Standard" style:list-style-name="L65">
      <style:paragraph-properties fo:text-align="justify" style:justify-single-word="false" style:writing-mode="rl-tb"/>
      <style:text-properties officeooo:rsid="0f5c1e5b" officeooo:paragraph-rsid="0f5c1e5b"/>
    </style:style>
    <style:style style:name="P1617" style:family="paragraph" style:parent-style-name="Standard" style:list-style-name="L66">
      <style:paragraph-properties fo:text-align="end" style:justify-single-word="false" style:writing-mode="rl-tb"/>
      <style:text-properties officeooo:rsid="0f86e04d" officeooo:paragraph-rsid="0f86e04d"/>
    </style:style>
    <style:style style:name="P1618" style:family="paragraph" style:parent-style-name="Standard" style:list-style-name="L67">
      <style:paragraph-properties fo:text-align="end" style:justify-single-word="false" style:writing-mode="rl-tb"/>
      <style:text-properties officeooo:rsid="0f9621ed" officeooo:paragraph-rsid="0f9621ed"/>
    </style:style>
    <style:style style:name="P1619" style:family="paragraph" style:parent-style-name="Standard" style:list-style-name="L67">
      <style:paragraph-properties fo:text-align="end" style:justify-single-word="false" style:writing-mode="rl-tb"/>
      <style:text-properties officeooo:rsid="0f97559d" officeooo:paragraph-rsid="0f97559d"/>
    </style:style>
    <style:style style:name="P1620" style:family="paragraph" style:parent-style-name="Standard" style:list-style-name="L67">
      <style:paragraph-properties fo:text-align="end" style:justify-single-word="false" style:writing-mode="rl-tb"/>
      <style:text-properties officeooo:rsid="0f98d32e" officeooo:paragraph-rsid="0f98d32e"/>
    </style:style>
    <style:style style:name="P1621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1622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162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1624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06e2f5d"/>
    </style:style>
    <style:style style:name="P1625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paragraph-rsid="10a68377"/>
    </style:style>
    <style:style style:name="P1626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627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1628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1629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1630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631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4d3e4" officeooo:paragraph-rsid="1064d3e4"/>
    </style:style>
    <style:style style:name="P1632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0212" officeooo:paragraph-rsid="10660212"/>
    </style:style>
    <style:style style:name="P1633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634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8ae05b"/>
    </style:style>
    <style:style style:name="P1635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4ccf" officeooo:paragraph-rsid="10664ccf"/>
    </style:style>
    <style:style style:name="P1636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af17" officeooo:paragraph-rsid="1088af17"/>
    </style:style>
    <style:style style:name="P1637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638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b155c4" officeooo:paragraph-rsid="10b155c4"/>
    </style:style>
    <style:style style:name="P1639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77db1" officeooo:paragraph-rsid="10c77db1"/>
    </style:style>
    <style:style style:name="P1640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641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af17" officeooo:paragraph-rsid="1088af17"/>
    </style:style>
    <style:style style:name="P1642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bed9" officeooo:paragraph-rsid="1088bed9"/>
    </style:style>
    <style:style style:name="P1643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ea395" officeooo:paragraph-rsid="108ea395"/>
    </style:style>
    <style:style style:name="P1644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93732e" officeooo:paragraph-rsid="1093732e"/>
    </style:style>
    <style:style style:name="P1645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4ec07" officeooo:paragraph-rsid="10a4ec07"/>
    </style:style>
    <style:style style:name="P1646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a68377"/>
    </style:style>
    <style:style style:name="P1647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c93e3d"/>
    </style:style>
    <style:style style:name="P1648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1649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105080be" officeooo:paragraph-rsid="105ce0c7"/>
    </style:style>
    <style:style style:name="P1650" style:family="paragraph" style:parent-style-name="Standard" style:list-style-name="L1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6e2f5d" officeooo:paragraph-rsid="106e2f5d"/>
    </style:style>
    <style:style style:name="P1651" style:family="paragraph" style:parent-style-name="Standard" style:list-style-name="L16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0d4cd3e"/>
    </style:style>
    <style:style style:name="P1652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1653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1654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1655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1656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1657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1658" style:family="paragraph" style:parent-style-name="Standard" style:list-style-name="L18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1659" style:family="paragraph" style:parent-style-name="Standard" style:list-style-name="L19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1660" style:family="paragraph" style:parent-style-name="Standard" style:list-style-name="L20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1661" style:family="paragraph" style:parent-style-name="Standard" style:list-style-name="L21">
      <style:paragraph-properties fo:text-align="end" style:justify-single-word="false" fo:break-before="page" style:writing-mode="rl-tb"/>
      <style:text-properties officeooo:paragraph-rsid="03bd7a25"/>
    </style:style>
    <style:style style:name="P1662" style:family="paragraph" style:parent-style-name="Standard" style:list-style-name="L22">
      <style:paragraph-properties fo:text-align="end" style:justify-single-word="false" fo:break-before="page" style:writing-mode="rl-tb"/>
      <style:text-properties officeooo:paragraph-rsid="04444c3d"/>
    </style:style>
    <style:style style:name="P1663" style:family="paragraph" style:parent-style-name="Standard" style:list-style-name="L23">
      <style:paragraph-properties fo:text-align="end" style:justify-single-word="false" fo:break-before="page" style:writing-mode="rl-tb"/>
      <style:text-properties officeooo:paragraph-rsid="04760349"/>
    </style:style>
    <style:style style:name="P1664" style:family="paragraph" style:parent-style-name="Standard" style:list-style-name="L31">
      <style:paragraph-properties fo:text-align="end" style:justify-single-word="false" fo:break-before="page" style:writing-mode="rl-tb"/>
      <style:text-properties officeooo:paragraph-rsid="05a6b8de"/>
    </style:style>
    <style:style style:name="P1665" style:family="paragraph" style:parent-style-name="Standard" style:list-style-name="L26">
      <style:paragraph-properties fo:text-align="end" style:justify-single-word="false" fo:break-before="page" style:writing-mode="rl-tb"/>
      <style:text-properties officeooo:paragraph-rsid="06039487"/>
    </style:style>
    <style:style style:name="P1666" style:family="paragraph" style:parent-style-name="Standard" style:list-style-name="L26">
      <style:paragraph-properties fo:text-align="end" style:justify-single-word="false" fo:break-before="page" style:writing-mode="rl-tb"/>
      <style:text-properties officeooo:paragraph-rsid="09a5177b"/>
    </style:style>
    <style:style style:name="P1667" style:family="paragraph" style:parent-style-name="Standard" style:list-style-name="L39">
      <style:paragraph-properties fo:text-align="end" style:justify-single-word="false" fo:break-before="page" style:writing-mode="rl-tb"/>
      <style:text-properties officeooo:paragraph-rsid="08ea31f0"/>
    </style:style>
    <style:style style:name="P1668" style:family="paragraph" style:parent-style-name="Standard" style:list-style-name="L50">
      <style:paragraph-properties fo:text-align="end" style:justify-single-word="false" fo:break-before="page" style:writing-mode="rl-tb"/>
      <style:text-properties officeooo:paragraph-rsid="0ee7fa0d"/>
    </style:style>
    <style:style style:name="P1669" style:family="paragraph" style:parent-style-name="Standard" style:list-style-name="L51">
      <style:paragraph-properties fo:text-align="end" style:justify-single-word="false" fo:break-before="page" style:writing-mode="rl-tb"/>
      <style:text-properties officeooo:paragraph-rsid="0d56dd8a"/>
    </style:style>
    <style:style style:name="P1670" style:family="paragraph" style:parent-style-name="Standard" style:list-style-name="L53">
      <style:paragraph-properties fo:text-align="end" style:justify-single-word="false" fo:break-before="page" style:writing-mode="rl-tb"/>
      <style:text-properties officeooo:paragraph-rsid="0de2c30d"/>
    </style:style>
    <style:style style:name="P1671" style:family="paragraph" style:parent-style-name="Standard" style:list-style-name="L56">
      <style:paragraph-properties fo:text-align="end" style:justify-single-word="false" fo:break-before="page" style:writing-mode="rl-tb"/>
      <style:text-properties officeooo:paragraph-rsid="0e300352"/>
    </style:style>
    <style:style style:name="P1672" style:family="paragraph" style:parent-style-name="Standard" style:list-style-name="L60">
      <style:paragraph-properties fo:text-align="end" style:justify-single-word="false" fo:break-before="page" style:writing-mode="rl-tb"/>
      <style:text-properties officeooo:paragraph-rsid="0e709bd9"/>
    </style:style>
    <style:style style:name="P1673" style:family="paragraph" style:parent-style-name="Standard" style:list-style-name="L66">
      <style:paragraph-properties fo:text-align="end" style:justify-single-word="false" fo:break-before="page" style:writing-mode="rl-tb"/>
      <style:text-properties officeooo:paragraph-rsid="0f6f2f05"/>
    </style:style>
    <style:style style:name="P1674" style:family="paragraph" style:parent-style-name="Standard" style:list-style-name="L24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1675" style:family="paragraph" style:parent-style-name="Standard" style:list-style-name="L25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1676" style:family="paragraph" style:parent-style-name="Standard" style:list-style-name="L27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1677" style:family="paragraph" style:parent-style-name="Standard" style:list-style-name="L29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1678" style:family="paragraph" style:parent-style-name="Standard" style:list-style-name="L32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1679" style:family="paragraph" style:parent-style-name="Standard" style:list-style-name="L35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1680" style:family="paragraph" style:parent-style-name="Standard" style:list-style-name="L36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1681" style:family="paragraph" style:parent-style-name="Standard" style:list-style-name="L37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1682" style:family="paragraph" style:parent-style-name="Standard" style:list-style-name="L38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1683" style:family="paragraph" style:parent-style-name="Standard" style:list-style-name="L39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1684" style:family="paragraph" style:parent-style-name="Standard" style:list-style-name="L39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1685" style:family="paragraph" style:parent-style-name="Standard" style:list-style-name="L41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1686" style:family="paragraph" style:parent-style-name="Standard" style:list-style-name="L42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1687" style:family="paragraph" style:parent-style-name="Standard" style:list-style-name="L43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1688" style:family="paragraph" style:parent-style-name="Standard" style:list-style-name="L44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1689" style:family="paragraph" style:parent-style-name="Standard" style:list-style-name="L46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1690" style:family="paragraph" style:parent-style-name="Standard" style:list-style-name="L45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1691" style:family="paragraph" style:parent-style-name="Standard" style:list-style-name="L47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1692" style:family="paragraph" style:parent-style-name="Standard" style:list-style-name="L49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1693" style:family="paragraph" style:parent-style-name="Standard" style:list-style-name="L50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1694" style:family="paragraph" style:parent-style-name="Standard" style:list-style-name="L52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1695" style:family="paragraph" style:parent-style-name="Standard" style:list-style-name="L53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1696" style:family="paragraph" style:parent-style-name="Standard" style:list-style-name="L55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1697" style:family="paragraph" style:parent-style-name="Standard" style:list-style-name="L57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1698" style:family="paragraph" style:parent-style-name="Standard" style:list-style-name="L51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1699" style:family="paragraph" style:parent-style-name="Standard" style:list-style-name="L59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1700" style:family="paragraph" style:parent-style-name="Standard" style:list-style-name="L61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1701" style:family="paragraph" style:parent-style-name="Standard" style:list-style-name="L62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1702" style:family="paragraph" style:parent-style-name="Standard" style:list-style-name="L63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1703" style:family="paragraph" style:parent-style-name="Standard" style:list-style-name="L64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1704" style:family="paragraph" style:parent-style-name="Standard" style:list-style-name="L65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1705" style:family="paragraph" style:parent-style-name="Standard" style:list-style-name="L65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1706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1707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1708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1709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1710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1711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1712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1713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1714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1715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1716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1717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1718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1719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1720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1721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1722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1723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1724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1725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1726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 officeooo:rsid="0332e230"/>
    </style:style>
    <style:style style:name="T199" style:family="text">
      <style:text-properties style:text-underline-style="none" officeooo:rsid="032f13da"/>
    </style:style>
    <style:style style:name="T200" style:family="text">
      <style:text-properties style:text-underline-style="none" officeooo:rsid="037d66f3"/>
    </style:style>
    <style:style style:name="T201" style:family="text">
      <style:text-properties style:text-underline-style="none" officeooo:rsid="037df483"/>
    </style:style>
    <style:style style:name="T202" style:family="text">
      <style:text-properties style:text-underline-style="none" officeooo:rsid="03e3b28c"/>
    </style:style>
    <style:style style:name="T203" style:family="text">
      <style:text-properties style:text-underline-style="none" officeooo:rsid="03e1f152"/>
    </style:style>
    <style:style style:name="T204" style:family="text">
      <style:text-properties style:text-underline-style="none" officeooo:rsid="03bd7a25"/>
    </style:style>
    <style:style style:name="T205" style:family="text">
      <style:text-properties style:text-underline-style="none" officeooo:rsid="106e2f5d"/>
    </style:style>
    <style:style style:name="T206" style:family="text">
      <style:text-properties style:text-underline-style="none" officeooo:rsid="1071f40b"/>
    </style:style>
    <style:style style:name="T207" style:family="text">
      <style:text-properties style:text-underline-style="none" officeooo:rsid="108bdf60"/>
    </style:style>
    <style:style style:name="T208" style:family="text">
      <style:text-properties style:text-underline-style="none" officeooo:rsid="108cbfe7"/>
    </style:style>
    <style:style style:name="T209" style:family="text">
      <style:text-properties style:text-underline-style="none" officeooo:rsid="10901090"/>
    </style:style>
    <style:style style:name="T210" style:family="text">
      <style:text-properties style:text-underline-style="none" officeooo:rsid="1091b275"/>
    </style:style>
    <style:style style:name="T211" style:family="text">
      <style:text-properties style:text-underline-style="none" officeooo:rsid="10a84146"/>
    </style:style>
    <style:style style:name="T212" style:family="text">
      <style:text-properties style:text-underline-style="none" officeooo:rsid="10a9c0da"/>
    </style:style>
    <style:style style:name="T213" style:family="text">
      <style:text-properties style:text-underline-style="none" officeooo:rsid="10aa3f3a"/>
    </style:style>
    <style:style style:name="T214" style:family="text">
      <style:text-properties style:text-underline-style="none" officeooo:rsid="10abb7ca"/>
    </style:style>
    <style:style style:name="T215" style:family="text">
      <style:text-properties style:text-underline-style="none" officeooo:rsid="10a68377"/>
    </style:style>
    <style:style style:name="T216" style:family="text">
      <style:text-properties style:text-underline-style="none" officeooo:rsid="10af39d9"/>
    </style:style>
    <style:style style:name="T217" style:family="text">
      <style:text-properties style:text-underline-style="none" officeooo:rsid="10ad43a3"/>
    </style:style>
    <style:style style:name="T218" style:family="text">
      <style:text-properties style:text-underline-style="none" officeooo:rsid="10b155c4"/>
    </style:style>
    <style:style style:name="T219" style:family="text">
      <style:text-properties style:text-underline-style="none" officeooo:rsid="10d4cd3e"/>
    </style:style>
    <style:style style:name="T220" style:family="text">
      <style:text-properties officeooo:rsid="03345985"/>
    </style:style>
    <style:style style:name="T221" style:family="text">
      <style:text-properties officeooo:rsid="03351150"/>
    </style:style>
    <style:style style:name="T222" style:family="text">
      <style:text-properties officeooo:rsid="0336499b"/>
    </style:style>
    <style:style style:name="T223" style:family="text">
      <style:text-properties officeooo:rsid="03369227"/>
    </style:style>
    <style:style style:name="T224" style:family="text">
      <style:text-properties officeooo:rsid="03384aa5"/>
    </style:style>
    <style:style style:name="T225" style:family="text">
      <style:text-properties officeooo:rsid="03388be2"/>
    </style:style>
    <style:style style:name="T226" style:family="text">
      <style:text-properties officeooo:rsid="0339bc66"/>
    </style:style>
    <style:style style:name="T227" style:family="text">
      <style:text-properties officeooo:rsid="033bc944"/>
    </style:style>
    <style:style style:name="T228" style:family="text">
      <style:text-properties officeooo:rsid="033d0e52"/>
    </style:style>
    <style:style style:name="T229" style:family="text">
      <style:text-properties officeooo:rsid="033e06ec"/>
    </style:style>
    <style:style style:name="T230" style:family="text">
      <style:text-properties officeooo:rsid="0340dc7d"/>
    </style:style>
    <style:style style:name="T231" style:family="text">
      <style:text-properties officeooo:rsid="034efb90"/>
    </style:style>
    <style:style style:name="T232" style:family="text">
      <style:text-properties officeooo:rsid="0351ee97"/>
    </style:style>
    <style:style style:name="T233" style:family="text">
      <style:text-properties officeooo:rsid="03530ab1"/>
    </style:style>
    <style:style style:name="T234" style:family="text">
      <style:text-properties officeooo:rsid="0353f661"/>
    </style:style>
    <style:style style:name="T235" style:family="text">
      <style:text-properties officeooo:rsid="03541eca"/>
    </style:style>
    <style:style style:name="T236" style:family="text">
      <style:text-properties officeooo:rsid="035482d1"/>
    </style:style>
    <style:style style:name="T237" style:family="text">
      <style:text-properties officeooo:rsid="0355fa86"/>
    </style:style>
    <style:style style:name="T238" style:family="text">
      <style:text-properties officeooo:rsid="0357b0f3"/>
    </style:style>
    <style:style style:name="T239" style:family="text">
      <style:text-properties officeooo:rsid="03598c47"/>
    </style:style>
    <style:style style:name="T240" style:family="text">
      <style:text-properties officeooo:rsid="0362c6a2"/>
    </style:style>
    <style:style style:name="T241" style:family="text">
      <style:text-properties officeooo:rsid="036c190a"/>
    </style:style>
    <style:style style:name="T242" style:family="text">
      <style:text-properties officeooo:rsid="036ec967"/>
    </style:style>
    <style:style style:name="T243" style:family="text">
      <style:text-properties officeooo:rsid="036f6500"/>
    </style:style>
    <style:style style:name="T244" style:family="text">
      <style:text-properties officeooo:rsid="03728642"/>
    </style:style>
    <style:style style:name="T245" style:family="text">
      <style:text-properties officeooo:rsid="03733bd2"/>
    </style:style>
    <style:style style:name="T246" style:family="text">
      <style:text-properties officeooo:rsid="0377a359"/>
    </style:style>
    <style:style style:name="T247" style:family="text">
      <style:text-properties officeooo:rsid="0378a182"/>
    </style:style>
    <style:style style:name="T248" style:family="text">
      <style:text-properties officeooo:rsid="037925b3"/>
    </style:style>
    <style:style style:name="T249" style:family="text">
      <style:text-properties officeooo:rsid="037d66f3"/>
    </style:style>
    <style:style style:name="T250" style:family="text">
      <style:text-properties officeooo:rsid="037df483"/>
    </style:style>
    <style:style style:name="T251" style:family="text">
      <style:text-properties officeooo:rsid="0386d24a"/>
    </style:style>
    <style:style style:name="T252" style:family="text">
      <style:text-properties officeooo:rsid="038784e1"/>
    </style:style>
    <style:style style:name="T253" style:family="text">
      <style:text-properties officeooo:rsid="03889fb2"/>
    </style:style>
    <style:style style:name="T254" style:family="text">
      <style:text-properties officeooo:rsid="0388e03f"/>
    </style:style>
    <style:style style:name="T255" style:family="text">
      <style:text-properties officeooo:rsid="038b53a7"/>
    </style:style>
    <style:style style:name="T256" style:family="text">
      <style:text-properties officeooo:rsid="038c481d"/>
    </style:style>
    <style:style style:name="T257" style:family="text">
      <style:text-properties officeooo:rsid="03a97b89"/>
    </style:style>
    <style:style style:name="T258" style:family="text">
      <style:text-properties officeooo:rsid="03b8d052"/>
    </style:style>
    <style:style style:name="T259" style:family="text">
      <style:text-properties officeooo:rsid="03c48b2b"/>
    </style:style>
    <style:style style:name="T260" style:family="text">
      <style:text-properties officeooo:rsid="03c86a87"/>
    </style:style>
    <style:style style:name="T261" style:family="text">
      <style:text-properties officeooo:rsid="03c8f71a"/>
    </style:style>
    <style:style style:name="T262" style:family="text">
      <style:text-properties officeooo:rsid="03c965bb"/>
    </style:style>
    <style:style style:name="T263" style:family="text">
      <style:text-properties officeooo:rsid="03cac55d"/>
    </style:style>
    <style:style style:name="T264" style:family="text">
      <style:text-properties officeooo:rsid="03cd7025"/>
    </style:style>
    <style:style style:name="T265" style:family="text">
      <style:text-properties officeooo:rsid="03cee0e4"/>
    </style:style>
    <style:style style:name="T266" style:family="text">
      <style:text-properties officeooo:rsid="03cfcc00"/>
    </style:style>
    <style:style style:name="T267" style:family="text">
      <style:text-properties officeooo:rsid="03d434b0"/>
    </style:style>
    <style:style style:name="T268" style:family="text">
      <style:text-properties officeooo:rsid="03d82e96"/>
    </style:style>
    <style:style style:name="T269" style:family="text">
      <style:text-properties officeooo:rsid="03da59e0"/>
    </style:style>
    <style:style style:name="T270" style:family="text">
      <style:text-properties officeooo:rsid="03dd41cb"/>
    </style:style>
    <style:style style:name="T271" style:family="text">
      <style:text-properties officeooo:rsid="03ddc929"/>
    </style:style>
    <style:style style:name="T272" style:family="text">
      <style:text-properties officeooo:rsid="03ddfda7"/>
    </style:style>
    <style:style style:name="T273" style:family="text">
      <style:text-properties officeooo:rsid="03f37b94"/>
    </style:style>
    <style:style style:name="T274" style:family="text">
      <style:text-properties officeooo:rsid="03f4c6c7"/>
    </style:style>
    <style:style style:name="T275" style:family="text">
      <style:text-properties officeooo:rsid="03f52a10"/>
    </style:style>
    <style:style style:name="T276" style:family="text">
      <style:text-properties officeooo:rsid="03f589bf"/>
    </style:style>
    <style:style style:name="T277" style:family="text">
      <style:text-properties officeooo:rsid="03f73fbe"/>
    </style:style>
    <style:style style:name="T278" style:family="text">
      <style:text-properties officeooo:rsid="0409078f"/>
    </style:style>
    <style:style style:name="T279" style:family="text">
      <style:text-properties officeooo:rsid="040b3d0e"/>
    </style:style>
    <style:style style:name="T280" style:family="text">
      <style:text-properties officeooo:rsid="0410cd87"/>
    </style:style>
    <style:style style:name="T281" style:family="text">
      <style:text-properties officeooo:rsid="04167f34"/>
    </style:style>
    <style:style style:name="T282" style:family="text">
      <style:text-properties officeooo:rsid="0417e846"/>
    </style:style>
    <style:style style:name="T283" style:family="text">
      <style:text-properties officeooo:rsid="042a1330"/>
    </style:style>
    <style:style style:name="T284" style:family="text">
      <style:text-properties officeooo:rsid="042b250d"/>
    </style:style>
    <style:style style:name="T285" style:family="text">
      <style:text-properties officeooo:rsid="043404f6"/>
    </style:style>
    <style:style style:name="T286" style:family="text">
      <style:text-properties officeooo:rsid="04373da3"/>
    </style:style>
    <style:style style:name="T287" style:family="text">
      <style:text-properties officeooo:rsid="043762ad"/>
    </style:style>
    <style:style style:name="T288" style:family="text">
      <style:text-properties officeooo:rsid="04384de0"/>
    </style:style>
    <style:style style:name="T289" style:family="text">
      <style:text-properties officeooo:rsid="043f1e32"/>
    </style:style>
    <style:style style:name="T290" style:family="text">
      <style:text-properties officeooo:rsid="042865e2"/>
    </style:style>
    <style:style style:name="T291" style:family="text">
      <style:text-properties officeooo:rsid="0440d4fe"/>
    </style:style>
    <style:style style:name="T292" style:family="text">
      <style:text-properties officeooo:rsid="04444c3d"/>
    </style:style>
    <style:style style:name="T293" style:family="text">
      <style:text-properties officeooo:rsid="0444a83b"/>
    </style:style>
    <style:style style:name="T294" style:family="text">
      <style:text-properties officeooo:rsid="0447083a"/>
    </style:style>
    <style:style style:name="T295" style:family="text">
      <style:text-properties officeooo:rsid="0448878e"/>
    </style:style>
    <style:style style:name="T296" style:family="text">
      <style:text-properties officeooo:rsid="044a24f3"/>
    </style:style>
    <style:style style:name="T297" style:family="text">
      <style:text-properties officeooo:rsid="044a4053"/>
    </style:style>
    <style:style style:name="T298" style:family="text">
      <style:text-properties officeooo:rsid="0457503b"/>
    </style:style>
    <style:style style:name="T299" style:family="text">
      <style:text-properties officeooo:rsid="045f7918"/>
    </style:style>
    <style:style style:name="T300" style:family="text">
      <style:text-properties officeooo:rsid="046ecd2a"/>
    </style:style>
    <style:style style:name="T301" style:family="text">
      <style:text-properties officeooo:rsid="047008a8"/>
    </style:style>
    <style:style style:name="T302" style:family="text">
      <style:text-properties officeooo:rsid="0470ab49"/>
    </style:style>
    <style:style style:name="T303" style:family="text">
      <style:text-properties officeooo:rsid="04740be1"/>
    </style:style>
    <style:style style:name="T304" style:family="text">
      <style:text-properties officeooo:rsid="04760349"/>
    </style:style>
    <style:style style:name="T305" style:family="text">
      <style:text-properties officeooo:rsid="0477d044"/>
    </style:style>
    <style:style style:name="T306" style:family="text">
      <style:text-properties officeooo:rsid="0477e19b"/>
    </style:style>
    <style:style style:name="T307" style:family="text">
      <style:text-properties officeooo:rsid="0479476a"/>
    </style:style>
    <style:style style:name="T308" style:family="text">
      <style:text-properties officeooo:rsid="047af542"/>
    </style:style>
    <style:style style:name="T309" style:family="text">
      <style:text-properties officeooo:rsid="047cbb16"/>
    </style:style>
    <style:style style:name="T310" style:family="text">
      <style:text-properties officeooo:rsid="047ea790"/>
    </style:style>
    <style:style style:name="T311" style:family="text">
      <style:text-properties officeooo:rsid="0483e3a5"/>
    </style:style>
    <style:style style:name="T312" style:family="text">
      <style:text-properties officeooo:rsid="0488cc9c"/>
    </style:style>
    <style:style style:name="T313" style:family="text">
      <style:text-properties officeooo:rsid="048a6712"/>
    </style:style>
    <style:style style:name="T314" style:family="text">
      <style:text-properties officeooo:rsid="048f7b55"/>
    </style:style>
    <style:style style:name="T315" style:family="text">
      <style:text-properties officeooo:rsid="0496591e"/>
    </style:style>
    <style:style style:name="T316" style:family="text">
      <style:text-properties officeooo:rsid="0496bbe9"/>
    </style:style>
    <style:style style:name="T317" style:family="text">
      <style:text-properties officeooo:rsid="049af696"/>
    </style:style>
    <style:style style:name="T318" style:family="text">
      <style:text-properties officeooo:rsid="049ebe11"/>
    </style:style>
    <style:style style:name="T319" style:family="text">
      <style:text-properties officeooo:rsid="04a3bc74"/>
    </style:style>
    <style:style style:name="T320" style:family="text">
      <style:text-properties officeooo:rsid="04a487b5"/>
    </style:style>
    <style:style style:name="T321" style:family="text">
      <style:text-properties officeooo:rsid="04a62139"/>
    </style:style>
    <style:style style:name="T322" style:family="text">
      <style:text-properties officeooo:rsid="04a69a8e"/>
    </style:style>
    <style:style style:name="T323" style:family="text">
      <style:text-properties officeooo:rsid="04a94496"/>
    </style:style>
    <style:style style:name="T324" style:family="text">
      <style:text-properties officeooo:rsid="04aa7bd8"/>
    </style:style>
    <style:style style:name="T325" style:family="text">
      <style:text-properties officeooo:rsid="04ac1ab9"/>
    </style:style>
    <style:style style:name="T326" style:family="text">
      <style:text-properties officeooo:rsid="04ada906"/>
    </style:style>
    <style:style style:name="T327" style:family="text">
      <style:text-properties officeooo:rsid="04b01da6"/>
    </style:style>
    <style:style style:name="T328" style:family="text">
      <style:text-properties officeooo:rsid="04b1f34f"/>
    </style:style>
    <style:style style:name="T329" style:family="text">
      <style:text-properties officeooo:rsid="04b5bfe1"/>
    </style:style>
    <style:style style:name="T330" style:family="text">
      <style:text-properties officeooo:rsid="04b954e6"/>
    </style:style>
    <style:style style:name="T331" style:family="text">
      <style:text-properties officeooo:rsid="04c076f8"/>
    </style:style>
    <style:style style:name="T332" style:family="text">
      <style:text-properties officeooo:rsid="04c19e8d"/>
    </style:style>
    <style:style style:name="T333" style:family="text">
      <style:text-properties officeooo:rsid="04cf7db4"/>
    </style:style>
    <style:style style:name="T334" style:family="text">
      <style:text-properties officeooo:rsid="04d0aea7"/>
    </style:style>
    <style:style style:name="T335" style:family="text">
      <style:text-properties officeooo:rsid="04d2d2b6"/>
    </style:style>
    <style:style style:name="T336" style:family="text">
      <style:text-properties officeooo:rsid="04d47557"/>
    </style:style>
    <style:style style:name="T337" style:family="text">
      <style:text-properties officeooo:rsid="04d66114"/>
    </style:style>
    <style:style style:name="T338" style:family="text">
      <style:text-properties officeooo:rsid="04d68cd3"/>
    </style:style>
    <style:style style:name="T339" style:family="text">
      <style:text-properties officeooo:rsid="04d7de40"/>
    </style:style>
    <style:style style:name="T340" style:family="text">
      <style:text-properties officeooo:rsid="04d8c47d"/>
    </style:style>
    <style:style style:name="T341" style:family="text">
      <style:text-properties officeooo:rsid="04d96a88"/>
    </style:style>
    <style:style style:name="T342" style:family="text">
      <style:text-properties officeooo:rsid="04daa062"/>
    </style:style>
    <style:style style:name="T343" style:family="text">
      <style:text-properties officeooo:rsid="04dc3851"/>
    </style:style>
    <style:style style:name="T344" style:family="text">
      <style:text-properties officeooo:rsid="04dc991e"/>
    </style:style>
    <style:style style:name="T345" style:family="text">
      <style:text-properties officeooo:rsid="04e10f60"/>
    </style:style>
    <style:style style:name="T346" style:family="text">
      <style:text-properties officeooo:rsid="04fd264a"/>
    </style:style>
    <style:style style:name="T347" style:family="text">
      <style:text-properties officeooo:rsid="04ff85de"/>
    </style:style>
    <style:style style:name="T348" style:family="text">
      <style:text-properties officeooo:rsid="05008110"/>
    </style:style>
    <style:style style:name="T349" style:family="text">
      <style:text-properties officeooo:rsid="0501dc49"/>
    </style:style>
    <style:style style:name="T350" style:family="text">
      <style:text-properties officeooo:rsid="0503d91e"/>
    </style:style>
    <style:style style:name="T351" style:family="text">
      <style:text-properties officeooo:rsid="05045735"/>
    </style:style>
    <style:style style:name="T352" style:family="text">
      <style:text-properties officeooo:rsid="05060b2a"/>
    </style:style>
    <style:style style:name="T353" style:family="text">
      <style:text-properties officeooo:rsid="050723c4"/>
    </style:style>
    <style:style style:name="T354" style:family="text">
      <style:text-properties officeooo:rsid="050bf854"/>
    </style:style>
    <style:style style:name="T355" style:family="text">
      <style:text-properties officeooo:rsid="05106ebb"/>
    </style:style>
    <style:style style:name="T356" style:family="text">
      <style:text-properties officeooo:rsid="0513307b"/>
    </style:style>
    <style:style style:name="T357" style:family="text">
      <style:text-properties officeooo:rsid="0514d51a"/>
    </style:style>
    <style:style style:name="T358" style:family="text">
      <style:text-properties officeooo:rsid="052693e9"/>
    </style:style>
    <style:style style:name="T359" style:family="text">
      <style:text-properties officeooo:rsid="0537cd1e"/>
    </style:style>
    <style:style style:name="T360" style:family="text">
      <style:text-properties officeooo:rsid="0546cbab"/>
    </style:style>
    <style:style style:name="T361" style:family="text">
      <style:text-properties officeooo:rsid="054e6269"/>
    </style:style>
    <style:style style:name="T362" style:family="text">
      <style:text-properties officeooo:rsid="05505dca"/>
    </style:style>
    <style:style style:name="T363" style:family="text">
      <style:text-properties officeooo:rsid="05543159"/>
    </style:style>
    <style:style style:name="T364" style:family="text">
      <style:text-properties officeooo:rsid="0556eb4d"/>
    </style:style>
    <style:style style:name="T365" style:family="text">
      <style:text-properties officeooo:rsid="05636d9e"/>
    </style:style>
    <style:style style:name="T366" style:family="text">
      <style:text-properties officeooo:rsid="0572417e"/>
    </style:style>
    <style:style style:name="T367" style:family="text">
      <style:text-properties officeooo:rsid="057582af"/>
    </style:style>
    <style:style style:name="T368" style:family="text">
      <style:text-properties officeooo:rsid="0576debf"/>
    </style:style>
    <style:style style:name="T369" style:family="text">
      <style:text-properties officeooo:rsid="057bd278"/>
    </style:style>
    <style:style style:name="T370" style:family="text">
      <style:text-properties officeooo:rsid="057d5abc"/>
    </style:style>
    <style:style style:name="T371" style:family="text">
      <style:text-properties officeooo:rsid="057f498c"/>
    </style:style>
    <style:style style:name="T372" style:family="text">
      <style:text-properties officeooo:rsid="05802b96"/>
    </style:style>
    <style:style style:name="T373" style:family="text">
      <style:text-properties officeooo:rsid="05839662"/>
    </style:style>
    <style:style style:name="T374" style:family="text">
      <style:text-properties officeooo:rsid="056f8036"/>
    </style:style>
    <style:style style:name="T375" style:family="text">
      <style:text-properties officeooo:rsid="058b30da"/>
    </style:style>
    <style:style style:name="T376" style:family="text">
      <style:text-properties officeooo:rsid="058be7af"/>
    </style:style>
    <style:style style:name="T377" style:family="text">
      <style:text-properties officeooo:rsid="058c1aca"/>
    </style:style>
    <style:style style:name="T378" style:family="text">
      <style:text-properties officeooo:rsid="058d00d4"/>
    </style:style>
    <style:style style:name="T379" style:family="text">
      <style:text-properties officeooo:rsid="0591aad4"/>
    </style:style>
    <style:style style:name="T380" style:family="text">
      <style:text-properties officeooo:rsid="05995d72"/>
    </style:style>
    <style:style style:name="T381" style:family="text">
      <style:text-properties officeooo:rsid="059983c3"/>
    </style:style>
    <style:style style:name="T382" style:family="text">
      <style:text-properties officeooo:rsid="059b5d09"/>
    </style:style>
    <style:style style:name="T383" style:family="text">
      <style:text-properties officeooo:rsid="059b89de"/>
    </style:style>
    <style:style style:name="T384" style:family="text">
      <style:text-properties officeooo:rsid="059c170d"/>
    </style:style>
    <style:style style:name="T385" style:family="text">
      <style:text-properties officeooo:rsid="05a6b8de"/>
    </style:style>
    <style:style style:name="T386" style:family="text">
      <style:text-properties officeooo:rsid="05aa00fd"/>
    </style:style>
    <style:style style:name="T387" style:family="text">
      <style:text-properties officeooo:rsid="05aaf72a"/>
    </style:style>
    <style:style style:name="T388" style:family="text">
      <style:text-properties officeooo:rsid="05abdb92"/>
    </style:style>
    <style:style style:name="T389" style:family="text">
      <style:text-properties officeooo:rsid="05cc135e"/>
    </style:style>
    <style:style style:name="T390" style:family="text">
      <style:text-properties officeooo:rsid="05cff0f9"/>
    </style:style>
    <style:style style:name="T391" style:family="text">
      <style:text-properties officeooo:rsid="05d483c6"/>
    </style:style>
    <style:style style:name="T392" style:family="text">
      <style:text-properties officeooo:rsid="05d5e704"/>
    </style:style>
    <style:style style:name="T393" style:family="text">
      <style:text-properties officeooo:rsid="05d6cf1a"/>
    </style:style>
    <style:style style:name="T394" style:family="text">
      <style:text-properties officeooo:rsid="05d6d52d"/>
    </style:style>
    <style:style style:name="T395" style:family="text">
      <style:text-properties officeooo:rsid="05d7c2d2"/>
    </style:style>
    <style:style style:name="T396" style:family="text">
      <style:text-properties officeooo:rsid="05d97d6b"/>
    </style:style>
    <style:style style:name="T397" style:family="text">
      <style:text-properties officeooo:rsid="05dbf3ce"/>
    </style:style>
    <style:style style:name="T398" style:family="text">
      <style:text-properties officeooo:rsid="05dfdc00"/>
    </style:style>
    <style:style style:name="T399" style:family="text">
      <style:text-properties officeooo:rsid="05e1e595"/>
    </style:style>
    <style:style style:name="T400" style:family="text">
      <style:text-properties officeooo:rsid="05e46c34"/>
    </style:style>
    <style:style style:name="T401" style:family="text">
      <style:text-properties officeooo:rsid="05e61a5e"/>
    </style:style>
    <style:style style:name="T402" style:family="text">
      <style:text-properties officeooo:rsid="05e7898e"/>
    </style:style>
    <style:style style:name="T403" style:family="text">
      <style:text-properties officeooo:rsid="05e825cd"/>
    </style:style>
    <style:style style:name="T404" style:family="text">
      <style:text-properties officeooo:rsid="05ebc0ac"/>
    </style:style>
    <style:style style:name="T405" style:family="text">
      <style:text-properties officeooo:rsid="05edcb40"/>
    </style:style>
    <style:style style:name="T406" style:family="text">
      <style:text-properties officeooo:rsid="05ef3c4b"/>
    </style:style>
    <style:style style:name="T407" style:family="text">
      <style:text-properties officeooo:rsid="05f072d7"/>
    </style:style>
    <style:style style:name="T408" style:family="text">
      <style:text-properties officeooo:rsid="05f22c92"/>
    </style:style>
    <style:style style:name="T409" style:family="text">
      <style:text-properties officeooo:rsid="05f2bc63"/>
    </style:style>
    <style:style style:name="T410" style:family="text">
      <style:text-properties officeooo:rsid="05f3f272"/>
    </style:style>
    <style:style style:name="T411" style:family="text">
      <style:text-properties officeooo:rsid="05fb4729"/>
    </style:style>
    <style:style style:name="T412" style:family="text">
      <style:text-properties officeooo:rsid="0606ab48"/>
    </style:style>
    <style:style style:name="T413" style:family="text">
      <style:text-properties officeooo:rsid="0608a56b"/>
    </style:style>
    <style:style style:name="T414" style:family="text">
      <style:text-properties officeooo:rsid="06193ec0"/>
    </style:style>
    <style:style style:name="T415" style:family="text">
      <style:text-properties officeooo:rsid="0623f7b9"/>
    </style:style>
    <style:style style:name="T416" style:family="text">
      <style:text-properties officeooo:rsid="062a5253"/>
    </style:style>
    <style:style style:name="T417" style:family="text">
      <style:text-properties officeooo:rsid="062aaebc"/>
    </style:style>
    <style:style style:name="T418" style:family="text">
      <style:text-properties officeooo:rsid="062dbb47"/>
    </style:style>
    <style:style style:name="T419" style:family="text">
      <style:text-properties officeooo:rsid="063668cf"/>
    </style:style>
    <style:style style:name="T420" style:family="text">
      <style:text-properties officeooo:rsid="063905fb"/>
    </style:style>
    <style:style style:name="T421" style:family="text">
      <style:text-properties officeooo:rsid="01cc5406"/>
    </style:style>
    <style:style style:name="T422" style:family="text">
      <style:text-properties officeooo:rsid="063a2f49"/>
    </style:style>
    <style:style style:name="T423" style:family="text">
      <style:text-properties officeooo:rsid="063dac65"/>
    </style:style>
    <style:style style:name="T424" style:family="text">
      <style:text-properties officeooo:rsid="063eaa5c"/>
    </style:style>
    <style:style style:name="T425" style:family="text">
      <style:text-properties officeooo:rsid="064c8532"/>
    </style:style>
    <style:style style:name="T426" style:family="text">
      <style:text-properties officeooo:rsid="064d37f1"/>
    </style:style>
    <style:style style:name="T427" style:family="text">
      <style:text-properties officeooo:rsid="064dc421"/>
    </style:style>
    <style:style style:name="T428" style:family="text">
      <style:text-properties officeooo:rsid="064fa4f2"/>
    </style:style>
    <style:style style:name="T429" style:family="text">
      <style:text-properties officeooo:rsid="0658fd07"/>
    </style:style>
    <style:style style:name="T430" style:family="text">
      <style:text-properties officeooo:rsid="065a5f11"/>
    </style:style>
    <style:style style:name="T431" style:family="text">
      <style:text-properties officeooo:rsid="065c9926"/>
    </style:style>
    <style:style style:name="T432" style:family="text">
      <style:text-properties officeooo:rsid="065dd69e"/>
    </style:style>
    <style:style style:name="T433" style:family="text">
      <style:text-properties officeooo:rsid="065ee63d"/>
    </style:style>
    <style:style style:name="T434" style:family="text">
      <style:text-properties officeooo:rsid="0668c725"/>
    </style:style>
    <style:style style:name="T435" style:family="text">
      <style:text-properties officeooo:rsid="066a0892"/>
    </style:style>
    <style:style style:name="T436" style:family="text">
      <style:text-properties officeooo:rsid="066bcf5e"/>
    </style:style>
    <style:style style:name="T437" style:family="text">
      <style:text-properties officeooo:rsid="066d420b"/>
    </style:style>
    <style:style style:name="T438" style:family="text">
      <style:text-properties officeooo:rsid="0670519c"/>
    </style:style>
    <style:style style:name="T439" style:family="text">
      <style:text-properties officeooo:rsid="06724c4e"/>
    </style:style>
    <style:style style:name="T440" style:family="text">
      <style:text-properties officeooo:rsid="067385c9"/>
    </style:style>
    <style:style style:name="T441" style:family="text">
      <style:text-properties officeooo:rsid="067424bb"/>
    </style:style>
    <style:style style:name="T442" style:family="text">
      <style:text-properties officeooo:rsid="0674f7b1"/>
    </style:style>
    <style:style style:name="T443" style:family="text">
      <style:text-properties officeooo:rsid="06775a80"/>
    </style:style>
    <style:style style:name="T444" style:family="text">
      <style:text-properties officeooo:rsid="06794fd9"/>
    </style:style>
    <style:style style:name="T445" style:family="text">
      <style:text-properties officeooo:rsid="06809a3c"/>
    </style:style>
    <style:style style:name="T446" style:family="text">
      <style:text-properties officeooo:rsid="06809d10"/>
    </style:style>
    <style:style style:name="T447" style:family="text">
      <style:text-properties officeooo:rsid="0680f7fa"/>
    </style:style>
    <style:style style:name="T448" style:family="text">
      <style:text-properties officeooo:rsid="068294e0"/>
    </style:style>
    <style:style style:name="T449" style:family="text">
      <style:text-properties officeooo:rsid="0682a728"/>
    </style:style>
    <style:style style:name="T450" style:family="text">
      <style:text-properties officeooo:rsid="0688c276"/>
    </style:style>
    <style:style style:name="T451" style:family="text">
      <style:text-properties officeooo:rsid="0688e8ea"/>
    </style:style>
    <style:style style:name="T452" style:family="text">
      <style:text-properties officeooo:rsid="0689b65f"/>
    </style:style>
    <style:style style:name="T453" style:family="text">
      <style:text-properties officeooo:rsid="068a1ec6"/>
    </style:style>
    <style:style style:name="T454" style:family="text">
      <style:text-properties officeooo:rsid="068afe63"/>
    </style:style>
    <style:style style:name="T455" style:family="text">
      <style:text-properties officeooo:rsid="0694d881"/>
    </style:style>
    <style:style style:name="T456" style:family="text">
      <style:text-properties officeooo:rsid="069679bc"/>
    </style:style>
    <style:style style:name="T457" style:family="text">
      <style:text-properties officeooo:rsid="06974298"/>
    </style:style>
    <style:style style:name="T458" style:family="text">
      <style:text-properties officeooo:rsid="0697b8d6"/>
    </style:style>
    <style:style style:name="T459" style:family="text">
      <style:text-properties officeooo:rsid="06992470"/>
    </style:style>
    <style:style style:name="T460" style:family="text">
      <style:text-properties officeooo:rsid="069b69b5"/>
    </style:style>
    <style:style style:name="T461" style:family="text">
      <style:text-properties officeooo:rsid="06a29325"/>
    </style:style>
    <style:style style:name="T462" style:family="text">
      <style:text-properties officeooo:rsid="06a80944"/>
    </style:style>
    <style:style style:name="T463" style:family="text">
      <style:text-properties officeooo:rsid="06ae1dd1"/>
    </style:style>
    <style:style style:name="T464" style:family="text">
      <style:text-properties officeooo:rsid="06b784f2"/>
    </style:style>
    <style:style style:name="T465" style:family="text">
      <style:text-properties officeooo:rsid="06b7f3e7"/>
    </style:style>
    <style:style style:name="T466" style:family="text">
      <style:text-properties officeooo:rsid="06b953fc"/>
    </style:style>
    <style:style style:name="T467" style:family="text">
      <style:text-properties officeooo:rsid="06bcaa7a"/>
    </style:style>
    <style:style style:name="T468" style:family="text">
      <style:text-properties officeooo:rsid="06bdf3d7"/>
    </style:style>
    <style:style style:name="T469" style:family="text">
      <style:text-properties officeooo:rsid="06c01de7"/>
    </style:style>
    <style:style style:name="T470" style:family="text">
      <style:text-properties officeooo:rsid="06c03965"/>
    </style:style>
    <style:style style:name="T471" style:family="text">
      <style:text-properties officeooo:rsid="06cb09b0"/>
    </style:style>
    <style:style style:name="T472" style:family="text">
      <style:text-properties officeooo:rsid="06e7c04b"/>
    </style:style>
    <style:style style:name="T473" style:family="text">
      <style:text-properties officeooo:rsid="06ff1bef"/>
    </style:style>
    <style:style style:name="T474" style:family="text">
      <style:text-properties officeooo:rsid="0700c3a2"/>
    </style:style>
    <style:style style:name="T475" style:family="text">
      <style:text-properties officeooo:rsid="06039487"/>
    </style:style>
    <style:style style:name="T476" style:family="text">
      <style:text-properties officeooo:rsid="0716375f"/>
    </style:style>
    <style:style style:name="T477" style:family="text">
      <style:text-properties officeooo:rsid="069f7b10"/>
    </style:style>
    <style:style style:name="T478" style:family="text">
      <style:text-properties officeooo:rsid="07341861"/>
    </style:style>
    <style:style style:name="T479" style:family="text">
      <style:text-properties officeooo:rsid="07360358"/>
    </style:style>
    <style:style style:name="T480" style:family="text">
      <style:text-properties officeooo:rsid="0598052a"/>
    </style:style>
    <style:style style:name="T481" style:family="text">
      <style:text-properties officeooo:rsid="07426921"/>
    </style:style>
    <style:style style:name="T482" style:family="text">
      <style:text-properties officeooo:rsid="074453a7"/>
    </style:style>
    <style:style style:name="T483" style:family="text">
      <style:text-properties officeooo:rsid="074ad814"/>
    </style:style>
    <style:style style:name="T484" style:family="text">
      <style:text-properties officeooo:rsid="07572e11"/>
    </style:style>
    <style:style style:name="T485" style:family="text">
      <style:text-properties officeooo:rsid="075827d7"/>
    </style:style>
    <style:style style:name="T486" style:family="text">
      <style:text-properties officeooo:rsid="075b1105"/>
    </style:style>
    <style:style style:name="T487" style:family="text">
      <style:text-properties officeooo:rsid="075b1bee"/>
    </style:style>
    <style:style style:name="T488" style:family="text">
      <style:text-properties officeooo:rsid="075d0d88"/>
    </style:style>
    <style:style style:name="T489" style:family="text">
      <style:text-properties officeooo:rsid="075d845d"/>
    </style:style>
    <style:style style:name="T490" style:family="text">
      <style:text-properties officeooo:rsid="075df1e1"/>
    </style:style>
    <style:style style:name="T491" style:family="text">
      <style:text-properties officeooo:rsid="07616b9a"/>
    </style:style>
    <style:style style:name="T492" style:family="text">
      <style:text-properties officeooo:rsid="07666ccc"/>
    </style:style>
    <style:style style:name="T493" style:family="text">
      <style:text-properties officeooo:rsid="0768a521"/>
    </style:style>
    <style:style style:name="T494" style:family="text">
      <style:text-properties officeooo:rsid="076a9529"/>
    </style:style>
    <style:style style:name="T495" style:family="text">
      <style:text-properties officeooo:rsid="077613c5"/>
    </style:style>
    <style:style style:name="T496" style:family="text">
      <style:text-properties officeooo:rsid="07779613"/>
    </style:style>
    <style:style style:name="T497" style:family="text">
      <style:text-properties officeooo:rsid="0790243a"/>
    </style:style>
    <style:style style:name="T498" style:family="text">
      <style:text-properties officeooo:rsid="0797cf91"/>
    </style:style>
    <style:style style:name="T499" style:family="text">
      <style:text-properties officeooo:rsid="07a5b869"/>
    </style:style>
    <style:style style:name="T500" style:family="text">
      <style:text-properties officeooo:rsid="07a6b278"/>
    </style:style>
    <style:style style:name="T501" style:family="text">
      <style:text-properties officeooo:rsid="07ab5f0d"/>
    </style:style>
    <style:style style:name="T502" style:family="text">
      <style:text-properties officeooo:rsid="0789e10d"/>
    </style:style>
    <style:style style:name="T503" style:family="text">
      <style:text-properties officeooo:rsid="07b00265"/>
    </style:style>
    <style:style style:name="T504" style:family="text">
      <style:text-properties officeooo:rsid="07bf94c2"/>
    </style:style>
    <style:style style:name="T505" style:family="text">
      <style:text-properties officeooo:rsid="07c3512a"/>
    </style:style>
    <style:style style:name="T506" style:family="text">
      <style:text-properties officeooo:rsid="07c79eb5"/>
    </style:style>
    <style:style style:name="T507" style:family="text">
      <style:text-properties officeooo:rsid="07cc9a93"/>
    </style:style>
    <style:style style:name="T508" style:family="text">
      <style:text-properties officeooo:rsid="07d2ab97"/>
    </style:style>
    <style:style style:name="T509" style:family="text">
      <style:text-properties officeooo:rsid="07d38756"/>
    </style:style>
    <style:style style:name="T510" style:family="text">
      <style:text-properties officeooo:rsid="07dc574c"/>
    </style:style>
    <style:style style:name="T511" style:family="text">
      <style:text-properties officeooo:rsid="07ddb34b"/>
    </style:style>
    <style:style style:name="T512" style:family="text">
      <style:text-properties officeooo:rsid="07def386"/>
    </style:style>
    <style:style style:name="T513" style:family="text">
      <style:text-properties officeooo:rsid="07dfa7f9"/>
    </style:style>
    <style:style style:name="T514" style:family="text">
      <style:text-properties officeooo:rsid="07e01bf7"/>
    </style:style>
    <style:style style:name="T515" style:family="text">
      <style:text-properties officeooo:rsid="07e029e7"/>
    </style:style>
    <style:style style:name="T516" style:family="text">
      <style:text-properties officeooo:rsid="07e4eee8"/>
    </style:style>
    <style:style style:name="T517" style:family="text">
      <style:text-properties officeooo:rsid="07e51485"/>
    </style:style>
    <style:style style:name="T518" style:family="text">
      <style:text-properties officeooo:rsid="07f1dad6"/>
    </style:style>
    <style:style style:name="T519" style:family="text">
      <style:text-properties officeooo:rsid="07f8ca31"/>
    </style:style>
    <style:style style:name="T520" style:family="text">
      <style:text-properties officeooo:rsid="07fb0d5d"/>
    </style:style>
    <style:style style:name="T521" style:family="text">
      <style:text-properties officeooo:rsid="0809897b"/>
    </style:style>
    <style:style style:name="T522" style:family="text">
      <style:text-properties officeooo:rsid="080a9ad9"/>
    </style:style>
    <style:style style:name="T523" style:family="text">
      <style:text-properties officeooo:rsid="080b10c5"/>
    </style:style>
    <style:style style:name="T524" style:family="text">
      <style:text-properties officeooo:rsid="080d010c"/>
    </style:style>
    <style:style style:name="T525" style:family="text">
      <style:text-properties officeooo:rsid="080de0a9"/>
    </style:style>
    <style:style style:name="T526" style:family="text">
      <style:text-properties officeooo:rsid="081256e5"/>
    </style:style>
    <style:style style:name="T527" style:family="text">
      <style:text-properties officeooo:rsid="01b7da44"/>
    </style:style>
    <style:style style:name="T528" style:family="text">
      <style:text-properties officeooo:rsid="081f29ae"/>
    </style:style>
    <style:style style:name="T529" style:family="text">
      <style:text-properties officeooo:rsid="039fdda5"/>
    </style:style>
    <style:style style:name="T530" style:family="text">
      <style:text-properties officeooo:rsid="08343588"/>
    </style:style>
    <style:style style:name="T531" style:family="text">
      <style:text-properties officeooo:rsid="04c11932"/>
    </style:style>
    <style:style style:name="T532" style:family="text">
      <style:text-properties officeooo:rsid="08485702"/>
    </style:style>
    <style:style style:name="T533" style:family="text">
      <style:text-properties officeooo:rsid="085a5b13"/>
    </style:style>
    <style:style style:name="T534" style:family="text">
      <style:text-properties officeooo:rsid="085d8926"/>
    </style:style>
    <style:style style:name="T535" style:family="text">
      <style:text-properties officeooo:rsid="08671090"/>
    </style:style>
    <style:style style:name="T536" style:family="text">
      <style:text-properties officeooo:rsid="0621ca2a"/>
    </style:style>
    <style:style style:name="T537" style:family="text">
      <style:text-properties officeooo:rsid="08678ff8"/>
    </style:style>
    <style:style style:name="T538" style:family="text">
      <style:text-properties officeooo:rsid="086c068b"/>
    </style:style>
    <style:style style:name="T539" style:family="text">
      <style:text-properties officeooo:rsid="086d7415"/>
    </style:style>
    <style:style style:name="T540" style:family="text">
      <style:text-properties officeooo:rsid="086f6340"/>
    </style:style>
    <style:style style:name="T541" style:family="text">
      <style:text-properties officeooo:rsid="08767ab8"/>
    </style:style>
    <style:style style:name="T542" style:family="text">
      <style:text-properties officeooo:rsid="0279a69b"/>
    </style:style>
    <style:style style:name="T543" style:family="text">
      <style:text-properties officeooo:rsid="089dc44a"/>
    </style:style>
    <style:style style:name="T544" style:family="text">
      <style:text-properties officeooo:rsid="08af4762"/>
    </style:style>
    <style:style style:name="T545" style:family="text">
      <style:text-properties officeooo:rsid="08b13ede"/>
    </style:style>
    <style:style style:name="T546" style:family="text">
      <style:text-properties officeooo:rsid="08b8bdaf"/>
    </style:style>
    <style:style style:name="T547" style:family="text">
      <style:text-properties officeooo:rsid="08d0f386"/>
    </style:style>
    <style:style style:name="T548" style:family="text">
      <style:text-properties officeooo:rsid="08d3c009"/>
    </style:style>
    <style:style style:name="T549" style:family="text">
      <style:text-properties officeooo:rsid="08d580e9"/>
    </style:style>
    <style:style style:name="T550" style:family="text">
      <style:text-properties officeooo:rsid="08da7013"/>
    </style:style>
    <style:style style:name="T551" style:family="text">
      <style:text-properties officeooo:rsid="08dbe22a"/>
    </style:style>
    <style:style style:name="T552" style:family="text">
      <style:text-properties officeooo:rsid="08dccb86"/>
    </style:style>
    <style:style style:name="T553" style:family="text">
      <style:text-properties officeooo:rsid="08e3bb98"/>
    </style:style>
    <style:style style:name="T554" style:family="text">
      <style:text-properties officeooo:rsid="08ea31f0"/>
    </style:style>
    <style:style style:name="T555" style:family="text">
      <style:text-properties officeooo:rsid="08ed2ece"/>
    </style:style>
    <style:style style:name="T556" style:family="text">
      <style:text-properties officeooo:rsid="08ee11da"/>
    </style:style>
    <style:style style:name="T557" style:family="text">
      <style:text-properties officeooo:rsid="08f39c8d"/>
    </style:style>
    <style:style style:name="T558" style:family="text">
      <style:text-properties officeooo:rsid="090fe23f"/>
    </style:style>
    <style:style style:name="T559" style:family="text">
      <style:text-properties officeooo:rsid="091028f4"/>
    </style:style>
    <style:style style:name="T560" style:family="text">
      <style:text-properties officeooo:rsid="0914778e"/>
    </style:style>
    <style:style style:name="T561" style:family="text">
      <style:text-properties officeooo:rsid="091721e4"/>
    </style:style>
    <style:style style:name="T562" style:family="text">
      <style:text-properties officeooo:rsid="0917a6f6"/>
    </style:style>
    <style:style style:name="T563" style:family="text">
      <style:text-properties officeooo:rsid="091c0357"/>
    </style:style>
    <style:style style:name="T564" style:family="text">
      <style:text-properties officeooo:rsid="092288f6"/>
    </style:style>
    <style:style style:name="T565" style:family="text">
      <style:text-properties officeooo:rsid="09254694"/>
    </style:style>
    <style:style style:name="T566" style:family="text">
      <style:text-properties officeooo:rsid="09325538"/>
    </style:style>
    <style:style style:name="T567" style:family="text">
      <style:text-properties officeooo:rsid="09328cd5"/>
    </style:style>
    <style:style style:name="T568" style:family="text">
      <style:text-properties officeooo:rsid="09339d94"/>
    </style:style>
    <style:style style:name="T569" style:family="text">
      <style:text-properties officeooo:rsid="09348fdb"/>
    </style:style>
    <style:style style:name="T570" style:family="text">
      <style:text-properties officeooo:rsid="09354459"/>
    </style:style>
    <style:style style:name="T571" style:family="text">
      <style:text-properties officeooo:rsid="09366f34"/>
    </style:style>
    <style:style style:name="T572" style:family="text">
      <style:text-properties officeooo:rsid="09374f39"/>
    </style:style>
    <style:style style:name="T573" style:family="text">
      <style:text-properties officeooo:rsid="0938b0f6"/>
    </style:style>
    <style:style style:name="T574" style:family="text">
      <style:text-properties officeooo:rsid="093ab2bb"/>
    </style:style>
    <style:style style:name="T575" style:family="text">
      <style:text-properties officeooo:rsid="093bcc91"/>
    </style:style>
    <style:style style:name="T576" style:family="text">
      <style:text-properties officeooo:rsid="09421e63"/>
    </style:style>
    <style:style style:name="T577" style:family="text">
      <style:text-properties officeooo:rsid="0944b2fa"/>
    </style:style>
    <style:style style:name="T578" style:family="text">
      <style:text-properties officeooo:rsid="0951c930"/>
    </style:style>
    <style:style style:name="T579" style:family="text">
      <style:text-properties officeooo:rsid="09565ac5"/>
    </style:style>
    <style:style style:name="T580" style:family="text">
      <style:text-properties officeooo:rsid="09583d29"/>
    </style:style>
    <style:style style:name="T581" style:family="text">
      <style:text-properties officeooo:rsid="09590a3d"/>
    </style:style>
    <style:style style:name="T582" style:family="text">
      <style:text-properties officeooo:rsid="09645a07"/>
    </style:style>
    <style:style style:name="T583" style:family="text">
      <style:text-properties officeooo:rsid="0966edb5"/>
    </style:style>
    <style:style style:name="T584" style:family="text">
      <style:text-properties officeooo:rsid="096b08b0"/>
    </style:style>
    <style:style style:name="T585" style:family="text">
      <style:text-properties officeooo:rsid="096cd614"/>
    </style:style>
    <style:style style:name="T586" style:family="text">
      <style:text-properties officeooo:rsid="096e8d01"/>
    </style:style>
    <style:style style:name="T587" style:family="text">
      <style:text-properties officeooo:rsid="09737c5d"/>
    </style:style>
    <style:style style:name="T588" style:family="text">
      <style:text-properties officeooo:rsid="097522cc"/>
    </style:style>
    <style:style style:name="T589" style:family="text">
      <style:text-properties officeooo:rsid="097e6706"/>
    </style:style>
    <style:style style:name="T590" style:family="text">
      <style:text-properties officeooo:rsid="09812cd5"/>
    </style:style>
    <style:style style:name="T591" style:family="text">
      <style:text-properties officeooo:rsid="098401ea"/>
    </style:style>
    <style:style style:name="T592" style:family="text">
      <style:text-properties officeooo:rsid="0984748a"/>
    </style:style>
    <style:style style:name="T593" style:family="text">
      <style:text-properties officeooo:rsid="098d963c"/>
    </style:style>
    <style:style style:name="T594" style:family="text">
      <style:text-properties officeooo:rsid="09a1b8db"/>
    </style:style>
    <style:style style:name="T595" style:family="text">
      <style:text-properties officeooo:rsid="09a45471"/>
    </style:style>
    <style:style style:name="T596" style:family="text">
      <style:text-properties officeooo:rsid="060688da"/>
    </style:style>
    <style:style style:name="T597" style:family="text">
      <style:text-properties officeooo:rsid="09a69086"/>
    </style:style>
    <style:style style:name="T598" style:family="text">
      <style:text-properties officeooo:rsid="09a771b7"/>
    </style:style>
    <style:style style:name="T599" style:family="text">
      <style:text-properties officeooo:rsid="06e65ec3"/>
    </style:style>
    <style:style style:name="T600" style:family="text">
      <style:text-properties officeooo:rsid="09ab7fdb"/>
    </style:style>
    <style:style style:name="T601" style:family="text">
      <style:text-properties officeooo:rsid="06f182f9"/>
    </style:style>
    <style:style style:name="T602" style:family="text">
      <style:text-properties officeooo:rsid="09b04c25"/>
    </style:style>
    <style:style style:name="T603" style:family="text">
      <style:text-properties officeooo:rsid="09b213b8"/>
    </style:style>
    <style:style style:name="T604" style:family="text">
      <style:text-properties officeooo:rsid="09ba71a8"/>
    </style:style>
    <style:style style:name="T605" style:family="text">
      <style:text-properties officeooo:rsid="09bc26ed"/>
    </style:style>
    <style:style style:name="T606" style:family="text">
      <style:text-properties officeooo:rsid="09be0002"/>
    </style:style>
    <style:style style:name="T607" style:family="text">
      <style:text-properties officeooo:rsid="09d149c9"/>
    </style:style>
    <style:style style:name="T608" style:family="text">
      <style:text-properties officeooo:rsid="09d3ec17"/>
    </style:style>
    <style:style style:name="T609" style:family="text">
      <style:text-properties officeooo:rsid="09d5cfcf"/>
    </style:style>
    <style:style style:name="T610" style:family="text">
      <style:text-properties officeooo:rsid="09d712fd"/>
    </style:style>
    <style:style style:name="T611" style:family="text">
      <style:text-properties officeooo:rsid="068dcb26"/>
    </style:style>
    <style:style style:name="T612" style:family="text">
      <style:text-properties officeooo:rsid="09e8bf62"/>
    </style:style>
    <style:style style:name="T613" style:family="text">
      <style:text-properties officeooo:rsid="09f25a15"/>
    </style:style>
    <style:style style:name="T614" style:family="text">
      <style:text-properties officeooo:rsid="09f3d3e2"/>
    </style:style>
    <style:style style:name="T615" style:family="text">
      <style:text-properties officeooo:rsid="069de92c"/>
    </style:style>
    <style:style style:name="T616" style:family="text">
      <style:text-properties officeooo:rsid="09f7a0f3"/>
    </style:style>
    <style:style style:name="T617" style:family="text">
      <style:text-properties officeooo:rsid="09fbb9d2"/>
    </style:style>
    <style:style style:name="T618" style:family="text">
      <style:text-properties officeooo:rsid="09fbd3c4"/>
    </style:style>
    <style:style style:name="T619" style:family="text">
      <style:text-properties officeooo:rsid="09fce3d7"/>
    </style:style>
    <style:style style:name="T620" style:family="text">
      <style:text-properties officeooo:rsid="09fee0f0"/>
    </style:style>
    <style:style style:name="T621" style:family="text">
      <style:text-properties officeooo:rsid="0a0d9d05"/>
    </style:style>
    <style:style style:name="T622" style:family="text">
      <style:text-properties officeooo:rsid="0a129c90"/>
    </style:style>
    <style:style style:name="T623" style:family="text">
      <style:text-properties officeooo:rsid="0a1467f7"/>
    </style:style>
    <style:style style:name="T624" style:family="text">
      <style:text-properties officeooo:rsid="0a149dc7"/>
    </style:style>
    <style:style style:name="T625" style:family="text">
      <style:text-properties officeooo:rsid="0a18157a"/>
    </style:style>
    <style:style style:name="T626" style:family="text">
      <style:text-properties officeooo:rsid="0a1907e8"/>
    </style:style>
    <style:style style:name="T627" style:family="text">
      <style:text-properties officeooo:rsid="09b494a2"/>
    </style:style>
    <style:style style:name="T628" style:family="text">
      <style:text-properties officeooo:rsid="0a1aa6c2"/>
    </style:style>
    <style:style style:name="T629" style:family="text">
      <style:text-properties officeooo:rsid="0a1ebcc5"/>
    </style:style>
    <style:style style:name="T630" style:family="text">
      <style:text-properties officeooo:rsid="0a207a42"/>
    </style:style>
    <style:style style:name="T631" style:family="text">
      <style:text-properties officeooo:rsid="0a23353d"/>
    </style:style>
    <style:style style:name="T632" style:family="text">
      <style:text-properties officeooo:rsid="0a244109"/>
    </style:style>
    <style:style style:name="T633" style:family="text">
      <style:text-properties officeooo:rsid="0a42c767"/>
    </style:style>
    <style:style style:name="T634" style:family="text">
      <style:text-properties officeooo:rsid="0a4661fe"/>
    </style:style>
    <style:style style:name="T635" style:family="text">
      <style:text-properties officeooo:rsid="0a4bde99"/>
    </style:style>
    <style:style style:name="T636" style:family="text">
      <style:text-properties officeooo:rsid="0a4dc1a7"/>
    </style:style>
    <style:style style:name="T637" style:family="text">
      <style:text-properties officeooo:rsid="0a4ffe36"/>
    </style:style>
    <style:style style:name="T638" style:family="text">
      <style:text-properties officeooo:rsid="0a506735"/>
    </style:style>
    <style:style style:name="T639" style:family="text">
      <style:text-properties officeooo:rsid="0a516ce8"/>
    </style:style>
    <style:style style:name="T640" style:family="text">
      <style:text-properties officeooo:rsid="0a519d91"/>
    </style:style>
    <style:style style:name="T641" style:family="text">
      <style:text-properties officeooo:rsid="0a51d5f9"/>
    </style:style>
    <style:style style:name="T642" style:family="text">
      <style:text-properties officeooo:rsid="0a53c3a1"/>
    </style:style>
    <style:style style:name="T643" style:family="text">
      <style:text-properties officeooo:rsid="0a545f3d"/>
    </style:style>
    <style:style style:name="T644" style:family="text">
      <style:text-properties officeooo:rsid="0a5639bd"/>
    </style:style>
    <style:style style:name="T645" style:family="text">
      <style:text-properties officeooo:rsid="0a56a474"/>
    </style:style>
    <style:style style:name="T646" style:family="text">
      <style:text-properties officeooo:rsid="0a579c46"/>
    </style:style>
    <style:style style:name="T647" style:family="text">
      <style:text-properties officeooo:rsid="0a5874cc"/>
    </style:style>
    <style:style style:name="T648" style:family="text">
      <style:text-properties officeooo:rsid="0a59d5c2"/>
    </style:style>
    <style:style style:name="T649" style:family="text">
      <style:text-properties officeooo:rsid="0a5a881d"/>
    </style:style>
    <style:style style:name="T650" style:family="text">
      <style:text-properties officeooo:rsid="0a5dd693"/>
    </style:style>
    <style:style style:name="T651" style:family="text">
      <style:text-properties officeooo:rsid="0a5e28ab"/>
    </style:style>
    <style:style style:name="T652" style:family="text">
      <style:text-properties officeooo:rsid="0a64e150"/>
    </style:style>
    <style:style style:name="T653" style:family="text">
      <style:text-properties officeooo:rsid="0a65abac"/>
    </style:style>
    <style:style style:name="T654" style:family="text">
      <style:text-properties officeooo:rsid="0a72b652"/>
    </style:style>
    <style:style style:name="T655" style:family="text">
      <style:text-properties officeooo:rsid="0a78a540"/>
    </style:style>
    <style:style style:name="T656" style:family="text">
      <style:text-properties officeooo:rsid="0a7f3757"/>
    </style:style>
    <style:style style:name="T657" style:family="text">
      <style:text-properties officeooo:rsid="0a88ef50"/>
    </style:style>
    <style:style style:name="T658" style:family="text">
      <style:text-properties officeooo:rsid="0a8f67d0"/>
    </style:style>
    <style:style style:name="T659" style:family="text">
      <style:text-properties officeooo:rsid="0a948203"/>
    </style:style>
    <style:style style:name="T660" style:family="text">
      <style:text-properties officeooo:rsid="0aa17424"/>
    </style:style>
    <style:style style:name="T661" style:family="text">
      <style:text-properties officeooo:rsid="0aae418e"/>
    </style:style>
    <style:style style:name="T662" style:family="text">
      <style:text-properties officeooo:rsid="0ab1b3af"/>
    </style:style>
    <style:style style:name="T663" style:family="text">
      <style:text-properties officeooo:rsid="0ab21280"/>
    </style:style>
    <style:style style:name="T664" style:family="text">
      <style:text-properties officeooo:rsid="0ab2355c"/>
    </style:style>
    <style:style style:name="T665" style:family="text">
      <style:text-properties officeooo:rsid="0ab3fcbf"/>
    </style:style>
    <style:style style:name="T666" style:family="text">
      <style:text-properties officeooo:rsid="0ab5b1c5"/>
    </style:style>
    <style:style style:name="T667" style:family="text">
      <style:text-properties officeooo:rsid="0ab5c0e0"/>
    </style:style>
    <style:style style:name="T668" style:family="text">
      <style:text-properties officeooo:rsid="0ab7984f"/>
    </style:style>
    <style:style style:name="T669" style:family="text">
      <style:text-properties officeooo:rsid="0ab7b1d3"/>
    </style:style>
    <style:style style:name="T670" style:family="text">
      <style:text-properties officeooo:rsid="0ab8163a"/>
    </style:style>
    <style:style style:name="T671" style:family="text">
      <style:text-properties officeooo:rsid="0abc4136"/>
    </style:style>
    <style:style style:name="T672" style:family="text">
      <style:text-properties officeooo:rsid="0abcc5e4"/>
    </style:style>
    <style:style style:name="T673" style:family="text">
      <style:text-properties officeooo:rsid="0abdeced"/>
    </style:style>
    <style:style style:name="T674" style:family="text">
      <style:text-properties officeooo:rsid="0abe4ea3"/>
    </style:style>
    <style:style style:name="T675" style:family="text">
      <style:text-properties officeooo:rsid="0abe73ac"/>
    </style:style>
    <style:style style:name="T676" style:family="text">
      <style:text-properties officeooo:rsid="0add3d57"/>
    </style:style>
    <style:style style:name="T677" style:family="text">
      <style:text-properties officeooo:rsid="0adf896b"/>
    </style:style>
    <style:style style:name="T678" style:family="text">
      <style:text-properties officeooo:rsid="0ae1dc63"/>
    </style:style>
    <style:style style:name="T679" style:family="text">
      <style:text-properties officeooo:rsid="0ae21dd2"/>
    </style:style>
    <style:style style:name="T680" style:family="text">
      <style:text-properties officeooo:rsid="0aed1a0f"/>
    </style:style>
    <style:style style:name="T681" style:family="text">
      <style:text-properties officeooo:rsid="0aeedcc8"/>
    </style:style>
    <style:style style:name="T682" style:family="text">
      <style:text-properties officeooo:rsid="0af14b3e"/>
    </style:style>
    <style:style style:name="T683" style:family="text">
      <style:text-properties officeooo:rsid="0af3f5d8"/>
    </style:style>
    <style:style style:name="T684" style:family="text">
      <style:text-properties officeooo:rsid="0af49df0"/>
    </style:style>
    <style:style style:name="T685" style:family="text">
      <style:text-properties officeooo:rsid="0aff5800"/>
    </style:style>
    <style:style style:name="T686" style:family="text">
      <style:text-properties officeooo:rsid="0b015e0f"/>
    </style:style>
    <style:style style:name="T687" style:family="text">
      <style:text-properties officeooo:rsid="0b1c1b70"/>
    </style:style>
    <style:style style:name="T688" style:family="text">
      <style:text-properties officeooo:rsid="0b2024a7"/>
    </style:style>
    <style:style style:name="T689" style:family="text">
      <style:text-properties officeooo:rsid="0b211ea7"/>
    </style:style>
    <style:style style:name="T690" style:family="text">
      <style:text-properties officeooo:rsid="0b29fd82"/>
    </style:style>
    <style:style style:name="T691" style:family="text">
      <style:text-properties officeooo:rsid="0287719f"/>
    </style:style>
    <style:style style:name="T692" style:family="text">
      <style:text-properties officeooo:rsid="0b2fe871"/>
    </style:style>
    <style:style style:name="T693" style:family="text">
      <style:text-properties officeooo:rsid="0b310371"/>
    </style:style>
    <style:style style:name="T694" style:family="text">
      <style:text-properties officeooo:rsid="0b35e3f9"/>
    </style:style>
    <style:style style:name="T695" style:family="text">
      <style:text-properties officeooo:rsid="0b3e7d37"/>
    </style:style>
    <style:style style:name="T696" style:family="text">
      <style:text-properties officeooo:rsid="0b47d2ef"/>
    </style:style>
    <style:style style:name="T697" style:family="text">
      <style:text-properties officeooo:rsid="0b4b5e02"/>
    </style:style>
    <style:style style:name="T698" style:family="text">
      <style:text-properties officeooo:rsid="0b66c048"/>
    </style:style>
    <style:style style:name="T699" style:family="text">
      <style:text-properties officeooo:rsid="0b6808cf"/>
    </style:style>
    <style:style style:name="T700" style:family="text">
      <style:text-properties officeooo:rsid="0b69982e"/>
    </style:style>
    <style:style style:name="T701" style:family="text">
      <style:text-properties officeooo:rsid="0b699e8b"/>
    </style:style>
    <style:style style:name="T702" style:family="text">
      <style:text-properties officeooo:rsid="0b6beb9c"/>
    </style:style>
    <style:style style:name="T703" style:family="text">
      <style:text-properties officeooo:rsid="0b6dc91e"/>
    </style:style>
    <style:style style:name="T704" style:family="text">
      <style:text-properties officeooo:rsid="0b6ddea3"/>
    </style:style>
    <style:style style:name="T705" style:family="text">
      <style:text-properties officeooo:rsid="0b6fa850"/>
    </style:style>
    <style:style style:name="T706" style:family="text">
      <style:text-properties officeooo:rsid="0b6fd805"/>
    </style:style>
    <style:style style:name="T707" style:family="text">
      <style:text-properties officeooo:rsid="0b70aeca"/>
    </style:style>
    <style:style style:name="T708" style:family="text">
      <style:text-properties officeooo:rsid="0b77611d"/>
    </style:style>
    <style:style style:name="T709" style:family="text">
      <style:text-properties officeooo:rsid="0b776d69"/>
    </style:style>
    <style:style style:name="T710" style:family="text">
      <style:text-properties officeooo:rsid="0b77cb9b"/>
    </style:style>
    <style:style style:name="T711" style:family="text">
      <style:text-properties officeooo:rsid="0b87ca0f"/>
    </style:style>
    <style:style style:name="T712" style:family="text">
      <style:text-properties officeooo:rsid="0b8ac287"/>
    </style:style>
    <style:style style:name="T713" style:family="text">
      <style:text-properties officeooo:rsid="0b9c290a"/>
    </style:style>
    <style:style style:name="T714" style:family="text">
      <style:text-properties officeooo:rsid="0b9d0797"/>
    </style:style>
    <style:style style:name="T715" style:family="text">
      <style:text-properties officeooo:rsid="0b9d8d7c"/>
    </style:style>
    <style:style style:name="T716" style:family="text">
      <style:text-properties officeooo:rsid="0b9ed0a2"/>
    </style:style>
    <style:style style:name="T717" style:family="text">
      <style:text-properties officeooo:rsid="0b9ee1aa"/>
    </style:style>
    <style:style style:name="T718" style:family="text">
      <style:text-properties officeooo:rsid="0b9fe2dc"/>
    </style:style>
    <style:style style:name="T719" style:family="text">
      <style:text-properties officeooo:rsid="0ba11050"/>
    </style:style>
    <style:style style:name="T720" style:family="text">
      <style:text-properties officeooo:rsid="0ba29163"/>
    </style:style>
    <style:style style:name="T721" style:family="text">
      <style:text-properties officeooo:rsid="0ba43af9"/>
    </style:style>
    <style:style style:name="T722" style:family="text">
      <style:text-properties officeooo:rsid="0ba5ef66"/>
    </style:style>
    <style:style style:name="T723" style:family="text">
      <style:text-properties officeooo:rsid="0ba62298"/>
    </style:style>
    <style:style style:name="T724" style:family="text">
      <style:text-properties officeooo:rsid="0ba7d69d"/>
    </style:style>
    <style:style style:name="T725" style:family="text">
      <style:text-properties officeooo:rsid="0ba8dc87"/>
    </style:style>
    <style:style style:name="T726" style:family="text">
      <style:text-properties officeooo:rsid="0bb310b3"/>
    </style:style>
    <style:style style:name="T727" style:family="text">
      <style:text-properties officeooo:rsid="0bb3adc5"/>
    </style:style>
    <style:style style:name="T728" style:family="text">
      <style:text-properties officeooo:rsid="0bc00b41"/>
    </style:style>
    <style:style style:name="T729" style:family="text">
      <style:text-properties officeooo:rsid="0bc1fa4d"/>
    </style:style>
    <style:style style:name="T730" style:family="text">
      <style:text-properties officeooo:rsid="0bc6dd7e"/>
    </style:style>
    <style:style style:name="T731" style:family="text">
      <style:text-properties officeooo:rsid="0bd378c5"/>
    </style:style>
    <style:style style:name="T732" style:family="text">
      <style:text-properties officeooo:rsid="0bd3c539"/>
    </style:style>
    <style:style style:name="T733" style:family="text">
      <style:text-properties officeooo:rsid="0bdb8500"/>
    </style:style>
    <style:style style:name="T734" style:family="text">
      <style:text-properties officeooo:rsid="0bdecfe7"/>
    </style:style>
    <style:style style:name="T735" style:family="text">
      <style:text-properties officeooo:rsid="0be01677"/>
    </style:style>
    <style:style style:name="T736" style:family="text">
      <style:text-properties officeooo:rsid="0be0a65e"/>
    </style:style>
    <style:style style:name="T737" style:family="text">
      <style:text-properties officeooo:rsid="0be1bba5"/>
    </style:style>
    <style:style style:name="T738" style:family="text">
      <style:text-properties officeooo:rsid="0be266cf"/>
    </style:style>
    <style:style style:name="T739" style:family="text">
      <style:text-properties officeooo:rsid="0be393ae"/>
    </style:style>
    <style:style style:name="T740" style:family="text">
      <style:text-properties officeooo:rsid="0bec41f2"/>
    </style:style>
    <style:style style:name="T741" style:family="text">
      <style:text-properties officeooo:rsid="0c0181cc"/>
    </style:style>
    <style:style style:name="T742" style:family="text">
      <style:text-properties officeooo:rsid="0c033f72"/>
    </style:style>
    <style:style style:name="T743" style:family="text">
      <style:text-properties officeooo:rsid="0c04c279"/>
    </style:style>
    <style:style style:name="T744" style:family="text">
      <style:text-properties officeooo:rsid="0c0641a4"/>
    </style:style>
    <style:style style:name="T745" style:family="text">
      <style:text-properties officeooo:rsid="0c13f489"/>
    </style:style>
    <style:style style:name="T746" style:family="text">
      <style:text-properties officeooo:rsid="0c140599"/>
    </style:style>
    <style:style style:name="T747" style:family="text">
      <style:text-properties officeooo:rsid="0c158f6e"/>
    </style:style>
    <style:style style:name="T748" style:family="text">
      <style:text-properties officeooo:rsid="0c1c47ba"/>
    </style:style>
    <style:style style:name="T749" style:family="text">
      <style:text-properties fo:font-size="11pt" officeooo:rsid="0c1990da" style:font-size-asian="11pt" style:font-size-complex="11pt"/>
    </style:style>
    <style:style style:name="T750" style:family="text">
      <style:text-properties fo:font-size="11pt" officeooo:rsid="0c1d32bb" style:font-size-asian="11pt" style:font-size-complex="11pt"/>
    </style:style>
    <style:style style:name="T751" style:family="text">
      <style:text-properties fo:font-size="11pt" officeooo:rsid="0c1c47ba" style:font-size-asian="11pt" style:font-size-complex="11pt"/>
    </style:style>
    <style:style style:name="T752" style:family="text">
      <style:text-properties officeooo:rsid="0c21e8a3"/>
    </style:style>
    <style:style style:name="T753" style:family="text">
      <style:text-properties officeooo:rsid="0c23ceca"/>
    </style:style>
    <style:style style:name="T754" style:family="text">
      <style:text-properties officeooo:rsid="0c398d04"/>
    </style:style>
    <style:style style:name="T755" style:family="text">
      <style:text-properties officeooo:rsid="0c39af67"/>
    </style:style>
    <style:style style:name="T756" style:family="text">
      <style:text-properties officeooo:rsid="0c3b79c4"/>
    </style:style>
    <style:style style:name="T757" style:family="text">
      <style:text-properties officeooo:rsid="0c3bb79b"/>
    </style:style>
    <style:style style:name="T758" style:family="text">
      <style:text-properties officeooo:rsid="0c3c5e3f"/>
    </style:style>
    <style:style style:name="T759" style:family="text">
      <style:text-properties officeooo:rsid="0c3d7d43"/>
    </style:style>
    <style:style style:name="T760" style:family="text">
      <style:text-properties officeooo:rsid="0c40ebf3"/>
    </style:style>
    <style:style style:name="T761" style:family="text">
      <style:text-properties officeooo:rsid="0c41b4fb"/>
    </style:style>
    <style:style style:name="T762" style:family="text">
      <style:text-properties officeooo:rsid="0c5b64af"/>
    </style:style>
    <style:style style:name="T763" style:family="text">
      <style:text-properties officeooo:rsid="0c5bd128"/>
    </style:style>
    <style:style style:name="T764" style:family="text">
      <style:text-properties officeooo:rsid="0c5d8bfa"/>
    </style:style>
    <style:style style:name="T765" style:family="text">
      <style:text-properties officeooo:rsid="0c5dc8fb"/>
    </style:style>
    <style:style style:name="T766" style:family="text">
      <style:text-properties officeooo:rsid="0c5fc875"/>
    </style:style>
    <style:style style:name="T767" style:family="text">
      <style:text-properties officeooo:rsid="0c67e932"/>
    </style:style>
    <style:style style:name="T768" style:family="text">
      <style:text-properties officeooo:rsid="0c68db8d"/>
    </style:style>
    <style:style style:name="T769" style:family="text">
      <style:text-properties officeooo:rsid="0c6f1ca0"/>
    </style:style>
    <style:style style:name="T770" style:family="text">
      <style:text-properties officeooo:rsid="0c70fd34"/>
    </style:style>
    <style:style style:name="T771" style:family="text">
      <style:text-properties officeooo:rsid="0c725004"/>
    </style:style>
    <style:style style:name="T772" style:family="text">
      <style:text-properties officeooo:rsid="0c74831b"/>
    </style:style>
    <style:style style:name="T773" style:family="text">
      <style:text-properties officeooo:rsid="0c797cf0"/>
    </style:style>
    <style:style style:name="T774" style:family="text">
      <style:text-properties officeooo:rsid="0c8d3cc2"/>
    </style:style>
    <style:style style:name="T775" style:family="text">
      <style:text-properties officeooo:rsid="0b91acdd"/>
    </style:style>
    <style:style style:name="T776" style:family="text">
      <style:text-properties officeooo:rsid="0c95f46f"/>
    </style:style>
    <style:style style:name="T777" style:family="text">
      <style:text-properties officeooo:rsid="0c9b2e5b"/>
    </style:style>
    <style:style style:name="T778" style:family="text">
      <style:text-properties officeooo:rsid="0c9b8591"/>
    </style:style>
    <style:style style:name="T779" style:family="text">
      <style:text-properties officeooo:rsid="0c9d847d"/>
    </style:style>
    <style:style style:name="T780" style:family="text">
      <style:text-properties officeooo:rsid="0c9da325"/>
    </style:style>
    <style:style style:name="T781" style:family="text">
      <style:text-properties officeooo:rsid="0c9f9d3f"/>
    </style:style>
    <style:style style:name="T782" style:family="text">
      <style:text-properties officeooo:rsid="0ca333b2"/>
    </style:style>
    <style:style style:name="T783" style:family="text">
      <style:text-properties officeooo:rsid="0ca3afea"/>
    </style:style>
    <style:style style:name="T784" style:family="text">
      <style:text-properties officeooo:rsid="0ca7de4a"/>
    </style:style>
    <style:style style:name="T785" style:family="text">
      <style:text-properties officeooo:rsid="0ca9b255"/>
    </style:style>
    <style:style style:name="T786" style:family="text">
      <style:text-properties officeooo:rsid="0caf5857"/>
    </style:style>
    <style:style style:name="T787" style:family="text">
      <style:text-properties officeooo:rsid="0cb82793"/>
    </style:style>
    <style:style style:name="T788" style:family="text">
      <style:text-properties officeooo:rsid="0cbc8358"/>
    </style:style>
    <style:style style:name="T789" style:family="text">
      <style:text-properties officeooo:rsid="0b60d1b1"/>
    </style:style>
    <style:style style:name="T790" style:family="text">
      <style:text-properties officeooo:rsid="0cbe6ea6"/>
    </style:style>
    <style:style style:name="T791" style:family="text">
      <style:text-properties officeooo:rsid="0ccc60b6"/>
    </style:style>
    <style:style style:name="T792" style:family="text">
      <style:text-properties officeooo:rsid="0ccd4294"/>
    </style:style>
    <style:style style:name="T793" style:family="text">
      <style:text-properties officeooo:rsid="0cd27c85"/>
    </style:style>
    <style:style style:name="T794" style:family="text">
      <style:text-properties officeooo:rsid="0cd3fdde"/>
    </style:style>
    <style:style style:name="T795" style:family="text">
      <style:text-properties officeooo:rsid="0cd650f5"/>
    </style:style>
    <style:style style:name="T796" style:family="text">
      <style:text-properties officeooo:rsid="0cde9171"/>
    </style:style>
    <style:style style:name="T797" style:family="text">
      <style:text-properties officeooo:rsid="0cf3b099"/>
    </style:style>
    <style:style style:name="T798" style:family="text">
      <style:text-properties officeooo:rsid="0cf3d1f4"/>
    </style:style>
    <style:style style:name="T799" style:family="text">
      <style:text-properties officeooo:rsid="0cf8ff67"/>
    </style:style>
    <style:style style:name="T800" style:family="text">
      <style:text-properties officeooo:rsid="0cfa19bb"/>
    </style:style>
    <style:style style:name="T801" style:family="text">
      <style:text-properties officeooo:rsid="0cfaa666"/>
    </style:style>
    <style:style style:name="T802" style:family="text">
      <style:text-properties officeooo:rsid="0cfc6af2"/>
    </style:style>
    <style:style style:name="T803" style:family="text">
      <style:text-properties officeooo:rsid="0cfefe9b"/>
    </style:style>
    <style:style style:name="T804" style:family="text">
      <style:text-properties officeooo:rsid="0cffbbe3"/>
    </style:style>
    <style:style style:name="T805" style:family="text">
      <style:text-properties officeooo:rsid="0cfffc37"/>
    </style:style>
    <style:style style:name="T806" style:family="text">
      <style:text-properties officeooo:rsid="0d035da2"/>
    </style:style>
    <style:style style:name="T807" style:family="text">
      <style:text-properties officeooo:rsid="0d057157"/>
    </style:style>
    <style:style style:name="T808" style:family="text">
      <style:text-properties officeooo:rsid="0d074306"/>
    </style:style>
    <style:style style:name="T809" style:family="text">
      <style:text-properties officeooo:rsid="0d106ac7"/>
    </style:style>
    <style:style style:name="T810" style:family="text">
      <style:text-properties officeooo:rsid="0d126df8"/>
    </style:style>
    <style:style style:name="T811" style:family="text">
      <style:text-properties officeooo:rsid="0d1a385d"/>
    </style:style>
    <style:style style:name="T812" style:family="text">
      <style:text-properties officeooo:rsid="0d25f063"/>
    </style:style>
    <style:style style:name="T813" style:family="text">
      <style:text-properties officeooo:rsid="0d27476d"/>
    </style:style>
    <style:style style:name="T814" style:family="text">
      <style:text-properties officeooo:rsid="0d276148"/>
    </style:style>
    <style:style style:name="T815" style:family="text">
      <style:text-properties officeooo:rsid="0d343a4b"/>
    </style:style>
    <style:style style:name="T816" style:family="text">
      <style:text-properties officeooo:rsid="0d351d4c"/>
    </style:style>
    <style:style style:name="T817" style:family="text">
      <style:text-properties officeooo:rsid="0d39c8f4"/>
    </style:style>
    <style:style style:name="T818" style:family="text">
      <style:text-properties officeooo:rsid="0d40271c"/>
    </style:style>
    <style:style style:name="T819" style:family="text">
      <style:text-properties officeooo:rsid="0d4129c2"/>
    </style:style>
    <style:style style:name="T820" style:family="text">
      <style:text-properties officeooo:rsid="0d41dfbe"/>
    </style:style>
    <style:style style:name="T821" style:family="text">
      <style:text-properties officeooo:rsid="0d491f3b"/>
    </style:style>
    <style:style style:name="T822" style:family="text">
      <style:text-properties officeooo:rsid="0d4adc96"/>
    </style:style>
    <style:style style:name="T823" style:family="text">
      <style:text-properties officeooo:rsid="0d4b314b"/>
    </style:style>
    <style:style style:name="T824" style:family="text">
      <style:text-properties officeooo:rsid="0d4c4962"/>
    </style:style>
    <style:style style:name="T825" style:family="text">
      <style:text-properties officeooo:rsid="0d5147fb"/>
    </style:style>
    <style:style style:name="T826" style:family="text">
      <style:text-properties officeooo:rsid="0d56dd8a"/>
    </style:style>
    <style:style style:name="T827" style:family="text">
      <style:text-properties officeooo:rsid="0d586cff"/>
    </style:style>
    <style:style style:name="T828" style:family="text">
      <style:text-properties officeooo:rsid="0d5a1e79"/>
    </style:style>
    <style:style style:name="T829" style:family="text">
      <style:text-properties officeooo:rsid="0d5be780"/>
    </style:style>
    <style:style style:name="T830" style:family="text">
      <style:text-properties officeooo:rsid="0d6359c0"/>
    </style:style>
    <style:style style:name="T831" style:family="text">
      <style:text-properties officeooo:rsid="0d6fb572"/>
    </style:style>
    <style:style style:name="T832" style:family="text">
      <style:text-properties officeooo:rsid="0d76057c"/>
    </style:style>
    <style:style style:name="T833" style:family="text">
      <style:text-properties officeooo:rsid="0d769575"/>
    </style:style>
    <style:style style:name="T834" style:family="text">
      <style:text-properties officeooo:rsid="0d782aff"/>
    </style:style>
    <style:style style:name="T835" style:family="text">
      <style:text-properties officeooo:rsid="0d82a7fb"/>
    </style:style>
    <style:style style:name="T836" style:family="text">
      <style:text-properties officeooo:rsid="0d83cd49"/>
    </style:style>
    <style:style style:name="T837" style:family="text">
      <style:text-properties officeooo:rsid="0d8dae8e"/>
    </style:style>
    <style:style style:name="T838" style:family="text">
      <style:text-properties officeooo:rsid="0d9f0955"/>
    </style:style>
    <style:style style:name="T839" style:family="text">
      <style:text-properties officeooo:rsid="0da1efbc"/>
    </style:style>
    <style:style style:name="T840" style:family="text">
      <style:text-properties officeooo:rsid="0da5d97d"/>
    </style:style>
    <style:style style:name="T841" style:family="text">
      <style:text-properties officeooo:rsid="0da8b0f4"/>
    </style:style>
    <style:style style:name="T842" style:family="text">
      <style:text-properties officeooo:rsid="0dab652d"/>
    </style:style>
    <style:style style:name="T843" style:family="text">
      <style:text-properties officeooo:rsid="0dac4633"/>
    </style:style>
    <style:style style:name="T844" style:family="text">
      <style:text-properties officeooo:rsid="0dae4197"/>
    </style:style>
    <style:style style:name="T845" style:family="text">
      <style:text-properties officeooo:rsid="0dafb1f6"/>
    </style:style>
    <style:style style:name="T846" style:family="text">
      <style:text-properties officeooo:rsid="0dbebf77"/>
    </style:style>
    <style:style style:name="T847" style:family="text">
      <style:text-properties officeooo:rsid="0dc070f0"/>
    </style:style>
    <style:style style:name="T848" style:family="text">
      <style:text-properties officeooo:rsid="0dc08207"/>
    </style:style>
    <style:style style:name="T849" style:family="text">
      <style:text-properties officeooo:rsid="0dc280f3"/>
    </style:style>
    <style:style style:name="T850" style:family="text">
      <style:text-properties officeooo:rsid="0dc370a7"/>
    </style:style>
    <style:style style:name="T851" style:family="text">
      <style:text-properties officeooo:rsid="0dc47dac"/>
    </style:style>
    <style:style style:name="T852" style:family="text">
      <style:text-properties officeooo:rsid="0dc6ab9e"/>
    </style:style>
    <style:style style:name="T853" style:family="text">
      <style:text-properties officeooo:rsid="0dd06b83"/>
    </style:style>
    <style:style style:name="T854" style:family="text">
      <style:text-properties officeooo:rsid="0dd31a1c"/>
    </style:style>
    <style:style style:name="T855" style:family="text">
      <style:text-properties officeooo:rsid="0dd3a953"/>
    </style:style>
    <style:style style:name="T856" style:family="text">
      <style:text-properties officeooo:rsid="0dd47068"/>
    </style:style>
    <style:style style:name="T857" style:family="text">
      <style:text-properties officeooo:rsid="0dd4e5dc"/>
    </style:style>
    <style:style style:name="T858" style:family="text">
      <style:text-properties officeooo:rsid="0dd58455"/>
    </style:style>
    <style:style style:name="T859" style:family="text">
      <style:text-properties officeooo:rsid="0dd72d65"/>
    </style:style>
    <style:style style:name="T860" style:family="text">
      <style:text-properties officeooo:rsid="0dd7a355"/>
    </style:style>
    <style:style style:name="T861" style:family="text">
      <style:text-properties officeooo:rsid="0dd9da22"/>
    </style:style>
    <style:style style:name="T862" style:family="text">
      <style:text-properties officeooo:rsid="0df4d152"/>
    </style:style>
    <style:style style:name="T863" style:family="text">
      <style:text-properties officeooo:rsid="0df7cf70"/>
    </style:style>
    <style:style style:name="T864" style:family="text">
      <style:text-properties officeooo:rsid="0dfe4ce7"/>
    </style:style>
    <style:style style:name="T865" style:family="text">
      <style:text-properties officeooo:rsid="0e080e91"/>
    </style:style>
    <style:style style:name="T866" style:family="text">
      <style:text-properties officeooo:rsid="0e08a01d"/>
    </style:style>
    <style:style style:name="T867" style:family="text">
      <style:text-properties officeooo:rsid="0e0b9377"/>
    </style:style>
    <style:style style:name="T868" style:family="text">
      <style:text-properties officeooo:rsid="0e0f5de9"/>
    </style:style>
    <style:style style:name="T869" style:family="text">
      <style:text-properties officeooo:rsid="0e0fadab"/>
    </style:style>
    <style:style style:name="T870" style:family="text">
      <style:text-properties officeooo:rsid="0e119dc5"/>
    </style:style>
    <style:style style:name="T871" style:family="text">
      <style:text-properties officeooo:rsid="0e13489e"/>
    </style:style>
    <style:style style:name="T872" style:family="text">
      <style:text-properties officeooo:rsid="0e14f355"/>
    </style:style>
    <style:style style:name="T873" style:family="text">
      <style:text-properties officeooo:rsid="0e16cdfb"/>
    </style:style>
    <style:style style:name="T874" style:family="text">
      <style:text-properties officeooo:rsid="0e1da33d"/>
    </style:style>
    <style:style style:name="T875" style:family="text">
      <style:text-properties officeooo:rsid="0e1fc182"/>
    </style:style>
    <style:style style:name="T876" style:family="text">
      <style:text-properties officeooo:rsid="0e29737e"/>
    </style:style>
    <style:style style:name="T877" style:family="text">
      <style:text-properties officeooo:rsid="0e300352"/>
    </style:style>
    <style:style style:name="T878" style:family="text">
      <style:text-properties officeooo:rsid="0e3167fa"/>
    </style:style>
    <style:style style:name="T879" style:family="text">
      <style:text-properties officeooo:rsid="0e3aa847"/>
    </style:style>
    <style:style style:name="T880" style:family="text">
      <style:text-properties officeooo:rsid="0e3ddb76"/>
    </style:style>
    <style:style style:name="T881" style:family="text">
      <style:text-properties officeooo:rsid="0e499ebe"/>
    </style:style>
    <style:style style:name="T882" style:family="text">
      <style:text-properties officeooo:rsid="0df8dc18"/>
    </style:style>
    <style:style style:name="T883" style:family="text">
      <style:text-properties officeooo:rsid="0e4f7803"/>
    </style:style>
    <style:style style:name="T884" style:family="text">
      <style:text-properties officeooo:rsid="0e514ce2"/>
    </style:style>
    <style:style style:name="T885" style:family="text">
      <style:text-properties officeooo:rsid="0e522f71"/>
    </style:style>
    <style:style style:name="T886" style:family="text">
      <style:text-properties officeooo:rsid="0e57e0cd"/>
    </style:style>
    <style:style style:name="T887" style:family="text">
      <style:text-properties officeooo:rsid="0e58ae5b"/>
    </style:style>
    <style:style style:name="T888" style:family="text">
      <style:text-properties officeooo:rsid="0e48a816"/>
    </style:style>
    <style:style style:name="T889" style:family="text">
      <style:text-properties officeooo:rsid="0e5bd547"/>
    </style:style>
    <style:style style:name="T890" style:family="text">
      <style:text-properties officeooo:rsid="0e5cdfea"/>
    </style:style>
    <style:style style:name="T891" style:family="text">
      <style:text-properties officeooo:rsid="0e5dedfe"/>
    </style:style>
    <style:style style:name="T892" style:family="text">
      <style:text-properties officeooo:rsid="0e614961"/>
    </style:style>
    <style:style style:name="T893" style:family="text">
      <style:text-properties officeooo:rsid="0e65b047"/>
    </style:style>
    <style:style style:name="T894" style:family="text">
      <style:text-properties officeooo:rsid="0e6bb53f"/>
    </style:style>
    <style:style style:name="T895" style:family="text">
      <style:text-properties officeooo:rsid="0e6c4c02"/>
    </style:style>
    <style:style style:name="T896" style:family="text">
      <style:text-properties officeooo:rsid="0e6e5662"/>
    </style:style>
    <style:style style:name="T897" style:family="text">
      <style:text-properties officeooo:rsid="0e24728b"/>
    </style:style>
    <style:style style:name="T898" style:family="text">
      <style:text-properties officeooo:rsid="0e709bd9"/>
    </style:style>
    <style:style style:name="T899" style:family="text">
      <style:text-properties officeooo:rsid="0e71c47e"/>
    </style:style>
    <style:style style:name="T900" style:family="text">
      <style:text-properties officeooo:rsid="0e71fc74"/>
    </style:style>
    <style:style style:name="T901" style:family="text">
      <style:text-properties officeooo:rsid="0e73a6b8"/>
    </style:style>
    <style:style style:name="T902" style:family="text">
      <style:text-properties officeooo:rsid="0e8007ed"/>
    </style:style>
    <style:style style:name="T903" style:family="text">
      <style:text-properties officeooo:rsid="0e81df12"/>
    </style:style>
    <style:style style:name="T904" style:family="text">
      <style:text-properties officeooo:rsid="0e81fa33"/>
    </style:style>
    <style:style style:name="T905" style:family="text">
      <style:text-properties officeooo:rsid="0e8c9ebb"/>
    </style:style>
    <style:style style:name="T906" style:family="text">
      <style:text-properties officeooo:rsid="0e8caeef"/>
    </style:style>
    <style:style style:name="T907" style:family="text">
      <style:text-properties officeooo:rsid="0e8cb19b"/>
    </style:style>
    <style:style style:name="T908" style:family="text">
      <style:text-properties officeooo:rsid="0e8d9cc2"/>
    </style:style>
    <style:style style:name="T909" style:family="text">
      <style:text-properties officeooo:rsid="0e8f3027"/>
    </style:style>
    <style:style style:name="T910" style:family="text">
      <style:text-properties officeooo:rsid="0e9020d4"/>
    </style:style>
    <style:style style:name="T911" style:family="text">
      <style:text-properties officeooo:rsid="0e90cdd6"/>
    </style:style>
    <style:style style:name="T912" style:family="text">
      <style:text-properties officeooo:rsid="0e9237e2"/>
    </style:style>
    <style:style style:name="T913" style:family="text">
      <style:text-properties officeooo:rsid="0e9429eb"/>
    </style:style>
    <style:style style:name="T914" style:family="text">
      <style:text-properties officeooo:rsid="0e946c17"/>
    </style:style>
    <style:style style:name="T915" style:family="text">
      <style:text-properties officeooo:rsid="0e986829"/>
    </style:style>
    <style:style style:name="T916" style:family="text">
      <style:text-properties officeooo:rsid="0e989e4f"/>
    </style:style>
    <style:style style:name="T917" style:family="text">
      <style:text-properties officeooo:rsid="0e98e137"/>
    </style:style>
    <style:style style:name="T918" style:family="text">
      <style:text-properties officeooo:rsid="0e990ad0"/>
    </style:style>
    <style:style style:name="T919" style:family="text">
      <style:text-properties officeooo:rsid="0ea937d6"/>
    </style:style>
    <style:style style:name="T920" style:family="text">
      <style:text-properties officeooo:rsid="0eaac4d2"/>
    </style:style>
    <style:style style:name="T921" style:family="text">
      <style:text-properties officeooo:rsid="0eb47606"/>
    </style:style>
    <style:style style:name="T922" style:family="text">
      <style:text-properties officeooo:rsid="0eb87923"/>
    </style:style>
    <style:style style:name="T923" style:family="text">
      <style:text-properties officeooo:rsid="0ebe679b"/>
    </style:style>
    <style:style style:name="T924" style:family="text">
      <style:text-properties officeooo:rsid="0ec105d6"/>
    </style:style>
    <style:style style:name="T925" style:family="text">
      <style:text-properties officeooo:rsid="0ec2a568"/>
    </style:style>
    <style:style style:name="T926" style:family="text">
      <style:text-properties officeooo:rsid="0ec514ed"/>
    </style:style>
    <style:style style:name="T927" style:family="text">
      <style:text-properties officeooo:rsid="0ed456ce"/>
    </style:style>
    <style:style style:name="T928" style:family="text">
      <style:text-properties officeooo:rsid="0ed9634b"/>
    </style:style>
    <style:style style:name="T929" style:family="text">
      <style:text-properties officeooo:rsid="0de2c30d"/>
    </style:style>
    <style:style style:name="T930" style:family="text">
      <style:text-properties officeooo:rsid="0edad4df"/>
    </style:style>
    <style:style style:name="T931" style:family="text">
      <style:text-properties officeooo:rsid="0df97d9e"/>
    </style:style>
    <style:style style:name="T932" style:family="text">
      <style:text-properties officeooo:rsid="0df99b39"/>
    </style:style>
    <style:style style:name="T933" style:family="text">
      <style:text-properties officeooo:rsid="0ee691e5"/>
    </style:style>
    <style:style style:name="T934" style:family="text">
      <style:text-properties officeooo:rsid="0ee7bb07"/>
    </style:style>
    <style:style style:name="T935" style:family="text">
      <style:text-properties officeooo:rsid="0ee7f471"/>
    </style:style>
    <style:style style:name="T936" style:family="text">
      <style:text-properties officeooo:rsid="0ee906c8"/>
    </style:style>
    <style:style style:name="T937" style:family="text">
      <style:text-properties officeooo:rsid="0eeb5cbb"/>
    </style:style>
    <style:style style:name="T938" style:family="text">
      <style:text-properties officeooo:rsid="0eeff003"/>
    </style:style>
    <style:style style:name="T939" style:family="text">
      <style:text-properties officeooo:rsid="0ef176cb"/>
    </style:style>
    <style:style style:name="T940" style:family="text">
      <style:text-properties officeooo:rsid="0ef566a4"/>
    </style:style>
    <style:style style:name="T941" style:family="text">
      <style:text-properties officeooo:rsid="0cee6437"/>
    </style:style>
    <style:style style:name="T942" style:family="text">
      <style:text-properties officeooo:rsid="0f02e169"/>
    </style:style>
    <style:style style:name="T943" style:family="text">
      <style:text-properties officeooo:rsid="0f04273c"/>
    </style:style>
    <style:style style:name="T944" style:family="text">
      <style:text-properties officeooo:rsid="0f056f63"/>
    </style:style>
    <style:style style:name="T945" style:family="text">
      <style:text-properties officeooo:rsid="0f06e40c"/>
    </style:style>
    <style:style style:name="T946" style:family="text">
      <style:text-properties officeooo:rsid="0f089dad"/>
    </style:style>
    <style:style style:name="T947" style:family="text">
      <style:text-properties officeooo:rsid="0f09f928"/>
    </style:style>
    <style:style style:name="T948" style:family="text">
      <style:text-properties officeooo:rsid="0f0a9e40"/>
    </style:style>
    <style:style style:name="T949" style:family="text">
      <style:text-properties officeooo:rsid="0f0da7fe"/>
    </style:style>
    <style:style style:name="T950" style:family="text">
      <style:text-properties officeooo:rsid="0f3ab17b"/>
    </style:style>
    <style:style style:name="T951" style:family="text">
      <style:text-properties officeooo:rsid="0f47c135"/>
    </style:style>
    <style:style style:name="T952" style:family="text">
      <style:text-properties officeooo:rsid="0f47dd00"/>
    </style:style>
    <style:style style:name="T953" style:family="text">
      <style:text-properties officeooo:rsid="0f49b54f"/>
    </style:style>
    <style:style style:name="T954" style:family="text">
      <style:text-properties officeooo:rsid="0f2650f8"/>
    </style:style>
    <style:style style:name="T955" style:family="text">
      <style:text-properties officeooo:rsid="0f4e596e"/>
    </style:style>
    <style:style style:name="T956" style:family="text">
      <style:text-properties officeooo:rsid="0f4f7908"/>
    </style:style>
    <style:style style:name="T957" style:family="text">
      <style:text-properties officeooo:rsid="0f4fe90d"/>
    </style:style>
    <style:style style:name="T958" style:family="text">
      <style:text-properties officeooo:rsid="0f52ebe3"/>
    </style:style>
    <style:style style:name="T959" style:family="text">
      <style:text-properties officeooo:rsid="0f53b604"/>
    </style:style>
    <style:style style:name="T960" style:family="text">
      <style:text-properties officeooo:rsid="0f5679ee"/>
    </style:style>
    <style:style style:name="T961" style:family="text">
      <style:text-properties officeooo:rsid="0f56ba1a"/>
    </style:style>
    <style:style style:name="T962" style:family="text">
      <style:text-properties officeooo:rsid="0f59a0e8"/>
    </style:style>
    <style:style style:name="T963" style:family="text">
      <style:text-properties officeooo:rsid="0f5a510c"/>
    </style:style>
    <style:style style:name="T964" style:family="text">
      <style:text-properties officeooo:rsid="0f6cb069"/>
    </style:style>
    <style:style style:name="T965" style:family="text">
      <style:text-properties officeooo:rsid="0f70508f"/>
    </style:style>
    <style:style style:name="T966" style:family="text">
      <style:text-properties officeooo:rsid="0f71e6b5"/>
    </style:style>
    <style:style style:name="T967" style:family="text">
      <style:text-properties officeooo:rsid="0f79d643"/>
    </style:style>
    <style:style style:name="T968" style:family="text">
      <style:text-properties officeooo:rsid="0f7bb45b"/>
    </style:style>
    <style:style style:name="T969" style:family="text">
      <style:text-properties officeooo:rsid="0f7cb3a3"/>
    </style:style>
    <style:style style:name="T970" style:family="text">
      <style:text-properties officeooo:rsid="0f7e94c7"/>
    </style:style>
    <style:style style:name="T971" style:family="text">
      <style:text-properties officeooo:rsid="0f809420"/>
    </style:style>
    <style:style style:name="T972" style:family="text">
      <style:text-properties officeooo:rsid="0f824696"/>
    </style:style>
    <style:style style:name="T973" style:family="text">
      <style:text-properties officeooo:rsid="0f827021"/>
    </style:style>
    <style:style style:name="T974" style:family="text">
      <style:text-properties officeooo:rsid="0f86021d"/>
    </style:style>
    <style:style style:name="T975" style:family="text">
      <style:text-properties officeooo:rsid="0f8f0e38"/>
    </style:style>
    <style:style style:name="T976" style:family="text">
      <style:text-properties officeooo:rsid="0f91ff4b"/>
    </style:style>
    <style:style style:name="T977" style:family="text">
      <style:text-properties officeooo:rsid="0f99ff72"/>
    </style:style>
    <style:style style:name="T978" style:family="text">
      <style:text-properties officeooo:rsid="0f9a0928"/>
    </style:style>
    <style:style style:name="T979" style:family="text">
      <style:text-properties officeooo:rsid="0f9ca9e5"/>
    </style:style>
    <style:style style:name="T980" style:family="text">
      <style:text-properties officeooo:rsid="0f9da186"/>
    </style:style>
    <style:style style:name="T981" style:family="text">
      <style:text-properties officeooo:rsid="0acd1362"/>
    </style:style>
    <style:style style:name="T982" style:family="text">
      <style:text-properties officeooo:rsid="0f9ecbcb"/>
    </style:style>
    <style:style style:name="T983" style:family="text">
      <style:text-properties officeooo:rsid="0b0d2a08"/>
    </style:style>
    <style:style style:name="T984" style:family="text">
      <style:text-properties officeooo:rsid="0fa63d11"/>
    </style:style>
    <style:style style:name="T985" style:family="text">
      <style:text-properties officeooo:rsid="0fa68c89"/>
    </style:style>
    <style:style style:name="T986" style:family="text">
      <style:text-properties officeooo:rsid="0fa7fa66"/>
    </style:style>
    <style:style style:name="T987" style:family="text">
      <style:text-properties officeooo:rsid="0fa82b02"/>
    </style:style>
    <style:style style:name="T988" style:family="text">
      <style:text-properties officeooo:rsid="0fa8c2b8"/>
    </style:style>
    <style:style style:name="T989" style:family="text">
      <style:text-properties officeooo:rsid="0fa96915"/>
    </style:style>
    <style:style style:name="T990" style:family="text">
      <style:text-properties officeooo:rsid="0fc88a67"/>
    </style:style>
    <style:style style:name="T991" style:family="text">
      <style:text-properties officeooo:rsid="084bcc71"/>
    </style:style>
    <style:style style:name="T992" style:family="text">
      <style:text-properties officeooo:rsid="0fcd7c14"/>
    </style:style>
    <style:style style:name="T993" style:family="text">
      <style:text-properties officeooo:rsid="0fcdc1e5"/>
    </style:style>
    <style:style style:name="T994" style:family="text">
      <style:text-properties officeooo:rsid="0fe2b729"/>
    </style:style>
    <style:style style:name="T995" style:family="text">
      <style:text-properties officeooo:rsid="0fe49ce2"/>
    </style:style>
    <style:style style:name="T996" style:family="text">
      <style:text-properties officeooo:rsid="0fe69c13"/>
    </style:style>
    <style:style style:name="T997" style:family="text">
      <style:text-properties officeooo:rsid="0fe872de"/>
    </style:style>
    <style:style style:name="T998" style:family="text">
      <style:text-properties officeooo:rsid="0fe9a7d4"/>
    </style:style>
    <style:style style:name="T999" style:family="text">
      <style:text-properties officeooo:rsid="0fea6485"/>
    </style:style>
    <style:style style:name="T1000" style:family="text">
      <style:text-properties officeooo:rsid="0febcd34"/>
    </style:style>
    <style:style style:name="T1001" style:family="text">
      <style:text-properties officeooo:rsid="0fef4c6e"/>
    </style:style>
    <style:style style:name="T1002" style:family="text">
      <style:text-properties officeooo:rsid="0ff0bf56"/>
    </style:style>
    <style:style style:name="T1003" style:family="text">
      <style:text-properties officeooo:rsid="0ffc7461"/>
    </style:style>
    <style:style style:name="T1004" style:family="text">
      <style:text-properties officeooo:rsid="0ffdf2ab"/>
    </style:style>
    <style:style style:name="T1005" style:family="text">
      <style:text-properties officeooo:rsid="0fff998b"/>
    </style:style>
    <style:style style:name="T1006" style:family="text">
      <style:text-properties officeooo:rsid="1003327b"/>
    </style:style>
    <style:style style:name="T1007" style:family="text">
      <style:text-properties officeooo:rsid="1003ee4f"/>
    </style:style>
    <style:style style:name="T1008" style:family="text">
      <style:text-properties officeooo:rsid="10067216"/>
    </style:style>
    <style:style style:name="T1009" style:family="text">
      <style:text-properties officeooo:rsid="10073ff9"/>
    </style:style>
    <style:style style:name="T1010" style:family="text">
      <style:text-properties officeooo:rsid="10090ade"/>
    </style:style>
    <style:style style:name="T1011" style:family="text">
      <style:text-properties officeooo:rsid="100a2e6f"/>
    </style:style>
    <style:style style:name="T1012" style:family="text">
      <style:text-properties officeooo:rsid="100b8bb5"/>
    </style:style>
    <style:style style:name="T1013" style:family="text">
      <style:text-properties officeooo:rsid="100c3d56"/>
    </style:style>
    <style:style style:name="T1014" style:family="text">
      <style:text-properties officeooo:rsid="100cac8c"/>
    </style:style>
    <style:style style:name="T1015" style:family="text">
      <style:text-properties officeooo:rsid="10102dfe"/>
    </style:style>
    <style:style style:name="T1016" style:family="text">
      <style:text-properties officeooo:rsid="101079ac"/>
    </style:style>
    <style:style style:name="T1017" style:family="text">
      <style:text-properties officeooo:rsid="101123c9"/>
    </style:style>
    <style:style style:name="T1018" style:family="text">
      <style:text-properties officeooo:rsid="10124f92"/>
    </style:style>
    <style:style style:name="T1019" style:family="text">
      <style:text-properties officeooo:rsid="10166a1d"/>
    </style:style>
    <style:style style:name="T1020" style:family="text">
      <style:text-properties officeooo:rsid="10179a5e"/>
    </style:style>
    <style:style style:name="T1021" style:family="text">
      <style:text-properties officeooo:rsid="1018c011"/>
    </style:style>
    <style:style style:name="T1022" style:family="text">
      <style:text-properties officeooo:rsid="101a855c"/>
    </style:style>
    <style:style style:name="T1023" style:family="text">
      <style:text-properties officeooo:rsid="101c0029"/>
    </style:style>
    <style:style style:name="T1024" style:family="text">
      <style:text-properties officeooo:rsid="101da5da"/>
    </style:style>
    <style:style style:name="T1025" style:family="text">
      <style:text-properties officeooo:rsid="1020970b"/>
    </style:style>
    <style:style style:name="T1026" style:family="text">
      <style:text-properties officeooo:rsid="1024f5bb"/>
    </style:style>
    <style:style style:name="T1027" style:family="text">
      <style:text-properties officeooo:rsid="102759a0"/>
    </style:style>
    <style:style style:name="T1028" style:family="text">
      <style:text-properties officeooo:rsid="1031b27d"/>
    </style:style>
    <style:style style:name="T1029" style:family="text">
      <style:text-properties officeooo:rsid="0dbc5c0c"/>
    </style:style>
    <style:style style:name="T1030" style:family="text">
      <style:text-properties officeooo:rsid="10335e3f"/>
    </style:style>
    <style:style style:name="T1031" style:family="text">
      <style:text-properties officeooo:rsid="1033c14e"/>
    </style:style>
    <style:style style:name="T1032" style:family="text">
      <style:text-properties officeooo:rsid="10355100"/>
    </style:style>
    <style:style style:name="T1033" style:family="text">
      <style:text-properties officeooo:rsid="1036148d"/>
    </style:style>
    <style:style style:name="T1034" style:family="text">
      <style:text-properties officeooo:rsid="1037839f"/>
    </style:style>
    <style:style style:name="T1035" style:family="text">
      <style:text-properties officeooo:rsid="103925fd"/>
    </style:style>
    <style:style style:name="T1036" style:family="text">
      <style:text-properties officeooo:rsid="103bfb78"/>
    </style:style>
    <style:style style:name="T1037" style:family="text">
      <style:text-properties officeooo:rsid="10400d06"/>
    </style:style>
    <style:style style:name="T1038" style:family="text">
      <style:text-properties officeooo:rsid="10484daa"/>
    </style:style>
    <style:style style:name="T1039" style:family="text">
      <style:text-properties officeooo:rsid="104fc9b8"/>
    </style:style>
    <style:style style:name="T1040" style:family="text">
      <style:text-properties officeooo:rsid="10515c3e"/>
    </style:style>
    <style:style style:name="T1041" style:family="text">
      <style:text-properties officeooo:rsid="10520916"/>
    </style:style>
    <style:style style:name="T1042" style:family="text">
      <style:text-properties officeooo:rsid="105ad3b8"/>
    </style:style>
    <style:style style:name="T1043" style:family="text">
      <style:text-properties officeooo:rsid="10618965"/>
    </style:style>
    <style:style style:name="T1044" style:family="text">
      <style:text-properties officeooo:rsid="106a14d9"/>
    </style:style>
    <style:style style:name="T1045" style:family="text">
      <style:text-properties officeooo:rsid="106b0781"/>
    </style:style>
    <style:style style:name="T1046" style:family="text">
      <style:text-properties officeooo:rsid="106b5f47"/>
    </style:style>
    <style:style style:name="T1047" style:family="text">
      <style:text-properties officeooo:rsid="106d0d10"/>
    </style:style>
    <style:style style:name="T1048" style:family="text">
      <style:text-properties officeooo:rsid="106eeac7"/>
    </style:style>
    <style:style style:name="T1049" style:family="text">
      <style:text-properties officeooo:rsid="108119c4"/>
    </style:style>
    <style:style style:name="T1050" style:family="text">
      <style:text-properties officeooo:rsid="10827d8a"/>
    </style:style>
    <style:style style:name="T1051" style:family="text">
      <style:text-properties officeooo:rsid="1083aef6"/>
    </style:style>
    <style:style style:name="T1052" style:family="text">
      <style:text-properties officeooo:rsid="1085f725"/>
    </style:style>
    <style:style style:name="T1053" style:family="text">
      <style:text-properties officeooo:rsid="109e5449"/>
    </style:style>
    <style:style style:name="T1054" style:family="text">
      <style:text-properties officeooo:rsid="10b87f73"/>
    </style:style>
    <style:style style:name="T1055" style:family="text">
      <style:text-properties officeooo:rsid="10a68377"/>
    </style:style>
    <style:style style:name="T1056" style:family="text">
      <style:text-properties officeooo:rsid="10abb7ca"/>
    </style:style>
    <style:style style:name="T1057" style:family="text">
      <style:text-properties officeooo:rsid="10d4cd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09" text:outline-level="1"><text:span text:style-name="T2">Data</text:span><text:span text:style-name="T3">b</text:span><text:span text:style-name="T2">ase Design Documentation</text:span><text:span text:style-name="T1"> </text:span></text:h>
      <text:p text:style-name="P328"/>
      <text:p text:style-name="P327"/>
      <text:h text:style-name="P1111" text:outline-level="2">Global Attributes</text:h>
      <text:p text:style-name="P326"/>
      <text:list xml:id="list4236799085" text:style-name="L1">
        <text:list-item>
          <text:p text:style-name="P1706"><text:span text:style-name="T4">Id <text:s/>: <text:s/></text:span><text:span text:style-name="T5">این فیلد یک unique id برای هر row میباشد </text:span></text:p>
          <text:list>
            <text:list-item>
              <text:p text:style-name="P1711">نوع : big int </text:p>
            </text:list-item>
            <text:list-item>
              <text:p text:style-name="P1712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249"/>
      <text:p text:style-name="P249"/>
      <text:list xml:id="list115610465658780" text:continue-numbering="true" text:style-name="L1">
        <text:list-item>
          <text:p text:style-name="P1713">email : این فیلد برای ذخیره سازی ایمیل میباشد </text:p>
          <text:list>
            <text:list-item>
              <text:p text:style-name="P1713">نوع : <text:span text:style-name="T9">varchar(64)</text:span></text:p>
            </text:list-item>
            <text:list-item>
              <text:p text:style-name="P1714">ویژگی ها :‌ <text:span text:style-name="T10">index</text:span></text:p>
            </text:list-item>
          </text:list>
        </text:list-item>
      </text:list>
      <text:p text:style-name="P249"/>
      <text:list xml:id="list115609534145335" text:continue-numbering="true" text:style-name="L1">
        <text:list-item>
          <text:p text:style-name="P1715">created_at : این فیلد برای ذخیره تاریخ ایجاد یک سطر در جداول استفاده میشود !!!!</text:p>
          <text:list>
            <text:list-item>
              <text:p text:style-name="P1716">نوع :‌ <text:span text:style-name="T12">timestamp </text:span></text:p>
            </text:list-item>
            <text:list-item>
              <text:p text:style-name="P1718">ویژگی ها : <text:span text:style-name="T15">nullable</text:span></text:p>
            </text:list-item>
          </text:list>
        </text:list-item>
      </text:list>
      <text:p text:style-name="P251"/>
      <text:p text:style-name="P250"/>
      <text:list xml:id="list115609731321404" text:continue-numbering="true" text:style-name="L1">
        <text:list-item>
          <text:p text:style-name="P1707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1717">نوع :‌ <text:span text:style-name="T12">timestamp </text:span></text:p>
            </text:list-item>
            <text:list-item>
              <text:p text:style-name="P1719">ویژگی ها : <text:span text:style-name="T15">nullable</text:span></text:p>
            </text:list-item>
          </text:list>
        </text:list-item>
      </text:list>
      <text:p text:style-name="P252"/>
      <text:p text:style-name="P252"/>
      <text:p text:style-name="P252"/>
      <text:list xml:id="list115609793706830" text:continue-numbering="true" text:style-name="L1">
        <text:list-item>
          <text:p text:style-name="P1720"><text:soft-page-break/>name : این فیلد برای ذخیره نام کاربران در جدول های است !!!!</text:p>
          <text:list>
            <text:list-item>
              <text:p text:style-name="P1708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1721">ویژگی : <text:span text:style-name="T20">not nullable , index</text:span></text:p>
            </text:list-item>
          </text:list>
        </text:list-item>
        <text:list-item>
          <text:p text:style-name="P1722">type : این فیلد برای نوع یک item در جدول ساخته میشود !!!</text:p>
          <text:list>
            <text:list-item>
              <text:p text:style-name="P1709"><text:span text:style-name="T527">نوع :‌</text:span><text:span text:style-name="T526">boolean</text:span></text:p>
            </text:list-item>
            <text:list-item>
              <text:p text:style-name="P1723">ویژگی : not null , defualt …. , <text:span text:style-name="T532">unsigned</text:span></text:p>
            </text:list-item>
          </text:list>
        </text:list-item>
        <text:list-item>
          <text:p text:style-name="P1724">status : </text:p>
          <text:list>
            <text:list-item>
              <text:p text:style-name="P1710"><text:span text:style-name="T991">نوع : </text:span><text:span text:style-name="T990">boolean</text:span></text:p>
            </text:list-item>
            <text:list-item>
              <text:p text:style-name="P1724">ویژگی: </text:p>
            </text:list-item>
          </text:list>
        </text:list-item>
      </text:list>
      <text:p text:style-name="P247"/>
      <text:list xml:id="list2425402998" text:style-name="L2">
        <text:list-item>
          <text:p text:style-name="P1725">sort:</text:p>
          <text:list>
            <text:list-item>
              <text:p text:style-name="P1725">نوع :‌tiny int </text:p>
            </text:list-item>
            <text:list-item>
              <text:p text:style-name="P1726">ویژگی :‌unsigned ,<text:span text:style-name="T546">nullable</text:span></text:p>
            </text:list-item>
          </text:list>
        </text:list-item>
      </text:list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63"/>
      <text:h text:style-name="P1110" text:outline-level="1"><text:soft-page-break/>Tables</text:h>
      <text:p text:style-name="P248"/>
      <text:list xml:id="list2429365683" text:style-name="L3">
        <text:list-item>
          <text:p text:style-name="P1112">Users : <text:span text:style-name="T16">این جدول برای ذخیره کاربر های موجود در سیستم است !!!!</text:span></text:p>
          <text:list>
            <text:list-item>
              <text:p text:style-name="P1113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3957018117360">
          <table:table-cell table:style-name="Table1.A1" office:value-type="string">
            <text:p text:style-name="P313">Name</text:p>
          </table:table-cell>
          <table:table-cell table:style-name="Table1.A1" office:value-type="string">
            <text:p text:style-name="P313">DataType</text:p>
          </table:table-cell>
          <table:table-cell table:style-name="Table1.A1" office:value-type="string">
            <text:p text:style-name="P313">Attributes</text:p>
          </table:table-cell>
          <table:table-cell table:style-name="Table1.D1" office:value-type="string">
            <text:p text:style-name="P313">Comment</text:p>
          </table:table-cell>
        </table:table-row>
        <table:table-row table:style-name="TableLine93957018184640">
          <table:table-cell table:style-name="Table1.A2" office:value-type="string">
            <text:p text:style-name="P313">Id</text:p>
          </table:table-cell>
          <table:table-cell table:style-name="Table1.A2" office:value-type="string">
            <text:p text:style-name="P313">Big integer </text:p>
          </table:table-cell>
          <table:table-cell table:style-name="Table1.A2" office:value-type="string">
            <text:p text:style-name="P325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330"/>
          </table:table-cell>
        </table:table-row>
        <table:table-row table:style-name="TableLine93957018186752">
          <table:table-cell table:style-name="Table1.A2" office:value-type="string">
            <text:p text:style-name="P317">name</text:p>
          </table:table-cell>
          <table:table-cell table:style-name="Table1.A2" office:value-type="string">
            <text:p text:style-name="P261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257"><text:s/>, not null</text:p>
          </table:table-cell>
          <table:table-cell table:style-name="Table1.D2" office:value-type="string">
            <text:p text:style-name="P330"/>
          </table:table-cell>
        </table:table-row>
        <table:table-row table:style-name="TableLine93957018187664">
          <table:table-cell table:style-name="Table1.A2" office:value-type="string">
            <text:p text:style-name="P318">family</text:p>
          </table:table-cell>
          <table:table-cell table:style-name="Table1.A2" office:value-type="string">
            <text:p text:style-name="P262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258">, not null</text:p>
          </table:table-cell>
          <table:table-cell table:style-name="Table1.D2" office:value-type="string">
            <text:p text:style-name="P330"/>
          </table:table-cell>
        </table:table-row>
        <table:table-row table:style-name="TableLine93957018188624">
          <table:table-cell table:style-name="Table1.A2" office:value-type="string">
            <text:p text:style-name="P314">email</text:p>
          </table:table-cell>
          <table:table-cell table:style-name="Table1.A2" office:value-type="string">
            <text:p text:style-name="P256">varchar(64)</text:p>
          </table:table-cell>
          <table:table-cell table:style-name="Table1.A2" office:value-type="string">
            <text:p text:style-name="P253">Not null <text:s/>, unique </text:p>
          </table:table-cell>
          <table:table-cell table:style-name="Table1.D2" office:value-type="string">
            <text:p text:style-name="P330"/>
          </table:table-cell>
        </table:table-row>
        <table:table-row table:style-name="TableLine93957018189776">
          <table:table-cell table:style-name="Table1.A2" office:value-type="string">
            <text:p text:style-name="P329">phone</text:p>
          </table:table-cell>
          <table:table-cell table:style-name="Table1.A2" office:value-type="string">
            <text:p text:style-name="P330"><text:s/><text:span text:style-name="T21">varchar(13)</text:span></text:p>
          </table:table-cell>
          <table:table-cell table:style-name="Table1.A2" office:value-type="string">
            <text:p text:style-name="P402"><text:s text:c="2"/>not null , unique </text:p>
          </table:table-cell>
          <table:table-cell table:style-name="Table1.D2" office:value-type="string">
            <text:p text:style-name="P330"/>
          </table:table-cell>
        </table:table-row>
        <table:table-row table:style-name="TableLine93957018190800">
          <table:table-cell table:style-name="Table1.A2" office:value-type="string">
            <text:p text:style-name="P316">status</text:p>
          </table:table-cell>
          <table:table-cell table:style-name="Table1.A2" office:value-type="string">
            <text:p text:style-name="P260">boolean</text:p>
          </table:table-cell>
          <table:table-cell table:style-name="Table1.A2" office:value-type="string">
            <text:p text:style-name="P255"><text:s/>, Defualt 1 , <text:span text:style-name="T137">not null </text:span></text:p>
          </table:table-cell>
          <table:table-cell table:style-name="Table1.D2" office:value-type="string">
            <text:p text:style-name="P230">این فیلد برای active بودن یا نبودن user طراحی شده !!!!</text:p>
          </table:table-cell>
        </table:table-row>
        <table:table-row table:style-name="TableLine93957018191872">
          <table:table-cell table:style-name="Table1.A2" office:value-type="string">
            <text:p text:style-name="P315">password</text:p>
          </table:table-cell>
          <table:table-cell table:style-name="Table1.A2" office:value-type="string">
            <text:p text:style-name="P254">varchar(60)</text:p>
          </table:table-cell>
          <table:table-cell table:style-name="Table1.A2" office:value-type="string">
            <text:p text:style-name="P259">Not null </text:p>
          </table:table-cell>
          <table:table-cell table:style-name="Table1.D2" office:value-type="string">
            <text:p text:style-name="P330"/>
          </table:table-cell>
        </table:table-row>
      </table:table>
      <text:p text:style-name="P280"/>
      <text:p text:style-name="P2"/>
      <text:p text:style-name="P2"/>
      <text:p text:style-name="P2"/>
      <text:p text:style-name="P2"/>
      <text:p text:style-name="P2"/>
      <text:p text:style-name="P2"/>
      <text:p text:style-name="P60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/>
      <text:list xml:id="list2598354405" text:style-name="L4">
        <text:list-item>
          <text:list>
            <text:list-item>
              <text:p text:style-name="P1114"><text:soft-page-break/>ارتباطات : </text:p>
              <text:list>
                <text:list-item>
                  <text:p text:style-name="P1115">جدول dates : </text:p>
                  <text:list>
                    <text:list-item>
                      <text:p text:style-name="P1116">نوع ارتباط : 1بهn </text:p>
                    </text:list-item>
                    <text:list-item>
                      <text:p text:style-name="P1117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158">و هر row در جدول dates متعلق به یک user است !!!</text:p>
                      <text:p text:style-name="P1118"><text:span text:style-name="T44"><text:s/>مثلا created_at , updated_at , deleted_at , </text:span><text:span text:style-name="T533">email </text:span></text:p>
                    </text:list-item>
                    <text:list-item>
                      <text:p text:style-name="P1118"><text:span text:style-name="T533">verify_at , phone_verify</text:span><text:span text:style-name="T44"> birthday_at <text:s/>, </text:span><text:span text:style-name="T534">email_verify,phone_veryfy</text:span></text:p>
                      <text:p text:style-name="P1159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P19"/>
      <text:p text:style-name="P19"/>
      <text:list xml:id="list115610000486254" text:continue-numbering="true" text:style-name="L4">
        <text:list-item>
          <text:list>
            <text:list-item>
              <text:list>
                <text:list-item>
                  <text:p text:style-name="P1160">جدول <text:span text:style-name="T45">nick_names : </text:span></text:p>
                  <text:list>
                    <text:list-item>
                      <text:p text:style-name="P1161">نوع ارتباط : 1 به <text:span text:style-name="T46">n</text:span></text:p>
                    </text:list-item>
                    <text:list-item>
                      <text:p text:style-name="P1162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p text:style-name="P21"/>
      <text:list xml:id="list115610774199070" text:continue-numbering="true" text:style-name="L4">
        <text:list-item>
          <text:list>
            <text:list-item>
              <text:list>
                <text:list-item>
                  <text:p text:style-name="P1163">جدول files : </text:p>
                  <text:list>
                    <text:list-item>
                      <text:p text:style-name="P1163">نوع ارتباط : <text:span text:style-name="T73">1 به </text:span><text:span text:style-name="T74">n</text:span></text:p>
                    </text:list-item>
                    <text:list-item>
                      <text:p text:style-name="P1164">توضیحات : <text:span text:style-name="T75">هر یک کاربر دارای چندین فایل و هر فایل را متعلق به یک کاربر است</text:span><text:span text:style-name="T419">(از طریق جدول dates رکوردی که created_at را ذخیره میکند )</text:span></text:p>
                      <text:p text:style-name="P1164"/>
                      <text:p text:style-name="P1165"><text:s/></text:p>
                    </text:list-item>
                  </text:list>
                </text:list-item>
                <text:list-item>
                  <text:p text:style-name="P1166">جدول active_nick_names : </text:p>
                  <text:list>
                    <text:list-item>
                      <text:p text:style-name="P1166">نوع ارتباط : <text:span text:style-name="T76">1 به 1</text:span></text:p>
                    </text:list-item>
                    <text:list-item>
                      <text:p text:style-name="P1167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"/>
      <text:list xml:id="list115610224055887" text:continue-numbering="true" text:style-name="L4">
        <text:list-item>
          <text:list>
            <text:list-item>
              <text:list>
                <text:list-item>
                  <text:p text:style-name="P1168">جدول <text:span text:style-name="T152">languages : </text:span></text:p>
                  <text:list>
                    <text:list-item>
                      <text:p text:style-name="P1169">نوع ارتباط :‌<text:span text:style-name="T150">1 به n</text:span></text:p>
                    </text:list-item>
                    <text:list-item>
                      <text:p text:style-name="P1170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p text:style-name="P30"/>
      <text:list xml:id="list115610853724404" text:continue-numbering="true" text:style-name="L4">
        <text:list-item>
          <text:list>
            <text:list-item>
              <text:list>
                <text:list-item>
                  <text:p text:style-name="P1119"><text:span text:style-name="T185">app_setting</text:span><text:span text:style-name="T180"> : </text:span></text:p>
                  <text:list>
                    <text:list-item>
                      <text:p text:style-name="P1172">نوع :‌ <text:span text:style-name="T181">1 به n </text:span></text:p>
                      <text:p text:style-name="P1120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15610216143536" text:continue-numbering="true" text:style-name="L4">
        <text:list-item>
          <text:list>
            <text:list-item>
              <text:list>
                <text:list-item>
                  <text:p text:style-name="P1120"><text:span text:style-name="T328">user_bio_translations</text:span><text:span text:style-name="T317"> <text:s/>:</text:span></text:p>
                  <text:list>
                    <text:list-item>
                      <text:p text:style-name="P1174">نوع : <text:span text:style-name="T319">1 به n </text:span></text:p>
                    </text:list-item>
                    <text:list-item>
                      <text:p text:style-name="P1176">توضیحات :‌ <text:span text:style-name="T320">هر یک user دارای چندین </text:span><text:span text:style-name="T321">bio با توجه به زبان های مختلف است </text:span><text:span text:style-name="T322">و هر یک از bio ها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8"/>
      <text:list xml:id="list115610355513315" text:continue-numbering="true" text:style-name="L4">
        <text:list-item>
          <text:p text:style-name="P1178">dates : <text:span text:style-name="T27">این جدول برای ذخیره تاریخ ها بین چندین جدول share میشود </text:span></text:p>
          <text:list>
            <text:list-item>
              <text:p text:style-name="P1179">ستون ها : 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3957018329920">
          <table:table-cell table:style-name="Table2.A1" office:value-type="string">
            <text:p text:style-name="P372">Name</text:p>
          </table:table-cell>
          <table:table-cell table:style-name="Table2.A1" office:value-type="string">
            <text:p text:style-name="P372">Data Type</text:p>
          </table:table-cell>
          <table:table-cell table:style-name="Table2.A1" office:value-type="string">
            <text:p text:style-name="P372">Attributes</text:p>
          </table:table-cell>
          <table:table-cell table:style-name="Table2.D1" office:value-type="string">
            <text:p text:style-name="P372">Comment</text:p>
          </table:table-cell>
        </table:table-row>
        <table:table-row table:style-name="TableLine93957018354032">
          <table:table-cell table:style-name="Table2.A2" office:value-type="string">
            <text:p text:style-name="P376">id</text:p>
          </table:table-cell>
          <table:table-cell table:style-name="Table2.A2" office:value-type="string">
            <text:p text:style-name="P382">B<text:span text:style-name="T29">ig int </text:span></text:p>
          </table:table-cell>
          <table:table-cell table:style-name="Table2.A2" office:value-type="string">
            <text:p text:style-name="P380">Not Null , index , unique , primary key , auto increment , <text:span text:style-name="T28">unsigned </text:span></text:p>
          </table:table-cell>
          <table:table-cell table:style-name="Table2.D2" office:value-type="string">
            <text:p text:style-name="P330"/>
          </table:table-cell>
        </table:table-row>
        <table:table-row table:style-name="TableLine93957018356208">
          <table:table-cell table:style-name="Table2.A2" office:value-type="string">
            <text:p text:style-name="P378">object_class</text:p>
          </table:table-cell>
          <table:table-cell table:style-name="Table2.A2" office:value-type="string">
            <text:p text:style-name="P385">varchar(255)</text:p>
          </table:table-cell>
          <table:table-cell table:style-name="Table2.A2" office:value-type="string">
            <text:p text:style-name="P387">Not null </text:p>
          </table:table-cell>
          <table:table-cell table:style-name="Table2.D2" office:value-type="string">
            <text:p text:style-name="P232">نام مدلی که این date متعلق به ان است </text:p>
          </table:table-cell>
        </table:table-row>
        <table:table-row table:style-name="TableLine93957018357120">
          <table:table-cell table:style-name="Table2.A2" office:value-type="string">
            <text:p text:style-name="P378">object_id</text:p>
          </table:table-cell>
          <table:table-cell table:style-name="Table2.A2" office:value-type="string">
            <text:p text:style-name="P384">Big int </text:p>
          </table:table-cell>
          <table:table-cell table:style-name="Table2.A2" office:value-type="string">
            <text:p text:style-name="P386">Unsigned , <text:span text:style-name="T30">not null </text:span></text:p>
          </table:table-cell>
          <table:table-cell table:style-name="Table2.D2" office:value-type="string">
            <text:p text:style-name="P233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379">type</text:p>
          </table:table-cell>
          <table:table-cell table:style-name="Table2.A2" office:value-type="string">
            <text:p text:style-name="P607">tinyInt</text:p>
          </table:table-cell>
          <table:table-cell table:style-name="Table2.A2" office:value-type="string">
            <text:p text:style-name="P341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614">unsigned</text:p>
          </table:table-cell>
          <table:table-cell table:style-name="Table2.D2" office:value-type="string">
            <text:p text:style-name="P231">این فیلد نوع date را مشخص میکند !!! مثلا </text:p>
            <text:p text:style-name="P231">0 برای created_at است . 1 برای updated_at</text:p>
          </table:table-cell>
        </table:table-row>
        <table:table-row table:style-name="TableLine93957018358992">
          <table:table-cell table:style-name="Table2.A2" office:value-type="string">
            <text:p text:style-name="P379">dated_at</text:p>
          </table:table-cell>
          <table:table-cell table:style-name="Table2.A2" office:value-type="string">
            <text:p text:style-name="P388">Timestamp</text:p>
          </table:table-cell>
          <table:table-cell table:style-name="Table2.A2" office:value-type="string">
            <text:p text:style-name="P388">Not null </text:p>
          </table:table-cell>
          <table:table-cell table:style-name="Table2.D2" office:value-type="string">
            <text:p text:style-name="P389"/>
          </table:table-cell>
        </table:table-row>
        <table:table-row table:style-name="TableLine93957018359856">
          <table:table-cell table:style-name="Table2.A2" office:value-type="string">
            <text:p text:style-name="P549">user_id</text:p>
          </table:table-cell>
          <table:table-cell table:style-name="Table2.A2" office:value-type="string">
            <text:p text:style-name="P550">Big int </text:p>
          </table:table-cell>
          <table:table-cell table:style-name="Table2.A2" office:value-type="string">
            <text:p text:style-name="P343"><text:span text:style-name="T535">nullable</text:span><text:span text:style-name="T536"> , </text:span><text:span text:style-name="T415">unsigned, </text:span></text:p>
            <text:p text:style-name="P633">foreign key→ users(id) , </text:p>
            <text:p text:style-name="P633"/>
            <text:p text:style-name="P634">on Delete →</text:p>
            <text:p text:style-name="P634">(set<text:span text:style-name="T537"> Null)</text:span></text:p>
            <text:p text:style-name="P634"/>
            <text:p text:style-name="P635">on Update →</text:p>
            <text:p text:style-name="P635">(cascade)</text:p>
          </table:table-cell>
          <table:table-cell table:style-name="Table2.D2" office:value-type="string">
            <text:p text:style-name="P242">با استفاده از این column میتوانیم <text:s/><text:span text:style-name="T416">بفهمیم </text:span><text:span text:style-name="T417">ایتمی که این row متعلق به ان است توسط کدام user اپدیت یا ایجاد شده !!! </text:span><text:span text:style-name="T418">و دیگر در جدول هایی که datable هست نیار به ستون user_id ندارند </text:span></text:p>
          </table:table-cell>
        </table:table-row>
      </table:table>
      <text:list xml:id="list496609271" text:style-name="L5">
        <text:list-header>
          <text:p text:style-name="P1180"/>
          <text:list>
            <text:list-item>
              <text:p text:style-name="P1621">ارتباطات :‌</text:p>
              <text:list>
                <text:list-item>
                  <text:p text:style-name="P1622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44">font_icons , </text:span><text:span text:style-name="T351">custom icons <text:s/>, </text:span><text:span text:style-name="T363">icon_groups ,</text:span><text:span text:style-name="T603">developer_informations</text:span><text:span text:style-name="T439"> </text:span></text:p>
                </text:list-item>
                <text:list-item>
                  <text:p text:style-name="P1623"><text:soft-page-break/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085"/>
      <text:list xml:id="list115609342189628" text:continue-numbering="true" text:style-name="L5">
        <text:list-item>
          <text:p text:style-name="P1648">nick_names : <text:span text:style-name="T37">این جدول برای ذخیره nick name های user ها ساخته شده. </text:span></text:p>
        </text:list-item>
      </text:list>
      <text:p text:style-name="P1083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15610615078997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626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1627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1628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627"/>
          <text:list text:continue-numbering="true">
            <text:list-item>
              <text:p text:style-name="P1629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3957018383328">
          <table:table-cell table:style-name="Table3.A1" office:value-type="string">
            <text:p text:style-name="P373">Name</text:p>
          </table:table-cell>
          <table:table-cell table:style-name="Table3.A1" office:value-type="string">
            <text:p text:style-name="P373">Data Type</text:p>
          </table:table-cell>
          <table:table-cell table:style-name="Table3.A1" office:value-type="string">
            <text:p text:style-name="P373">Attributes</text:p>
          </table:table-cell>
          <table:table-cell table:style-name="Table3.D1" office:value-type="string">
            <text:p text:style-name="P373">Comment</text:p>
          </table:table-cell>
        </table:table-row>
        <table:table-row table:style-name="TableLine93957018437664">
          <table:table-cell table:style-name="Table3.A2" office:value-type="string">
            <text:p text:style-name="P377">id</text:p>
          </table:table-cell>
          <table:table-cell table:style-name="Table3.A2" office:value-type="string">
            <text:p text:style-name="P383">B<text:span text:style-name="T29">ig int </text:span></text:p>
          </table:table-cell>
          <table:table-cell table:style-name="Table3.A2" office:value-type="string">
            <text:p text:style-name="P381">Not Null , index , unique , primary key , auto increment , <text:span text:style-name="T28">unsigned </text:span></text:p>
          </table:table-cell>
          <table:table-cell table:style-name="Table3.D2" office:value-type="string">
            <text:p text:style-name="P331"/>
          </table:table-cell>
        </table:table-row>
        <table:table-row table:style-name="TableLine93957018439712">
          <table:table-cell table:style-name="Table3.A2" office:value-type="string">
            <text:p text:style-name="P390">nick_name</text:p>
          </table:table-cell>
          <table:table-cell table:style-name="Table3.A2" office:value-type="string">
            <text:p text:style-name="P332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391">Not null </text:p>
          </table:table-cell>
          <table:table-cell table:style-name="Table3.D2" office:value-type="string">
            <text:p text:style-name="P331"/>
          </table:table-cell>
        </table:table-row>
        <table:table-row table:style-name="TableLine93957018440624">
          <table:table-cell table:style-name="Table3.A2" office:value-type="string">
            <text:p text:style-name="P392">user_id</text:p>
          </table:table-cell>
          <table:table-cell table:style-name="Table3.A2" office:value-type="string">
            <text:p text:style-name="P392">Big int</text:p>
          </table:table-cell>
          <table:table-cell table:style-name="Table3.A2" office:value-type="string">
            <text:p text:style-name="P393">Unsigned ,</text:p>
            <text:p text:style-name="P393"><text:s/><text:span text:style-name="T58">not null ,</text:span></text:p>
            <text:p text:style-name="P636">foreign Key → users(id)</text:p>
            <text:p text:style-name="P636"/>
            <text:p text:style-name="P637">on Delete → (<text:span text:style-name="T538">cascade</text:span>)</text:p>
            <text:p text:style-name="P637"/>
            <text:p text:style-name="P638">on Update → (cascade)</text:p>
          </table:table-cell>
          <table:table-cell table:style-name="Table3.D2" office:value-type="string">
            <text:p text:style-name="P235">این فیلد مشخص میکند که هر nick name برای کدام user است !!!!</text:p>
          </table:table-cell>
        </table:table-row>
      </table:table>
      <text:p text:style-name="P99"/>
      <text:list xml:id="list4286905588" text:style-name="L6">
        <text:list-item>
          <text:list>
            <text:list-item>
              <text:p text:style-name="P1181">ارتباطات : </text:p>
              <text:list>
                <text:list-item>
                  <text:p text:style-name="P1182">جدول users : </text:p>
                  <text:list>
                    <text:list-item>
                      <text:p text:style-name="P1183">نوع ارتباط :‌<text:span text:style-name="T60">1 به </text:span><text:span text:style-name="T61">n</text:span></text:p>
                    </text:list-item>
                    <text:list-item>
                      <text:p text:style-name="P1184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list xml:id="list115609076960143" text:continue-numbering="true" text:style-name="L6">
        <text:list-item>
          <text:list>
            <text:list-item>
              <text:list>
                <text:list-item>
                  <text:p text:style-name="P1185">dates : </text:p>
                  <text:list>
                    <text:list-item>
                      <text:p text:style-name="P1186">نوع ارتباط :‌ <text:span text:style-name="T63">1 به 1</text:span></text:p>
                    </text:list-item>
                    <text:list-item>
                      <text:p text:style-name="P1187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1652">active_nick_names : </text:p>
                  <text:list>
                    <text:list-item>
                      <text:p text:style-name="P1188">نوع ارتباط :‌ 1به 1</text:p>
                    </text:list-item>
                    <text:list-item>
                      <text:p text:style-name="P1189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53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2"><text:tab/><text:span text:style-name="T82">مثلا کاربر شماره 1 نیک شمار 25 را برای خود انتخاب کرده !!!!</text:span></text:p>
      <text:p text:style-name="P22"/>
      <text:list xml:id="list2810069841" text:style-name="L7">
        <text:list-item>
          <text:list>
            <text:list-item>
              <text:p text:style-name="P1190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3957018504944">
          <table:table-cell table:style-name="Table5.A1" office:value-type="string">
            <text:p text:style-name="P373">Name</text:p>
          </table:table-cell>
          <table:table-cell table:style-name="Table5.A1" office:value-type="string">
            <text:p text:style-name="P373">Data Type</text:p>
          </table:table-cell>
          <table:table-cell table:style-name="Table5.A1" office:value-type="string">
            <text:p text:style-name="P373">Attributes</text:p>
          </table:table-cell>
          <table:table-cell table:style-name="Table5.D1" office:value-type="string">
            <text:p text:style-name="P373">Comment</text:p>
          </table:table-cell>
        </table:table-row>
        <table:table-row table:style-name="TableLine93957018536128">
          <table:table-cell table:style-name="Table5.A2" office:value-type="string">
            <text:p text:style-name="P403">id</text:p>
          </table:table-cell>
          <table:table-cell table:style-name="Table5.A2" office:value-type="string">
            <text:p text:style-name="P404">Big int </text:p>
          </table:table-cell>
          <table:table-cell table:style-name="Table5.A2" office:value-type="string">
            <text:p text:style-name="P404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330"/>
          </table:table-cell>
        </table:table-row>
        <table:table-row table:style-name="TableLine93957018538432">
          <table:table-cell table:style-name="Table5.A2" office:value-type="string">
            <text:p text:style-name="P405">user_id</text:p>
          </table:table-cell>
          <table:table-cell table:style-name="Table5.A2" office:value-type="string">
            <text:p text:style-name="P427">Big int </text:p>
          </table:table-cell>
          <table:table-cell table:style-name="Table5.A2" office:value-type="string">
            <text:p text:style-name="P406">Unsigned , not null , unique , </text:p>
            <text:p text:style-name="P406">foreign key → users(id)</text:p>
            <text:p text:style-name="P406"/>
            <text:p text:style-name="P639">on Delete → (<text:span text:style-name="T540">cascade</text:span>)</text:p>
            <text:p text:style-name="P639"/>
            <text:p text:style-name="P640">on <text:span text:style-name="T540">Update</text:span> → (<text:span text:style-name="T540">cascade</text:span>)</text:p>
          </table:table-cell>
          <table:table-cell table:style-name="Table5.D2" office:value-type="string">
            <text:p text:style-name="P236">از انجایی که هر کاربر باید یک row در این جدول داشته باشد</text:p>
            <text:p text:style-name="P236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3957018539344">
          <table:table-cell table:style-name="Table5.A2" office:value-type="string">
            <text:p text:style-name="P428">nick_name_id</text:p>
          </table:table-cell>
          <table:table-cell table:style-name="Table5.A2" office:value-type="string">
            <text:p text:style-name="P427">Big int </text:p>
          </table:table-cell>
          <table:table-cell table:style-name="Table5.A2" office:value-type="string">
            <text:p text:style-name="P406">Unsigned , not null , unique , </text:p>
            <text:p text:style-name="P344"><text:span text:style-name="T87">foreign key → </text:span><text:span text:style-name="T88">nick_names</text:span><text:span text:style-name="T87">(id)</text:span></text:p>
            <text:p text:style-name="P407"/>
            <text:p text:style-name="P641">on Delete → (<text:span text:style-name="T540">cascade</text:span>)</text:p>
            <text:p text:style-name="P641"/>
            <text:p text:style-name="P641">on <text:span text:style-name="T540">Update</text:span> → (<text:span text:style-name="T540">cascade</text:span>)</text:p>
          </table:table-cell>
          <table:table-cell table:style-name="Table5.D2" office:value-type="string">
            <text:p text:style-name="P237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238"><text:s/>این فیلد از نوع unique است !!!!</text:p>
          </table:table-cell>
        </table:table-row>
      </table:table>
      <text:p text:style-name="P264"/>
      <text:list xml:id="list4020479471" text:style-name="L8">
        <text:list-item>
          <text:list>
            <text:list-item>
              <text:p text:style-name="P1191">ارتباطات :‌</text:p>
              <text:list>
                <text:list-item>
                  <text:p text:style-name="P1192">user_id : </text:p>
                  <text:list>
                    <text:list-item>
                      <text:p text:style-name="P1193">نوع :‌<text:span text:style-name="T91">1به1</text:span></text:p>
                    </text:list-item>
                    <text:list-item>
                      <text:p text:style-name="P1121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15609812265333" text:continue-numbering="true" text:style-name="L8">
        <text:list-item>
          <text:list>
            <text:list-item>
              <text:list>
                <text:list-item>
                  <text:p text:style-name="P1194">nick_name<text:span text:style-name="T95">s</text:span> : </text:p>
                  <text:list>
                    <text:list-item>
                      <text:p text:style-name="P1195">نوع : <text:span text:style-name="T96">1 به 1 </text:span></text:p>
                    </text:list-item>
                    <text:list-item>
                      <text:p text:style-name="P1196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15610766462483" text:continue-list="list115609076960143" text:style-name="L6">
        <text:list-item>
          <text:p text:style-name="P1654">Files : این جدول برای ذخیره اطلاعات فایل هایی که در سرور اپلود میشود ساخته شده !!!</text:p>
          <text:list>
            <text:list-item>
              <text:p text:style-name="P1197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3957018584208">
          <table:table-cell table:style-name="Table4.A1" office:value-type="string">
            <text:p text:style-name="P394">Name</text:p>
          </table:table-cell>
          <table:table-cell table:style-name="Table4.A1" office:value-type="string">
            <text:p text:style-name="P394">Data Type</text:p>
          </table:table-cell>
          <table:table-cell table:style-name="Table4.A1" office:value-type="string">
            <text:p text:style-name="P394">Attributes </text:p>
          </table:table-cell>
          <table:table-cell table:style-name="Table4.D1" office:value-type="string">
            <text:p text:style-name="P394">Comment</text:p>
          </table:table-cell>
        </table:table-row>
        <table:table-row table:style-name="TableLine93957018608896">
          <table:table-cell table:style-name="Table4.A2" office:value-type="string">
            <text:p text:style-name="P394">id</text:p>
          </table:table-cell>
          <table:table-cell table:style-name="Table4.A2" office:value-type="string">
            <text:p text:style-name="P394">Big Int</text:p>
          </table:table-cell>
          <table:table-cell table:style-name="Table4.A2" office:value-type="string">
            <text:p text:style-name="P397">Unsigned , <text:span text:style-name="T66">index , unique , </text:span><text:span text:style-name="T67">primary key , autoincrement , </text:span></text:p>
            <text:p text:style-name="P398">not null </text:p>
          </table:table-cell>
          <table:table-cell table:style-name="Table4.D2" office:value-type="string">
            <text:p text:style-name="P330"/>
          </table:table-cell>
        </table:table-row>
        <table:table-row table:style-name="TableLine93957018610240">
          <table:table-cell table:style-name="Table4.A2" office:value-type="string">
            <text:p text:style-name="P394">src</text:p>
          </table:table-cell>
          <table:table-cell table:style-name="Table4.A2" office:value-type="string">
            <text:p text:style-name="P396">varchar(128)</text:p>
          </table:table-cell>
          <table:table-cell table:style-name="Table4.A2" office:value-type="string">
            <text:p text:style-name="P399">Not null , <text:span text:style-name="T68">index </text:span></text:p>
          </table:table-cell>
          <table:table-cell table:style-name="Table4.D2" office:value-type="string">
            <text:p text:style-name="P330"/>
          </table:table-cell>
        </table:table-row>
        <table:table-row table:style-name="TableLine93957018611152">
          <table:table-cell table:style-name="Table4.A2" office:value-type="string">
            <text:p text:style-name="P394">format</text:p>
          </table:table-cell>
          <table:table-cell table:style-name="Table4.A2" office:value-type="string">
            <text:p text:style-name="P395">varchar(10)</text:p>
          </table:table-cell>
          <table:table-cell table:style-name="Table4.A2" office:value-type="string">
            <text:p text:style-name="P400">Not null </text:p>
          </table:table-cell>
          <table:table-cell table:style-name="Table4.D2" office:value-type="string">
            <text:p text:style-name="P330"/>
          </table:table-cell>
        </table:table-row>
        <table:table-row table:style-name="TableLine93957018612112">
          <table:table-cell table:style-name="Table4.A2" office:value-type="string">
            <text:p text:style-name="P394">size</text:p>
          </table:table-cell>
          <table:table-cell table:style-name="Table4.A2" office:value-type="string">
            <text:p text:style-name="P333"><text:span text:style-name="T69">varchar(</text:span><text:span text:style-name="T329">20</text:span><text:span text:style-name="T69">)</text:span></text:p>
          </table:table-cell>
          <table:table-cell table:style-name="Table4.A2" office:value-type="string">
            <text:p text:style-name="P400">Not null </text:p>
          </table:table-cell>
          <table:table-cell table:style-name="Table4.D2" office:value-type="string">
            <text:p text:style-name="P401"/>
          </table:table-cell>
        </table:table-row>
      </table:table>
      <text:p text:style-name="P1102"/>
      <text:list xml:id="list1483962318" text:style-name="L9">
        <text:list-item>
          <text:p text:style-name="P1198">ارتباطات :‌</text:p>
          <text:list>
            <text:list-item>
              <text:p text:style-name="P1199">جدول users : </text:p>
              <text:list>
                <text:list-item>
                  <text:p text:style-name="P1199">نوع ارتباط :‌ <text:span text:style-name="T70">1 به n </text:span></text:p>
                </text:list-item>
                <text:list-item>
                  <text:p text:style-name="P1200">توضیحات :‌هر یک کاربر میتواند دارای چندین فایل باشد <text:s/>, <text:span text:style-name="T71">هر یک فایل برای یک کاربر است </text:span><text:span text:style-name="T419">(از طریق جدول dates رکوردی که created_at را ذخیره میکند )</text:span></text:p>
                </text:list-item>
              </text:list>
            </text:list-item>
            <text:list-item>
              <text:p text:style-name="P1201">جدول dates : </text:p>
              <text:list>
                <text:list-item>
                  <text:p text:style-name="P1201">نوع ارتباط :‌ 1 به n</text:p>
                </text:list-item>
                <text:list-item>
                  <text:p text:style-name="P1201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102"/>
      <text:p text:style-name="P1102"/>
      <text:list xml:id="list115610976296612" text:continue-numbering="true" text:style-name="L9">
        <text:list-item>
          <text:p text:style-name="P1655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3"/>
      <text:list xml:id="list115610618744140" text:continue-numbering="true" text:style-name="L9">
        <text:list-item>
          <text:list>
            <text:list-item>
              <text:p text:style-name="P1202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3957018652352">
          <table:table-cell table:style-name="Table6.A1" office:value-type="string">
            <text:p text:style-name="P394">Name</text:p>
          </table:table-cell>
          <table:table-cell table:style-name="Table6.A1" office:value-type="string">
            <text:p text:style-name="P394">Data Type</text:p>
          </table:table-cell>
          <table:table-cell table:style-name="Table6.A1" office:value-type="string">
            <text:p text:style-name="P394">Attributes </text:p>
          </table:table-cell>
          <table:table-cell table:style-name="Table6.D1" office:value-type="string">
            <text:p text:style-name="P394">Comment</text:p>
          </table:table-cell>
        </table:table-row>
        <table:table-row table:style-name="TableLine93957018686096">
          <table:table-cell table:style-name="Table6.A2" office:value-type="string">
            <text:p text:style-name="P429">id</text:p>
          </table:table-cell>
          <table:table-cell table:style-name="Table6.A2" office:value-type="string">
            <text:p text:style-name="P430">Big int </text:p>
          </table:table-cell>
          <table:table-cell table:style-name="Table6.A2" office:value-type="string">
            <text:p text:style-name="P430">Unsigned , not null , unique , index ,</text:p>
            <text:p text:style-name="P430"><text:s/>primary key ,</text:p>
            <text:p text:style-name="P430">autoincrement </text:p>
          </table:table-cell>
          <table:table-cell table:style-name="Table6.D2" office:value-type="string">
            <text:p text:style-name="P330"/>
          </table:table-cell>
        </table:table-row>
        <table:table-row table:style-name="TableLine93957018688400">
          <table:table-cell table:style-name="Table6.A2" office:value-type="string">
            <text:p text:style-name="P429">object_class</text:p>
          </table:table-cell>
          <table:table-cell table:style-name="Table6.A2" office:value-type="string">
            <text:p text:style-name="P431">varchar(255)</text:p>
          </table:table-cell>
          <table:table-cell table:style-name="Table6.A2" office:value-type="string">
            <text:p text:style-name="P330"/>
          </table:table-cell>
          <table:table-cell table:style-name="Table6.D2" office:value-type="string">
            <text:p text:style-name="P330"/>
          </table:table-cell>
        </table:table-row>
        <table:table-row table:style-name="TableLine93957018689312">
          <table:table-cell table:style-name="Table6.A2" office:value-type="string">
            <text:p text:style-name="P429">object_id</text:p>
          </table:table-cell>
          <table:table-cell table:style-name="Table6.A2" office:value-type="string">
            <text:p text:style-name="P432">Big int </text:p>
          </table:table-cell>
          <table:table-cell table:style-name="Table6.A2" office:value-type="string">
            <text:p text:style-name="P433"><text:span text:style-name="T104">Unsigned </text:span>, Not null </text:p>
          </table:table-cell>
          <table:table-cell table:style-name="Table6.D2" office:value-type="string">
            <text:p text:style-name="P330"/>
          </table:table-cell>
        </table:table-row>
        <table:table-row table:style-name="TableLine93957018690272">
          <table:table-cell table:style-name="Table6.A2" office:value-type="string">
            <text:p text:style-name="P429">Type</text:p>
          </table:table-cell>
          <table:table-cell table:style-name="Table6.A2" office:value-type="string">
            <text:p text:style-name="P608">tinyint</text:p>
          </table:table-cell>
          <table:table-cell table:style-name="Table6.A2" office:value-type="string">
            <text:p text:style-name="P435">Not null , </text:p>
            <text:p text:style-name="P435">defualt 0 ,</text:p>
            <text:p text:style-name="P615">unsigned</text:p>
            <text:p text:style-name="P434"/>
          </table:table-cell>
          <table:table-cell table:style-name="Table6.D2" office:value-type="string">
            <text:p text:style-name="P239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3957018691264">
          <table:table-cell table:style-name="Table6.A2" office:value-type="string">
            <text:p text:style-name="P920">sort</text:p>
          </table:table-cell>
          <table:table-cell table:style-name="Table6.A2" office:value-type="string">
            <text:p text:style-name="P920">Tiny Int</text:p>
          </table:table-cell>
          <table:table-cell table:style-name="Table6.A2" office:value-type="string">
            <text:p text:style-name="P920">Nullable , unsigned</text:p>
          </table:table-cell>
          <table:table-cell table:style-name="Table6.D2" office:value-type="string">
            <text:p text:style-name="P244">این ستون میتونه ترتیب فایل هایی که به یک موجودیت attach شده را مشخص کنه !!</text:p>
            <text:p text:style-name="P244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3957018692288">
          <table:table-cell table:style-name="Table6.A2" office:value-type="string">
            <text:p text:style-name="P429">file_id</text:p>
          </table:table-cell>
          <table:table-cell table:style-name="Table6.A2" office:value-type="string">
            <text:p text:style-name="P436">Big int </text:p>
          </table:table-cell>
          <table:table-cell table:style-name="Table6.A2" office:value-type="string">
            <text:p text:style-name="P437">Unsigned , not null , </text:p>
            <text:p text:style-name="P661">foreignkey→files(1) ,</text:p>
            <text:p text:style-name="P408"/>
            <text:p text:style-name="P642">on Delete → (<text:span text:style-name="T540">cascade</text:span>)</text:p>
            <text:p text:style-name="P642"/>
            <text:p text:style-name="P642">on <text:span text:style-name="T540">Update</text:span> → (<text:span text:style-name="T540">cascade</text:span>)</text:p>
          </table:table-cell>
          <table:table-cell table:style-name="Table6.D2" office:value-type="string">
            <text:p text:style-name="P438">کدام فایل برای این مدل در نظر گرفته شده !!!!</text:p>
          </table:table-cell>
        </table:table-row>
      </table:table>
      <text:p text:style-name="P265"/>
      <text:p text:style-name="P1096"/>
      <text:list xml:id="list878545303" text:style-name="L10">
        <text:list-item>
          <text:p text:style-name="P1203">ارتباطات :‌</text:p>
          <text:list>
            <text:list-item>
              <text:p text:style-name="P1204">files : </text:p>
              <text:list>
                <text:list-item>
                  <text:p text:style-name="P1205">نوع ارتباط :‌ <text:span text:style-name="T105">1 به n </text:span></text:p>
                </text:list-item>
                <text:list-item>
                  <text:p text:style-name="P1206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4"/>
      <text:p text:style-name="P24"/>
      <text:list xml:id="list115610890009607" text:continue-numbering="true" text:style-name="L10">
        <text:list-item>
          <text:list>
            <text:list-item>
              <text:p text:style-name="P1207">users : </text:p>
              <text:list>
                <text:list-item>
                  <text:p text:style-name="P1122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208">توضیات : <text:span text:style-name="T420">(</text:span><text:span text:style-name="T421">این file توسط چه user برای یک مدل در نظر گرفته شده !!!</text:span><text:span text:style-name="T420">) </text:span><text:span text:style-name="T109">هر یک media متعلق به 1 کاربر و هر کاربر دارای چندین media میتواند باشد !!!</text:span><text:span text:style-name="T422">(</text:span><text:span text:style-name="T423">از طریق جدول dates </text:span><text:span text:style-name="T422">)</text:span></text:p>
                </text:list-item>
              </text:list>
            </text:list-item>
          </text:list>
        </text:list-item>
      </text:list>
      <text:p text:style-name="P25"/>
      <text:list xml:id="list115610604749486" text:continue-numbering="true" text:style-name="L10">
        <text:list-item>
          <text:list>
            <text:list-item>
              <text:p text:style-name="P1209">dates <text:s/>:</text:p>
              <text:list>
                <text:list-item>
                  <text:p text:style-name="P1210">نوع : 1 به n </text:p>
                </text:list-item>
                <text:list-item>
                  <text:p text:style-name="P1210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123"><text:span text:style-name="T179">app_setting</text:span><text:span text:style-name="T170"> : </text:span></text:p>
              <text:list>
                <text:list-item>
                  <text:p text:style-name="P1212">نوع :‌<text:span text:style-name="T172">1 به 1 </text:span></text:p>
                </text:list-item>
                <text:list-item>
                  <text:p text:style-name="P1211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27"/>
      <text:list xml:id="list115608947062979" text:continue-numbering="true" text:style-name="L10">
        <text:list-item>
          <text:list>
            <text:list-item>
              <text:p text:style-name="P1214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215">نوع : <text:span text:style-name="T188">1 به 1</text:span></text:p>
                    </text:list-item>
                    <text:list-item>
                      <text:p text:style-name="P1217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124"><text:span text:style-name="T310">media_describe_translations</text:span><text:span text:style-name="T300"> :‌</text:span></text:p>
              <text:list>
                <text:list-item>
                  <text:p text:style-name="P1219">نوع ‌: <text:span text:style-name="T301">1 به </text:span><text:span text:style-name="T302">n </text:span></text:p>
                </text:list-item>
                <text:list-item>
                  <text:p text:style-name="P1221">توضیحات :‌ <text:span text:style-name="T305">هر یک translate متعلق به یک </text:span><text:span text:style-name="T306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7"/>
      <text:p text:style-name="P47"/>
      <text:list xml:id="list115610992743306" text:continue-numbering="true" text:style-name="L10">
        <text:list-item>
          <text:list>
            <text:list-item>
              <text:p text:style-name="P1125"><text:span text:style-name="T354">custom_icons</text:span><text:span text:style-name="T346"> : </text:span></text:p>
              <text:list>
                <text:list-item>
                  <text:list>
                    <text:list-item>
                      <text:p text:style-name="P1247">نوع : <text:span text:style-name="T352">1 به 1 </text:span></text:p>
                    </text:list-item>
                    <text:list-item>
                      <text:p text:style-name="P1222">توضیحات : <text:span text:style-name="T353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p text:style-name="P26"><text:soft-page-break/></text:p>
      <text:p text:style-name="P50"><text:span text:style-name="T113">این جدول بی</text:span><text:span text:style-name="T114">ن چندین موجودیت به اشتراک گذاشته میشود</text:span><text:span text:style-name="T112"> </text:span></text:p>
      <text:list xml:id="list1505285045" text:style-name="L11">
        <text:list-item>
          <text:p text:style-name="P1656">languages : <text:span text:style-name="T136">در این جدول تمام زبان ها ذخیره میشود !!!</text:span></text:p>
          <text:list>
            <text:list-item>
              <text:p text:style-name="P1249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3957018749424">
          <table:table-cell table:style-name="Table7.A1" office:value-type="string">
            <text:p text:style-name="P374">Name</text:p>
          </table:table-cell>
          <table:table-cell table:style-name="Table7.A1" office:value-type="string">
            <text:p text:style-name="P374">Data Type</text:p>
          </table:table-cell>
          <table:table-cell table:style-name="Table7.A1" office:value-type="string">
            <text:p text:style-name="P374">Attributes</text:p>
          </table:table-cell>
          <table:table-cell table:style-name="Table7.D1" office:value-type="string">
            <text:p text:style-name="P374">Comment</text:p>
          </table:table-cell>
        </table:table-row>
        <table:table-row table:style-name="TableLine93957018833616">
          <table:table-cell table:style-name="Table7.A2" office:value-type="string">
            <text:p text:style-name="P618">id</text:p>
          </table:table-cell>
          <table:table-cell table:style-name="Table7.A2" office:value-type="string">
            <text:p text:style-name="P619">Big int </text:p>
          </table:table-cell>
          <table:table-cell table:style-name="Table7.A2" office:value-type="string">
            <text:p text:style-name="P620">Unsigned , not null , index , primary key , </text:p>
            <text:p text:style-name="P620">unique , <text:span text:style-name="T140">autoincrement </text:span><text:s/></text:p>
          </table:table-cell>
          <table:table-cell table:style-name="Table7.D2" office:value-type="string">
            <text:p text:style-name="P334"/>
          </table:table-cell>
        </table:table-row>
        <table:table-row table:style-name="TableLine93957018835728">
          <table:table-cell table:style-name="Table7.A2" office:value-type="string">
            <text:p text:style-name="P621">name</text:p>
          </table:table-cell>
          <table:table-cell table:style-name="Table7.A2" office:value-type="string">
            <text:p text:style-name="P622">varchar(30)</text:p>
          </table:table-cell>
          <table:table-cell table:style-name="Table7.A2" office:value-type="string">
            <text:p text:style-name="P623">Not null , <text:span text:style-name="T144">unique </text:span></text:p>
          </table:table-cell>
          <table:table-cell table:style-name="Table7.D2" office:value-type="string">
            <text:p text:style-name="P334"/>
          </table:table-cell>
        </table:table-row>
        <table:table-row table:style-name="TableLine93957018836640">
          <table:table-cell table:style-name="Table7.A2" office:value-type="string">
            <text:p text:style-name="P624">iso</text:p>
          </table:table-cell>
          <table:table-cell table:style-name="Table7.A2" office:value-type="string">
            <text:p text:style-name="P334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623">Not null , <text:span text:style-name="T144">unique</text:span></text:p>
          </table:table-cell>
          <table:table-cell table:style-name="Table7.D2" office:value-type="string">
            <text:p text:style-name="P334"/>
          </table:table-cell>
        </table:table-row>
        <table:table-row table:style-name="TableLine93957018837600">
          <table:table-cell table:style-name="Table7.A2" office:value-type="string">
            <text:p text:style-name="P625">date_format</text:p>
          </table:table-cell>
          <table:table-cell table:style-name="Table7.A2" office:value-type="string">
            <text:p text:style-name="P626">varchar(30)</text:p>
          </table:table-cell>
          <table:table-cell table:style-name="Table7.A2" office:value-type="string">
            <text:p text:style-name="P334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334"/>
          </table:table-cell>
        </table:table-row>
        <table:table-row table:style-name="TableLine93957018838784">
          <table:table-cell table:style-name="Table7.A2" office:value-type="string">
            <text:p text:style-name="P627">status</text:p>
          </table:table-cell>
          <table:table-cell table:style-name="Table7.A2" office:value-type="string">
            <text:p text:style-name="P1010">boolean</text:p>
          </table:table-cell>
          <table:table-cell table:style-name="Table7.A2" office:value-type="string">
            <text:p text:style-name="P616">Not null , <text:span text:style-name="T147">defualt 1</text:span></text:p>
          </table:table-cell>
          <table:table-cell table:style-name="Table7.D2" office:value-type="string">
            <text:p text:style-name="P334"/>
          </table:table-cell>
        </table:table-row>
        <table:table-row table:style-name="TableLine93957018839808">
          <table:table-cell table:style-name="Table7.A2" office:value-type="string">
            <text:p text:style-name="P628">rtl</text:p>
          </table:table-cell>
          <table:table-cell table:style-name="Table7.A2" office:value-type="string">
            <text:p text:style-name="P1010">boolean</text:p>
          </table:table-cell>
          <table:table-cell table:style-name="Table7.A2" office:value-type="string">
            <text:p text:style-name="P617">Not null , <text:span text:style-name="T141">defualt 0 ,</text:span></text:p>
          </table:table-cell>
          <table:table-cell table:style-name="Table7.D2" office:value-type="string">
            <text:p text:style-name="P334"/>
          </table:table-cell>
        </table:table-row>
      </table:table>
      <text:list xml:id="list2146701372" text:style-name="L12">
        <text:list-item>
          <text:list>
            <text:list-item>
              <text:p text:style-name="P1250">ارتباطات :‌</text:p>
              <text:list>
                <text:list-item>
                  <text:p text:style-name="P1126"><text:span text:style-name="T690">users</text:span><text:span text:style-name="T691"> : </text:span></text:p>
                  <text:list>
                    <text:list-item>
                      <text:p text:style-name="P1251">نوع :‌ <text:span text:style-name="T150">1 به n</text:span></text:p>
                    </text:list-item>
                    <text:list-item>
                      <text:p text:style-name="P1171">توضیحات :‌ <text:span text:style-name="T151">هر یک کاربر میتواند چندین language درست کند <text:s/>و هر <text:s/>یک language برای یک user است !!!</text:span><text:span text:style-name="T424">(توسط جدول dates )</text:span></text:p>
                    </text:list-item>
                  </text:list>
                </text:list-item>
                <text:list-item>
                  <text:p text:style-name="P1252">dates : </text:p>
                  <text:list>
                    <text:list-item>
                      <text:p text:style-name="P1253">نوع :<text:span text:style-name="T153">‌ </text:span><text:span text:style-name="T154">1 به n </text:span></text:p>
                    </text:list-item>
                    <text:list-item>
                      <text:p text:style-name="P1254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list xml:id="list115609558813474" text:continue-numbering="true" text:style-name="L12">
        <text:list-item>
          <text:list>
            <text:list-item>
              <text:list>
                <text:list-item>
                  <text:p text:style-name="P1255">media </text:p>
                  <text:list>
                    <text:list-item>
                      <text:p text:style-name="P1216">نوع : <text:span text:style-name="T188">1 به 1</text:span></text:p>
                    </text:list-item>
                    <text:list-item>
                      <text:p text:style-name="P1218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34"/>
      <text:list xml:id="list115610130091314" text:continue-numbering="true" text:style-name="L12">
        <text:list-item>
          <text:list>
            <text:list-item>
              <text:list>
                <text:list-item>
                  <text:p text:style-name="P1126"><text:span text:style-name="T169">app_setting</text:span><text:span text:style-name="T167"> : </text:span></text:p>
                  <text:list>
                    <text:list-item>
                      <text:p text:style-name="P1256">نوع : 1 به n </text:p>
                    </text:list-item>
                    <text:list-item>
                      <text:p text:style-name="P1256">توضیحات : <text:span text:style-name="T168">هر یک setting دارای یک language است و هر یک language میتواند در چندین setting باشد !!!</text:span><text:span text:style-name="T240">(app_setting → main language)</text:span></text:p>
                      <text:p text:style-name="P1657"/>
                    </text:list-item>
                  </text:list>
                </text:list-item>
                <text:list-item>
                  <text:p text:style-name="P1258">app_setting :</text:p>
                  <text:list>
                    <text:list-item>
                      <text:p text:style-name="P1260">نوع :‌ <text:span text:style-name="T241">n به n </text:span></text:p>
                    </text:list-item>
                    <text:list-item>
                      <text:p text:style-name="P1262">توضیحات : <text:span text:style-name="T242">هر یک </text:span><text:span text:style-name="T243">language </text:span><text:span text:style-name="T244">میتواند متعلق به چندین رکورد در جدول app_setting </text:span><text:span text:style-name="T245">باشد !!! </text:span><text:span text:style-name="T246">و هر </text:span><text:span text:style-name="T247">یک رکورد در جدول <text:s/></text:span><text:span text:style-name="T244">app_setting </text:span><text:span text:style-name="T248">میتواند دارای چندین language باشد !!!</text:span></text:p>
                    </text:list-item>
                    <text:list-item>
                      <text:p text:style-name="P1264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49"><text:span text:style-name="T249"><text:tab/><text:tab/><text:tab/><text:tab/><text:tab/>app_setting_selected_</text:span><text:span text:style-name="T250">languages</text:span></text:p>
      <text:p text:style-name="P49"/>
      <text:p text:style-name="P49"/>
      <text:list xml:id="list1098943138" text:style-name="L13">
        <text:list-item>
          <text:list>
            <text:list-item>
              <text:list>
                <text:list-item>
                  <text:p text:style-name="P1266">app_setting_translations : </text:p>
                  <text:list>
                    <text:list-item>
                      <text:p text:style-name="P1223">نوع : <text:span text:style-name="T268">1 به n </text:span></text:p>
                    </text:list-item>
                    <text:list-item>
                      <text:p text:style-name="P1225">توضیح :‌ <text:span text:style-name="T269">هر <text:s/>translate </text:span><text:span text:style-name="T270">متعلق به یک language است !! و هر language </text:span><text:span text:style-name="T271">دارای چندین رکورد مرتبط در جدول </text:span><text:span text:style-name="T251">app_setting_translations </text:span><text:span text:style-name="T272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4"/>
      <text:list xml:id="list115609088682297" text:continue-numbering="true" text:style-name="L13">
        <text:list-item>
          <text:list>
            <text:list-item>
              <text:list>
                <text:list-item>
                  <text:p text:style-name="P1127"><text:span text:style-name="T311">media_describe_translations</text:span><text:span text:style-name="T303"> : </text:span></text:p>
                  <text:list>
                    <text:list-item>
                      <text:p text:style-name="P1267">نوع : <text:span text:style-name="T307">1 به n </text:span></text:p>
                    </text:list-item>
                    <text:list-item>
                      <text:p text:style-name="P1227">توضیحات : <text:span text:style-name="T308">هر یک translate متعلق به یک language است و هر language دارای چندین </text:span><text:span text:style-name="T309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list xml:id="list115609728360411" text:continue-numbering="true" text:style-name="L13">
        <text:list-item>
          <text:list>
            <text:list-item>
              <text:list>
                <text:list-item>
                  <text:p text:style-name="P1128"><text:span text:style-name="T327">user_bio_translations</text:span><text:span text:style-name="T318"> : </text:span></text:p>
                  <text:list>
                    <text:list-item>
                      <text:p text:style-name="P1269">نوع :‌ <text:span text:style-name="T323">1 به n </text:span></text:p>
                    </text:list-item>
                    <text:list-item>
                      <text:p text:style-name="P1228">توضیحات :‌ <text:span text:style-name="T323">هر </text:span><text:span text:style-name="T324">bio متعلق به یک language است </text:span><text:span text:style-name="T325">و هر یک language دارای چندین </text:span><text:span text:style-name="T326">b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list xml:id="list115609237239508" text:continue-list="list115610615078997" text:style-name="L5">
        <text:list-item>
          <text:p text:style-name="P1649">pages : <text:span text:style-name="T1040">در این جدول </text:span><text:span text:style-name="T1041">page های custom و primitive به همراه route و view انها ذخیره میشود </text:span></text:p>
          <text:list>
            <text:list-item>
              <text:p text:style-name="P1630">ستون ها : </text:p>
            </text:list-item>
          </text:list>
        </text:list-item>
      </text:list>
      <text:p text:style-name="P1084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Line93957018933152">
          <table:table-cell table:style-name="Table57.A1" office:value-type="string">
            <text:p text:style-name="P375">Name</text:p>
          </table:table-cell>
          <table:table-cell table:style-name="Table57.A1" office:value-type="string">
            <text:p text:style-name="P375">Data Type</text:p>
          </table:table-cell>
          <table:table-cell table:style-name="Table57.A1" office:value-type="string">
            <text:p text:style-name="P375">Attributes</text:p>
          </table:table-cell>
          <table:table-cell table:style-name="Table57.D1" office:value-type="string">
            <text:p text:style-name="P375">Comment</text:p>
          </table:table-cell>
        </table:table-row>
        <table:table-row table:style-name="TableLine93957018998608">
          <table:table-cell table:style-name="Table57.A2" office:value-type="string">
            <text:p text:style-name="P1051">id</text:p>
          </table:table-cell>
          <table:table-cell table:style-name="Table57.A2" office:value-type="string">
            <text:p text:style-name="P1052">Big int</text:p>
          </table:table-cell>
          <table:table-cell table:style-name="Table57.A2" office:value-type="string">
            <text:p text:style-name="P1054">Unsigned , index , not null ,</text:p>
            <text:p text:style-name="P1054">unique , primary key , </text:p>
            <text:p text:style-name="P1054">auto increment</text:p>
          </table:table-cell>
          <table:table-cell table:style-name="Table57.D2" office:value-type="string">
            <text:p text:style-name="P368"/>
          </table:table-cell>
        </table:table-row>
        <table:table-row table:style-name="TableLine93957019000848">
          <table:table-cell table:style-name="Table57.A2" office:value-type="string">
            <text:p text:style-name="P1051">name</text:p>
          </table:table-cell>
          <table:table-cell table:style-name="Table57.A2" office:value-type="string">
            <text:p text:style-name="P1052">varchar(<text:span text:style-name="T1043">64</text:span>)</text:p>
          </table:table-cell>
          <table:table-cell table:style-name="Table57.A2" office:value-type="string">
            <text:p text:style-name="P1055">Not null , unique </text:p>
          </table:table-cell>
          <table:table-cell table:style-name="Table57.D2" office:value-type="string">
            <text:p text:style-name="P368"/>
          </table:table-cell>
        </table:table-row>
        <table:table-row table:style-name="TableLine93957019001760">
          <table:table-cell table:style-name="Table57.A2" office:value-type="string">
            <text:p text:style-name="P1051">route</text:p>
          </table:table-cell>
          <table:table-cell table:style-name="Table57.A2" office:value-type="string">
            <text:p text:style-name="P368"><text:span text:style-name="T1042">varchar(</text:span><text:span text:style-name="T1054">255</text:span><text:span text:style-name="T1042">)</text:span></text:p>
          </table:table-cell>
          <table:table-cell table:style-name="Table57.A2" office:value-type="string">
            <text:p text:style-name="P1055">Not null , unique </text:p>
          </table:table-cell>
          <table:table-cell table:style-name="Table57.D2" office:value-type="string">
            <text:p text:style-name="P368"/>
          </table:table-cell>
        </table:table-row>
        <table:table-row table:style-name="TableLine93957019002720">
          <table:table-cell table:style-name="Table57.A2" office:value-type="string">
            <text:p text:style-name="P1051">view</text:p>
          </table:table-cell>
          <table:table-cell table:style-name="Table57.A2" office:value-type="string">
            <text:p text:style-name="P1053">varchar(<text:span text:style-name="T1043">64</text:span>)</text:p>
          </table:table-cell>
          <table:table-cell table:style-name="Table57.A2" office:value-type="string">
            <text:p text:style-name="P1056">Not null</text:p>
          </table:table-cell>
          <table:table-cell table:style-name="Table57.D2" office:value-type="string">
            <text:p text:style-name="P368"/>
          </table:table-cell>
        </table:table-row>
        <table:table-row table:style-name="TableLine93957019003904">
          <table:table-cell table:style-name="Table57.A2" office:value-type="string">
            <text:p text:style-name="P1051">status</text:p>
          </table:table-cell>
          <table:table-cell table:style-name="Table57.A2" office:value-type="string">
            <text:p text:style-name="P1053">boolean</text:p>
          </table:table-cell>
          <table:table-cell table:style-name="Table57.A2" office:value-type="string">
            <text:p text:style-name="P1057">Not null , default 1</text:p>
          </table:table-cell>
          <table:table-cell table:style-name="Table57.D2" office:value-type="string">
            <text:p text:style-name="P368"/>
          </table:table-cell>
        </table:table-row>
        <table:table-row table:style-name="TableLine93957019004768">
          <table:table-cell table:style-name="Table57.A2" office:value-type="string">
            <text:p text:style-name="P1051">primitive</text:p>
          </table:table-cell>
          <table:table-cell table:style-name="Table57.A2" office:value-type="string">
            <text:p text:style-name="P1053">boolean</text:p>
          </table:table-cell>
          <table:table-cell table:style-name="Table57.A2" office:value-type="string">
            <text:p text:style-name="P1057">Not null , default 1</text:p>
          </table:table-cell>
          <table:table-cell table:style-name="Table57.D2" office:value-type="string">
            <text:p text:style-name="P368"/>
          </table:table-cell>
        </table:table-row>
        <table:table-row table:style-name="TableLine93957019005760">
          <table:table-cell table:style-name="Table57.A2" office:value-type="string">
            <text:p text:style-name="P1051">robots</text:p>
          </table:table-cell>
          <table:table-cell table:style-name="Table57.A2" office:value-type="string">
            <text:p text:style-name="P478">varchar(30)</text:p>
          </table:table-cell>
          <table:table-cell table:style-name="Table57.A2" office:value-type="string">
            <text:p text:style-name="P485">Not null </text:p>
            <text:p text:style-name="P336"><text:span text:style-name="T280">defualt ‘</text:span>index,follow<text:span text:style-name="T280">’</text:span></text:p>
          </table:table-cell>
          <table:table-cell table:style-name="Table57.D2" office:value-type="string">
            <text:p text:style-name="P330"/>
          </table:table-cell>
        </table:table-row>
      </table:table>
      <text:p text:style-name="P1092"/>
      <text:list xml:id="list4064329380" text:style-name="L14">
        <text:list-item>
          <text:list>
            <text:list-item>
              <text:p text:style-name="P1631">رابطه ها : </text:p>
              <text:list>
                <text:list-item>
                  <text:p text:style-name="P1632">dates : </text:p>
                  <text:list>
                    <text:list-item>
                      <text:p text:style-name="P1633">نوع : <text:span text:style-name="T1044">1 به n </text:span></text:p>
                    </text:list-item>
                    <text:list-item>
                      <text:p text:style-name="P1633">توضیحات :‌ <text:span text:style-name="T1044">هر یک pageدارای چندین date است و هر یک date درجدول dates میتواند متعلق به یک p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6"/>
      <text:list xml:id="list115610729682771" text:continue-numbering="true" text:style-name="L14">
        <text:list-item>
          <text:list>
            <text:list-item>
              <text:list>
                <text:list-item>
                  <text:p text:style-name="P1632">users : </text:p>
                  <text:list>
                    <text:list-item>
                      <text:p text:style-name="P1633">نوع : <text:span text:style-name="T1045">1 به n </text:span></text:p>
                    </text:list-item>
                    <text:list-item>
                      <text:p text:style-name="P1633">توضیحات :‌ <text:span text:style-name="T1045">هر یک user میتواند چندین page ایجاد کند و هر یک pag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6"/>
      <text:list xml:id="list115609930239789" text:continue-numbering="true" text:style-name="L14">
        <text:list-item>
          <text:list>
            <text:list-item>
              <text:list>
                <text:list-item>
                  <text:p text:style-name="P1632">page_translations : </text:p>
                  <text:list>
                    <text:list-item>
                      <text:p text:style-name="P1633">نوع : <text:span text:style-name="T1046">1 به n </text:span></text:p>
                    </text:list-item>
                    <text:list-item>
                      <text:p text:style-name="P1633">توضیحات :‌ <text:span text:style-name="T1046">هر یک page دارای چندین translate است و هر یک translate میتواند متعلق به یک page باشد !!! </text:span></text:p>
                    </text:list-item>
                  </text:list>
                </text:list-item>
                <text:list-item>
                  <text:p text:style-name="P1635"><text:soft-page-break/>page_seo_attribute_translations : </text:p>
                  <text:list>
                    <text:list-item>
                      <text:p text:style-name="P1633">نوع : <text:span text:style-name="T1047">1 به n </text:span></text:p>
                    </text:list-item>
                    <text:list-item>
                      <text:p text:style-name="P1633">توضیحات :‌ <text:span text:style-name="T1047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6"/>
      <text:list xml:id="list115610215327654" text:continue-numbering="true" text:style-name="L14">
        <text:list-item>
          <text:p text:style-name="P1650">page_seo_attribute_translations : در این جدول <text:span text:style-name="T1048">ترجمه های seo attribute که برای هر یک از page ایجاد میشود ذخیره میکنیم !!! </text:span></text:p>
        </text:list-item>
      </text:list>
      <text:p text:style-name="P1087"/>
      <text:list xml:id="list115610921291892" text:continue-numbering="true" text:style-name="L14">
        <text:list-item>
          <text:list>
            <text:list-item>
              <text:p text:style-name="P1624"><text:span text:style-name="T206">ستون ها : </text:span><text:span text:style-name="T205"><text:tab/></text:span></text:p>
            </text:list-item>
          </text:list>
        </text:list-item>
      </text:list>
      <text:p text:style-name="P1087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Line93957019056016">
          <table:table-cell table:style-name="Table58.A1" office:value-type="string">
            <text:p text:style-name="P375">Name</text:p>
          </table:table-cell>
          <table:table-cell table:style-name="Table58.A1" office:value-type="string">
            <text:p text:style-name="P375">Data Type</text:p>
          </table:table-cell>
          <table:table-cell table:style-name="Table58.A1" office:value-type="string">
            <text:p text:style-name="P375">Attributes</text:p>
          </table:table-cell>
          <table:table-cell table:style-name="Table58.D1" office:value-type="string">
            <text:p text:style-name="P375">Comment</text:p>
          </table:table-cell>
        </table:table-row>
        <table:table-row table:style-name="TableLine93957019093664">
          <table:table-cell table:style-name="Table58.A2" office:value-type="string">
            <text:p text:style-name="P1058">id</text:p>
          </table:table-cell>
          <table:table-cell table:style-name="Table58.A2" office:value-type="string">
            <text:p text:style-name="P1059">Big int</text:p>
          </table:table-cell>
          <table:table-cell table:style-name="Table58.A2" office:value-type="string">
            <text:p text:style-name="P1054">Unsigned , index , not null ,</text:p>
            <text:p text:style-name="P1054">unique , primary key , </text:p>
            <text:p text:style-name="P1054">auto increment</text:p>
          </table:table-cell>
          <table:table-cell table:style-name="Table58.D2" office:value-type="string">
            <text:p text:style-name="P330"/>
          </table:table-cell>
        </table:table-row>
        <table:table-row table:style-name="TableLine93957019095856">
          <table:table-cell table:style-name="Table58.A2" office:value-type="string">
            <text:p text:style-name="P1058">keywords</text:p>
          </table:table-cell>
          <table:table-cell table:style-name="Table58.A2" office:value-type="string">
            <text:p text:style-name="P1060">varchar(255)</text:p>
          </table:table-cell>
          <table:table-cell table:style-name="Table58.A2" office:value-type="string">
            <text:p text:style-name="P1060">nullable</text:p>
          </table:table-cell>
          <table:table-cell table:style-name="Table58.D2" office:value-type="string">
            <text:p text:style-name="P330"/>
          </table:table-cell>
        </table:table-row>
        <table:table-row table:style-name="TableLine93957019096768">
          <table:table-cell table:style-name="Table58.A2" office:value-type="string">
            <text:p text:style-name="P1058">description</text:p>
          </table:table-cell>
          <table:table-cell table:style-name="Table58.A2" office:value-type="string">
            <text:p text:style-name="P1061">varchar(164)</text:p>
          </table:table-cell>
          <table:table-cell table:style-name="Table58.A2" office:value-type="string">
            <text:p text:style-name="P1067">nullable</text:p>
          </table:table-cell>
          <table:table-cell table:style-name="Table58.D2" office:value-type="string">
            <text:p text:style-name="P330"/>
          </table:table-cell>
        </table:table-row>
        <table:table-row table:style-name="TableLine93957019097728">
          <table:table-cell table:style-name="Table58.A2" office:value-type="string">
            <text:p text:style-name="P1058">subject</text:p>
          </table:table-cell>
          <table:table-cell table:style-name="Table58.A2" office:value-type="string">
            <text:p text:style-name="P1061">varchar(60)</text:p>
          </table:table-cell>
          <table:table-cell table:style-name="Table58.A2" office:value-type="string">
            <text:p text:style-name="P1066">nullable</text:p>
          </table:table-cell>
          <table:table-cell table:style-name="Table58.D2" office:value-type="string">
            <text:p text:style-name="P330"/>
          </table:table-cell>
        </table:table-row>
        <table:table-row table:style-name="TableLine93957019098992">
          <table:table-cell table:style-name="Table58.A2" office:value-type="string">
            <text:p text:style-name="P1058">page_id</text:p>
          </table:table-cell>
          <table:table-cell table:style-name="Table58.A2" office:value-type="string">
            <text:p text:style-name="P1062">Big int</text:p>
          </table:table-cell>
          <table:table-cell table:style-name="Table58.A2" office:value-type="string">
            <text:p text:style-name="P1063">Unsigned , <text:span text:style-name="T1049">not null , </text:span></text:p>
            <text:p text:style-name="P1068">foreign key → pages(id)</text:p>
            <text:p text:style-name="P1068"/>
            <text:p text:style-name="P1071">On Delete → (cascade)</text:p>
            <text:p text:style-name="P369"><text:span text:style-name="T1050">On </text:span><text:span text:style-name="T1051">Update</text:span><text:span text:style-name="T1050"> → (cascade)</text:span></text:p>
          </table:table-cell>
          <table:table-cell table:style-name="Table58.D2" office:value-type="string">
            <text:p text:style-name="P330"/>
          </table:table-cell>
        </table:table-row>
        <table:table-row table:style-name="TableLine93957019100016">
          <table:table-cell table:style-name="Table58.A2" office:value-type="string">
            <text:p text:style-name="P1058">language_id</text:p>
          </table:table-cell>
          <table:table-cell table:style-name="Table58.A2" office:value-type="string">
            <text:p text:style-name="P1062">Big int</text:p>
          </table:table-cell>
          <table:table-cell table:style-name="Table58.A2" office:value-type="string">
            <text:p text:style-name="P1064">Unsigned , <text:span text:style-name="T1049">not null , </text:span></text:p>
            <text:p text:style-name="P370"><text:span text:style-name="T1049">foreign key → </text:span><text:span text:style-name="T1052">languages</text:span><text:span text:style-name="T1049">(id)</text:span></text:p>
            <text:p text:style-name="P1069"/>
            <text:p text:style-name="P1072">On Delete → (cascade)</text:p>
            <text:p text:style-name="P1064"><text:span text:style-name="T1050">On </text:span><text:span text:style-name="T1051">Update</text:span><text:span text:style-name="T1050"> → (cascade)</text:span></text:p>
          </table:table-cell>
          <table:table-cell table:style-name="Table58.D2" office:value-type="string">
            <text:p text:style-name="P330"/>
          </table:table-cell>
        </table:table-row>
      </table:table>
      <text:p text:style-name="P1093"/>
      <text:list xml:id="list3254279760" text:style-name="L15">
        <text:list-item>
          <text:list>
            <text:list-item>
              <text:p text:style-name="P1641"><text:span text:style-name="T205">ر</text:span><text:span text:style-name="T197">ابطه ها :‌</text:span></text:p>
              <text:list>
                <text:list-item>
                  <text:p text:style-name="P1636">pages : </text:p>
                  <text:list>
                    <text:list-item>
                      <text:p text:style-name="P1634">نوع : <text:span text:style-name="T1047">1 به n </text:span></text:p>
                    </text:list-item>
                    <text:list-item>
                      <text:p text:style-name="P1634"><text:span text:style-name="T197">توضیحات :‌ </text:span><text:span text:style-name="T1047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8"/>
      <text:list xml:id="list115609424006349" text:continue-numbering="true" text:style-name="L15">
        <text:list-item>
          <text:list>
            <text:list-item>
              <text:list>
                <text:list-item>
                  <text:p text:style-name="P1636">languages : </text:p>
                  <text:list>
                    <text:list-item>
                      <text:p text:style-name="P1642"><text:span text:style-name="T197">نوع :‌</text:span><text:span text:style-name="T207">1 به n </text:span></text:p>
                    </text:list-item>
                    <text:list-item>
                      <text:p text:style-name="P1642"><text:span text:style-name="T197">توضیحات : <text:s/></text:span><text:span text:style-name="T207">هر یک language دارای چندین translate است و هر یک translate متعلق به یک </text:span><text:span text:style-name="T208">langu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43"><text:soft-page-break/><text:span text:style-name="T208">p</text:span><text:span text:style-name="T197">age_translations : در این جدول </text:span><text:span text:style-name="T209">ترجمه های هر یک از language که برای هر یک از <text:s/>page ها </text:span><text:span text:style-name="T210">ایجاد میشود ذخیره میکنیم !!!</text:span></text:p>
          <text:list>
            <text:list-item>
              <text:p text:style-name="P1644"><text:span text:style-name="T210">س</text:span><text:span text:style-name="T197">تون ها :‌</text:span></text:p>
            </text:list-item>
          </text:list>
        </text:list-item>
      </text:list>
      <table:table table:name="Table59" table:style-name="Table59">
        <table:table-column table:style-name="Table59.A" table:number-columns-repeated="2"/>
        <table:table-column table:style-name="Table59.C"/>
        <table:table-column table:style-name="Table59.D"/>
        <table:table-row table:style-name="TableLine93957019141296">
          <table:table-cell table:style-name="Table59.A1" office:value-type="string">
            <text:p text:style-name="P375">Name</text:p>
          </table:table-cell>
          <table:table-cell table:style-name="Table59.A1" office:value-type="string">
            <text:p text:style-name="P375">Data Type</text:p>
          </table:table-cell>
          <table:table-cell table:style-name="Table59.A1" office:value-type="string">
            <text:p text:style-name="P375">Attributes</text:p>
          </table:table-cell>
          <table:table-cell table:style-name="Table59.D1" office:value-type="string">
            <text:p text:style-name="P375">Comment</text:p>
          </table:table-cell>
        </table:table-row>
        <table:table-row table:style-name="TableLine93957019168640">
          <table:table-cell table:style-name="Table59.A2" office:value-type="string">
            <text:p text:style-name="P1058">id</text:p>
          </table:table-cell>
          <table:table-cell table:style-name="Table59.A2" office:value-type="string">
            <text:p text:style-name="P1059">Big int</text:p>
          </table:table-cell>
          <table:table-cell table:style-name="Table59.A2" office:value-type="string">
            <text:p text:style-name="P1054">Unsigned , index , not null ,</text:p>
            <text:p text:style-name="P1054">unique , primary key , </text:p>
            <text:p text:style-name="P1054">auto increment</text:p>
          </table:table-cell>
          <table:table-cell table:style-name="Table59.D2" office:value-type="string">
            <text:p text:style-name="P330"/>
          </table:table-cell>
        </table:table-row>
        <table:table-row table:style-name="TableLine93957019170336">
          <table:table-cell table:style-name="Table59.A2" office:value-type="string">
            <text:p text:style-name="P1074">title</text:p>
          </table:table-cell>
          <table:table-cell table:style-name="Table59.A2" office:value-type="string">
            <text:p text:style-name="P1075">varchar(<text:span text:style-name="T1053">60</text:span>)</text:p>
          </table:table-cell>
          <table:table-cell table:style-name="Table59.A2" office:value-type="string">
            <text:p text:style-name="P1078">Not null</text:p>
          </table:table-cell>
          <table:table-cell table:style-name="Table59.D2" office:value-type="string">
            <text:p text:style-name="P1077">عنوان صفحه</text:p>
          </table:table-cell>
        </table:table-row>
        <table:table-row table:style-name="TableLine93957019171248">
          <table:table-cell table:style-name="Table59.A2" office:value-type="string">
            <text:p text:style-name="P1074">page_id</text:p>
          </table:table-cell>
          <table:table-cell table:style-name="Table59.A2" office:value-type="string">
            <text:p text:style-name="P1075">Big int</text:p>
          </table:table-cell>
          <table:table-cell table:style-name="Table59.A2" office:value-type="string">
            <text:p text:style-name="P1065">Unsigned , <text:span text:style-name="T1049">not null , </text:span></text:p>
            <text:p text:style-name="P1070">foreign key → pages(id)</text:p>
            <text:p text:style-name="P1070"/>
            <text:p text:style-name="P1073">On Delete → (cascade)</text:p>
            <text:p text:style-name="P371"><text:span text:style-name="T1050">On </text:span><text:span text:style-name="T1051">Update</text:span><text:span text:style-name="T1050"> → (cascade)</text:span></text:p>
          </table:table-cell>
          <table:table-cell table:style-name="Table59.D2" office:value-type="string">
            <text:p text:style-name="P330"/>
          </table:table-cell>
        </table:table-row>
        <table:table-row table:style-name="TableLine93957019172208">
          <table:table-cell table:style-name="Table59.A2" office:value-type="string">
            <text:p text:style-name="P1074">language_id</text:p>
          </table:table-cell>
          <table:table-cell table:style-name="Table59.A2" office:value-type="string">
            <text:p text:style-name="P1076">Big int</text:p>
          </table:table-cell>
          <table:table-cell table:style-name="Table59.A2" office:value-type="string">
            <text:p text:style-name="P1065">Unsigned , <text:span text:style-name="T1049">not null , </text:span></text:p>
            <text:p text:style-name="P371"><text:span text:style-name="T1049">foreign key → </text:span><text:span text:style-name="T1052">languages</text:span><text:span text:style-name="T1049">(id)</text:span></text:p>
            <text:p text:style-name="P1070"/>
            <text:p text:style-name="P1073">On Delete → (cascade)</text:p>
            <text:p text:style-name="P1065"><text:span text:style-name="T1050">On </text:span><text:span text:style-name="T1051">Update</text:span><text:span text:style-name="T1050"> → (cascade)</text:span></text:p>
          </table:table-cell>
          <table:table-cell table:style-name="Table59.D2" office:value-type="string">
            <text:p text:style-name="P330"/>
          </table:table-cell>
        </table:table-row>
      </table:table>
      <text:p text:style-name="P1094"/>
      <text:list xml:id="list1385624140" text:style-name="L16">
        <text:list-item>
          <text:list>
            <text:list-item>
              <text:p text:style-name="P1637">ارتباط ها :‌</text:p>
              <text:list>
                <text:list-item>
                  <text:p text:style-name="P1637">pages : </text:p>
                  <text:list>
                    <text:list-item>
                      <text:p text:style-name="P1645"><text:span text:style-name="T197">نوع : </text:span><text:span text:style-name="T211">1 به n </text:span></text:p>
                    </text:list-item>
                    <text:list-item>
                      <text:p text:style-name="P1645"><text:span text:style-name="T197">توضیحات :‌ </text:span><text:span text:style-name="T211"><text:s/>هر یک page دارای چندین translate است و هر یک translate متعلق به یک page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9"/>
      <text:list xml:id="list115610129315870" text:continue-numbering="true" text:style-name="L16">
        <text:list-item>
          <text:list>
            <text:list-item>
              <text:list>
                <text:list-item>
                  <text:p text:style-name="P1637">languages : </text:p>
                  <text:list>
                    <text:list-item>
                      <text:p text:style-name="P1645"><text:span text:style-name="T197">نوع : </text:span><text:span text:style-name="T212">1 به n </text:span></text:p>
                    </text:list-item>
                    <text:list-item>
                      <text:p text:style-name="P1645"><text:span text:style-name="T197">توضیحات :‌ </text:span><text:span text:style-name="T212">هر یک page_translat</text:span><text:span text:style-name="T213">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0"/>
      <text:p text:style-name="P1090"/>
      <text:p text:style-name="P1090"/>
      <text:p text:style-name="P1090"/>
      <text:list xml:id="list115609396726095" text:continue-numbering="true" text:style-name="L16">
        <text:list-item>
          <text:list>
            <text:list-item>
              <text:list>
                <text:list-item>
                  <text:p text:style-name="P1625"><text:soft-page-break/><text:span text:style-name="T219">page_translation_bodies</text:span><text:span text:style-name="T215"> : </text:span></text:p>
                  <text:list>
                    <text:list-item>
                      <text:p text:style-name="P1646"><text:span text:style-name="T197">نوع : </text:span><text:span text:style-name="T214">1 به 1 </text:span></text:p>
                    </text:list-item>
                    <text:list-item>
                      <text:p text:style-name="P1625"><text:span text:style-name="T215">توضیحات :‌ </text:span><text:span text:style-name="T214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1"/>
      <text:list xml:id="list115609833696113" text:continue-numbering="true" text:style-name="L16">
        <text:list-item>
          <text:p text:style-name="P1651"><text:span text:style-name="T219">page_translation_bodies</text:span><text:span text:style-name="T217"> : در این جدول </text:span><text:span text:style-name="T216">ترجمه های body </text:span><text:span text:style-name="T218">که برای </text:span><text:span text:style-name="T216"><text:s/>هر یک از non primitive page <text:s/></text:span><text:span text:style-name="T218">ایجاد میشود ذخیره میکنیم !!! </text:span></text:p>
          <text:list>
            <text:list-item>
              <text:p text:style-name="P1638">ستون ها :‌</text:p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3957019216608">
          <table:table-cell table:style-name="Table60.A1" office:value-type="string">
            <text:p text:style-name="P375">Name</text:p>
          </table:table-cell>
          <table:table-cell table:style-name="Table60.A1" office:value-type="string">
            <text:p text:style-name="P375">Data Type</text:p>
          </table:table-cell>
          <table:table-cell table:style-name="Table60.A1" office:value-type="string">
            <text:p text:style-name="P375">Attributes</text:p>
          </table:table-cell>
          <table:table-cell table:style-name="Table60.D1" office:value-type="string">
            <text:p text:style-name="P375">Comment</text:p>
          </table:table-cell>
        </table:table-row>
        <table:table-row table:style-name="TableLine93957019241840">
          <table:table-cell table:style-name="Table60.A2" office:value-type="string">
            <text:p text:style-name="P1058">id</text:p>
          </table:table-cell>
          <table:table-cell table:style-name="Table60.A2" office:value-type="string">
            <text:p text:style-name="P1059">Big int</text:p>
          </table:table-cell>
          <table:table-cell table:style-name="Table60.A2" office:value-type="string">
            <text:p text:style-name="P1054">Unsigned , index , not null ,</text:p>
            <text:p text:style-name="P1054">unique , primary key , </text:p>
            <text:p text:style-name="P1054">auto increment</text:p>
          </table:table-cell>
          <table:table-cell table:style-name="Table60.D2" office:value-type="string">
            <text:p text:style-name="P330"/>
          </table:table-cell>
        </table:table-row>
        <table:table-row table:style-name="TableLine93957019244112">
          <table:table-cell table:style-name="Table60.A2" office:value-type="string">
            <text:p text:style-name="P1079">body</text:p>
          </table:table-cell>
          <table:table-cell table:style-name="Table60.A2" office:value-type="string">
            <text:p text:style-name="P1080">Medium text</text:p>
          </table:table-cell>
          <table:table-cell table:style-name="Table60.A2" office:value-type="string">
            <text:p text:style-name="P1081">Not null</text:p>
          </table:table-cell>
          <table:table-cell table:style-name="Table60.D2" office:value-type="string">
            <text:p text:style-name="P330"/>
          </table:table-cell>
        </table:table-row>
        <table:table-row table:style-name="TableLine93957019245024">
          <table:table-cell table:style-name="Table60.A2" office:value-type="string">
            <text:p text:style-name="P1079">Page_</text:p>
            <text:p text:style-name="P1079">translate_id</text:p>
          </table:table-cell>
          <table:table-cell table:style-name="Table60.A2" office:value-type="string">
            <text:p text:style-name="P1079">Big int</text:p>
          </table:table-cell>
          <table:table-cell table:style-name="Table60.A2" office:value-type="string">
            <text:p text:style-name="P1082">Not null , unsigned , </text:p>
            <text:p text:style-name="P1082">foreign key → page_translations(id)</text:p>
            <text:p text:style-name="P1082"/>
            <text:p text:style-name="P1082">On Delete → (cascade) ,</text:p>
            <text:p text:style-name="P1082">On Update → (cascade) ,</text:p>
          </table:table-cell>
          <table:table-cell table:style-name="Table60.D2" office:value-type="string">
            <text:p text:style-name="P330"/>
          </table:table-cell>
        </table:table-row>
      </table:table>
      <text:p text:style-name="P1095"/>
      <text:list xml:id="list1260191827" text:style-name="L17">
        <text:list-item>
          <text:list>
            <text:list-item>
              <text:p text:style-name="P1639">رابطه ها :‌</text:p>
              <text:list>
                <text:list-item>
                  <text:p text:style-name="P1640">page_translations : </text:p>
                  <text:list>
                    <text:list-item>
                      <text:p text:style-name="P1647"><text:span text:style-name="T197">نوع : </text:span><text:span text:style-name="T214">1 به 1 </text:span></text:p>
                    </text:list-item>
                    <text:list-item>
                      <text:p text:style-name="P1640"><text:span text:style-name="T1055">توضیحات :‌ </text:span><text:span text:style-name="T1056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94272058" text:style-name="L18">
        <text:list-item>
          <text:p text:style-name="P1658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271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3957019287632">
          <table:table-cell table:style-name="Table8.A1" office:value-type="string">
            <text:p text:style-name="P374">Name</text:p>
          </table:table-cell>
          <table:table-cell table:style-name="Table8.A1" office:value-type="string">
            <text:p text:style-name="P374">Data Type</text:p>
          </table:table-cell>
          <table:table-cell table:style-name="Table8.A1" office:value-type="string">
            <text:p text:style-name="P374">Attributes</text:p>
          </table:table-cell>
          <table:table-cell table:style-name="Table8.D1" office:value-type="string">
            <text:p text:style-name="P374">Comment</text:p>
          </table:table-cell>
        </table:table-row>
        <table:table-row table:style-name="TableLine93957019350480">
          <table:table-cell table:style-name="Table8.A2" office:value-type="string">
            <text:p text:style-name="P440">id</text:p>
          </table:table-cell>
          <table:table-cell table:style-name="Table8.A2" office:value-type="string">
            <text:p text:style-name="P441">Big int </text:p>
          </table:table-cell>
          <table:table-cell table:style-name="Table8.A2" office:value-type="string">
            <text:p text:style-name="P442">Not null ,<text:span text:style-name="T132">index</text:span> <text:span text:style-name="T130">unique , </text:span><text:span text:style-name="T131">primary key , </text:span></text:p>
            <text:p text:style-name="P443">auto increment, </text:p>
            <text:p text:style-name="P443">unsigned,</text:p>
          </table:table-cell>
          <table:table-cell table:style-name="Table8.D2" office:value-type="string">
            <text:p text:style-name="P334"/>
          </table:table-cell>
        </table:table-row>
        <table:table-row table:style-name="TableLine93957019358656">
          <table:table-cell table:style-name="Table8.A2" office:value-type="string">
            <text:p text:style-name="P632">name</text:p>
          </table:table-cell>
          <table:table-cell table:style-name="Table8.A2" office:value-type="string">
            <text:p text:style-name="P609">varchar(<text:span text:style-name="T411">48</text:span>)</text:p>
          </table:table-cell>
          <table:table-cell table:style-name="Table8.A2" office:value-type="string">
            <text:p text:style-name="P610">Not null </text:p>
          </table:table-cell>
          <table:table-cell table:style-name="Table8.D2" office:value-type="string">
            <text:p text:style-name="P243">عنوان setting </text:p>
          </table:table-cell>
        </table:table-row>
        <table:table-row table:style-name="TableLine93957019359360">
          <table:table-cell table:style-name="Table8.A2" office:value-type="string">
            <text:p text:style-name="P444">url</text:p>
          </table:table-cell>
          <table:table-cell table:style-name="Table8.A2" office:value-type="string">
            <text:p text:style-name="P445">varchar(<text:span text:style-name="T135">32</text:span>)</text:p>
          </table:table-cell>
          <table:table-cell table:style-name="Table8.A2" office:value-type="string">
            <text:p text:style-name="P446">Not null </text:p>
          </table:table-cell>
          <table:table-cell table:style-name="Table8.D2" office:value-type="string">
            <text:p text:style-name="P334"/>
          </table:table-cell>
        </table:table-row>
        <table:table-row table:style-name="TableLine93957019360176">
          <table:table-cell table:style-name="Table8.A2" office:value-type="string">
            <text:p text:style-name="P475">robot</text:p>
          </table:table-cell>
          <table:table-cell table:style-name="Table8.A2" office:value-type="string">
            <text:p text:style-name="P478">varchar(30)</text:p>
          </table:table-cell>
          <table:table-cell table:style-name="Table8.A2" office:value-type="string">
            <text:p text:style-name="P485">Not null </text:p>
            <text:p text:style-name="P336"><text:span text:style-name="T280">defualt ‘</text:span>index,follow<text:span text:style-name="T280">’</text:span></text:p>
          </table:table-cell>
          <table:table-cell table:style-name="Table8.D2" office:value-type="string">
            <text:p text:style-name="P330"/>
          </table:table-cell>
        </table:table-row>
        <table:table-row table:style-name="TableLine93957019361264">
          <table:table-cell table:style-name="Table8.A2" office:value-type="string">
            <text:p text:style-name="P1048">auth_token_age</text:p>
          </table:table-cell>
          <table:table-cell table:style-name="Table8.A2" office:value-type="string">
            <text:p text:style-name="P1048">Medium int</text:p>
          </table:table-cell>
          <table:table-cell table:style-name="Table8.A2" office:value-type="string">
            <text:p text:style-name="P1048">Not null , </text:p>
            <text:p text:style-name="P367"><text:span text:style-name="T1038">default </text:span><text:bookmark text:name="cwos"/>10368000</text:p>
          </table:table-cell>
          <table:table-cell table:style-name="Table8.D2" office:value-type="string">
            <text:p text:style-name="P1104"><text:bookmark text:name="cwos1"/>10368000</text:p>
            <text:p text:style-name="P1048">4 month secound</text:p>
          </table:table-cell>
        </table:table-row>
        <table:table-row table:style-name="TableLine93957019362080">
          <table:table-cell table:style-name="Table8.A2" office:value-type="string">
            <text:p text:style-name="P1049">max_afk_time</text:p>
          </table:table-cell>
          <table:table-cell table:style-name="Table8.A2" office:value-type="string">
            <text:p text:style-name="P1049">Small int</text:p>
          </table:table-cell>
          <table:table-cell table:style-name="Table8.A2" office:value-type="string">
            <text:p text:style-name="P1050">Not null</text:p>
          </table:table-cell>
          <table:table-cell table:style-name="Table8.D2" office:value-type="string">
            <text:p text:style-name="P1108">Max:65535→<text:span text:style-name="T1039"> 18 h</text:span></text:p>
          </table:table-cell>
        </table:table-row>
        <table:table-row table:style-name="TableLine93957019363104">
          <table:table-cell table:style-name="Table8.A2" office:value-type="string">
            <text:p text:style-name="P334">status</text:p>
          </table:table-cell>
          <table:table-cell table:style-name="Table8.A2" office:value-type="string">
            <text:p text:style-name="P1011">boolean</text:p>
          </table:table-cell>
          <table:table-cell table:style-name="Table8.A2" office:value-type="string">
            <text:p text:style-name="P629">Not null , <text:span text:style-name="T138">defualt 0 ,</text:span> </text:p>
          </table:table-cell>
          <table:table-cell table:style-name="Table8.D2" office:value-type="string">
            <text:p text:style-name="P234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3957019364176">
          <table:table-cell table:style-name="Table8.A2" office:value-type="string">
            <text:p text:style-name="P1104">switch_languag_via_ip</text:p>
            <text:p text:style-name="P334"/>
          </table:table-cell>
          <table:table-cell table:style-name="Table8.A2" office:value-type="string">
            <text:p text:style-name="P1012">boolean</text:p>
          </table:table-cell>
          <table:table-cell table:style-name="Table8.A2" office:value-type="string">
            <text:p text:style-name="P630">Not null , <text:span text:style-name="T139">defualt 0 ,</text:span></text:p>
          </table:table-cell>
          <table:table-cell table:style-name="Table8.D2" office:value-type="string">
            <text:p text:style-name="P241">قابلیت تغییر زبان با استفاده از ip کاربر را active یا deactive میکند </text:p>
          </table:table-cell>
        </table:table-row>
        <table:table-row table:style-name="TableLine93957019365168">
          <table:table-cell table:style-name="Table8.A2" office:value-type="string">
            <text:p text:style-name="P1105">contact_auth_require</text:p>
          </table:table-cell>
          <table:table-cell table:style-name="Table8.A2" office:value-type="string">
            <text:p text:style-name="P1035">boolean</text:p>
          </table:table-cell>
          <table:table-cell table:style-name="Table8.A2" office:value-type="string">
            <text:p text:style-name="P1035">Not null ,</text:p>
            <text:p text:style-name="P1035">default 0</text:p>
          </table:table-cell>
          <table:table-cell table:style-name="Table8.D2" office:value-type="string">
            <text:p text:style-name="P245">ایا کاربر برای استفاده از فورم تماس با ما نیاز به لاگین دارد یا خیر‌؟ </text:p>
          </table:table-cell>
        </table:table-row>
        <table:table-row table:style-name="TableLine93957019366240">
          <table:table-cell table:style-name="Table8.A2" office:value-type="string">
            <text:p text:style-name="P1106">comment_auth_require</text:p>
          </table:table-cell>
          <table:table-cell table:style-name="Table8.A2" office:value-type="string">
            <text:p text:style-name="P1042">boolean</text:p>
          </table:table-cell>
          <table:table-cell table:style-name="Table8.A2" office:value-type="string">
            <text:p text:style-name="P1042">Not null ,</text:p>
            <text:p text:style-name="P1042">defualt 0</text:p>
          </table:table-cell>
          <table:table-cell table:style-name="Table8.D2" office:value-type="string">
            <text:p text:style-name="P245"/>
          </table:table-cell>
        </table:table-row>
        <table:table-row table:style-name="TableLine93957019367312">
          <table:table-cell table:style-name="Table8.A2" office:value-type="string">
            <text:p text:style-name="P1107">comment_auto_accept</text:p>
          </table:table-cell>
          <table:table-cell table:style-name="Table8.A2" office:value-type="string">
            <text:p text:style-name="P1043">boolean</text:p>
          </table:table-cell>
          <table:table-cell table:style-name="Table8.A2" office:value-type="string">
            <text:p text:style-name="P1043">Not null , </text:p>
            <text:p text:style-name="P1043">default 1</text:p>
          </table:table-cell>
          <table:table-cell table:style-name="Table8.D2" office:value-type="string">
            <text:p text:style-name="P245"/>
          </table:table-cell>
        </table:table-row>
        <table:table-row table:style-name="TableLine93957019368384">
          <table:table-cell table:style-name="Table8.A2" office:value-type="string">
            <text:p text:style-name="P1104">shutdown_status</text:p>
            <text:p text:style-name="P1104"/>
          </table:table-cell>
          <table:table-cell table:style-name="Table8.A2" office:value-type="string">
            <text:p text:style-name="P1013">boolean</text:p>
          </table:table-cell>
          <table:table-cell table:style-name="Table8.A2" office:value-type="string">
            <text:p text:style-name="P447"><text:s/>Not null <text:s/>,</text:p>
            <text:p text:style-name="P631">defualt 0 ,</text:p>
          </table:table-cell>
          <table:table-cell table:style-name="Table8.D2" office:value-type="string">
            <text:p text:style-name="P448">وضعیت تعطیل بود وب سایت را مشخص میکند </text:p>
          </table:table-cell>
        </table:table-row>
        <table:table-row table:style-name="TableLine93957019369456">
          <table:table-cell table:style-name="Table8.A2" office:value-type="string">
            <text:p text:style-name="P1103">language_id</text:p>
          </table:table-cell>
          <table:table-cell table:style-name="Table8.A2" office:value-type="string">
            <text:p text:style-name="P439">Big int </text:p>
          </table:table-cell>
          <table:table-cell table:style-name="Table8.A2" office:value-type="string">
            <text:p text:style-name="P334"><text:span text:style-name="T541">nullable</text:span><text:span text:style-name="T542"> , unsigned,</text:span></text:p>
            <text:p text:style-name="P334"><text:span text:style-name="T87">foreign key → </text:span><text:soft-page-break/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409"/>
            <text:p text:style-name="P345"><text:span text:style-name="T539">on Delete → (</text:span><text:span text:style-name="T541">set null</text:span><text:span text:style-name="T539">)</text:span></text:p>
            <text:p text:style-name="P643"/>
            <text:p text:style-name="P643">on <text:span text:style-name="T540">Update</text:span> → (<text:span text:style-name="T540">cascade</text:span>)</text:p>
          </table:table-cell>
          <table:table-cell table:style-name="Table8.D2" office:value-type="string">
            <text:p text:style-name="P240">این ستون زبان اصلی یک setting را مشخص میکند </text:p>
          </table:table-cell>
        </table:table-row>
      </table:table>
      <text:p text:style-name="P33"/>
      <text:list xml:id="list3965555191" text:style-name="L19">
        <text:list-item>
          <text:list>
            <text:list-item>
              <text:p text:style-name="P1272">ارتباطات :‌</text:p>
              <text:list>
                <text:list-item>
                  <text:p text:style-name="P1273">dates : </text:p>
                  <text:list>
                    <text:list-item>
                      <text:p text:style-name="P1274">نوع :‌<text:span text:style-name="T164">1 به </text:span><text:span text:style-name="T165">n </text:span></text:p>
                    </text:list-item>
                    <text:list-item>
                      <text:p text:style-name="P1129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15609597682079" text:continue-numbering="true" text:style-name="L19">
        <text:list-item>
          <text:list>
            <text:list-item>
              <text:list>
                <text:list-item>
                  <text:p text:style-name="P1275">languages : </text:p>
                  <text:list>
                    <text:list-item>
                      <text:p text:style-name="P1257">نوع : 1 به n </text:p>
                    </text:list-item>
                    <text:list-item>
                      <text:p text:style-name="P1257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2"/>
      <text:list xml:id="list115611043475674" text:continue-numbering="true" text:style-name="L19">
        <text:list-item>
          <text:list>
            <text:list-item>
              <text:list>
                <text:list-item>
                  <text:p text:style-name="P1276">media : </text:p>
                  <text:list>
                    <text:list-item>
                      <text:p text:style-name="P1213">نوع :‌<text:span text:style-name="T172">1 به 1 </text:span></text:p>
                    </text:list-item>
                    <text:list-item>
                      <text:p text:style-name="P1129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15610849955621" text:continue-numbering="true" text:style-name="L19">
        <text:list-item>
          <text:list>
            <text:list-item>
              <text:list>
                <text:list-item>
                  <text:p text:style-name="P1277">users : </text:p>
                  <text:list>
                    <text:list-item>
                      <text:p text:style-name="P1173">نوع :‌ <text:span text:style-name="T181">1 به n </text:span></text:p>
                    </text:list-item>
                    <text:list-item>
                      <text:p text:style-name="P1278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"/>
      <text:list xml:id="list115609087608529" text:continue-numbering="true" text:style-name="L19">
        <text:list-item>
          <text:list>
            <text:list-item>
              <text:list>
                <text:list-item>
                  <text:p text:style-name="P1259"><text:span text:style-name="T167">languages</text:span> :</text:p>
                  <text:list>
                    <text:list-item>
                      <text:p text:style-name="P1261">نوع :‌ <text:span text:style-name="T241">n به n </text:span></text:p>
                    </text:list-item>
                    <text:list-item>
                      <text:p text:style-name="P1263">توضیحات : <text:span text:style-name="T242">هر یک </text:span><text:span text:style-name="T243">language </text:span><text:span text:style-name="T244">میتواند متعلق به چندین رکورد در جدول app_setting </text:span><text:span text:style-name="T245">باشد !!! </text:span><text:span text:style-name="T246">و هر </text:span><text:span text:style-name="T247">یک رکورد در جدول <text:s/></text:span><text:span text:style-name="T244">app_setting </text:span><text:span text:style-name="T248">میتواند دارای چندین language باشد !!!</text:span></text:p>
                    </text:list-item>
                    <text:list-item>
                      <text:p text:style-name="P1265">نام جدول pivot : <text:s/><text:span text:style-name="T200"><text:tab/><text:tab/><text:tab/><text:tab/><text:tab/>app_setting_selected_</text:span><text:span text:style-name="T201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list xml:id="list115610092859743" text:continue-numbering="true" text:style-name="L19">
        <text:list-item>
          <text:list>
            <text:list-item>
              <text:list>
                <text:list-item>
                  <text:p text:style-name="P1130"><text:span text:style-name="T201">a</text:span><text:span text:style-name="T203">pp_setting_</text:span><text:span text:style-name="T202">translations</text:span><text:span text:style-name="T203"> : </text:span></text:p>
                  <text:list>
                    <text:list-item>
                      <text:p text:style-name="P1229">نوع : <text:span text:style-name="T259">1 به n </text:span></text:p>
                    </text:list-item>
                    <text:list-item>
                      <text:p text:style-name="P1229"><text:soft-page-break/>توضیح : <text:span text:style-name="T260">هر یک از رکورد های app_setting</text:span><text:span text:style-name="T266">s</text:span><text:span text:style-name="T260"> دارای چندین </text:span><text:span text:style-name="T261">translate </text:span><text:span text:style-name="T262">میباشد !!! </text:span><text:span text:style-name="T263">و هر یک از رکورد های </text:span><text:span text:style-name="T251">app_setting_translations <text:s/></text:span><text:span text:style-name="T264">متعلق به یک </text:span><text:span text:style-name="T265">رکورد از جدول app_settings </text:span><text:span text:style-name="T267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2"/>
      <text:list xml:id="list115609305378898" text:continue-numbering="true" text:style-name="L19">
        <text:list-item>
          <text:list>
            <text:list-item>
              <text:list>
                <text:list-item>
                  <text:p text:style-name="P1232">socialables <text:s/>: </text:p>
                  <text:list>
                    <text:list-item>
                      <text:p text:style-name="P1233">نوع : <text:span text:style-name="T547">1 به n</text:span></text:p>
                    </text:list-item>
                    <text:list-item>
                      <text:p text:style-name="P1233">توضیحات :‌<text:span text:style-name="T548">هر یک app_setting دارای چندین رکورد در جدول socialables </text:span><text:span text:style-name="T549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59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35"/>
      <text:list xml:id="list115610189230564" text:continue-numbering="true" text:style-name="L19">
        <text:list-item>
          <text:list>
            <text:list-item>
              <text:p text:style-name="P1234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3957019433312">
          <table:table-cell table:style-name="Table9.A1" office:value-type="string">
            <text:p text:style-name="P374">Name</text:p>
          </table:table-cell>
          <table:table-cell table:style-name="Table9.A1" office:value-type="string">
            <text:p text:style-name="P374">Data Type</text:p>
          </table:table-cell>
          <table:table-cell table:style-name="Table9.A1" office:value-type="string">
            <text:p text:style-name="P374">Attributes</text:p>
          </table:table-cell>
          <table:table-cell table:style-name="Table9.D1" office:value-type="string">
            <text:p text:style-name="P374">Comment</text:p>
          </table:table-cell>
        </table:table-row>
        <table:table-row table:style-name="TableLine93957019487632">
          <table:table-cell table:style-name="Table9.A2" office:value-type="string">
            <text:p text:style-name="P449">Id</text:p>
          </table:table-cell>
          <table:table-cell table:style-name="Table9.A2" office:value-type="string">
            <text:p text:style-name="P449">Big int </text:p>
          </table:table-cell>
          <table:table-cell table:style-name="Table9.A2" office:value-type="string">
            <text:p text:style-name="P449">Not null , unsigned,</text:p>
            <text:p text:style-name="P450">primary key , </text:p>
            <text:p text:style-name="P450">unique ,</text:p>
            <text:p text:style-name="P451">index , </text:p>
            <text:p text:style-name="P452">autoincrement </text:p>
          </table:table-cell>
          <table:table-cell table:style-name="Table9.D2" office:value-type="string">
            <text:p text:style-name="P330"/>
          </table:table-cell>
        </table:table-row>
        <table:table-row table:style-name="TableLine93957019489904">
          <table:table-cell table:style-name="Table9.A2" office:value-type="string">
            <text:p text:style-name="P453">app_setting_id</text:p>
          </table:table-cell>
          <table:table-cell table:style-name="Table9.A2" office:value-type="string">
            <text:p text:style-name="P454">Big int </text:p>
          </table:table-cell>
          <table:table-cell table:style-name="Table9.A2" office:value-type="string">
            <text:p text:style-name="P455">Not null , unsigned,</text:p>
            <text:p text:style-name="P662">foreign key → app_settings(id)</text:p>
            <text:p text:style-name="P410"/>
            <text:p text:style-name="P644">on Delete → (<text:span text:style-name="T540">cascade</text:span>)</text:p>
            <text:p text:style-name="P644"/>
            <text:p text:style-name="P644">on <text:span text:style-name="T540">Update</text:span> → (<text:span text:style-name="T540">cascade</text:span>)</text:p>
          </table:table-cell>
          <table:table-cell table:style-name="Table9.D2" office:value-type="string">
            <text:p text:style-name="P330"/>
          </table:table-cell>
        </table:table-row>
        <table:table-row table:style-name="Table9.4">
          <table:table-cell table:style-name="Table9.A2" office:value-type="string">
            <text:p text:style-name="P456">language_id</text:p>
          </table:table-cell>
          <table:table-cell table:style-name="Table9.A2" office:value-type="string">
            <text:p text:style-name="P457">Big int </text:p>
          </table:table-cell>
          <table:table-cell table:style-name="Table9.A2" office:value-type="string">
            <text:p text:style-name="P458">Not null , </text:p>
            <text:p text:style-name="P458">unsigned , </text:p>
            <text:p text:style-name="P663">foreign key → languages(id)</text:p>
            <text:p text:style-name="P411"/>
            <text:p text:style-name="P645">on Delete → (<text:span text:style-name="T540">cascade</text:span>)</text:p>
            <text:p text:style-name="P645"/>
            <text:p text:style-name="P645">on <text:span text:style-name="T540">Update</text:span> → (<text:span text:style-name="T540">cascade</text:span>)</text:p>
          </table:table-cell>
          <table:table-cell table:style-name="Table9.D2" office:value-type="string">
            <text:p text:style-name="P330"/>
          </table:table-cell>
        </table:table-row>
        <table:table-row table:style-name="Table9.4">
          <table:table-cell table:style-name="Table9.A2" office:value-type="string">
            <text:p text:style-name="P675">sort</text:p>
          </table:table-cell>
          <table:table-cell table:style-name="Table9.A2" office:value-type="string">
            <text:p text:style-name="P676">tinyInt</text:p>
          </table:table-cell>
          <table:table-cell table:style-name="Table9.A2" office:value-type="string">
            <text:p text:style-name="P677">Unsigned , nullable</text:p>
          </table:table-cell>
          <table:table-cell table:style-name="Table9.D2" office:value-type="string">
            <text:p text:style-name="P330"/>
          </table:table-cell>
        </table:table-row>
      </table:table>
      <text:p text:style-name="P36"/>
      <text:list xml:id="list4049791749" text:style-name="L20">
        <text:list-item>
          <text:list>
            <text:list-item>
              <text:p text:style-name="P1235">ارتباطات :‌</text:p>
              <text:list>
                <text:list-item>
                  <text:p text:style-name="P1236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37"/>
      <text:list xml:id="list115609378260940" text:continue-numbering="true" text:style-name="L20">
        <text:list-item>
          <text:list>
            <text:list-item>
              <text:list>
                <text:list-item>
                  <text:p text:style-name="P1131"><text:span text:style-name="T198">app_settings</text:span><text:span text:style-name="T199"> : </text:span></text:p>
                  <text:list>
                    <text:list-item>
                      <text:p text:style-name="P1237">نوع ارتباط :‌ <text:span text:style-name="T220">1 به n </text:span></text:p>
                    </text:list-item>
                    <text:list-item>
                      <text:p text:style-name="P1238">توضیحات :‌ <text:span text:style-name="T221">هر یک </text:span><text:span text:style-name="T227">رکورد از جدول </text:span><text:span text:style-name="T221"><text:s/></text:span><text:span text:style-name="T196">app_settings</text:span><text:span text:style-name="T222"> دارای </text:span><text:span text:style-name="T223">n رکورد د</text:span><text:span text:style-name="T224">ر این جدول میتواند باشد </text:span><text:span text:style-name="T225">و هر یک رکورد </text:span><text:span text:style-name="T226">در این جدول متعلق به </text:span><text:span text:style-name="T228">یک </text:span><text:span text:style-name="T229">رکورد از جدول </text:span><text:span text:style-name="T196">app_setting</text:span><text:span text:style-name="T230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p text:style-name="P38"/>
      <text:list xml:id="list115609208643333" text:continue-numbering="true" text:style-name="L20">
        <text:list-item>
          <text:list>
            <text:list-item>
              <text:list>
                <text:list-item>
                  <text:p text:style-name="P1239">languages : </text:p>
                  <text:list>
                    <text:list-item>
                      <text:p text:style-name="P1240">نوع : <text:span text:style-name="T231">1 به n</text:span></text:p>
                    </text:list-item>
                    <text:list-item>
                      <text:p text:style-name="P1241">توضیحات :‌ <text:s/><text:span text:style-name="T232">هر یک language </text:span><text:span text:style-name="T233">در این جدول میتواند </text:span><text:span text:style-name="T234">دارای n رکورد باشد !!! </text:span><text:span text:style-name="T235">و هر <text:s/></text:span><text:span text:style-name="T236">یک رکورد در این جدول متعلق به </text:span><text:span text:style-name="T237">یک </text:span><text:span text:style-name="T238">رکورد در جدول </text:span><text:span text:style-name="T239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60">app_setting_translations : <text:span text:style-name="T252">موجودیت app_setting ممکن است </text:span><text:span text:style-name="T253">attribute هایی داشته باشد که </text:span><text:span text:style-name="T254">چندین زبانه باشد !!! </text:span><text:span text:style-name="T255">این جدول </text:span><text:span text:style-name="T256">ترجمه ان attribute ها را ذخیره میکند </text:span></text:p>
        </text:list-item>
      </text:list>
      <text:p text:style-name="P39"/>
      <text:list xml:id="list115609321104693" text:continue-numbering="true" text:style-name="L20">
        <text:list-item>
          <text:list>
            <text:list-item>
              <text:p text:style-name="P1242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3957019543888">
          <table:table-cell table:style-name="Table10.A1" office:value-type="string">
            <text:p text:style-name="P374">Name</text:p>
          </table:table-cell>
          <table:table-cell table:style-name="Table10.A1" office:value-type="string">
            <text:p text:style-name="P374">Data Type</text:p>
          </table:table-cell>
          <table:table-cell table:style-name="Table10.A1" office:value-type="string">
            <text:p text:style-name="P374">Attributes</text:p>
          </table:table-cell>
          <table:table-cell table:style-name="Table10.D1" office:value-type="string">
            <text:p text:style-name="P374">Comment</text:p>
          </table:table-cell>
        </table:table-row>
        <table:table-row table:style-name="TableLine93957019582160">
          <table:table-cell table:style-name="Table10.A2" office:value-type="string">
            <text:p text:style-name="P459">id</text:p>
          </table:table-cell>
          <table:table-cell table:style-name="Table10.A2" office:value-type="string">
            <text:p text:style-name="P460">Big int </text:p>
          </table:table-cell>
          <table:table-cell table:style-name="Table10.A2" office:value-type="string">
            <text:p text:style-name="P461">Unsigned , </text:p>
            <text:p text:style-name="P461">not null , </text:p>
            <text:p text:style-name="P462">unique, </text:p>
            <text:p text:style-name="P462">primary key , </text:p>
            <text:p text:style-name="P462">index , </text:p>
            <text:p text:style-name="P463">auto increment</text:p>
          </table:table-cell>
          <table:table-cell table:style-name="Table10.D2" office:value-type="string">
            <text:p text:style-name="P330"/>
          </table:table-cell>
        </table:table-row>
        <table:table-row table:style-name="TableLine93957019584144">
          <table:table-cell table:style-name="Table10.A2" office:value-type="string">
            <text:p text:style-name="P459">title</text:p>
          </table:table-cell>
          <table:table-cell table:style-name="Table10.A2" office:value-type="string">
            <text:p text:style-name="P464">varchar(60)</text:p>
          </table:table-cell>
          <table:table-cell table:style-name="Table10.A2" office:value-type="string">
            <text:p text:style-name="P465">Not null , </text:p>
          </table:table-cell>
          <table:table-cell table:style-name="Table10.D2" office:value-type="string">
            <text:p text:style-name="P468">عنوان وب سایت </text:p>
          </table:table-cell>
        </table:table-row>
        <table:table-row table:style-name="TableLine93957019585056">
          <table:table-cell table:style-name="Table10.A2" office:value-type="string">
            <text:p text:style-name="P459">shutdown_text</text:p>
          </table:table-cell>
          <table:table-cell table:style-name="Table10.A2" office:value-type="string">
            <text:p text:style-name="P340"><text:span text:style-name="T529">varchar(</text:span><text:span text:style-name="T528">255</text:span><text:span text:style-name="T529">)</text:span></text:p>
          </table:table-cell>
          <table:table-cell table:style-name="Table10.A2" office:value-type="string">
            <text:p text:style-name="P467">Not null ,</text:p>
          </table:table-cell>
          <table:table-cell table:style-name="Table10.D2" office:value-type="string">
            <text:p text:style-name="P469">جمله ای است که وقتی وب سایت تعطیل میشود <text:span text:style-name="T257">ان نمایش داده میشود </text:span></text:p>
          </table:table-cell>
        </table:table-row>
        <table:table-row table:style-name="TableLine93957019586016">
          <table:table-cell table:style-name="Table10.A2" office:value-type="string">
            <text:p text:style-name="P611">copyright</text:p>
          </table:table-cell>
          <table:table-cell table:style-name="Table10.A2" office:value-type="string">
            <text:p text:style-name="P612">varchar(255)</text:p>
          </table:table-cell>
          <table:table-cell table:style-name="Table10.A2" office:value-type="string">
            <text:p text:style-name="P613">Not null</text:p>
          </table:table-cell>
          <table:table-cell table:style-name="Table10.D2" office:value-type="string">
            <text:p text:style-name="P469"/>
          </table:table-cell>
        </table:table-row>
        <table:table-row table:style-name="TableLine93957019587440">
          <table:table-cell table:style-name="Table10.A2" office:value-type="string">
            <text:p text:style-name="P459">app_setting_id</text:p>
          </table:table-cell>
          <table:table-cell table:style-name="Table10.A2" office:value-type="string">
            <text:p text:style-name="P466">Big int </text:p>
          </table:table-cell>
          <table:table-cell table:style-name="Table10.A2" office:value-type="string">
            <text:p text:style-name="P470">Unsigned , </text:p>
            <text:p text:style-name="P470">not null , </text:p>
            <text:p text:style-name="P471">foreign key →</text:p>
            <text:p text:style-name="P471">app_settings(id)</text:p>
            <text:p text:style-name="P412"/>
            <text:p text:style-name="P646">on Delete → (<text:span text:style-name="T540">cascade</text:span>)</text:p>
            <text:p text:style-name="P646"/>
            <text:p text:style-name="P646">on <text:span text:style-name="T540">Update</text:span> → (<text:span text:style-name="T540">cascade</text:span>)</text:p>
          </table:table-cell>
          <table:table-cell table:style-name="Table10.D2" office:value-type="string">
            <text:p text:style-name="P330"/>
          </table:table-cell>
        </table:table-row>
        <table:table-row table:style-name="TableLine93957019588464">
          <table:table-cell table:style-name="Table10.A2" office:value-type="string">
            <text:p text:style-name="P459">language_id</text:p>
          </table:table-cell>
          <table:table-cell table:style-name="Table10.A2" office:value-type="string">
            <text:p text:style-name="P466">Big int </text:p>
          </table:table-cell>
          <table:table-cell table:style-name="Table10.A2" office:value-type="string">
            <text:p text:style-name="P472">Not null , </text:p>
            <text:p text:style-name="P473">unsigned , </text:p>
            <text:p text:style-name="P473">foreign key → </text:p>
            <text:p text:style-name="P473">languages(id)</text:p>
            <text:p text:style-name="P413"/>
            <text:p text:style-name="P647">on Delete → (<text:span text:style-name="T540">cascade</text:span>)</text:p>
            <text:p text:style-name="P647"/>
            <text:p text:style-name="P647">on <text:span text:style-name="T540">Update</text:span> → (<text:span text:style-name="T540">cascade</text:span>)</text:p>
          </table:table-cell>
          <table:table-cell table:style-name="Table10.D2" office:value-type="string">
            <text:p text:style-name="P330"/>
          </table:table-cell>
        </table:table-row>
      </table:table>
      <text:p text:style-name="P40"/>
      <text:p text:style-name="P40"/>
      <text:p text:style-name="P40"/>
      <text:p text:style-name="P40"/>
      <text:p text:style-name="P40"/>
      <text:list xml:id="list390436232" text:style-name="L21">
        <text:list-item>
          <text:p text:style-name="P1243"><text:soft-page-break/>ارتباطات :‌</text:p>
          <text:list>
            <text:list-item>
              <text:p text:style-name="P1244">app_setting<text:span text:style-name="T258">s : </text:span></text:p>
              <text:list>
                <text:list-item>
                  <text:p text:style-name="P1230">نوع : <text:span text:style-name="T259">1 به n </text:span></text:p>
                </text:list-item>
                <text:list-item>
                  <text:p text:style-name="P1231">توضیح : <text:span text:style-name="T260">هر یک از رکورد های app_setting</text:span><text:span text:style-name="T266">s</text:span><text:span text:style-name="T260"> دارای چندین </text:span><text:span text:style-name="T261">translate </text:span><text:span text:style-name="T262">میباشد !!! </text:span><text:span text:style-name="T263">و هر یک از رکورد های </text:span><text:span text:style-name="T251">app_setting_translations <text:s/></text:span><text:span text:style-name="T264">متعلق به یک </text:span><text:span text:style-name="T265">رکورد از جدول app_settings </text:span><text:span text:style-name="T267">است .. </text:span></text:p>
                  <text:p text:style-name="P1231"/>
                </text:list-item>
              </text:list>
            </text:list-item>
          </text:list>
        </text:list-item>
      </text:list>
      <text:p text:style-name="P41"/>
      <text:list xml:id="list115610725389930" text:continue-numbering="true" text:style-name="L21">
        <text:list-item>
          <text:list>
            <text:list-item>
              <text:p text:style-name="P1245">languages : </text:p>
              <text:list>
                <text:list-item>
                  <text:p text:style-name="P1224">نوع : <text:span text:style-name="T268">1 به n </text:span></text:p>
                </text:list-item>
                <text:list-item>
                  <text:p text:style-name="P1226">توضیح :‌ <text:span text:style-name="T269">هر <text:s/>translate </text:span><text:span text:style-name="T270">متعلق به یک language است !! و هر language </text:span><text:span text:style-name="T271">دارای چندین رکورد مرتبط در جدول </text:span><text:span text:style-name="T251">app_setting_translations </text:span><text:span text:style-name="T272">است </text:span></text:p>
                </text:list-item>
              </text:list>
            </text:list-item>
          </text:list>
        </text:list-item>
      </text:list>
      <text:p text:style-name="P98"/>
      <text:list xml:id="list115609608394712" text:continue-numbering="true" text:style-name="L21">
        <text:list-item>
          <text:list>
            <text:list-item>
              <text:p text:style-name="P1279"><text:span text:style-name="T204">app_setting_</text:span><text:span text:style-name="T274">translate</text:span>_<text:span text:style-name="T274">seo</text:span>_attribute<text:span text:style-name="T273">s</text:span> :‌</text:p>
              <text:list>
                <text:list-item>
                  <text:p text:style-name="P1281">نوع :‌<text:span text:style-name="T283">1 به 1 به صورت together </text:span><text:span text:style-name="T284">که پدر </text:span><text:span text:style-name="T291">بزرگ</text:span><text:span text:style-name="T284"> ان app_setting است</text:span></text:p>
                </text:list-item>
                <text:list-item>
                  <text:p text:style-name="P1246">توضیحات :‌ <text:span text:style-name="T285">هر یک </text:span><text:span text:style-name="T286">translate دارای یک seo_attribute است !! و هر یک رکورد از s</text:span><text:span text:style-name="T287">eo attributes </text:span><text:span text:style-name="T288">متعلق به یک translate است !!!</text:span></text:p>
                </text:list-item>
              </text:list>
            </text:list-item>
          </text:list>
        </text:list-item>
      </text:list>
      <text:p text:style-name="P43"/>
      <text:list xml:id="list115610566403027" text:continue-numbering="true" text:style-name="L21">
        <text:list-item>
          <text:p text:style-name="P1661"><text:span text:style-name="T204">app_setting_</text:span><text:span text:style-name="T274">translate</text:span>_<text:span text:style-name="T274">seo</text:span>_attribute<text:span text:style-name="T273">s : </text:span><text:span text:style-name="T275">در این جدول </text:span><text:span text:style-name="T276">attribute های seo یک </text:span><text:span text:style-name="T277">translate ذخیره میشود !!!</text:span></text:p>
          <text:list>
            <text:list-item>
              <text:p text:style-name="P1282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3957019647952">
          <table:table-cell table:style-name="Table11.A1" office:value-type="string">
            <text:p text:style-name="P374">Name</text:p>
          </table:table-cell>
          <table:table-cell table:style-name="Table11.A1" office:value-type="string">
            <text:p text:style-name="P374">Data Type</text:p>
          </table:table-cell>
          <table:table-cell table:style-name="Table11.A1" office:value-type="string">
            <text:p text:style-name="P374">Attributes</text:p>
          </table:table-cell>
          <table:table-cell table:style-name="Table11.D1" office:value-type="string">
            <text:p text:style-name="P374">Comment</text:p>
          </table:table-cell>
        </table:table-row>
        <table:table-row table:style-name="TableLine93957019687552">
          <table:table-cell table:style-name="Table11.A2" office:value-type="string">
            <text:p text:style-name="P474">id</text:p>
          </table:table-cell>
          <table:table-cell table:style-name="Table11.A2" office:value-type="string">
            <text:p text:style-name="P477">Big int </text:p>
          </table:table-cell>
          <table:table-cell table:style-name="Table11.A2" office:value-type="string">
            <text:p text:style-name="P483">Unsigned , </text:p>
            <text:p text:style-name="P483">not null , </text:p>
            <text:p text:style-name="P483">index , </text:p>
            <text:p text:style-name="P483">unique , </text:p>
            <text:p text:style-name="P483">primary key , </text:p>
            <text:p text:style-name="P483">auto increment</text:p>
          </table:table-cell>
          <table:table-cell table:style-name="Table11.D2" office:value-type="string">
            <text:p text:style-name="P330"/>
          </table:table-cell>
        </table:table-row>
        <table:table-row table:style-name="TableLine93957019689824">
          <table:table-cell table:style-name="Table11.A2" office:value-type="string">
            <text:p text:style-name="P475">copyright</text:p>
          </table:table-cell>
          <table:table-cell table:style-name="Table11.A2" office:value-type="string">
            <text:p text:style-name="P481">varchar(60)</text:p>
          </table:table-cell>
          <table:table-cell table:style-name="Table11.A2" office:value-type="string">
            <text:p text:style-name="P484">Not null </text:p>
          </table:table-cell>
          <table:table-cell table:style-name="Table11.D2" office:value-type="string">
            <text:p text:style-name="P330"/>
          </table:table-cell>
        </table:table-row>
        <table:table-row table:style-name="TableLine93957019690736">
          <table:table-cell table:style-name="Table11.A2" office:value-type="string">
            <text:p text:style-name="P475">designer</text:p>
          </table:table-cell>
          <table:table-cell table:style-name="Table11.A2" office:value-type="string">
            <text:p text:style-name="P479">varchar(30)</text:p>
          </table:table-cell>
          <table:table-cell table:style-name="Table11.A2" office:value-type="string">
            <text:p text:style-name="P486">Not null </text:p>
          </table:table-cell>
          <table:table-cell table:style-name="Table11.D2" office:value-type="string">
            <text:p text:style-name="P330"/>
          </table:table-cell>
        </table:table-row>
        <table:table-row table:style-name="TableLine93957019691696">
          <table:table-cell table:style-name="Table11.A2" office:value-type="string">
            <text:p text:style-name="P475">author</text:p>
          </table:table-cell>
          <table:table-cell table:style-name="Table11.A2" office:value-type="string">
            <text:p text:style-name="P335"><text:span text:style-name="T278">varchar(</text:span><text:span text:style-name="T279">60</text:span><text:span text:style-name="T278">)</text:span></text:p>
          </table:table-cell>
          <table:table-cell table:style-name="Table11.A2" office:value-type="string">
            <text:p text:style-name="P486">Not null</text:p>
          </table:table-cell>
          <table:table-cell table:style-name="Table11.D2" office:value-type="string">
            <text:p text:style-name="P330"/>
          </table:table-cell>
        </table:table-row>
        <table:table-row table:style-name="TableLine93957019692880">
          <table:table-cell table:style-name="Table11.A2" office:value-type="string">
            <text:p text:style-name="P475">owner</text:p>
          </table:table-cell>
          <table:table-cell table:style-name="Table11.A2" office:value-type="string">
            <text:p text:style-name="P480">varchar(30)</text:p>
          </table:table-cell>
          <table:table-cell table:style-name="Table11.A2" office:value-type="string">
            <text:p text:style-name="P486">Not null </text:p>
          </table:table-cell>
          <table:table-cell table:style-name="Table11.D2" office:value-type="string">
            <text:p text:style-name="P330"/>
          </table:table-cell>
        </table:table-row>
        <table:table-row table:style-name="TableLine93957019693744">
          <table:table-cell table:style-name="Table11.A2" office:value-type="string">
            <text:p text:style-name="P476">app_setting_</text:p>
            <text:p text:style-name="P476">translate_id</text:p>
          </table:table-cell>
          <table:table-cell table:style-name="Table11.A2" office:value-type="string">
            <text:p text:style-name="P482">Big int</text:p>
          </table:table-cell>
          <table:table-cell table:style-name="Table11.A2" office:value-type="string">
            <text:p text:style-name="P487">Unsigned , </text:p>
            <text:p text:style-name="P487">not null ,</text:p>
            <text:p text:style-name="P488">unique , </text:p>
            <text:p text:style-name="P489">foreign key →</text:p>
            <text:p text:style-name="P664">app_setting_translations<text:span text:style-name="T281">(</text:span><text:span text:style-name="T282">id</text:span><text:span text:style-name="T281">)</text:span></text:p>
            <text:p text:style-name="P414"/>
            <text:p text:style-name="P648">on Delete → (<text:span text:style-name="T540">cascade</text:span>)</text:p>
            <text:p text:style-name="P648"/>
            <text:p text:style-name="P648">on <text:span text:style-name="T540">Update</text:span> → (<text:span text:style-name="T540">cascade</text:span>)</text:p>
          </table:table-cell>
          <table:table-cell table:style-name="Table11.D2" office:value-type="string">
            <text:p text:style-name="P330"/>
          </table:table-cell>
        </table:table-row>
      </table:table>
      <text:p text:style-name="P266"/>
      <text:list xml:id="list4233280928" text:style-name="L22">
        <text:list-item>
          <text:list>
            <text:list-item>
              <text:p text:style-name="P1283">ارتباطات :‌</text:p>
              <text:list>
                <text:list-item>
                  <text:p text:style-name="P1280">app_setting_translations :‌</text:p>
                  <text:list>
                    <text:list-item>
                      <text:p text:style-name="P1132"><text:span text:style-name="T290">نوع :‌</text:span><text:span text:style-name="T283">1 به 1 به صورت together </text:span><text:span text:style-name="T284">که </text:span><text:span text:style-name="T289">پدر بزرگ</text:span><text:span text:style-name="T284"> ان app_setting است</text:span></text:p>
                    </text:list-item>
                    <text:list-item>
                      <text:p text:style-name="P1284">توضیحات :‌ <text:span text:style-name="T285">هر یک </text:span><text:span text:style-name="T286">translate دارای یک seo_attribute است !! و هر یک رکورد از s</text:span><text:span text:style-name="T287">eo attributes </text:span><text:span text:style-name="T288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list xml:id="list115609324064882" text:continue-numbering="true" text:style-name="L22">
        <text:list-item>
          <text:p text:style-name="P1662"><text:span text:style-name="T292">media_describe_translations : </text:span><text:span text:style-name="T293">هر عکسی که درون جدول media وجود دارد </text:span><text:span text:style-name="T294">میتواند دارای <text:s/>alt <text:s/>, caption برای seo باشد !!! </text:span><text:span text:style-name="T295">و آنها باید multi lang </text:span><text:span text:style-name="T296">باشند !!‌در این جدول </text:span><text:span text:style-name="T297">ترجمه <text:s/>های توضیحات یک عکس را ذخیره میکند </text:span></text:p>
        </text:list-item>
      </text:list>
      <text:p text:style-name="P4"/>
      <text:list xml:id="list115610307107023" text:continue-numbering="true" text:style-name="L22">
        <text:list-item>
          <text:list>
            <text:list-item>
              <text:p text:style-name="P1285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3957019723760">
          <table:table-cell table:style-name="Table12.A1" office:value-type="string">
            <text:p text:style-name="P374">Name</text:p>
          </table:table-cell>
          <table:table-cell table:style-name="Table12.A1" office:value-type="string">
            <text:p text:style-name="P374">Data Type</text:p>
          </table:table-cell>
          <table:table-cell table:style-name="Table12.A1" office:value-type="string">
            <text:p text:style-name="P374">Attributes</text:p>
          </table:table-cell>
          <table:table-cell table:style-name="Table12.D1" office:value-type="string">
            <text:p text:style-name="P374">Comment</text:p>
          </table:table-cell>
        </table:table-row>
        <table:table-row table:style-name="TableLine93957019761696">
          <table:table-cell table:style-name="Table12.A2" office:value-type="string">
            <text:p text:style-name="P490">id</text:p>
          </table:table-cell>
          <table:table-cell table:style-name="Table12.A2" office:value-type="string">
            <text:p text:style-name="P491">Big int </text:p>
          </table:table-cell>
          <table:table-cell table:style-name="Table12.A2" office:value-type="string">
            <text:p text:style-name="P491">Unsigned , </text:p>
            <text:p text:style-name="P491">not null , </text:p>
            <text:p text:style-name="P491">index , </text:p>
            <text:p text:style-name="P491">unique , </text:p>
            <text:p text:style-name="P491">primary key , </text:p>
            <text:p text:style-name="P491">autoincrement </text:p>
          </table:table-cell>
          <table:table-cell table:style-name="Table12.D2" office:value-type="string">
            <text:p text:style-name="P330"/>
          </table:table-cell>
        </table:table-row>
        <table:table-row table:style-name="TableLine93957019764448">
          <table:table-cell table:style-name="Table12.A2" office:value-type="string">
            <text:p text:style-name="P490">alt</text:p>
          </table:table-cell>
          <table:table-cell table:style-name="Table12.A2" office:value-type="string">
            <text:p text:style-name="P492">varchar(128)</text:p>
          </table:table-cell>
          <table:table-cell table:style-name="Table12.A2" office:value-type="string">
            <text:p text:style-name="P330"><text:s/><text:span text:style-name="T298">Not null </text:span></text:p>
          </table:table-cell>
          <table:table-cell table:style-name="Table12.D2" office:value-type="string">
            <text:p text:style-name="P330"/>
          </table:table-cell>
        </table:table-row>
        <table:table-row table:style-name="TableLine93957019765360">
          <table:table-cell table:style-name="Table12.A2" office:value-type="string">
            <text:p text:style-name="P490">caption</text:p>
          </table:table-cell>
          <table:table-cell table:style-name="Table12.A2" office:value-type="string">
            <text:p text:style-name="P494">varchar(<text:span text:style-name="T299">255</text:span>)</text:p>
          </table:table-cell>
          <table:table-cell table:style-name="Table12.A2" office:value-type="string">
            <text:p text:style-name="P495">Nullable </text:p>
          </table:table-cell>
          <table:table-cell table:style-name="Table12.D2" office:value-type="string">
            <text:p text:style-name="P330"/>
          </table:table-cell>
        </table:table-row>
        <table:table-row table:style-name="TableLine93957019766320">
          <table:table-cell table:style-name="Table12.A2" office:value-type="string">
            <text:p text:style-name="P490">media_id</text:p>
          </table:table-cell>
          <table:table-cell table:style-name="Table12.A2" office:value-type="string">
            <text:p text:style-name="P493">Big int </text:p>
          </table:table-cell>
          <table:table-cell table:style-name="Table12.A2" office:value-type="string">
            <text:p text:style-name="P496">Unsigned,</text:p>
            <text:p text:style-name="P497">not null , </text:p>
            <text:p text:style-name="P497">foreign key → </text:p>
            <text:p text:style-name="P497">media(id)</text:p>
            <text:p text:style-name="P416"/>
            <text:p text:style-name="P650">on Delete → (<text:span text:style-name="T540">cascade</text:span>)</text:p>
            <text:p text:style-name="P650"/>
            <text:p text:style-name="P650">on <text:span text:style-name="T540">Update</text:span> → (<text:span text:style-name="T540">cascade</text:span>)</text:p>
          </table:table-cell>
          <table:table-cell table:style-name="Table12.D2" office:value-type="string">
            <text:p text:style-name="P330"/>
          </table:table-cell>
        </table:table-row>
        <table:table-row table:style-name="TableLine93957019767504">
          <table:table-cell table:style-name="Table12.A2" office:value-type="string">
            <text:p text:style-name="P490">language_id</text:p>
          </table:table-cell>
          <table:table-cell table:style-name="Table12.A2" office:value-type="string">
            <text:p text:style-name="P493">Big int </text:p>
          </table:table-cell>
          <table:table-cell table:style-name="Table12.A2" office:value-type="string">
            <text:p text:style-name="P498">Unsigned , </text:p>
            <text:p text:style-name="P498">not null , </text:p>
            <text:p text:style-name="P498">foreign key → </text:p>
            <text:p text:style-name="P498">languages(id)</text:p>
            <text:p text:style-name="P415"/>
            <text:p text:style-name="P649">on Delete → (<text:span text:style-name="T540">cascade</text:span>)</text:p>
            <text:p text:style-name="P649"/>
            <text:p text:style-name="P649">on <text:span text:style-name="T540">Update</text:span> → (<text:span text:style-name="T540">cascade</text:span>)</text:p>
          </table:table-cell>
          <table:table-cell table:style-name="Table12.D2" office:value-type="string">
            <text:p text:style-name="P330"/>
          </table:table-cell>
        </table:table-row>
      </table:table>
      <text:p text:style-name="P267"/>
      <text:list xml:id="list1202000601" text:style-name="L23">
        <text:list-item>
          <text:p text:style-name="P1286">روابط :‌</text:p>
          <text:list>
            <text:list-item>
              <text:p text:style-name="P1287">media :‌</text:p>
              <text:list>
                <text:list-item>
                  <text:p text:style-name="P1220">نوع ‌: <text:span text:style-name="T301">1 به </text:span><text:span text:style-name="T302">n </text:span></text:p>
                </text:list-item>
                <text:list-item>
                  <text:p text:style-name="P1220">توضیحات :‌ <text:span text:style-name="T305">هر یک translate متعلق به یک </text:span><text:span text:style-name="T306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2"/>
      <text:p text:style-name="P52"/>
      <text:list xml:id="list115610878413112" text:continue-numbering="true" text:style-name="L23">
        <text:list-item>
          <text:list>
            <text:list-item>
              <text:p text:style-name="P1288">languages : </text:p>
              <text:list>
                <text:list-item>
                  <text:p text:style-name="P1268">نوع : <text:span text:style-name="T307">1 به n </text:span></text:p>
                </text:list-item>
                <text:list-item>
                  <text:p text:style-name="P1289">توضیحات : <text:span text:style-name="T308">هر یک translate متعلق به یک language است و هر language دارای چندین </text:span><text:span text:style-name="T309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1663"><text:span text:style-name="T304">user_bio_</text:span>translations: <text:span text:style-name="T312">این جدول </text:span><text:span text:style-name="T313">بیوگرافی کاربران را به صورت multilang ذخیره میکند !!!</text:span></text:p>
        </text:list-item>
      </text:list>
      <text:p text:style-name="P5"/>
      <text:list xml:id="list115609812613783" text:continue-numbering="true" text:style-name="L23">
        <text:list-item>
          <text:list>
            <text:list-item>
              <text:p text:style-name="P1290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3957019809280">
          <table:table-cell table:style-name="Table13.A1" office:value-type="string">
            <text:p text:style-name="P374">Name</text:p>
          </table:table-cell>
          <table:table-cell table:style-name="Table13.A1" office:value-type="string">
            <text:p text:style-name="P374">Data Type</text:p>
          </table:table-cell>
          <table:table-cell table:style-name="Table13.A1" office:value-type="string">
            <text:p text:style-name="P374">Attributes</text:p>
          </table:table-cell>
          <table:table-cell table:style-name="Table13.D1" office:value-type="string">
            <text:p text:style-name="P374">Comment</text:p>
          </table:table-cell>
        </table:table-row>
        <table:table-row table:style-name="TableLine93957019840096">
          <table:table-cell table:style-name="Table13.A2" office:value-type="string">
            <text:p text:style-name="P503">id</text:p>
          </table:table-cell>
          <table:table-cell table:style-name="Table13.A2" office:value-type="string">
            <text:p text:style-name="P504">Big int </text:p>
          </table:table-cell>
          <table:table-cell table:style-name="Table13.A2" office:value-type="string">
            <text:p text:style-name="P505">Unsigned,</text:p>
            <text:p text:style-name="P506">Not null , </text:p>
            <text:p text:style-name="P506">unique , </text:p>
            <text:p text:style-name="P506">index , </text:p>
            <text:p text:style-name="P506">primary key , </text:p>
            <text:p text:style-name="P506">auto increment</text:p>
          </table:table-cell>
          <table:table-cell table:style-name="Table13.D2" office:value-type="string">
            <text:p text:style-name="P330"/>
          </table:table-cell>
        </table:table-row>
        <table:table-row table:style-name="TableLine93957019842400">
          <table:table-cell table:style-name="Table13.A2" office:value-type="string">
            <text:p text:style-name="P503">bio</text:p>
          </table:table-cell>
          <table:table-cell table:style-name="Table13.A2" office:value-type="string">
            <text:p text:style-name="P504">varchar(<text:span text:style-name="T314">400</text:span>)</text:p>
          </table:table-cell>
          <table:table-cell table:style-name="Table13.A2" office:value-type="string">
            <text:p text:style-name="P330"><text:s/><text:span text:style-name="T315">Not null </text:span></text:p>
          </table:table-cell>
          <table:table-cell table:style-name="Table13.D2" office:value-type="string">
            <text:p text:style-name="P330"/>
          </table:table-cell>
        </table:table-row>
        <table:table-row table:style-name="TableLine93957019843312">
          <table:table-cell table:style-name="Table13.A2" office:value-type="string">
            <text:p text:style-name="P503">user_id</text:p>
          </table:table-cell>
          <table:table-cell table:style-name="Table13.A2" office:value-type="string">
            <text:p text:style-name="P502">Big int </text:p>
          </table:table-cell>
          <table:table-cell table:style-name="Table13.A2" office:value-type="string">
            <text:p text:style-name="P499">Unsigned , </text:p>
            <text:p text:style-name="P499">not null ,</text:p>
            <text:p text:style-name="P501">foreign key → </text:p>
            <text:p text:style-name="P501"><text:span text:style-name="T316">users</text:span> (id)</text:p>
            <text:p text:style-name="P418"/>
            <text:p text:style-name="P652">on Delete → (<text:span text:style-name="T540">cascade</text:span>)</text:p>
            <text:p text:style-name="P652"/>
            <text:p text:style-name="P652">on <text:span text:style-name="T540">Update</text:span> → (<text:span text:style-name="T540">cascade</text:span>)</text:p>
          </table:table-cell>
          <table:table-cell table:style-name="Table13.D2" office:value-type="string">
            <text:p text:style-name="P330"/>
          </table:table-cell>
        </table:table-row>
        <table:table-row table:style-name="TableLine93957019844272">
          <table:table-cell table:style-name="Table13.A2" office:value-type="string">
            <text:p text:style-name="P503">language_id</text:p>
          </table:table-cell>
          <table:table-cell table:style-name="Table13.A2" office:value-type="string">
            <text:p text:style-name="P502">Big int </text:p>
          </table:table-cell>
          <table:table-cell table:style-name="Table13.A2" office:value-type="string">
            <text:p text:style-name="P499">Unsigned , </text:p>
            <text:p text:style-name="P499">not null , </text:p>
            <text:p text:style-name="P500">foreign key → </text:p>
            <text:p text:style-name="P500">languages (id)</text:p>
            <text:p text:style-name="P417"/>
            <text:p text:style-name="P651">on Delete → (<text:span text:style-name="T540">cascade</text:span>)</text:p>
            <text:p text:style-name="P651"/>
            <text:p text:style-name="P651">on <text:span text:style-name="T540">Update</text:span> → (<text:span text:style-name="T540">cascade</text:span>)</text:p>
          </table:table-cell>
          <table:table-cell table:style-name="Table13.D2" office:value-type="string">
            <text:p text:style-name="P330"/>
          </table:table-cell>
        </table:table-row>
      </table:table>
      <text:p text:style-name="P268"/>
      <text:list xml:id="list3143552241" text:style-name="L24">
        <text:list-item>
          <text:p text:style-name="P1291">روابط : </text:p>
          <text:list>
            <text:list-item>
              <text:p text:style-name="P1292">users <text:s/>:</text:p>
              <text:list>
                <text:list-item>
                  <text:p text:style-name="P1175">نوع : <text:span text:style-name="T319">1 به n </text:span></text:p>
                </text:list-item>
                <text:list-item>
                  <text:p text:style-name="P1177">توضیحات :‌ <text:span text:style-name="T320">هر یک user دارای چندین </text:span><text:span text:style-name="T321">bio با توجه به زبان های مختلف است </text:span><text:span text:style-name="T322">و هر یک از bio ها متعلق به یک user است !!!</text:span></text:p>
                </text:list-item>
              </text:list>
            </text:list-item>
          </text:list>
        </text:list-item>
      </text:list>
      <text:p text:style-name="P53"/>
      <text:list xml:id="list115610729729817" text:continue-numbering="true" text:style-name="L24">
        <text:list-item>
          <text:list>
            <text:list-item>
              <text:p text:style-name="P1293">languages : </text:p>
              <text:list>
                <text:list-item>
                  <text:p text:style-name="P1270">نوع :‌ <text:span text:style-name="T323">1 به n </text:span></text:p>
                </text:list-item>
                <text:list-item>
                  <text:p text:style-name="P1294">توضیحات :‌ <text:span text:style-name="T323">هر </text:span><text:span text:style-name="T324">bio متعلق به یک language است </text:span><text:span text:style-name="T325">و هر یک language دارای چندین </text:span><text:span text:style-name="T326">bio است !!!</text:span></text:p>
                </text:list-item>
              </text:list>
            </text:list-item>
          </text:list>
        </text:list-item>
        <text:list-item>
          <text:p text:style-name="P1674">font_icons : در این جدول <text:span text:style-name="T330">font icons ها را ذخیره میکند !!!</text:span></text:p>
        </text:list-item>
      </text:list>
      <text:p text:style-name="P54"/>
      <text:list xml:id="list115610727904555" text:continue-numbering="true" text:style-name="L24">
        <text:list-item>
          <text:list>
            <text:list-item>
              <text:p text:style-name="P1295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3957019886016">
          <table:table-cell table:style-name="Table14.A1" office:value-type="string">
            <text:p text:style-name="P374">Name</text:p>
          </table:table-cell>
          <table:table-cell table:style-name="Table14.A1" office:value-type="string">
            <text:p text:style-name="P374">Data Type</text:p>
          </table:table-cell>
          <table:table-cell table:style-name="Table14.A1" office:value-type="string">
            <text:p text:style-name="P374">Attributes</text:p>
          </table:table-cell>
          <table:table-cell table:style-name="Table14.D1" office:value-type="string">
            <text:p text:style-name="P374">Comment</text:p>
          </table:table-cell>
        </table:table-row>
        <table:table-row table:style-name="TableLine93957019917552">
          <table:table-cell table:style-name="Table14.A2" office:value-type="string">
            <text:p text:style-name="P507">id</text:p>
          </table:table-cell>
          <table:table-cell table:style-name="Table14.A2" office:value-type="string">
            <text:p text:style-name="P508">Big int </text:p>
          </table:table-cell>
          <table:table-cell table:style-name="Table14.A2" office:value-type="string">
            <text:p text:style-name="P508">Unsigned ,<text:span text:style-name="T331">index</text:span></text:p>
            <text:p text:style-name="P509">primary key ,</text:p>
            <text:p text:style-name="P509">unique,</text:p>
            <text:p text:style-name="P509">not null ,</text:p>
            <text:p text:style-name="P509">auto increment</text:p>
          </table:table-cell>
          <table:table-cell table:style-name="Table14.D2" office:value-type="string">
            <text:p text:style-name="P330"/>
          </table:table-cell>
        </table:table-row>
        <table:table-row table:style-name="TableLine93957019919136">
          <table:table-cell table:style-name="Table14.A2" office:value-type="string">
            <text:p text:style-name="P507">name</text:p>
          </table:table-cell>
          <table:table-cell table:style-name="Table14.A2" office:value-type="string">
            <text:p text:style-name="P509">varchar(48)</text:p>
          </table:table-cell>
          <table:table-cell table:style-name="Table14.A2" office:value-type="string">
            <text:p text:style-name="P511">Not null </text:p>
          </table:table-cell>
          <table:table-cell table:style-name="Table14.D2" office:value-type="string">
            <text:p text:style-name="P330"/>
          </table:table-cell>
        </table:table-row>
        <table:table-row table:style-name="TableLine93957019920048">
          <table:table-cell table:style-name="Table14.A2" office:value-type="string">
            <text:p text:style-name="P507">class</text:p>
          </table:table-cell>
          <table:table-cell table:style-name="Table14.A2" office:value-type="string">
            <text:p text:style-name="P342"><text:span text:style-name="T531">varchar(</text:span><text:span text:style-name="T332">5</text:span><text:span text:style-name="T530">6</text:span><text:span text:style-name="T531">)</text:span></text:p>
          </table:table-cell>
          <table:table-cell table:style-name="Table14.A2" office:value-type="string">
            <text:p text:style-name="P512">Unique , not null </text:p>
          </table:table-cell>
          <table:table-cell table:style-name="Table14.D2" office:value-type="string">
            <text:p text:style-name="P514">Css class</text:p>
          </table:table-cell>
        </table:table-row>
        <table:table-row table:style-name="TableLine93957019921008">
          <table:table-cell table:style-name="Table14.A2" office:value-type="string">
            <text:p text:style-name="P507">unicode</text:p>
          </table:table-cell>
          <table:table-cell table:style-name="Table14.A2" office:value-type="string">
            <text:p text:style-name="P510">varchar(12)</text:p>
          </table:table-cell>
          <table:table-cell table:style-name="Table14.A2" office:value-type="string">
            <text:p text:style-name="P513">Not null </text:p>
          </table:table-cell>
          <table:table-cell table:style-name="Table14.D2" office:value-type="string">
            <text:p text:style-name="P330"/>
          </table:table-cell>
        </table:table-row>
      </table:table>
      <text:p text:style-name="P269"/>
      <text:list xml:id="list1123046912" text:style-name="L25">
        <text:list-item>
          <text:list>
            <text:list-item>
              <text:p text:style-name="P1296">ارتباطات : </text:p>
              <text:list>
                <text:list-item>
                  <text:p text:style-name="P1297">users : </text:p>
                  <text:list>
                    <text:list-item>
                      <text:p text:style-name="P1298">نوع : <text:span text:style-name="T425">1 به n </text:span></text:p>
                    </text:list-item>
                    <text:list-item>
                      <text:p text:style-name="P1298">توضیحات : <text:span text:style-name="T426">هر یک کاربر میتواند </text:span><text:span text:style-name="T427">چندین </text:span><text:span text:style-name="T428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list xml:id="list115610395554408" text:continue-numbering="true" text:style-name="L25">
        <text:list-item>
          <text:list>
            <text:list-item>
              <text:list>
                <text:list-item>
                  <text:p text:style-name="P1299">dates : </text:p>
                  <text:list>
                    <text:list-item>
                      <text:p text:style-name="P1300">نوع : <text:span text:style-name="T334">1 به n</text:span></text:p>
                    </text:list-item>
                    <text:list-item>
                      <text:p text:style-name="P1133"><text:span text:style-name="T333">توضیحات : </text:span><text:span text:style-name="T335">هر </text:span><text:span text:style-name="T336">یک ROW از </text:span><text:span text:style-name="T337">FONT ICONS </text:span><text:span text:style-name="T338">میتواند دارای </text:span><text:span text:style-name="T341">N</text:span><text:span text:style-name="T339"> رکورد مرتبط در جدول DATES داشته باشد (CREATED_AT , UPDATED AT ) </text:span><text:span text:style-name="T340">و هر یک از رکورد های </text:span><text:span text:style-name="T342">DATES میتواند متعلق به </text:span><text:span text:style-name="T343">۱</text:span><text:span text:style-name="T342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15610313276221" text:continue-numbering="true" text:style-name="L25">
        <text:list-item>
          <text:list>
            <text:list-item>
              <text:list>
                <text:list-item>
                  <text:p text:style-name="P1301">iconables : </text:p>
                  <text:list>
                    <text:list-item>
                      <text:p text:style-name="P1303">نوع : <text:span text:style-name="T360">1 به n</text:span></text:p>
                    </text:list-item>
                    <text:list-item>
                      <text:p text:style-name="P1304">توضیحات : <text:span text:style-name="T361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5"/>
      <text:list xml:id="list115610222122095" text:continue-numbering="true" text:style-name="L25">
        <text:list-item>
          <text:list>
            <text:list-item>
              <text:list>
                <text:list-item>
                  <text:p text:style-name="P1307">icon_groups : </text:p>
                  <text:list>
                    <text:list-item>
                      <text:p text:style-name="P1309">نوع : </text:p>
                    </text:list-item>
                    <text:list-item>
                      <text:p text:style-name="P1309">توضیحات :‌ <text:span text:style-name="T375">هر یک رکورد از font icons میتواند متعلق به چندین </text:span><text:span text:style-name="T376">group باشد <text:s/></text:span><text:span text:style-name="T377">و هر یک group میتواند دارای چندین font_icons باشد </text:span></text:p>
                    </text:list-item>
                    <text:list-item>
                      <text:p text:style-name="P1309">جدول <text:span text:style-name="T378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><text:tab/><text:tab/><text:tab/><text:span text:style-name="T379">icon_groupables </text:span></text:p>
      <text:p text:style-name="P68"/>
      <text:p text:style-name="P68"/>
      <text:p text:style-name="P68"/>
      <text:p text:style-name="P68"/>
      <text:p text:style-name="P68"><text:soft-page-break/></text:p>
      <text:list xml:id="list2410805916" text:style-name="L26">
        <text:list-item>
          <text:list>
            <text:list-item>
              <text:list>
                <text:list-item>
                  <text:p text:style-name="P1134"><text:span text:style-name="T405">icon_groupables </text:span><text:span text:style-name="T389"><text:s/></text:span></text:p>
                  <text:list>
                    <text:list-item>
                      <text:p text:style-name="P1311">نوع : <text:span text:style-name="T392">1 به n </text:span></text:p>
                    </text:list-item>
                    <text:list-item>
                      <text:p text:style-name="P1311">توضیحات ‌: <text:s/><text:span text:style-name="T393">هر یک font icon <text:s/></text:span><text:span text:style-name="T394">میتواند دارای چندین رکورد در جدول icon_groupables باشد </text:span><text:span text:style-name="T395">و هر یک رکورد از جدول icon_groupables میتواند </text:span><text:span text:style-name="T396">متعلق به یک رکورد </text:span><text:span text:style-name="T397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15609821678265" text:continue-list="list115610222122095" text:style-name="L25">
        <text:list-item>
          <text:p text:style-name="P1675">custom_icons : <text:span text:style-name="T345">در این جدول ایکون های custom ذخیره میشوند !!!</text:span></text:p>
        </text:list-item>
      </text:list>
      <text:p text:style-name="P55"/>
      <text:list xml:id="list115609424729745" text:continue-numbering="true" text:style-name="L25">
        <text:list-item>
          <text:list>
            <text:list-item>
              <text:p text:style-name="P1313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3957019959792">
          <table:table-cell table:style-name="Table15.A1" office:value-type="string">
            <text:p text:style-name="P374">Name</text:p>
          </table:table-cell>
          <table:table-cell table:style-name="Table15.A1" office:value-type="string">
            <text:p text:style-name="P374">Data Type</text:p>
          </table:table-cell>
          <table:table-cell table:style-name="Table15.A1" office:value-type="string">
            <text:p text:style-name="P374">Attributes</text:p>
          </table:table-cell>
          <table:table-cell table:style-name="Table15.D1" office:value-type="string">
            <text:p text:style-name="P374">Comment</text:p>
          </table:table-cell>
        </table:table-row>
        <table:table-row table:style-name="TableLine93957019660512">
          <table:table-cell table:style-name="Table15.A2" office:value-type="string">
            <text:p text:style-name="P519">id</text:p>
          </table:table-cell>
          <table:table-cell table:style-name="Table15.A2" office:value-type="string">
            <text:p text:style-name="P518">Big int</text:p>
          </table:table-cell>
          <table:table-cell table:style-name="Table15.A2" office:value-type="string">
            <text:p text:style-name="P518">Unsigned , index , </text:p>
            <text:p text:style-name="P518">not null , </text:p>
            <text:p text:style-name="P515">unique , </text:p>
            <text:p text:style-name="P515">primary key , </text:p>
            <text:p text:style-name="P515">auto increment</text:p>
          </table:table-cell>
          <table:table-cell table:style-name="Table15.D2" office:value-type="string">
            <text:p text:style-name="P330"/>
          </table:table-cell>
        </table:table-row>
        <table:table-row table:style-name="TableLine93957020006800">
          <table:table-cell table:style-name="Table15.A2" office:value-type="string">
            <text:p text:style-name="P519">name</text:p>
          </table:table-cell>
          <table:table-cell table:style-name="Table15.A2" office:value-type="string">
            <text:p text:style-name="P516">varchar(48)</text:p>
          </table:table-cell>
          <table:table-cell table:style-name="Table15.A2" office:value-type="string">
            <text:p text:style-name="P517">Not null </text:p>
          </table:table-cell>
          <table:table-cell table:style-name="Table15.D2" office:value-type="string">
            <text:p text:style-name="P330"/>
          </table:table-cell>
        </table:table-row>
      </table:table>
      <text:p text:style-name="P270"/>
      <text:list xml:id="list794606245" text:style-name="L27">
        <text:list-item>
          <text:list>
            <text:list-item>
              <text:p text:style-name="P1314">روابط : </text:p>
              <text:list>
                <text:list-item>
                  <text:p text:style-name="P1315">users : </text:p>
                  <text:list>
                    <text:list-item>
                      <text:p text:style-name="P1315">نوع : <text:span text:style-name="T429">1 به n </text:span></text:p>
                    </text:list-item>
                    <text:list-item>
                      <text:p text:style-name="P1316">توضیحات :‌<text:span text:style-name="T430">هر یک کاربر </text:span><text:span text:style-name="T431">میتواند</text:span><text:span text:style-name="T430"> دارای چندین custom_icon</text:span><text:span text:style-name="T431"> </text:span><text:span text:style-name="T432">باشد و هر یک custom_icon متعلق به یک کاربر است !!! </text:span><text:span text:style-name="T433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8"/>
      <text:list xml:id="list115610709540520" text:continue-numbering="true" text:style-name="L27">
        <text:list-item>
          <text:list>
            <text:list-item>
              <text:list>
                <text:list-item>
                  <text:p text:style-name="P1314">dates : </text:p>
                  <text:list>
                    <text:list-item>
                      <text:p text:style-name="P1317">نوع : <text:span text:style-name="T347">1 به n</text:span></text:p>
                    </text:list-item>
                    <text:list-item>
                      <text:p text:style-name="P1317">توضیحات : <text:s/><text:span text:style-name="T348">هر یک custom icon دارای چندین </text:span><text:span text:style-name="T349">رکورد در جدول dates </text:span><text:span text:style-name="T350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6"/>
      <text:list xml:id="list115609635374303" text:continue-numbering="true" text:style-name="L27">
        <text:list-item>
          <text:list>
            <text:list-item>
              <text:list>
                <text:list-item>
                  <text:p text:style-name="P1318">media : </text:p>
                  <text:list>
                    <text:list-item>
                      <text:p text:style-name="P1248">نوع : <text:span text:style-name="T352">1 به 1 </text:span></text:p>
                    </text:list-item>
                    <text:list-item>
                      <text:p text:style-name="P1248">توضیحات : <text:span text:style-name="T353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7"/>
      <text:list xml:id="list115609479339433" text:continue-numbering="true" text:style-name="L27">
        <text:list-item>
          <text:list>
            <text:list-item>
              <text:list>
                <text:list-item>
                  <text:p text:style-name="P1302">iconables : </text:p>
                  <text:list>
                    <text:list-item>
                      <text:p text:style-name="P1305">نوع : <text:span text:style-name="T360">1 به n</text:span></text:p>
                    </text:list-item>
                    <text:list-item>
                      <text:p text:style-name="P1306">توضیحات : <text:span text:style-name="T362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6"/>
      <text:p text:style-name="P66"/>
      <text:p text:style-name="P66"/>
      <text:p text:style-name="P66"/>
      <text:p text:style-name="P66"/>
      <text:p text:style-name="P66"/>
      <text:list xml:id="list115610555413880" text:continue-numbering="true" text:style-name="L27">
        <text:list-item>
          <text:list>
            <text:list-item>
              <text:list>
                <text:list-item>
                  <text:p text:style-name="P1319"><text:soft-page-break/>icon_groups : </text:p>
                  <text:list>
                    <text:list-item>
                      <text:p text:style-name="P1321">نوع :‌<text:span text:style-name="T380">n به n</text:span></text:p>
                    </text:list-item>
                    <text:list-item>
                      <text:p text:style-name="P1323">توضیحات : <text:span text:style-name="T381">هر یک رکورد از جدول custom_icons میتواند </text:span><text:span text:style-name="T382">متعلق به چندینgroup باشد و هر یک رکورد از جدول icon_groups میتواند دارای چندین custom icon </text:span><text:span text:style-name="T383">باشد </text:span></text:p>
                    </text:list-item>
                    <text:list-item>
                      <text:p text:style-name="P1323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480"><text:tab/><text:tab/><text:tab/></text:span><text:span text:style-name="T384">icon_groupable </text:span></text:p>
      <text:p text:style-name="P9"/>
      <text:p text:style-name="P9"/>
      <text:list xml:id="list2698428865" text:style-name="L28">
        <text:list-item>
          <text:list>
            <text:list-item>
              <text:list>
                <text:list-item>
                  <text:p text:style-name="P1136"><text:span text:style-name="T404">icon_groupables</text:span><text:span text:style-name="T390">: </text:span></text:p>
                </text:list-item>
              </text:list>
            </text:list-item>
          </text:list>
        </text:list-item>
      </text:list>
      <text:list xml:id="list115609298499279" text:continue-list="list2410805916" text:style-name="L26">
        <text:list-item>
          <text:list>
            <text:list-item>
              <text:list>
                <text:list-item>
                  <text:list>
                    <text:list-item>
                      <text:p text:style-name="P1325">نوع : <text:span text:style-name="T398">1 به n </text:span></text:p>
                    </text:list-item>
                    <text:list-item>
                      <text:p text:style-name="P1325">توضیحات : <text:span text:style-name="T399">هر یک custom icon </text:span><text:span text:style-name="T400">میتواند چندین رکورد در جدول icon_groupables </text:span><text:span text:style-name="T401">داشته باشد </text:span><text:span text:style-name="T402">و هر یک </text:span><text:span text:style-name="T403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4"/>
      <text:list xml:id="list115610138336215" text:continue-list="list115610555413880" text:style-name="L27">
        <text:list-item>
          <text:p text:style-name="P1676">iconables : <text:span text:style-name="T355">در این جدول موجودیت های ایکون پذیر ذخیره میشود !!!</text:span><text:span text:style-name="T356">هر موجودیتی که دارای ایکون باشد </text:span><text:span text:style-name="T357">، اطلاعات موجودیت و ایکون مورد نظر در این جدول ذخیره میشود </text:span></text:p>
        </text:list-item>
      </text:list>
      <text:p text:style-name="P59"><text:tab/><text:span text:style-name="T358">این جدول بین چندین موجودیت share میشود </text:span></text:p>
      <text:list xml:id="list115610235661102" text:continue-numbering="true" text:style-name="L27">
        <text:list-header>
          <text:p text:style-name="P1327"/>
        </text:list-header>
      </text:list>
      <text:p text:style-name="P58"/>
      <text:list xml:id="list115610380895424" text:continue-numbering="true" text:style-name="L27">
        <text:list-item>
          <text:list>
            <text:list-item>
              <text:p text:style-name="P1328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3957020138624">
          <table:table-cell table:style-name="Table16.A1" office:value-type="string">
            <text:p text:style-name="P374">Name</text:p>
          </table:table-cell>
          <table:table-cell table:style-name="Table16.A1" office:value-type="string">
            <text:p text:style-name="P374">Data Type</text:p>
          </table:table-cell>
          <table:table-cell table:style-name="Table16.A1" office:value-type="string">
            <text:p text:style-name="P374">Attributes</text:p>
          </table:table-cell>
          <table:table-cell table:style-name="Table16.D1" office:value-type="string">
            <text:p text:style-name="P374">Comment</text:p>
          </table:table-cell>
        </table:table-row>
        <table:table-row table:style-name="TableLine93957020158480">
          <table:table-cell table:style-name="Table16.A2" office:value-type="string">
            <text:p text:style-name="P520">id</text:p>
          </table:table-cell>
          <table:table-cell table:style-name="Table16.A2" office:value-type="string">
            <text:p text:style-name="P523">Big int </text:p>
          </table:table-cell>
          <table:table-cell table:style-name="Table16.A2" office:value-type="string">
            <text:p text:style-name="P523">Unsigned , </text:p>
            <text:p text:style-name="P524">not null , </text:p>
            <text:p text:style-name="P525">primary key , </text:p>
            <text:p text:style-name="P525">auto increment,</text:p>
            <text:p text:style-name="P526">unique , </text:p>
            <text:p text:style-name="P527">index </text:p>
          </table:table-cell>
          <table:table-cell table:style-name="Table16.D2" office:value-type="string">
            <text:p text:style-name="P330"/>
          </table:table-cell>
        </table:table-row>
        <table:table-row table:style-name="TableLine93957020159952">
          <table:table-cell table:style-name="Table16.A2" office:value-type="string">
            <text:p text:style-name="P521">object_type</text:p>
          </table:table-cell>
          <table:table-cell table:style-name="Table16.A2" office:value-type="string">
            <text:p text:style-name="P529">varchar(255)</text:p>
          </table:table-cell>
          <table:table-cell table:style-name="Table16.A2" office:value-type="string">
            <text:p text:style-name="P535">Not null </text:p>
          </table:table-cell>
          <table:table-cell table:style-name="Table16.D2" office:value-type="string">
            <text:p text:style-name="P330"/>
          </table:table-cell>
        </table:table-row>
        <table:table-row table:style-name="TableLine93957020160864">
          <table:table-cell table:style-name="Table16.A2" office:value-type="string">
            <text:p text:style-name="P521">object_id</text:p>
          </table:table-cell>
          <table:table-cell table:style-name="Table16.A2" office:value-type="string">
            <text:p text:style-name="P531">Big int </text:p>
          </table:table-cell>
          <table:table-cell table:style-name="Table16.A2" office:value-type="string">
            <text:p text:style-name="P530">Unsigned ,</text:p>
            <text:p text:style-name="P530"><text:s/><text:span text:style-name="T359">not null </text:span></text:p>
          </table:table-cell>
          <table:table-cell table:style-name="Table16.D2" office:value-type="string">
            <text:p text:style-name="P330"/>
          </table:table-cell>
        </table:table-row>
        <table:table-row table:style-name="TableLine93957020161824">
          <table:table-cell table:style-name="Table16.A2" office:value-type="string">
            <text:p text:style-name="P522">icon_type</text:p>
          </table:table-cell>
          <table:table-cell table:style-name="Table16.A2" office:value-type="string">
            <text:p text:style-name="P528">varchar(255)</text:p>
          </table:table-cell>
          <table:table-cell table:style-name="Table16.A2" office:value-type="string">
            <text:p text:style-name="P535">Not null </text:p>
          </table:table-cell>
          <table:table-cell table:style-name="Table16.D2" office:value-type="string">
            <text:p text:style-name="P536">Custom || font </text:p>
          </table:table-cell>
        </table:table-row>
        <table:table-row table:style-name="TableLine93957020163008">
          <table:table-cell table:style-name="Table16.A2" office:value-type="string">
            <text:p text:style-name="P522">icon_id</text:p>
          </table:table-cell>
          <table:table-cell table:style-name="Table16.A2" office:value-type="string">
            <text:p text:style-name="P531">Big int </text:p>
          </table:table-cell>
          <table:table-cell table:style-name="Table16.A2" office:value-type="string">
            <text:p text:style-name="P530">Unsigned ,</text:p>
            <text:p text:style-name="P530"><text:s/><text:span text:style-name="T359">not null </text:span></text:p>
          </table:table-cell>
          <table:table-cell table:style-name="Table16.D2" office:value-type="string">
            <text:p text:style-name="P330"/>
          </table:table-cell>
        </table:table-row>
      </table:table>
      <text:p text:style-name="P271"/>
      <text:list xml:id="list2577770851" text:style-name="L29">
        <text:list-item>
          <text:list>
            <text:list-item>
              <text:p text:style-name="P1329">روابط : </text:p>
              <text:list>
                <text:list-item>
                  <text:p text:style-name="P1330">font_icons : </text:p>
                  <text:list>
                    <text:list-item>
                      <text:p text:style-name="P1331">نوع <text:s/>:‌<text:span text:style-name="T360">1 به n</text:span></text:p>
                    </text:list-item>
                    <text:list-item>
                      <text:p text:style-name="P1331">توضیحات : <text:span text:style-name="T361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2"/>
      <text:list xml:id="list115609742009624" text:continue-numbering="true" text:style-name="L29">
        <text:list-item>
          <text:list>
            <text:list-item>
              <text:list>
                <text:list-item>
                  <text:p text:style-name="P1332">custom_icons : </text:p>
                  <text:list>
                    <text:list-item>
                      <text:p text:style-name="P1332">نوع : <text:span text:style-name="T360">1 به n</text:span></text:p>
                    </text:list-item>
                    <text:list-item>
                      <text:p text:style-name="P1332">توضیحات : <text:span text:style-name="T362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137"><text:span text:style-name="T373">icon_groups</text:span><text:span text:style-name="T374"> : </text:span></text:p>
                  <text:list>
                    <text:list-item>
                      <text:p text:style-name="P1333">نوع : <text:span text:style-name="T369">1 به 1 </text:span></text:p>
                    </text:list-item>
                    <text:list-item>
                      <text:p text:style-name="P1333">توضیحات : <text:s/><text:span text:style-name="T369">(هر icon_group خود میتواند دارای ایکون باشد !!!) </text:span><text:span text:style-name="T370">هر یک رکورد از icon_group </text:span><text:span text:style-name="T371">میتواند دارای یک رکورد </text:span><text:span text:style-name="T372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77">icon_groups : <text:span text:style-name="T364">این جدول برای ساخت گروه هایی برای icon ساخته شده </text:span></text:p>
        </text:list-item>
      </text:list>
      <text:p text:style-name="P63"/>
      <text:list xml:id="list115610338698924" text:continue-numbering="true" text:style-name="L29">
        <text:list-item>
          <text:list>
            <text:list-item>
              <text:p text:style-name="P1335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3957020209760">
          <table:table-cell table:style-name="Table17.A1" office:value-type="string">
            <text:p text:style-name="P374">Name</text:p>
          </table:table-cell>
          <table:table-cell table:style-name="Table17.A1" office:value-type="string">
            <text:p text:style-name="P374">Data Type</text:p>
          </table:table-cell>
          <table:table-cell table:style-name="Table17.A1" office:value-type="string">
            <text:p text:style-name="P374">Attributes</text:p>
          </table:table-cell>
          <table:table-cell table:style-name="Table17.D1" office:value-type="string">
            <text:p text:style-name="P374">Comment</text:p>
          </table:table-cell>
        </table:table-row>
        <table:table-row table:style-name="TableLine93957020229248">
          <table:table-cell table:style-name="Table17.A2" office:value-type="string">
            <text:p text:style-name="P520">id</text:p>
          </table:table-cell>
          <table:table-cell table:style-name="Table17.A2" office:value-type="string">
            <text:p text:style-name="P523">Big int </text:p>
          </table:table-cell>
          <table:table-cell table:style-name="Table17.A2" office:value-type="string">
            <text:p text:style-name="P523">Unsigned , </text:p>
            <text:p text:style-name="P524">not null , </text:p>
            <text:p text:style-name="P525">primary key , </text:p>
            <text:p text:style-name="P525">auto increment,</text:p>
            <text:p text:style-name="P526">unique , </text:p>
            <text:p text:style-name="P527">index </text:p>
          </table:table-cell>
          <table:table-cell table:style-name="Table17.D2" office:value-type="string">
            <text:p text:style-name="P330"/>
          </table:table-cell>
        </table:table-row>
        <table:table-row table:style-name="TableLine93957020230592">
          <table:table-cell table:style-name="Table17.A2" office:value-type="string">
            <text:p text:style-name="P532">name</text:p>
          </table:table-cell>
          <table:table-cell table:style-name="Table17.A2" office:value-type="string">
            <text:p text:style-name="P533">varchar(48)</text:p>
          </table:table-cell>
          <table:table-cell table:style-name="Table17.A2" office:value-type="string">
            <text:p text:style-name="P534">Not null , <text:span text:style-name="T365">unique </text:span></text:p>
          </table:table-cell>
          <table:table-cell table:style-name="Table17.D2" office:value-type="string">
            <text:p text:style-name="P330"/>
          </table:table-cell>
        </table:table-row>
      </table:table>
      <text:p text:style-name="P272"/>
      <text:p text:style-name="P272"/>
      <text:list xml:id="list2217366673" text:style-name="L30">
        <text:list-item>
          <text:list>
            <text:list-item>
              <text:p text:style-name="P1336">روابط :‌</text:p>
            </text:list-item>
          </text:list>
        </text:list-item>
      </text:list>
      <text:p text:style-name="P76"/>
      <text:list xml:id="list115609402099020" text:continue-numbering="true" text:style-name="L30">
        <text:list-item>
          <text:list>
            <text:list-item>
              <text:list>
                <text:list-item>
                  <text:p text:style-name="P1337">users : </text:p>
                  <text:list>
                    <text:list-item>
                      <text:p text:style-name="P1338">نوع : <text:span text:style-name="T434">1 به n </text:span></text:p>
                    </text:list-item>
                    <text:list-item>
                      <text:p text:style-name="P1338">توضیحات :‌ <text:span text:style-name="T435">هر یک کاربر میتواند چندین icon_group بسازد و هر یک از icon _group ها متعلق به یک user است !!(</text:span><text:span text:style-name="T436">توسط جدول dates با رکورد created_at</text:span><text:span text:style-name="T43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6"/>
      <text:list xml:id="list115609545219882" text:continue-numbering="true" text:style-name="L30">
        <text:list-item>
          <text:list>
            <text:list-item>
              <text:list>
                <text:list-item>
                  <text:p text:style-name="P1339">dates : </text:p>
                  <text:list>
                    <text:list-item>
                      <text:p text:style-name="P1339">نوع : <text:span text:style-name="T366">1 به N </text:span></text:p>
                    </text:list-item>
                    <text:list-item>
                      <text:p text:style-name="P1339">توضیحات : <text:span text:style-name="T367">هر یک رکورد از ICON_GROUPS دارای چند رکورد در جدول DATES میتواند باشد و هر یک </text:span><text:span text:style-name="T368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4"/>
      <text:list xml:id="list115609486979016" text:continue-numbering="true" text:style-name="L30">
        <text:list-item>
          <text:list>
            <text:list-item>
              <text:list>
                <text:list-item>
                  <text:p text:style-name="P1340">iconable : </text:p>
                  <text:list>
                    <text:list-item>
                      <text:p text:style-name="P1334">نوع : <text:span text:style-name="T369">1 به 1 </text:span></text:p>
                    </text:list-item>
                    <text:list-item>
                      <text:p text:style-name="P1334">توضیحات : <text:s/><text:span text:style-name="T369">(هر icon_group خود میتواند دارای ایکون باشد !!!) </text:span><text:span text:style-name="T370">هر یک رکورد از icon_group </text:span><text:span text:style-name="T371">میتواند دارای یک رکورد </text:span><text:span text:style-name="T372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list xml:id="list115609665283492" text:continue-list="list115609424729745" text:style-name="L25">
        <text:list-item>
          <text:list>
            <text:list-item>
              <text:list>
                <text:list-item>
                  <text:p text:style-name="P1308"><text:span text:style-name="T377">font_icons</text:span> : </text:p>
                  <text:list>
                    <text:list-item>
                      <text:p text:style-name="P1310">نوع : </text:p>
                    </text:list-item>
                    <text:list-item>
                      <text:p text:style-name="P1310">توضیحات :‌ <text:span text:style-name="T375">هر یک رکورد از font icons میتواند متعلق به چندین </text:span><text:span text:style-name="T376">group باشد <text:s/></text:span><text:span text:style-name="T377">و هر یک group میتواند دارای چندین font_icons باشد </text:span></text:p>
                    </text:list-item>
                    <text:list-item>
                      <text:p text:style-name="P1310">جدول <text:span text:style-name="T378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><text:tab/><text:tab/><text:tab/><text:span text:style-name="T379">icon_groupables </text:span></text:p>
      <text:p text:style-name="P1097"/>
      <text:list xml:id="list115609051610776" text:continue-list="list115610380895424" text:style-name="L27">
        <text:list-item>
          <text:list>
            <text:list-item>
              <text:list>
                <text:list-item>
                  <text:p text:style-name="P1320"><text:span text:style-name="T381"><text:s/>custom_icons</text:span> : </text:p>
                  <text:list>
                    <text:list-item>
                      <text:p text:style-name="P1322">نوع :‌<text:span text:style-name="T380">n به n</text:span></text:p>
                    </text:list-item>
                    <text:list-item>
                      <text:p text:style-name="P1324">توضیحات : <text:span text:style-name="T381">هر یک رکورد از جدول custom_icons میتواند </text:span><text:span text:style-name="T382">متعلق به چندینgroup باشد و هر یک رکورد از جدول icon_groups میتواند دارای چندین custom icon </text:span><text:span text:style-name="T383">باشد </text:span></text:p>
                    </text:list-item>
                    <text:list-item>
                      <text:p text:style-name="P1324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70"><text:tab/><text:tab/><text:tab/><text:span text:style-name="T384">icon_groupable </text:span></text:p>
      <text:p text:style-name="P70"/>
      <text:list xml:id="list115609519362982" text:continue-list="list115609298499279" text:style-name="L26">
        <text:list-item>
          <text:list>
            <text:list-item>
              <text:list>
                <text:list-item>
                  <text:p text:style-name="P1135"><text:span text:style-name="T391">icon_</text:span><text:span text:style-name="T410">groupables</text:span><text:span text:style-name="T391"> : </text:span></text:p>
                  <text:list>
                    <text:list-item>
                      <text:p text:style-name="P1341">نوع : <text:span text:style-name="T406">1 به n </text:span></text:p>
                    </text:list-item>
                    <text:list-item>
                      <text:p text:style-name="P1341">توضیحات :‌ <text:span text:style-name="T407">هر یک رکورد از جدول icon_groups میتواند چندین رکورد در جدول icon_groupables </text:span><text:span text:style-name="T408">داشته باشد و هر یک رکورد از جدول icon_groupable میتواند متعلق به یک </text:span><text:span text:style-name="T409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15366393" text:style-name="L31">
        <text:list-item>
          <text:p text:style-name="P1664"><text:span text:style-name="T385">icon_groupables : </text:span><text:span text:style-name="T386">این جدول </text:span><text:span text:style-name="T387">هر </text:span><text:span text:style-name="T386"><text:s/>ایکون</text:span><text:span text:style-name="T387">ی</text:span><text:span text:style-name="T386"> <text:s/>که عضو هر یک از group </text:span><text:span text:style-name="T388">میشود</text:span><text:span text:style-name="T386"> را ذخیره میکند </text:span></text:p>
        </text:list-item>
      </text:list>
      <text:p text:style-name="P7"/>
      <text:list xml:id="list115609703950091" text:continue-numbering="true" text:style-name="L31">
        <text:list-item>
          <text:list>
            <text:list-item>
              <text:p text:style-name="P1343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3957020277888">
          <table:table-cell table:style-name="Table18.A1" office:value-type="string">
            <text:p text:style-name="P374">Name</text:p>
          </table:table-cell>
          <table:table-cell table:style-name="Table18.A1" office:value-type="string">
            <text:p text:style-name="P374">Data Type</text:p>
          </table:table-cell>
          <table:table-cell table:style-name="Table18.A1" office:value-type="string">
            <text:p text:style-name="P374">Attributes</text:p>
          </table:table-cell>
          <table:table-cell table:style-name="Table18.D1" office:value-type="string">
            <text:p text:style-name="P374">Comment</text:p>
          </table:table-cell>
        </table:table-row>
        <table:table-row table:style-name="TableLine93957020350240">
          <table:table-cell table:style-name="Table18.A2" office:value-type="string">
            <text:p text:style-name="P537">id</text:p>
          </table:table-cell>
          <table:table-cell table:style-name="Table18.A2" office:value-type="string">
            <text:p text:style-name="P540">Big int </text:p>
          </table:table-cell>
          <table:table-cell table:style-name="Table18.A2" office:value-type="string">
            <text:p text:style-name="P545">Unsigned ,</text:p>
            <text:p text:style-name="P547">not null ,</text:p>
            <text:p text:style-name="P546">unique , </text:p>
            <text:p text:style-name="P546">primary key , </text:p>
            <text:p text:style-name="P546">auto increment , </text:p>
            <text:p text:style-name="P546">index , </text:p>
          </table:table-cell>
          <table:table-cell table:style-name="Table18.D2" office:value-type="string">
            <text:p text:style-name="P330"/>
          </table:table-cell>
        </table:table-row>
        <table:table-row table:style-name="TableLine93957020352288">
          <table:table-cell table:style-name="Table18.A2" office:value-type="string">
            <text:p text:style-name="P538">icon_type</text:p>
          </table:table-cell>
          <table:table-cell table:style-name="Table18.A2" office:value-type="string">
            <text:p text:style-name="P541">varchar(255)</text:p>
          </table:table-cell>
          <table:table-cell table:style-name="Table18.A2" office:value-type="string">
            <text:p text:style-name="P548">not null ,</text:p>
          </table:table-cell>
          <table:table-cell table:style-name="Table18.D2" office:value-type="string">
            <text:p text:style-name="P330"/>
          </table:table-cell>
        </table:table-row>
        <table:table-row table:style-name="TableLine93957020353200">
          <table:table-cell table:style-name="Table18.A2" office:value-type="string">
            <text:p text:style-name="P538">icon_id</text:p>
          </table:table-cell>
          <table:table-cell table:style-name="Table18.A2" office:value-type="string">
            <text:p text:style-name="P542">Big int </text:p>
          </table:table-cell>
          <table:table-cell table:style-name="Table18.A2" office:value-type="string">
            <text:p text:style-name="P544">Unsigned ,</text:p>
            <text:p text:style-name="P548">not null ,</text:p>
          </table:table-cell>
          <table:table-cell table:style-name="Table18.D2" office:value-type="string">
            <text:p text:style-name="P330"/>
          </table:table-cell>
        </table:table-row>
        <table:table-row table:style-name="TableLine93957020354160">
          <table:table-cell table:style-name="Table18.A2" office:value-type="string">
            <text:p text:style-name="P539">icon_group_id</text:p>
          </table:table-cell>
          <table:table-cell table:style-name="Table18.A2" office:value-type="string">
            <text:p text:style-name="P543">Big int </text:p>
          </table:table-cell>
          <table:table-cell table:style-name="Table18.A2" office:value-type="string">
            <text:p text:style-name="P544">Unsigned ,</text:p>
            <text:p text:style-name="P548">not null ,</text:p>
            <text:p text:style-name="P665">foreign key icon_groups(id)</text:p>
            <text:p text:style-name="P419"/>
            <text:p text:style-name="P653">on Delete → (<text:span text:style-name="T540">cascade</text:span>)</text:p>
            <text:p text:style-name="P653"/>
            <text:p text:style-name="P653">on <text:span text:style-name="T540">Update</text:span> → (<text:span text:style-name="T540">cascade</text:span>)</text:p>
          </table:table-cell>
          <table:table-cell table:style-name="Table18.D2" office:value-type="string">
            <text:p text:style-name="P330"/>
          </table:table-cell>
        </table:table-row>
      </table:table>
      <text:p text:style-name="P273"/>
      <text:p text:style-name="P273"/>
      <text:list xml:id="list115610646867583" text:continue-list="list115609519362982" text:style-name="L26">
        <text:list-item>
          <text:list>
            <text:list-item>
              <text:p text:style-name="P1344">ارتباطات :‌</text:p>
            </text:list-item>
          </text:list>
        </text:list-item>
      </text:list>
      <text:p text:style-name="P71"/>
      <text:list xml:id="list115609616365151" text:continue-numbering="true" text:style-name="L26">
        <text:list-item>
          <text:list>
            <text:list-item>
              <text:list>
                <text:list-item>
                  <text:p text:style-name="P1345">font_icons </text:p>
                  <text:list>
                    <text:list-item>
                      <text:p text:style-name="P1312">نوع : <text:span text:style-name="T392">1 به n </text:span></text:p>
                    </text:list-item>
                    <text:list-item>
                      <text:p text:style-name="P1312">توضیحات ‌: <text:s/><text:span text:style-name="T393">هر یک font icon <text:s/></text:span><text:span text:style-name="T394">میتواند دارای چندین رکورد در جدول icon_groupables باشد </text:span><text:span text:style-name="T395">و هر یک رکورد از جدول icon_groupables میتواند </text:span><text:span text:style-name="T396">متعلق به یک رکورد </text:span><text:span text:style-name="T397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list xml:id="list115610572870045" text:continue-numbering="true" text:style-name="L26">
        <text:list-item>
          <text:list>
            <text:list-item>
              <text:list>
                <text:list-item>
                  <text:p text:style-name="P1346">custom_icons : </text:p>
                  <text:list>
                    <text:list-item>
                      <text:p text:style-name="P1326">نوع : <text:span text:style-name="T398">1 به n </text:span></text:p>
                    </text:list-item>
                    <text:list-item>
                      <text:p text:style-name="P1326">توضیحات : <text:span text:style-name="T399">هر یک custom icon </text:span><text:span text:style-name="T400">میتواند چندین رکورد در جدول icon_groupables </text:span><text:span text:style-name="T401">داشته باشد </text:span><text:span text:style-name="T402">و هر یک </text:span><text:span text:style-name="T403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3"/>
      <text:list xml:id="list115609033675773" text:continue-numbering="true" text:style-name="L26">
        <text:list-item>
          <text:list>
            <text:list-item>
              <text:list>
                <text:list-item>
                  <text:p text:style-name="P1347">icon_groups : </text:p>
                  <text:list>
                    <text:list-item>
                      <text:p text:style-name="P1342">نوع : <text:span text:style-name="T406">1 به n </text:span></text:p>
                    </text:list-item>
                    <text:list-item>
                      <text:p text:style-name="P1342">توضیحات :‌ <text:span text:style-name="T407">هر یک رکورد از جدول icon_groups میتواند چندین رکورد در جدول icon_groupables </text:span><text:span text:style-name="T408">داشته باشد و هر یک رکورد از جدول icon_groupable میتواند متعلق به یک </text:span><text:span text:style-name="T409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48"><text:soft-page-break/>job_informations : <text:span text:style-name="T604">در این جدول اطلاعات شغلی </text:span><text:span text:style-name="T605">فرد ذخیره میشود </text:span><text:span text:style-name="T606">که در index نمایش داده میشود !!!</text:span></text:p>
        </text:list-item>
      </text:list>
      <text:p text:style-name="P108"/>
      <text:list xml:id="list115609742586485" text:continue-numbering="true" text:style-name="L26">
        <text:list-item>
          <text:list>
            <text:list-item>
              <text:p text:style-name="P1349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3957020368880">
          <table:table-cell table:style-name="Table27.A1" office:value-type="string">
            <text:p text:style-name="P374">Name</text:p>
          </table:table-cell>
          <table:table-cell table:style-name="Table27.A1" office:value-type="string">
            <text:p text:style-name="P374">Data Type</text:p>
          </table:table-cell>
          <table:table-cell table:style-name="Table27.A1" office:value-type="string">
            <text:p text:style-name="P374">Attributes</text:p>
          </table:table-cell>
          <table:table-cell table:style-name="Table27.D1" office:value-type="string">
            <text:p text:style-name="P374">Comment</text:p>
          </table:table-cell>
        </table:table-row>
        <table:table-row table:style-name="TableLine93957020414688">
          <table:table-cell table:style-name="Table27.A2" office:value-type="string">
            <text:p text:style-name="P712">id</text:p>
          </table:table-cell>
          <table:table-cell table:style-name="Table27.A2" office:value-type="string">
            <text:p text:style-name="P714">Big int </text:p>
          </table:table-cell>
          <table:table-cell table:style-name="Table27.A2" office:value-type="string">
            <text:p text:style-name="P716">Unsigned , <text:span text:style-name="T607">not null , unique ,</text:span></text:p>
            <text:p text:style-name="P717">primary key , auto increment ,</text:p>
            <text:p text:style-name="P718">index</text:p>
          </table:table-cell>
          <table:table-cell table:style-name="Table27.D2" office:value-type="string">
            <text:p text:style-name="P330"/>
          </table:table-cell>
        </table:table-row>
        <table:table-row table:style-name="TableLine93957020416928">
          <table:table-cell table:style-name="Table27.A2" office:value-type="string">
            <text:p text:style-name="P713">status</text:p>
          </table:table-cell>
          <table:table-cell table:style-name="Table27.A2" office:value-type="string">
            <text:p text:style-name="P1014">boolean</text:p>
          </table:table-cell>
          <table:table-cell table:style-name="Table27.A2" office:value-type="string">
            <text:p text:style-name="P714">Not null , <text:span text:style-name="T608">defualt </text:span><text:span text:style-name="T609">0</text:span></text:p>
          </table:table-cell>
          <table:table-cell table:style-name="Table27.D2" office:value-type="string">
            <text:p text:style-name="P330"/>
          </table:table-cell>
        </table:table-row>
        <table:table-row table:style-name="TableLine93957020417840">
          <table:table-cell table:style-name="Table27.A2" office:value-type="string">
            <text:p text:style-name="P713">app_setting_id</text:p>
          </table:table-cell>
          <table:table-cell table:style-name="Table27.A2" office:value-type="string">
            <text:p text:style-name="P715">Big int</text:p>
          </table:table-cell>
          <table:table-cell table:style-name="Table27.A2" office:value-type="string">
            <text:p text:style-name="P349"><text:span text:style-name="T610">Nullable </text:span><text:span text:style-name="T611">, </text:span><text:span text:style-name="T615">unsigned</text:span></text:p>
            <text:p text:style-name="P667">foreign key → app_settings(id)</text:p>
            <text:p text:style-name="P426"/>
            <text:p text:style-name="P349"><text:span text:style-name="T539">on Delete → (</text:span><text:span text:style-name="T543">set null</text:span><text:span text:style-name="T539">)</text:span></text:p>
            <text:p text:style-name="P660"/>
            <text:p text:style-name="P660">on <text:span text:style-name="T540">Update</text:span> → (<text:span text:style-name="T540">cascade</text:span>)</text:p>
          </table:table-cell>
          <table:table-cell table:style-name="Table27.D2" office:value-type="string">
            <text:p text:style-name="P330"/>
          </table:table-cell>
        </table:table-row>
      </table:table>
      <text:p text:style-name="P284"/>
      <text:list xml:id="list2004781519" text:style-name="L32">
        <text:list-item>
          <text:list>
            <text:list-item>
              <text:p text:style-name="P1350">ارتباطات :‌</text:p>
              <text:list>
                <text:list-item>
                  <text:p text:style-name="P1351">dates :</text:p>
                  <text:list>
                    <text:list-item>
                      <text:p text:style-name="P1352">نوع :‌ <text:span text:style-name="T633">1 به n </text:span></text:p>
                    </text:list-item>
                    <text:list-item>
                      <text:p text:style-name="P1352">توضیحات :‌<text:span text:style-name="T635">هر یک Job_information دارای چندین date در جدول dates است و هر یک date در جدول </text:span><text:span text:style-name="T636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list xml:id="list115609966582849" text:continue-numbering="true" text:style-name="L32">
        <text:list-item>
          <text:list>
            <text:list-item>
              <text:list>
                <text:list-item>
                  <text:p text:style-name="P1351">users :</text:p>
                  <text:list>
                    <text:list-item>
                      <text:p text:style-name="P1352">نوع :‌<text:span text:style-name="T634">1 به n </text:span></text:p>
                    </text:list-item>
                    <text:list-item>
                      <text:p text:style-name="P1352">توضیحات :‌ <text:span text:style-name="T637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list xml:id="list115611039270014" text:continue-numbering="true" text:style-name="L32">
        <text:list-item>
          <text:list>
            <text:list-item>
              <text:list>
                <text:list-item>
                  <text:p text:style-name="P1358">app_settings :</text:p>
                  <text:list>
                    <text:list-item>
                      <text:p text:style-name="P1353">نوع :‌<text:span text:style-name="T638">1 به n</text:span></text:p>
                    </text:list-item>
                    <text:list-item>
                      <text:p text:style-name="P1353">توضیحات :‌ <text:span text:style-name="T638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1"/>
      <text:list xml:id="list115609347520105" text:continue-numbering="true" text:style-name="L32">
        <text:list-item>
          <text:list>
            <text:list-item>
              <text:list>
                <text:list-item>
                  <text:p text:style-name="P1359">media :</text:p>
                  <text:list>
                    <text:list-item>
                      <text:p text:style-name="P1354">نوع :‌ <text:span text:style-name="T639">1 به 1 </text:span></text:p>
                    </text:list-item>
                    <text:list-item>
                      <text:p text:style-name="P1354">توضیحات :‌ <text:span text:style-name="T640">هر یک </text:span><text:span text:style-name="T641">job_information دارای یک رکورد در جدول media است و هر رکورد از جدول media </text:span><text:span text:style-name="T642">میتواند متعلق به یک </text:span><text:span text:style-name="T643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2"/>
      <text:p text:style-name="P112"/>
      <text:p text:style-name="P112"/>
      <text:list xml:id="list115609567948728" text:continue-numbering="true" text:style-name="L32">
        <text:list-item>
          <text:list>
            <text:list-item>
              <text:list>
                <text:list-item>
                  <text:p text:style-name="P1138"><text:soft-page-break/><text:span text:style-name="T612">job_information_</text:span><text:span text:style-name="T613">translations</text:span><text:span text:style-name="T612"> : </text:span></text:p>
                  <text:list>
                    <text:list-item>
                      <text:p text:style-name="P1355">نوع :‌<text:span text:style-name="T644">1 به n </text:span></text:p>
                    </text:list-item>
                    <text:list-item>
                      <text:p text:style-name="P1356">توضیحات :‌ <text:span text:style-name="T645">هر یک </text:span><text:span text:style-name="T646">job_information دارای </text:span><text:span text:style-name="T647">چندین translate است </text:span><text:span text:style-name="T648">و هر یک translate درون جدول </text:span><text:span text:style-name="T612">job_information_</text:span><text:span text:style-name="T613">translations </text:span><text:span text:style-name="T649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p text:style-name="P109"/>
      <text:list xml:id="list115609949170854" text:continue-numbering="true" text:style-name="L32">
        <text:list-item>
          <text:p text:style-name="P1678">job_information_trans<text:span text:style-name="T614">lations : </text:span><text:span text:style-name="T616">در این جدول متن های ترجمه </text:span><text:span text:style-name="T617">شده </text:span><text:span text:style-name="T619">ا</text:span><text:span text:style-name="T617">ی </text:span><text:span text:style-name="T618">که برای هر یک job_information ایجاد شده </text:span><text:span text:style-name="T620">را ذخیره میکند !!!<text:tab/></text:span></text:p>
        </text:list-item>
      </text:list>
      <text:p text:style-name="P114"/>
      <text:list xml:id="list115609470884692" text:continue-numbering="true" text:style-name="L32">
        <text:list-item>
          <text:list>
            <text:list-item>
              <text:p text:style-name="P1360">ستون ها </text:p>
            </text:list-item>
          </text:list>
        </text:list-item>
      </text:list>
      <text:p text:style-name="P115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3957020437488">
          <table:table-cell table:style-name="Table28.A1" office:value-type="string">
            <text:p text:style-name="P374">Name</text:p>
          </table:table-cell>
          <table:table-cell table:style-name="Table28.A1" office:value-type="string">
            <text:p text:style-name="P374">Data Type</text:p>
          </table:table-cell>
          <table:table-cell table:style-name="Table28.A1" office:value-type="string">
            <text:p text:style-name="P374">Attributes</text:p>
          </table:table-cell>
          <table:table-cell table:style-name="Table28.D1" office:value-type="string">
            <text:p text:style-name="P374">Comment</text:p>
          </table:table-cell>
        </table:table-row>
        <table:table-row table:style-name="TableLine93957020522016">
          <table:table-cell table:style-name="Table28.A2" office:value-type="string">
            <text:p text:style-name="P719">id</text:p>
          </table:table-cell>
          <table:table-cell table:style-name="Table28.A2" office:value-type="string">
            <text:p text:style-name="P723">Big int</text:p>
          </table:table-cell>
          <table:table-cell table:style-name="Table28.A2" office:value-type="string">
            <text:p text:style-name="P728">Unsigned , <text:span text:style-name="T623">not null , unique , </text:span><text:span text:style-name="T624">index , primary key , </text:span></text:p>
            <text:p text:style-name="P734">auto increment</text:p>
          </table:table-cell>
          <table:table-cell table:style-name="Table28.D2" office:value-type="string">
            <text:p text:style-name="P330"/>
          </table:table-cell>
        </table:table-row>
        <table:table-row table:style-name="TableLine93957020524288">
          <table:table-cell table:style-name="Table28.A2" office:value-type="string">
            <text:p text:style-name="P720">title</text:p>
          </table:table-cell>
          <table:table-cell table:style-name="Table28.A2" office:value-type="string">
            <text:p text:style-name="P351"><text:span text:style-name="T621">varchar(</text:span><text:span text:style-name="T628">50</text:span><text:span text:style-name="T621">)</text:span></text:p>
          </table:table-cell>
          <table:table-cell table:style-name="Table28.A2" office:value-type="string">
            <text:p text:style-name="P729">Not null</text:p>
          </table:table-cell>
          <table:table-cell table:style-name="Table28.D2" office:value-type="string">
            <text:p text:style-name="P330"/>
          </table:table-cell>
        </table:table-row>
        <table:table-row table:style-name="TableLine93957020525200">
          <table:table-cell table:style-name="Table28.A2" office:value-type="string">
            <text:p text:style-name="P720">caption</text:p>
          </table:table-cell>
          <table:table-cell table:style-name="Table28.A2" office:value-type="string">
            <text:p text:style-name="P724">varchar(400)</text:p>
          </table:table-cell>
          <table:table-cell table:style-name="Table28.A2" office:value-type="string">
            <text:p text:style-name="P729">Not null</text:p>
          </table:table-cell>
          <table:table-cell table:style-name="Table28.D2" office:value-type="string">
            <text:p text:style-name="P330"/>
          </table:table-cell>
        </table:table-row>
        <table:table-row table:style-name="TableLine93957020526160">
          <table:table-cell table:style-name="Table28.A2" office:value-type="string">
            <text:p text:style-name="P721">job_information_id</text:p>
          </table:table-cell>
          <table:table-cell table:style-name="Table28.A2" office:value-type="string">
            <text:p text:style-name="P725">Big int</text:p>
          </table:table-cell>
          <table:table-cell table:style-name="Table28.A2" office:value-type="string">
            <text:p text:style-name="P727">Unsigned , <text:span text:style-name="T629">not null ,</text:span></text:p>
            <text:p text:style-name="P730">foreign key → job_informations(<text:span text:style-name="T630">id</text:span>)</text:p>
            <text:p text:style-name="P730"/>
            <text:p text:style-name="P731">on Delete → (<text:span text:style-name="T631">cascade</text:span>)</text:p>
            <text:p text:style-name="P731">on Update → (<text:span text:style-name="T632">cascade</text:span>)</text:p>
          </table:table-cell>
          <table:table-cell table:style-name="Table28.D2" office:value-type="string">
            <text:p text:style-name="P330"/>
          </table:table-cell>
        </table:table-row>
        <table:table-row table:style-name="TableLine93957020527152">
          <table:table-cell table:style-name="Table28.A2" office:value-type="string">
            <text:p text:style-name="P722">language_id</text:p>
          </table:table-cell>
          <table:table-cell table:style-name="Table28.A2" office:value-type="string">
            <text:p text:style-name="P726">Big int</text:p>
          </table:table-cell>
          <table:table-cell table:style-name="Table28.A2" office:value-type="string">
            <text:p text:style-name="P727">Unsigned , <text:span text:style-name="T622">not null , </text:span></text:p>
            <text:p text:style-name="P733">foreign key → </text:p>
            <text:p text:style-name="P733"/>
            <text:p text:style-name="P733">languages (id)</text:p>
            <text:p text:style-name="P733"/>
            <text:p text:style-name="P732">on Delete → (<text:span text:style-name="T631">cascade</text:span>)</text:p>
            <text:p text:style-name="P732">on Update → (<text:span text:style-name="T632">cascade</text:span>)</text:p>
          </table:table-cell>
          <table:table-cell table:style-name="Table28.D2" office:value-type="string">
            <text:p text:style-name="P330"/>
          </table:table-cell>
        </table:table-row>
      </table:table>
      <text:p text:style-name="P285"/>
      <text:list xml:id="list282990647" text:style-name="L33">
        <text:list-item>
          <text:list>
            <text:list-item>
              <text:p text:style-name="P1361">ارتباطات :‌</text:p>
              <text:list>
                <text:list-item>
                  <text:p text:style-name="P1362">job_informations : </text:p>
                  <text:list>
                    <text:list-item>
                      <text:p text:style-name="P1357">نوع :‌<text:span text:style-name="T644">1 به n </text:span></text:p>
                    </text:list-item>
                    <text:list-item>
                      <text:p text:style-name="P1357">توضیحات :‌ <text:span text:style-name="T645">هر یک </text:span><text:span text:style-name="T646">job_information دارای </text:span><text:span text:style-name="T647">چندین translate است </text:span><text:span text:style-name="T648">و هر یک translate درون جدول </text:span><text:span text:style-name="T612">job_information_</text:span><text:span text:style-name="T613">translations </text:span><text:span text:style-name="T649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list xml:id="list115609593309196" text:continue-numbering="true" text:style-name="L33">
        <text:list-item>
          <text:list>
            <text:list-item>
              <text:list>
                <text:list-item>
                  <text:p text:style-name="P1363">languages : </text:p>
                  <text:list>
                    <text:list-item>
                      <text:p text:style-name="P1364">نوع : <text:span text:style-name="T650">1 به n </text:span></text:p>
                    </text:list-item>
                    <text:list-item>
                      <text:p text:style-name="P1364">توضیحات :‌ <text:span text:style-name="T650">هر یک language دارای چندین translate است </text:span><text:span text:style-name="T651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15609322767475" text:continue-list="list115609742586485" text:style-name="L26">
        <text:list-item>
          <text:p text:style-name="P1665"><text:span text:style-name="T591">developer_informations</text:span><text:span text:style-name="T475"> : </text:span><text:span text:style-name="T412">در این جدول </text:span><text:span text:style-name="T413">اطلاعات</text:span><text:span text:style-name="T476"> فردی </text:span><text:span text:style-name="T592">صاحب cv </text:span><text:span text:style-name="T413"><text:s/>ذخیره میشود !!! </text:span><text:span text:style-name="T437">که در صفحه Index سایت نمایش داده میشود !!!</text:span></text:p>
        </text:list-item>
      </text:list>
      <text:p text:style-name="P75"/>
      <text:list xml:id="list115610455818906" text:continue-numbering="true" text:style-name="L26">
        <text:list-item>
          <text:list>
            <text:list-item>
              <text:p text:style-name="P1365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3957020554896">
          <table:table-cell table:style-name="Table19.A1" office:value-type="string">
            <text:p text:style-name="P374">Name</text:p>
          </table:table-cell>
          <table:table-cell table:style-name="Table19.A1" office:value-type="string">
            <text:p text:style-name="P374">Data Type</text:p>
          </table:table-cell>
          <table:table-cell table:style-name="Table19.A1" office:value-type="string">
            <text:p text:style-name="P374">Attributes</text:p>
          </table:table-cell>
          <table:table-cell table:style-name="Table19.D1" office:value-type="string">
            <text:p text:style-name="P374">Comment</text:p>
          </table:table-cell>
        </table:table-row>
        <table:table-row table:style-name="TableLine93957020590064">
          <table:table-cell table:style-name="Table19.A2" office:value-type="string">
            <text:p text:style-name="P557">id</text:p>
          </table:table-cell>
          <table:table-cell table:style-name="Table19.A2" office:value-type="string">
            <text:p text:style-name="P555">Big int </text:p>
          </table:table-cell>
          <table:table-cell table:style-name="Table19.A2" office:value-type="string">
            <text:p text:style-name="P552">Unsigned ,index,unique, </text:p>
            <text:p text:style-name="P553">primary key ,<text:span text:style-name="T414">not null ,</text:span></text:p>
            <text:p text:style-name="P554">auto increment </text:p>
          </table:table-cell>
          <table:table-cell table:style-name="Table19.D2" office:value-type="string">
            <text:p text:style-name="P330"/>
          </table:table-cell>
        </table:table-row>
        <table:table-row table:style-name="TableLine93957020592032">
          <table:table-cell table:style-name="Table19.A2" office:value-type="string">
            <text:p text:style-name="P557">status</text:p>
          </table:table-cell>
          <table:table-cell table:style-name="Table19.A2" office:value-type="string">
            <text:p text:style-name="P1015">boolean</text:p>
          </table:table-cell>
          <table:table-cell table:style-name="Table19.A2" office:value-type="string">
            <text:p text:style-name="P551">Not null , default ‘0’</text:p>
          </table:table-cell>
          <table:table-cell table:style-name="Table19.D2" office:value-type="string">
            <text:p text:style-name="P330"/>
          </table:table-cell>
        </table:table-row>
        <table:table-row table:style-name="TableLine93957020592944">
          <table:table-cell table:style-name="Table19.A2" office:value-type="string">
            <text:p text:style-name="P557">app_setting_id</text:p>
          </table:table-cell>
          <table:table-cell table:style-name="Table19.A2" office:value-type="string">
            <text:p text:style-name="P556">Big int </text:p>
          </table:table-cell>
          <table:table-cell table:style-name="Table19.A2" office:value-type="string">
            <text:p text:style-name="P348"><text:span text:style-name="T610">Nullable </text:span><text:span text:style-name="T611">, </text:span></text:p>
            <text:p text:style-name="P558">unsigned</text:p>
            <text:p text:style-name="P666">foreign key → app_settings(id)</text:p>
            <text:p text:style-name="P420"/>
            <text:p text:style-name="P346"><text:span text:style-name="T539">on Delete → (</text:span><text:span text:style-name="T543">set null</text:span><text:span text:style-name="T539">)</text:span></text:p>
            <text:p text:style-name="P654"/>
            <text:p text:style-name="P654">on <text:span text:style-name="T540">Update</text:span> → (<text:span text:style-name="T540">cascade</text:span>)</text:p>
          </table:table-cell>
          <table:table-cell table:style-name="Table19.D2" office:value-type="string">
            <text:p text:style-name="P330"/>
          </table:table-cell>
        </table:table-row>
      </table:table>
      <text:p text:style-name="P274"/>
      <text:p text:style-name="P274"/>
      <text:list xml:id="list3902692036" text:style-name="L34">
        <text:list-item>
          <text:p text:style-name="P1366">ارتباطات :‌</text:p>
          <text:list>
            <text:list-item>
              <text:p text:style-name="P1367">dates : </text:p>
              <text:list>
                <text:list-item>
                  <text:p text:style-name="P1367">نوع : <text:span text:style-name="T438">1 به n </text:span></text:p>
                </text:list-item>
                <text:list-item>
                  <text:p text:style-name="P1368">توضیحات : <text:span text:style-name="T440">هر یک </text:span><text:span text:style-name="T441">رکورد از جدول </text:span><text:span text:style-name="T591">developer_informations</text:span><text:span text:style-name="T440"> میتواند دارای چندین </text:span><text:span text:style-name="T442">رکورد </text:span><text:span text:style-name="T440"><text:s text:c="2"/>درون جدول dates</text:span><text:span text:style-name="T443"> </text:span><text:span text:style-name="T440"><text:s/>باشد </text:span><text:span text:style-name="T444">، و هر یک از رکورد های dates میتواند متعلق به یک رکورد از جدول </text:span><text:span text:style-name="T591">developer_informations</text:span><text:span text:style-name="T444"> باشد </text:span></text:p>
                </text:list-item>
              </text:list>
            </text:list-item>
          </text:list>
        </text:list-item>
      </text:list>
      <text:p text:style-name="P79"/>
      <text:list xml:id="list115609319608117" text:continue-numbering="true" text:style-name="L34">
        <text:list-item>
          <text:list>
            <text:list-item>
              <text:p text:style-name="P1369">users : </text:p>
              <text:list>
                <text:list-item>
                  <text:p text:style-name="P1370">نوع : <text:span text:style-name="T445">1 به n </text:span></text:p>
                </text:list-item>
                <text:list-item>
                  <text:p text:style-name="P1371">توضیحات : <text:span text:style-name="T446">هر یک کاربر میتواند چندین رکورد در </text:span><text:span text:style-name="T447">جدول </text:span><text:span text:style-name="T591">developer_informations</text:span><text:span text:style-name="T447"> داشته باشد و هر یک رکورد از جدول </text:span><text:span text:style-name="T591">developer_informations</text:span><text:span text:style-name="T447"> فقط برای یک کاربر است !!!</text:span><text:span text:style-name="T448">(این رابطه توسط جدول </text:span><text:span text:style-name="T449">dates برقرار میشود </text:span><text:span text:style-name="T448">)</text:span></text:p>
                </text:list-item>
              </text:list>
            </text:list-item>
          </text:list>
        </text:list-item>
      </text:list>
      <text:p text:style-name="P80"/>
      <text:list xml:id="list115610663598627" text:continue-numbering="true" text:style-name="L34">
        <text:list-item>
          <text:list>
            <text:list-item>
              <text:p text:style-name="P1372">app_settings : </text:p>
              <text:list>
                <text:list-item>
                  <text:p text:style-name="P1373">نوع : <text:span text:style-name="T450">1 به n</text:span></text:p>
                </text:list-item>
                <text:list-item>
                  <text:p text:style-name="P1374">توضیحات :‌ <text:span text:style-name="T451">هر یک </text:span><text:span text:style-name="T452">APP_SETTING </text:span><text:span text:style-name="T453">میتواند دارای چندین</text:span><text:span text:style-name="T591">developer_information</text:span><text:span text:style-name="T453"> باشد </text:span><text:span text:style-name="T454">و هر یک </text:span><text:span text:style-name="T591">developer_information</text:span><text:span text:style-name="T454"> متعلق به یک APP_SETTING است !!</text:span></text:p>
                </text:list-item>
              </text:list>
            </text:list-item>
          </text:list>
        </text:list-item>
      </text:list>
      <text:p text:style-name="P107"/>
      <text:p text:style-name="P107"/>
      <text:list xml:id="list115610555601537" text:continue-numbering="true" text:style-name="L34">
        <text:list-item>
          <text:list>
            <text:list-item>
              <text:p text:style-name="P1375"><text:soft-page-break/>media : </text:p>
              <text:list>
                <text:list-item>
                  <text:p text:style-name="P1376">نوع :‌<text:span text:style-name="T456">1 به <text:s/>1</text:span></text:p>
                </text:list-item>
                <text:list-item>
                  <text:p text:style-name="P1139"><text:span text:style-name="T455">توضیحات :‌ </text:span><text:span text:style-name="T457">هر یک </text:span><text:span text:style-name="T591">developer_informations</text:span><text:span text:style-name="T457"> دارای یک رکورد در جدول media است !! </text:span><text:span text:style-name="T458">و هر یک رکورد از جدول media میتواند </text:span><text:span text:style-name="T460">متعلق به</text:span><text:span text:style-name="T458"> </text:span><text:span text:style-name="T459">یک رکورد در جدول </text:span><text:span text:style-name="T591">developer_informations</text:span><text:span text:style-name="T459"> </text:span><text:span text:style-name="T594">است </text:span><text:span text:style-name="T459"><text:s/>!!!</text:span></text:p>
                </text:list-item>
              </text:list>
            </text:list-item>
          </text:list>
        </text:list-item>
      </text:list>
      <text:p text:style-name="P8"/>
      <text:list xml:id="list115611083945524" text:continue-numbering="true" text:style-name="L34">
        <text:list-item>
          <text:list>
            <text:list-item>
              <text:p text:style-name="P1140"><text:span text:style-name="T591">developer_informations_</text:span><text:span text:style-name="T593">translations</text:span><text:span text:style-name="T468"> </text:span><text:span text:style-name="T477"><text:s/>: </text:span></text:p>
              <text:list>
                <text:list-item>
                  <text:p text:style-name="P1377">نوع : <text:span text:style-name="T466">1 به n </text:span></text:p>
                </text:list-item>
                <text:list-item>
                  <text:p text:style-name="P1378">توضیحات : <text:span text:style-name="T467">هر یک رکورد از جدول </text:span><text:span text:style-name="T591">developer_informations</text:span><text:span text:style-name="T467"> دارای چندین </text:span><text:span text:style-name="T468">translate است و هر یک از رکورد در جدول <text:s/></text:span><text:span text:style-name="T591">developer_informations_</text:span><text:span text:style-name="T593">translations</text:span><text:span text:style-name="T468"> </text:span><text:span text:style-name="T469">متعلق به یک رکور از جدول </text:span><text:span text:style-name="T467"><text:s/></text:span><text:span text:style-name="T591">developer_informations</text:span><text:span text:style-name="T467"> <text:s/></text:span><text:span text:style-name="T470">است !!!</text:span></text:p>
                </text:list-item>
              </text:list>
            </text:list-item>
          </text:list>
        </text:list-item>
      </text:list>
      <text:p text:style-name="P8"/>
      <text:list xml:id="list115610195042851" text:continue-list="list115610455818906" text:style-name="L26">
        <text:list-item>
          <text:p text:style-name="P1666"><text:span text:style-name="T595">developer_information_translations</text:span><text:span text:style-name="T596"> : </text:span><text:span text:style-name="T461">این جدول متن های </text:span><text:span text:style-name="T595">developer_information</text:span><text:span text:style-name="T597">s</text:span><text:span text:style-name="T462"> را که </text:span><text:span text:style-name="T463">برای یک زبان خاص ایجاد میشود را ذخیره میکند </text:span></text:p>
        </text:list-item>
      </text:list>
      <text:p text:style-name="P82"/>
      <text:list xml:id="list115611072706687" text:continue-numbering="true" text:style-name="L26">
        <text:list-item>
          <text:list>
            <text:list-item>
              <text:p text:style-name="P1381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3957020646704">
          <table:table-cell table:style-name="Table20.A1" office:value-type="string">
            <text:p text:style-name="P374">Name</text:p>
          </table:table-cell>
          <table:table-cell table:style-name="Table20.A1" office:value-type="string">
            <text:p text:style-name="P374">Data Type</text:p>
          </table:table-cell>
          <table:table-cell table:style-name="Table20.A1" office:value-type="string">
            <text:p text:style-name="P374">Attributes</text:p>
          </table:table-cell>
          <table:table-cell table:style-name="Table20.D1" office:value-type="string">
            <text:p text:style-name="P374">Comment</text:p>
          </table:table-cell>
        </table:table-row>
        <table:table-row table:style-name="TableLine93957020711632">
          <table:table-cell table:style-name="Table20.A2" office:value-type="string">
            <text:p text:style-name="P559">Id</text:p>
          </table:table-cell>
          <table:table-cell table:style-name="Table20.A2" office:value-type="string">
            <text:p text:style-name="P560">Big int </text:p>
          </table:table-cell>
          <table:table-cell table:style-name="Table20.A2" office:value-type="string">
            <text:p text:style-name="P564">Unsigned ,</text:p>
            <text:p text:style-name="P564"><text:s/>not null ,index,</text:p>
            <text:p text:style-name="P565">unique , </text:p>
            <text:p text:style-name="P571">auto increment ,</text:p>
            <text:p text:style-name="P566">primary key </text:p>
          </table:table-cell>
          <table:table-cell table:style-name="Table20.D2" office:value-type="string">
            <text:p text:style-name="P330"/>
          </table:table-cell>
        </table:table-row>
        <table:table-row table:style-name="TableLine93957020713744">
          <table:table-cell table:style-name="Table20.A2" office:value-type="string">
            <text:p text:style-name="P559">title</text:p>
          </table:table-cell>
          <table:table-cell table:style-name="Table20.A2" office:value-type="string">
            <text:p text:style-name="P337"><text:span text:style-name="T471">varchar(</text:span><text:span text:style-name="T625">50</text:span><text:span text:style-name="T471">)</text:span></text:p>
          </table:table-cell>
          <table:table-cell table:style-name="Table20.A2" office:value-type="string">
            <text:p text:style-name="P567">Not null </text:p>
          </table:table-cell>
          <table:table-cell table:style-name="Table20.D2" office:value-type="string">
            <text:p text:style-name="P330"/>
          </table:table-cell>
        </table:table-row>
        <table:table-row table:style-name="TableLine93957020714656">
          <table:table-cell table:style-name="Table20.A2" office:value-type="string">
            <text:p text:style-name="P559">caption</text:p>
          </table:table-cell>
          <table:table-cell table:style-name="Table20.A2" office:value-type="string">
            <text:p text:style-name="P561">varchar(400)</text:p>
          </table:table-cell>
          <table:table-cell table:style-name="Table20.A2" office:value-type="string">
            <text:p text:style-name="P568">Not null </text:p>
          </table:table-cell>
          <table:table-cell table:style-name="Table20.D2" office:value-type="string">
            <text:p text:style-name="P330"/>
          </table:table-cell>
        </table:table-row>
        <table:table-row table:style-name="TableLine93957020715616">
          <table:table-cell table:style-name="Table20.A2" office:value-type="string">
            <text:p text:style-name="P710">location</text:p>
          </table:table-cell>
          <table:table-cell table:style-name="Table20.A2" office:value-type="string">
            <text:p text:style-name="P350"><text:span text:style-name="T627">varchar(</text:span><text:span text:style-name="T626">30</text:span><text:span text:style-name="T627">)</text:span></text:p>
          </table:table-cell>
          <table:table-cell table:style-name="Table20.A2" office:value-type="string">
            <text:p text:style-name="P711">Not null </text:p>
          </table:table-cell>
          <table:table-cell table:style-name="Table20.D2" office:value-type="string">
            <text:p text:style-name="P330"/>
          </table:table-cell>
        </table:table-row>
        <table:table-row table:style-name="TableLine93957020716528">
          <table:table-cell table:style-name="Table20.A2" office:value-type="string">
            <text:p text:style-name="P708">Developer_</text:p>
            <text:p text:style-name="P708">information_id</text:p>
          </table:table-cell>
          <table:table-cell table:style-name="Table20.A2" office:value-type="string">
            <text:p text:style-name="P562">Big int </text:p>
          </table:table-cell>
          <table:table-cell table:style-name="Table20.A2" office:value-type="string">
            <text:p text:style-name="P569">Unsigned,not null,</text:p>
            <text:p text:style-name="P570">foreign key → </text:p>
            <text:p text:style-name="P570"/>
            <text:p text:style-name="P709">Developer_information<text:span text:style-name="T598">s</text:span><text:span text:style-name="T599">(</text:span><text:span text:style-name="T472">id</text:span><text:span text:style-name="T599">)</text:span></text:p>
            <text:p text:style-name="P421"/>
            <text:p text:style-name="P655">on Delete → (<text:span text:style-name="T540">cascade</text:span>)</text:p>
            <text:p text:style-name="P655"/>
            <text:p text:style-name="P655">on <text:span text:style-name="T540">Update</text:span> → (<text:span text:style-name="T540">cascade</text:span>)</text:p>
          </table:table-cell>
          <table:table-cell table:style-name="Table20.D2" office:value-type="string">
            <text:p text:style-name="P330"/>
          </table:table-cell>
        </table:table-row>
        <table:table-row table:style-name="TableLine93957020717392">
          <table:table-cell table:style-name="Table20.A2" office:value-type="string">
            <text:p text:style-name="P338"><text:span text:style-name="T465">language</text:span><text:span text:style-name="T464">_id</text:span></text:p>
          </table:table-cell>
          <table:table-cell table:style-name="Table20.A2" office:value-type="string">
            <text:p text:style-name="P563">Big int </text:p>
          </table:table-cell>
          <table:table-cell table:style-name="Table20.A2" office:value-type="string">
            <text:p text:style-name="P572">Unsigned , not null ,</text:p>
            <text:p text:style-name="P572">foreign key → languages(id)</text:p>
            <text:p text:style-name="P422"/>
            <text:p text:style-name="P656">on Delete → (<text:span text:style-name="T540">cascade</text:span>)</text:p>
            <text:p text:style-name="P656"/>
            <text:p text:style-name="P656">on <text:span text:style-name="T540">Update</text:span> → (<text:span text:style-name="T540">cascade</text:span>)</text:p>
          </table:table-cell>
          <table:table-cell table:style-name="Table20.D2" office:value-type="string">
            <text:p text:style-name="P330"/>
          </table:table-cell>
        </table:table-row>
      </table:table>
      <text:p text:style-name="P275"/>
      <text:p text:style-name="P275"/>
      <text:list xml:id="list3732461750" text:style-name="L35">
        <text:list-item>
          <text:list>
            <text:list-item>
              <text:p text:style-name="P1382">ارتباطات :‌</text:p>
            </text:list-item>
          </text:list>
        </text:list-item>
      </text:list>
      <text:p text:style-name="P83"/>
      <text:list xml:id="list115610563014431" text:continue-numbering="true" text:style-name="L35">
        <text:list-item>
          <text:list>
            <text:list-item>
              <text:list>
                <text:list-item>
                  <text:p text:style-name="P1141"><text:span text:style-name="T600">developer_informations</text:span><text:span text:style-name="T601"> : </text:span></text:p>
                  <text:list>
                    <text:list-item>
                      <text:p text:style-name="P1379">نوع : <text:span text:style-name="T466">1 به n </text:span></text:p>
                    </text:list-item>
                    <text:list-item>
                      <text:p text:style-name="P1380">توضیحات : <text:span text:style-name="T467">هر یک رکورد از جدول </text:span><text:span text:style-name="T600">developer_informations</text:span><text:span text:style-name="T467"> دارای چندین </text:span><text:span text:style-name="T468">translate است و هر یک از رکورد در جدول </text:span><text:span text:style-name="T595">developer_information_translations</text:span><text:span text:style-name="T468"> </text:span><text:span text:style-name="T469">متعلق به یک رکور از جدول </text:span><text:span text:style-name="T595">developer_information</text:span><text:span text:style-name="T602">s</text:span><text:span text:style-name="T470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p text:style-name="P81"/>
      <text:p text:style-name="P81"/>
      <text:p text:style-name="P81"/>
      <text:p text:style-name="P81"/>
      <text:p text:style-name="P81"/>
      <text:list xml:id="list115609896144705" text:continue-numbering="true" text:style-name="L35">
        <text:list-item>
          <text:list>
            <text:list-item>
              <text:list>
                <text:list-item>
                  <text:p text:style-name="P1383"><text:soft-page-break/>languages: </text:p>
                  <text:list>
                    <text:list-item>
                      <text:p text:style-name="P1384">نوع : <text:span text:style-name="T473">1 به n</text:span></text:p>
                    </text:list-item>
                    <text:list-item>
                      <text:p text:style-name="P1385">توضیحات : <text:span text:style-name="T474">هر یک translate متعلق به یک language است و هر یک language دارای چندین رکورد translate در جدول <text:s/></text:span><text:span text:style-name="T595">developer_information_translations</text:span><text:span text:style-name="T468"> </text:span><text:span text:style-name="T474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79">social_networks : <text:span text:style-name="T478">در این جدو</text:span><text:span text:style-name="T479">ل</text:span><text:span text:style-name="T478"> شبکه های اجتماعی ذخیره میشود !!!</text:span></text:p>
        </text:list-item>
      </text:list>
      <text:p text:style-name="P84"/>
      <text:list xml:id="list115610590000499" text:continue-numbering="true" text:style-name="L35">
        <text:list-item>
          <text:list>
            <text:list-item>
              <text:p text:style-name="P1386">ستون ها :‌</text:p>
            </text:list-item>
          </text:list>
        </text:list-item>
      </text:list>
      <text:p text:style-name="P85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3957020743312">
          <table:table-cell table:style-name="Table21.A1" office:value-type="string">
            <text:p text:style-name="P374">Name</text:p>
          </table:table-cell>
          <table:table-cell table:style-name="Table21.A1" office:value-type="string">
            <text:p text:style-name="P374">Data Type</text:p>
          </table:table-cell>
          <table:table-cell table:style-name="Table21.A1" office:value-type="string">
            <text:p text:style-name="P374">Attributes</text:p>
          </table:table-cell>
          <table:table-cell table:style-name="Table21.D1" office:value-type="string">
            <text:p text:style-name="P374">Comment</text:p>
          </table:table-cell>
        </table:table-row>
        <table:table-row table:style-name="TableLine93957020782240">
          <table:table-cell table:style-name="Table21.A2" office:value-type="string">
            <text:p text:style-name="P1017">Id</text:p>
          </table:table-cell>
          <table:table-cell table:style-name="Table21.A2" office:value-type="string">
            <text:p text:style-name="P1017">Big int </text:p>
          </table:table-cell>
          <table:table-cell table:style-name="Table21.A2" office:value-type="string">
            <text:p text:style-name="P1017">Unsigned ,<text:span text:style-name="T481">not null ,</text:span><text:span text:style-name="T482">index ,unique ,</text:span></text:p>
            <text:p text:style-name="P1018">primary key ,<text:span text:style-name="T483">auto increment</text:span></text:p>
          </table:table-cell>
          <table:table-cell table:style-name="Table21.D2" office:value-type="string">
            <text:p text:style-name="P330"/>
          </table:table-cell>
        </table:table-row>
        <table:table-row table:style-name="TableLine93957020784288">
          <table:table-cell table:style-name="Table21.A2" office:value-type="string">
            <text:p text:style-name="P1019">Name</text:p>
          </table:table-cell>
          <table:table-cell table:style-name="Table21.A2" office:value-type="string">
            <text:p text:style-name="P1019">varchar(14)</text:p>
          </table:table-cell>
          <table:table-cell table:style-name="Table21.A2" office:value-type="string">
            <text:p text:style-name="P1016">Not null </text:p>
          </table:table-cell>
          <table:table-cell table:style-name="Table21.D2" office:value-type="string">
            <text:p text:style-name="P330"/>
          </table:table-cell>
        </table:table-row>
      </table:table>
      <text:p text:style-name="P276"/>
      <text:list xml:id="list3956059011" text:style-name="L36">
        <text:list-item>
          <text:list>
            <text:list-item>
              <text:p text:style-name="P1387">ارتباطات :‌</text:p>
              <text:list>
                <text:list-item>
                  <text:p text:style-name="P1388">dates : </text:p>
                  <text:list>
                    <text:list-item>
                      <text:p text:style-name="P1389">نوع :‌<text:span text:style-name="T484">1 به n</text:span></text:p>
                    </text:list-item>
                    <text:list-item>
                      <text:p text:style-name="P1389">توضیحات : <text:span text:style-name="T486">هر یک social_network دارای چندین date است در جدول dates و هر یک تاریخ درون جدول dates متعلق به یک </text:span><text:span text:style-name="T487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6"/>
      <text:list xml:id="list115611097527523" text:continue-numbering="true" text:style-name="L36">
        <text:list-item>
          <text:list>
            <text:list-item>
              <text:list>
                <text:list-item>
                  <text:p text:style-name="P1390">users : </text:p>
                  <text:list>
                    <text:list-item>
                      <text:p text:style-name="P1390">نوع : <text:span text:style-name="T488">1 به n</text:span></text:p>
                    </text:list-item>
                    <text:list-item>
                      <text:p text:style-name="P1391">توضیحات : <text:span text:style-name="T489">هر یک user میتواند چندین social_media ایجاد کند !! و هر یک <text:s/>از social_media متعلق به یک user است !!!</text:span><text:span text:style-name="T448">(این رابطه توسط جدول </text:span><text:span text:style-name="T449">dates برقرار میشود </text:span><text:span text:style-name="T491"><text:s/></text:span><text:span text:style-name="T490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7"/>
      <text:list xml:id="list115609072706363" text:continue-numbering="true" text:style-name="L36">
        <text:list-item>
          <text:list>
            <text:list-item>
              <text:list>
                <text:list-item>
                  <text:p text:style-name="P1392">iconables : </text:p>
                  <text:list>
                    <text:list-item>
                      <text:p text:style-name="P1393">نوع : <text:span text:style-name="T485">1 به 1 </text:span></text:p>
                    </text:list-item>
                    <text:list-item>
                      <text:p text:style-name="P1393">توضیحات : <text:span text:style-name="T492">هر یک social_network دارای یک رکورد در جدول iconables است و هر یک رکورد از جدول iconables میتواند متعلق به یک رکورد از </text:span><text:span text:style-name="T493">جدول</text:span><text:span text:style-name="T492"> social_network</text:span><text:span text:style-name="T494">s</text:span><text:span text:style-name="T492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8"/>
      <text:list xml:id="list115610291416375" text:continue-numbering="true" text:style-name="L36">
        <text:list-item>
          <text:p text:style-name="P1680">socialables : <text:span text:style-name="T495">در این جدول social network هایی ک برای object های مختلف </text:span><text:span text:style-name="T496">set میشوند را به همراه url آن ذخیره میکند !!!</text:span></text:p>
        </text:list-item>
      </text:list>
      <text:p text:style-name="P89"/>
      <text:list xml:id="list115610694599088" text:continue-numbering="true" text:style-name="L36">
        <text:list-item>
          <text:list>
            <text:list-item>
              <text:p text:style-name="P1394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3957020837168">
          <table:table-cell table:style-name="Table22.A1" office:value-type="string">
            <text:p text:style-name="P374">Name</text:p>
          </table:table-cell>
          <table:table-cell table:style-name="Table22.A1" office:value-type="string">
            <text:p text:style-name="P374">Data Type</text:p>
          </table:table-cell>
          <table:table-cell table:style-name="Table22.A1" office:value-type="string">
            <text:p text:style-name="P374">Attributes</text:p>
          </table:table-cell>
          <table:table-cell table:style-name="Table22.D1" office:value-type="string">
            <text:p text:style-name="P374">Comment</text:p>
          </table:table-cell>
        </table:table-row>
        <table:table-row table:style-name="TableLine93957020871920">
          <table:table-cell table:style-name="Table22.A2" office:value-type="string">
            <text:p text:style-name="P573">id</text:p>
          </table:table-cell>
          <table:table-cell table:style-name="Table22.A2" office:value-type="string">
            <text:p text:style-name="P576">Big int </text:p>
          </table:table-cell>
          <table:table-cell table:style-name="Table22.A2" office:value-type="string">
            <text:p text:style-name="P576">Unsigned , <text:span text:style-name="T497">not null ,</text:span></text:p>
            <text:p text:style-name="P580">unique , primary key ,</text:p>
            <text:p text:style-name="P581">autoincrement , <text:span text:style-name="T498">index</text:span></text:p>
          </table:table-cell>
          <table:table-cell table:style-name="Table22.D2" office:value-type="string">
            <text:p text:style-name="P330"/>
          </table:table-cell>
        </table:table-row>
        <table:table-row table:style-name="TableLine93957020874224">
          <table:table-cell table:style-name="Table22.A2" office:value-type="string">
            <text:p text:style-name="P574">url</text:p>
          </table:table-cell>
          <table:table-cell table:style-name="Table22.A2" office:value-type="string">
            <text:p text:style-name="P339"><text:span text:style-name="T502">varchar(</text:span><text:span text:style-name="T501">128</text:span><text:span text:style-name="T502">)</text:span></text:p>
          </table:table-cell>
          <table:table-cell table:style-name="Table22.A2" office:value-type="string">
            <text:p text:style-name="P582">Not null </text:p>
          </table:table-cell>
          <table:table-cell table:style-name="Table22.D2" office:value-type="string">
            <text:p text:style-name="P330"/>
          </table:table-cell>
        </table:table-row>
        <table:table-row table:style-name="TableLine93957020875136">
          <table:table-cell table:style-name="Table22.A2" office:value-type="string">
            <text:p text:style-name="P574">object_class</text:p>
          </table:table-cell>
          <table:table-cell table:style-name="Table22.A2" office:value-type="string">
            <text:p text:style-name="P577">varchar(255)</text:p>
          </table:table-cell>
          <table:table-cell table:style-name="Table22.A2" office:value-type="string">
            <text:p text:style-name="P583">Not null </text:p>
          </table:table-cell>
          <table:table-cell table:style-name="Table22.D2" office:value-type="string">
            <text:p text:style-name="P330"/>
          </table:table-cell>
        </table:table-row>
        <table:table-row table:style-name="TableLine93957020876096">
          <table:table-cell table:style-name="Table22.A2" office:value-type="string">
            <text:p text:style-name="P574">object_id</text:p>
          </table:table-cell>
          <table:table-cell table:style-name="Table22.A2" office:value-type="string">
            <text:p text:style-name="P578">Big int</text:p>
          </table:table-cell>
          <table:table-cell table:style-name="Table22.A2" office:value-type="string">
            <text:p text:style-name="P583">Unsigned , not null </text:p>
          </table:table-cell>
          <table:table-cell table:style-name="Table22.D2" office:value-type="string">
            <text:p text:style-name="P330"/>
          </table:table-cell>
        </table:table-row>
        <table:table-row table:style-name="Table22.6">
          <table:table-cell table:style-name="Table22.A2" office:value-type="string">
            <text:p text:style-name="P575">social_network_id</text:p>
          </table:table-cell>
          <table:table-cell table:style-name="Table22.A2" office:value-type="string">
            <text:p text:style-name="P579">Big int</text:p>
          </table:table-cell>
          <table:table-cell table:style-name="Table22.A2" office:value-type="string">
            <text:p text:style-name="P584">Unsigned , not null ,</text:p>
            <text:p text:style-name="P668">foreign key → social_networks(id)</text:p>
            <text:p text:style-name="P423"/>
            <text:p text:style-name="P657">on Delete → (<text:span text:style-name="T540">cascade</text:span>)</text:p>
            <text:p text:style-name="P657"/>
            <text:p text:style-name="P657">on <text:span text:style-name="T540">Update</text:span> → (<text:span text:style-name="T540">cascade</text:span>)</text:p>
          </table:table-cell>
          <table:table-cell table:style-name="Table22.D2" office:value-type="string">
            <text:p text:style-name="P330"/>
          </table:table-cell>
        </table:table-row>
        <table:table-row table:style-name="Table22.6">
          <table:table-cell table:style-name="Table22.A2" office:value-type="string">
            <text:p text:style-name="P671">sort</text:p>
          </table:table-cell>
          <table:table-cell table:style-name="Table22.A2" office:value-type="string">
            <text:p text:style-name="P672">tinyInt</text:p>
          </table:table-cell>
          <table:table-cell table:style-name="Table22.A2" office:value-type="string">
            <text:p text:style-name="P673">Unsigned , <text:span text:style-name="T544">nullable</text:span></text:p>
          </table:table-cell>
          <table:table-cell table:style-name="Table22.D2" office:value-type="string">
            <text:p text:style-name="P1020">این ستون ترتیب شبکه های اجتماعی که برای هر موجودیت انتخاب شده را مشخص میکند</text:p>
          </table:table-cell>
        </table:table-row>
      </table:table>
      <text:p text:style-name="P277"/>
      <text:list xml:id="list1610205374" text:style-name="L37">
        <text:list-item>
          <text:list>
            <text:list-item>
              <text:p text:style-name="P1395">ارتباطات :‌</text:p>
              <text:list>
                <text:list-item>
                  <text:p text:style-name="P1396">social_networks : </text:p>
                  <text:list>
                    <text:list-item>
                      <text:p text:style-name="P1397">نوع : <text:span text:style-name="T499">1 بع n </text:span></text:p>
                    </text:list-item>
                    <text:list-item>
                      <text:p text:style-name="P1397">توضیحات : <text:span text:style-name="T500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0"/>
      <text:list xml:id="list115610584020131" text:continue-numbering="true" text:style-name="L37">
        <text:list-item>
          <text:list>
            <text:list-item>
              <text:list>
                <text:list-item>
                  <text:p text:style-name="P1398">app_Settings : </text:p>
                  <text:list>
                    <text:list-item>
                      <text:p text:style-name="P1398">نوع : 1 به n</text:p>
                    </text:list-item>
                    <text:list-item>
                      <text:p text:style-name="P1398">توضیحات :‌ هر یک <text:span text:style-name="T550">رکورد در جدول socialables میتواند متعلق به یک <text:s text:c="2"/></text:span><text:span text:style-name="T551">app_setting </text:span><text:span text:style-name="T552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81">favorits : <text:span text:style-name="T503">این جدول برای ذخیره علایق درست شده که در صفحه index نشان داده میشود . </text:span></text:p>
        </text:list-item>
      </text:list>
      <text:p text:style-name="P90"/>
      <text:list xml:id="list115609889943804" text:continue-numbering="true" text:style-name="L37">
        <text:list-item>
          <text:list>
            <text:list-item>
              <text:p text:style-name="P1399">ستون ها : </text:p>
            </text:list-item>
          </text:list>
        </text:list-item>
      </text:list>
      <text:p text:style-name="P91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3957020913488">
          <table:table-cell table:style-name="Table23.A1" office:value-type="string">
            <text:p text:style-name="P374">Name</text:p>
          </table:table-cell>
          <table:table-cell table:style-name="Table23.A1" office:value-type="string">
            <text:p text:style-name="P374">Data Type</text:p>
          </table:table-cell>
          <table:table-cell table:style-name="Table23.A1" office:value-type="string">
            <text:p text:style-name="P374">Attributes</text:p>
          </table:table-cell>
          <table:table-cell table:style-name="Table23.D1" office:value-type="string">
            <text:p text:style-name="P374">Comment</text:p>
          </table:table-cell>
        </table:table-row>
        <table:table-row table:style-name="TableLine93957020951728">
          <table:table-cell table:style-name="Table23.A2" office:value-type="string">
            <text:p text:style-name="P585">id</text:p>
          </table:table-cell>
          <table:table-cell table:style-name="Table23.A2" office:value-type="string">
            <text:p text:style-name="P587">Big int </text:p>
          </table:table-cell>
          <table:table-cell table:style-name="Table23.A2" office:value-type="string">
            <text:p text:style-name="P589">Unsigned , <text:span text:style-name="T506">not null , index,</text:span></text:p>
            <text:p text:style-name="P590">primary key , unique , </text:p>
            <text:p text:style-name="P593">auto increment</text:p>
          </table:table-cell>
          <table:table-cell table:style-name="Table23.D2" office:value-type="string">
            <text:p text:style-name="P330"/>
          </table:table-cell>
        </table:table-row>
        <table:table-row table:style-name="TableLine93957020954288">
          <table:table-cell table:style-name="Table23.A2" office:value-type="string">
            <text:p text:style-name="P586">name</text:p>
          </table:table-cell>
          <table:table-cell table:style-name="Table23.A2" office:value-type="string">
            <text:p text:style-name="P587">Varchar(<text:span text:style-name="T504">48</text:span>)</text:p>
          </table:table-cell>
          <table:table-cell table:style-name="Table23.A2" office:value-type="string">
            <text:p text:style-name="P588">Not null </text:p>
          </table:table-cell>
          <table:table-cell table:style-name="Table23.D2" office:value-type="string">
            <text:p text:style-name="P330"/>
          </table:table-cell>
        </table:table-row>
        <table:table-row table:style-name="TableLine93957020955200">
          <table:table-cell table:style-name="Table23.A2" office:value-type="string">
            <text:p text:style-name="P586">url</text:p>
          </table:table-cell>
          <table:table-cell table:style-name="Table23.A2" office:value-type="string">
            <text:p text:style-name="P587">varchar(<text:span text:style-name="T505">128</text:span>)</text:p>
          </table:table-cell>
          <table:table-cell table:style-name="Table23.A2" office:value-type="string">
            <text:p text:style-name="P591">Nullable , </text:p>
          </table:table-cell>
          <table:table-cell table:style-name="Table23.D2" office:value-type="string">
            <text:p text:style-name="P330"/>
          </table:table-cell>
        </table:table-row>
        <table:table-row table:style-name="TableLine93957020956160">
          <table:table-cell table:style-name="Table23.A2" office:value-type="string">
            <text:p text:style-name="P586">status</text:p>
          </table:table-cell>
          <table:table-cell table:style-name="Table23.A2" office:value-type="string">
            <text:p text:style-name="P1021">boolean</text:p>
          </table:table-cell>
          <table:table-cell table:style-name="Table23.A2" office:value-type="string">
            <text:p text:style-name="P592">Not null , <text:span text:style-name="T507">defualt ‘1’</text:span></text:p>
          </table:table-cell>
          <table:table-cell table:style-name="Table23.D2" office:value-type="string">
            <text:p text:style-name="P330"/>
          </table:table-cell>
        </table:table-row>
        <table:table-row table:style-name="TableLine93957020957344">
          <table:table-cell table:style-name="Table23.A2" office:value-type="string">
            <text:p text:style-name="P669">sort</text:p>
          </table:table-cell>
          <table:table-cell table:style-name="Table23.A2" office:value-type="string">
            <text:p text:style-name="P674">TinyInt</text:p>
          </table:table-cell>
          <table:table-cell table:style-name="Table23.A2" office:value-type="string">
            <text:p text:style-name="P594">Nullable , <text:span text:style-name="T545">unsigned</text:span></text:p>
          </table:table-cell>
          <table:table-cell table:style-name="Table23.D2" office:value-type="string">
            <text:p text:style-name="P330"/>
          </table:table-cell>
        </table:table-row>
      </table:table>
      <text:p text:style-name="P278"/>
      <text:list xml:id="list1902729480" text:style-name="L38">
        <text:list-item>
          <text:list>
            <text:list-item>
              <text:p text:style-name="P1400">ارتباطات :</text:p>
              <text:list>
                <text:list-item>
                  <text:p text:style-name="P1401">dates : </text:p>
                  <text:list>
                    <text:list-item>
                      <text:p text:style-name="P1402">نوع :‌<text:span text:style-name="T508">1 به n </text:span></text:p>
                    </text:list-item>
                    <text:list-item>
                      <text:p text:style-name="P1402">توضیحات :‌ <text:span text:style-name="T509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2"/>
      <text:list xml:id="list115610600009217" text:continue-numbering="true" text:style-name="L38">
        <text:list-item>
          <text:list>
            <text:list-item>
              <text:list>
                <text:list-item>
                  <text:p text:style-name="P1403">users : </text:p>
                  <text:list>
                    <text:list-item>
                      <text:p text:style-name="P1404">نوع :‌<text:span text:style-name="T511">1 به n</text:span></text:p>
                    </text:list-item>
                    <text:list-item>
                      <text:p text:style-name="P1404">توضیحات :‌ <text:span text:style-name="T513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3"/>
      <text:list xml:id="list115610781355731" text:continue-numbering="true" text:style-name="L38">
        <text:list-item>
          <text:list>
            <text:list-item>
              <text:list>
                <text:list-item>
                  <text:p text:style-name="P1405">icon<text:span text:style-name="T510">ables : </text:span></text:p>
                  <text:list>
                    <text:list-item>
                      <text:p text:style-name="P1406">نوع :‌<text:span text:style-name="T512">1 به 1</text:span></text:p>
                    </text:list-item>
                    <text:list-item>
                      <text:p text:style-name="P1406">توضیحات :‌<text:span text:style-name="T514">هر یک favorit دارای یک </text:span><text:span text:style-name="T515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4"/>
      <text:list xml:id="list115609628122835" text:continue-numbering="true" text:style-name="L38">
        <text:list-item>
          <text:p text:style-name="P1682">favorit_translations: <text:span text:style-name="T516">در این جدول ترجمه های </text:span><text:span text:style-name="T517">caption یک favorit ذخیره میشود !!!!</text:span></text:p>
        </text:list-item>
      </text:list>
      <text:p text:style-name="P95"/>
      <text:list xml:id="list115610530678660" text:continue-numbering="true" text:style-name="L38">
        <text:list-item>
          <text:list>
            <text:list-item>
              <text:p text:style-name="P1407">ستون ها : </text:p>
            </text:list-item>
          </text:list>
        </text:list-item>
      </text:list>
      <text:p text:style-name="P96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3957020975456">
          <table:table-cell table:style-name="Table24.A1" office:value-type="string">
            <text:p text:style-name="P374">Name</text:p>
          </table:table-cell>
          <table:table-cell table:style-name="Table24.A1" office:value-type="string">
            <text:p text:style-name="P374">Data Type</text:p>
          </table:table-cell>
          <table:table-cell table:style-name="Table24.A1" office:value-type="string">
            <text:p text:style-name="P374">Attributes</text:p>
          </table:table-cell>
          <table:table-cell table:style-name="Table24.D1" office:value-type="string">
            <text:p text:style-name="P374">Comment</text:p>
          </table:table-cell>
        </table:table-row>
        <table:table-row table:style-name="TableLine93957021036960">
          <table:table-cell table:style-name="Table24.A2" office:value-type="string">
            <text:p text:style-name="P595">id</text:p>
          </table:table-cell>
          <table:table-cell table:style-name="Table24.A2" office:value-type="string">
            <text:p text:style-name="P599">Big int</text:p>
          </table:table-cell>
          <table:table-cell table:style-name="Table24.A2" office:value-type="string">
            <text:p text:style-name="P602">Unsigned,not null,unique,index</text:p>
            <text:p text:style-name="P603">primary key ,auto increment</text:p>
          </table:table-cell>
          <table:table-cell table:style-name="Table24.D2" office:value-type="string">
            <text:p text:style-name="P330"/>
          </table:table-cell>
        </table:table-row>
        <table:table-row table:style-name="TableLine93957021039136">
          <table:table-cell table:style-name="Table24.A2" office:value-type="string">
            <text:p text:style-name="P596">caption</text:p>
          </table:table-cell>
          <table:table-cell table:style-name="Table24.A2" office:value-type="string">
            <text:p text:style-name="P600">varchar(<text:span text:style-name="T518">164</text:span>)</text:p>
          </table:table-cell>
          <table:table-cell table:style-name="Table24.A2" office:value-type="string">
            <text:p text:style-name="P604">Not null </text:p>
          </table:table-cell>
          <table:table-cell table:style-name="Table24.D2" office:value-type="string">
            <text:p text:style-name="P330"/>
          </table:table-cell>
        </table:table-row>
        <table:table-row table:style-name="TableLine93957021040048">
          <table:table-cell table:style-name="Table24.A2" office:value-type="string">
            <text:p text:style-name="P597">favorit_id</text:p>
          </table:table-cell>
          <table:table-cell table:style-name="Table24.A2" office:value-type="string">
            <text:p text:style-name="P601">Big int</text:p>
          </table:table-cell>
          <table:table-cell table:style-name="Table24.A2" office:value-type="string">
            <text:p text:style-name="P605">Unsigned , not null , </text:p>
            <text:p text:style-name="P670">foreign key → favorits(id)</text:p>
            <text:p text:style-name="P424"/>
            <text:p text:style-name="P658">on Delete → (<text:span text:style-name="T540">cascade</text:span>)</text:p>
            <text:p text:style-name="P658"/>
            <text:p text:style-name="P658">on <text:span text:style-name="T540">Update</text:span> → (<text:span text:style-name="T540">cascade</text:span>)</text:p>
          </table:table-cell>
          <table:table-cell table:style-name="Table24.D2" office:value-type="string">
            <text:p text:style-name="P330"/>
          </table:table-cell>
        </table:table-row>
        <table:table-row table:style-name="TableLine93957021041008">
          <table:table-cell table:style-name="Table24.A2" office:value-type="string">
            <text:p text:style-name="P598">language_id</text:p>
          </table:table-cell>
          <table:table-cell table:style-name="Table24.A2" office:value-type="string">
            <text:p text:style-name="P601">Big int</text:p>
          </table:table-cell>
          <table:table-cell table:style-name="Table24.A2" office:value-type="string">
            <text:p text:style-name="P606">Unsigned , not null , </text:p>
            <text:p text:style-name="P347"><text:span text:style-name="T519">foreign key → </text:span><text:span text:style-name="T520">languages</text:span><text:span text:style-name="T519">(id)</text:span></text:p>
            <text:p text:style-name="P425"/>
            <text:p text:style-name="P659">on Delete → (<text:span text:style-name="T540">cascade</text:span>)</text:p>
            <text:p text:style-name="P659"/>
            <text:p text:style-name="P659">on <text:span text:style-name="T540">Update</text:span> → (<text:span text:style-name="T540">cascade</text:span>)</text:p>
          </table:table-cell>
          <table:table-cell table:style-name="Table24.D2" office:value-type="string">
            <text:p text:style-name="P330"/>
          </table:table-cell>
        </table:table-row>
      </table:table>
      <text:p text:style-name="P279"/>
      <text:list xml:id="list3351805951" text:style-name="L39">
        <text:list-item>
          <text:list>
            <text:list-item>
              <text:p text:style-name="P1408">ارتباطات : </text:p>
              <text:list>
                <text:list-item>
                  <text:p text:style-name="P1408">favorits : </text:p>
                  <text:list>
                    <text:list-item>
                      <text:p text:style-name="P1408">نوع :‌<text:span text:style-name="T521">1 به n</text:span></text:p>
                    </text:list-item>
                    <text:list-item>
                      <text:p text:style-name="P1408">توضیحات : <text:s/><text:span text:style-name="T522">هر یک </text:span><text:span text:style-name="T523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15610649638185" text:continue-numbering="true" text:style-name="L39">
        <text:list-item>
          <text:list>
            <text:list-item>
              <text:list>
                <text:list-item>
                  <text:p text:style-name="P1409">languages : </text:p>
                  <text:list>
                    <text:list-item>
                      <text:p text:style-name="P1410">نوع : <text:span text:style-name="T524">1 به n </text:span></text:p>
                    </text:list-item>
                    <text:list-item>
                      <text:p text:style-name="P1410">توضیحات : <text:span text:style-name="T525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83">services : <text:span text:style-name="T553">در این جدول لیست خدمات من ذخیره میشود که در صفحه اصلی نشان داده میشود !!!</text:span></text:p>
        </text:list-item>
      </text:list>
      <text:p text:style-name="P101"/>
      <text:list xml:id="list115610113255511" text:continue-numbering="true" text:style-name="L39">
        <text:list-item>
          <text:list>
            <text:list-item>
              <text:p text:style-name="P1411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3957021058128">
          <table:table-cell table:style-name="Table25.A1" office:value-type="string">
            <text:p text:style-name="P374">Name</text:p>
          </table:table-cell>
          <table:table-cell table:style-name="Table25.A1" office:value-type="string">
            <text:p text:style-name="P374">Data Type</text:p>
          </table:table-cell>
          <table:table-cell table:style-name="Table25.A1" office:value-type="string">
            <text:p text:style-name="P374">Attributes</text:p>
          </table:table-cell>
          <table:table-cell table:style-name="Table25.D1" office:value-type="string">
            <text:p text:style-name="P374">Comment</text:p>
          </table:table-cell>
        </table:table-row>
        <table:table-row table:style-name="Table25.2">
          <table:table-cell table:style-name="Table25.A2" office:value-type="string">
            <text:p text:style-name="P678">id</text:p>
          </table:table-cell>
          <table:table-cell table:style-name="Table25.A2" office:value-type="string">
            <text:p text:style-name="P681">Big int</text:p>
          </table:table-cell>
          <table:table-cell table:style-name="Table25.A2" office:value-type="string">
            <text:p text:style-name="P684">Unsigned , <text:span text:style-name="T558">not null ,</text:span><text:span text:style-name="T559">unique ,</text:span></text:p>
            <text:p text:style-name="P686">primary key ,auto increment,</text:p>
            <text:p text:style-name="P687">index</text:p>
          </table:table-cell>
          <table:table-cell table:style-name="Table25.D2" office:value-type="string">
            <text:p text:style-name="P330"/>
          </table:table-cell>
        </table:table-row>
        <table:table-row table:style-name="TableLine93957021109520">
          <table:table-cell table:style-name="Table25.A2" office:value-type="string">
            <text:p text:style-name="P679">status</text:p>
          </table:table-cell>
          <table:table-cell table:style-name="Table25.A2" office:value-type="string">
            <text:p text:style-name="P1022">boolean</text:p>
          </table:table-cell>
          <table:table-cell table:style-name="Table25.A2" office:value-type="string">
            <text:p text:style-name="P688">Not <text:span text:style-name="T561">null , defualt </text:span><text:span text:style-name="T562">0</text:span></text:p>
          </table:table-cell>
          <table:table-cell table:style-name="Table25.D2" office:value-type="string">
            <text:p text:style-name="P330"/>
          </table:table-cell>
        </table:table-row>
        <table:table-row table:style-name="TableLine93957021110432">
          <table:table-cell table:style-name="Table25.A2" office:value-type="string">
            <text:p text:style-name="P679">sort</text:p>
          </table:table-cell>
          <table:table-cell table:style-name="Table25.A2" office:value-type="string">
            <text:p text:style-name="P682">Tiny Int</text:p>
          </table:table-cell>
          <table:table-cell table:style-name="Table25.A2" office:value-type="string">
            <text:p text:style-name="P685">Unsigned , <text:span text:style-name="T560">nullable</text:span></text:p>
          </table:table-cell>
          <table:table-cell table:style-name="Table25.D2" office:value-type="string">
            <text:p text:style-name="P330"/>
          </table:table-cell>
        </table:table-row>
        <table:table-row table:style-name="TableLine93957021111392">
          <table:table-cell table:style-name="Table25.A2" office:value-type="string">
            <text:p text:style-name="P680">app_setting_id</text:p>
          </table:table-cell>
          <table:table-cell table:style-name="Table25.A2" office:value-type="string">
            <text:p text:style-name="P683">Big int</text:p>
          </table:table-cell>
          <table:table-cell table:style-name="Table25.A2" office:value-type="string">
            <text:p text:style-name="P689">Not null , <text:span text:style-name="T563">unsigned , </text:span></text:p>
            <text:p text:style-name="P690">foreign key → app_settings(id)</text:p>
            <text:p text:style-name="P690"/>
            <text:p text:style-name="P691">on Delete → (<text:span text:style-name="T564">cascade</text:span>)</text:p>
            <text:p text:style-name="P691"/>
            <text:p text:style-name="P691">on Update → (<text:span text:style-name="T564">cascade</text:span>)</text:p>
          </table:table-cell>
          <table:table-cell table:style-name="Table25.D2" office:value-type="string">
            <text:p text:style-name="P330"/>
          </table:table-cell>
        </table:table-row>
      </table:table>
      <text:p text:style-name="P282"/>
      <text:list xml:id="list115610280850107" text:continue-numbering="true" text:style-name="L39">
        <text:list-item>
          <text:list>
            <text:list-item>
              <text:p text:style-name="P1412">ارتباطات :‌</text:p>
              <text:list>
                <text:list-item>
                  <text:p text:style-name="P1413">app_settings : </text:p>
                  <text:list>
                    <text:list-item>
                      <text:p text:style-name="P1414">نوع : <text:span text:style-name="T566">1 به n</text:span></text:p>
                    </text:list-item>
                    <text:list-item>
                      <text:p text:style-name="P1420">توضیحات :‌ <text:span text:style-name="T567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15609449372189" text:continue-numbering="true" text:style-name="L39">
        <text:list-item>
          <text:list>
            <text:list-item>
              <text:list>
                <text:list-item>
                  <text:p text:style-name="P1424">dates : </text:p>
                  <text:list>
                    <text:list-item>
                      <text:p text:style-name="P1415">نوع : <text:span text:style-name="T568">1 به n </text:span></text:p>
                    </text:list-item>
                    <text:list-item>
                      <text:p text:style-name="P1420">توضیحات :‌<text:span text:style-name="T568">هر یک service دارای چندین date است </text:span><text:span text:style-name="T569">و هر یک date در جدول dates </text:span><text:span text:style-name="T570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15609825584557" text:continue-numbering="true" text:style-name="L39">
        <text:list-item>
          <text:list>
            <text:list-item>
              <text:list>
                <text:list-item>
                  <text:p text:style-name="P1424">users : </text:p>
                  <text:list>
                    <text:list-item>
                      <text:p text:style-name="P1416">نوع : <text:span text:style-name="T571">1 به n</text:span></text:p>
                    </text:list-item>
                    <text:list-item>
                      <text:p text:style-name="P1421">توضیحات :‌ <text:span text:style-name="T571">هر یک user میتواند چندین </text:span><text:span text:style-name="T572">service بسازد </text:span><text:span text:style-name="T573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4"/>
      <text:list xml:id="list115610787432253" text:continue-numbering="true" text:style-name="L39">
        <text:list-item>
          <text:list>
            <text:list-item>
              <text:list>
                <text:list-item>
                  <text:p text:style-name="P1424">service_translations : </text:p>
                  <text:list>
                    <text:list-item>
                      <text:p text:style-name="P1417">نوع : <text:span text:style-name="T574">1 به n</text:span></text:p>
                    </text:list-item>
                    <text:list-item>
                      <text:p text:style-name="P1422">توضیحات :‌ <text:span text:style-name="T574">هر یک </text:span><text:span text:style-name="T575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5"/>
      <text:p text:style-name="P105"/>
      <text:p text:style-name="P105"/>
      <text:list xml:id="list115611130260159" text:continue-numbering="true" text:style-name="L39">
        <text:list-item>
          <text:list>
            <text:list-item>
              <text:list>
                <text:list-item>
                  <text:p text:style-name="P1425"><text:soft-page-break/>iconables :</text:p>
                  <text:list>
                    <text:list-item>
                      <text:p text:style-name="P1418">نوع : <text:span text:style-name="T576">1 به 1 </text:span></text:p>
                    </text:list-item>
                  </text:list>
                </text:list-item>
                <text:list-item>
                  <text:p text:style-name="P1425"><text:span text:style-name="T565">توضیحات </text:span>: <text:span text:style-name="T577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2"/>
      <text:list xml:id="list115609072255057" text:continue-numbering="true" text:style-name="L39">
        <text:list-item>
          <text:p text:style-name="P1667"><text:span text:style-name="T554">service_translations : در این جدول </text:span><text:span text:style-name="T557">ترجمه متن های</text:span><text:span text:style-name="T555"> </text:span><text:span text:style-name="T556">یک service را ذخیره میکنیم </text:span></text:p>
        </text:list-item>
      </text:list>
      <text:p text:style-name="P12"/>
      <text:list xml:id="list115609833066261" text:continue-numbering="true" text:style-name="L39">
        <text:list-item>
          <text:list>
            <text:list-item>
              <text:p text:style-name="P1426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3957021166752">
          <table:table-cell table:style-name="Table26.A1" office:value-type="string">
            <text:p text:style-name="P374">Name</text:p>
          </table:table-cell>
          <table:table-cell table:style-name="Table26.A1" office:value-type="string">
            <text:p text:style-name="P374">Data Type</text:p>
          </table:table-cell>
          <table:table-cell table:style-name="Table26.A1" office:value-type="string">
            <text:p text:style-name="P374">Attributes</text:p>
          </table:table-cell>
          <table:table-cell table:style-name="Table26.D1" office:value-type="string">
            <text:p text:style-name="P374">Comment</text:p>
          </table:table-cell>
        </table:table-row>
        <table:table-row table:style-name="TableLine93957021191072">
          <table:table-cell table:style-name="Table26.A2" office:value-type="string">
            <text:p text:style-name="P692">id</text:p>
          </table:table-cell>
          <table:table-cell table:style-name="Table26.A2" office:value-type="string">
            <text:p text:style-name="P693">Big int</text:p>
          </table:table-cell>
          <table:table-cell table:style-name="Table26.A2" office:value-type="string">
            <text:p text:style-name="P698">Unsigned , index , <text:span text:style-name="T579">unique , </text:span><text:span text:style-name="T580">primary key , </text:span><text:span text:style-name="T581">auto increment ,</text:span></text:p>
            <text:p text:style-name="P699">not null </text:p>
          </table:table-cell>
          <table:table-cell table:style-name="Table26.D2" office:value-type="string">
            <text:p text:style-name="P330"/>
          </table:table-cell>
        </table:table-row>
        <table:table-row table:style-name="TableLine93957021192768">
          <table:table-cell table:style-name="Table26.A2" office:value-type="string">
            <text:p text:style-name="P692">title</text:p>
          </table:table-cell>
          <table:table-cell table:style-name="Table26.A2" office:value-type="string">
            <text:p text:style-name="P694">varchar(64)</text:p>
          </table:table-cell>
          <table:table-cell table:style-name="Table26.A2" office:value-type="string">
            <text:p text:style-name="P700">Not null </text:p>
          </table:table-cell>
          <table:table-cell table:style-name="Table26.D2" office:value-type="string">
            <text:p text:style-name="P330"/>
          </table:table-cell>
        </table:table-row>
        <table:table-row table:style-name="TableLine93957021193680">
          <table:table-cell table:style-name="Table26.A2" office:value-type="string">
            <text:p text:style-name="P692">content</text:p>
          </table:table-cell>
          <table:table-cell table:style-name="Table26.A2" office:value-type="string">
            <text:p text:style-name="P695">varchar(<text:span text:style-name="T578">400</text:span>)</text:p>
          </table:table-cell>
          <table:table-cell table:style-name="Table26.A2" office:value-type="string">
            <text:p text:style-name="P701">Not null </text:p>
          </table:table-cell>
          <table:table-cell table:style-name="Table26.D2" office:value-type="string">
            <text:p text:style-name="P330"/>
          </table:table-cell>
        </table:table-row>
        <table:table-row table:style-name="TableLine93957021194640">
          <table:table-cell table:style-name="Table26.A2" office:value-type="string">
            <text:p text:style-name="P692">service_id</text:p>
          </table:table-cell>
          <table:table-cell table:style-name="Table26.A2" office:value-type="string">
            <text:p text:style-name="P696">Big int </text:p>
          </table:table-cell>
          <table:table-cell table:style-name="Table26.A2" office:value-type="string">
            <text:p text:style-name="P702">Not null , <text:span text:style-name="T583">unsigned ,</text:span></text:p>
            <text:p text:style-name="P707">foreign key → servicers (id) ,</text:p>
            <text:p text:style-name="P702"/>
            <text:p text:style-name="P703">on Delete → (cascade) ,</text:p>
            <text:p text:style-name="P704">on Update → <text:span text:style-name="T582">(cascade) ,</text:span></text:p>
          </table:table-cell>
          <table:table-cell table:style-name="Table26.D2" office:value-type="string">
            <text:p text:style-name="P330"/>
          </table:table-cell>
        </table:table-row>
        <table:table-row table:style-name="TableLine93957021195824">
          <table:table-cell table:style-name="Table26.A2" office:value-type="string">
            <text:p text:style-name="P692">language_id</text:p>
          </table:table-cell>
          <table:table-cell table:style-name="Table26.A2" office:value-type="string">
            <text:p text:style-name="P697">Big int </text:p>
          </table:table-cell>
          <table:table-cell table:style-name="Table26.A2" office:value-type="string">
            <text:p text:style-name="P705">Not null , unsigned , </text:p>
            <text:p text:style-name="P705"><text:span text:style-name="T584">foreign key →</text:span><text:span text:style-name="T585"> </text:span><text:span text:style-name="T586">languages(id)</text:span></text:p>
            <text:p text:style-name="P705"/>
            <text:p text:style-name="P706">on Delete → (<text:span text:style-name="T587">cascade</text:span>)</text:p>
            <text:p text:style-name="P706">on Update → (<text:span text:style-name="T588">cascade</text:span>)</text:p>
          </table:table-cell>
          <table:table-cell table:style-name="Table26.D2" office:value-type="string">
            <text:p text:style-name="P330"/>
          </table:table-cell>
        </table:table-row>
      </table:table>
      <text:p text:style-name="P283"/>
      <text:list xml:id="list115610080647573" text:continue-numbering="true" text:style-name="L39">
        <text:list-item>
          <text:list>
            <text:list-item>
              <text:p text:style-name="P1427">ارتباطات :‌</text:p>
              <text:list>
                <text:list-item>
                  <text:p text:style-name="P1427">services : </text:p>
                  <text:list>
                    <text:list-item>
                      <text:p text:style-name="P1419">نوع : <text:span text:style-name="T574">1 به n</text:span></text:p>
                    </text:list-item>
                    <text:list-item>
                      <text:p text:style-name="P1423">توضیحات :‌ <text:span text:style-name="T574">هر یک </text:span><text:span text:style-name="T575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list xml:id="list115610522617677" text:continue-numbering="true" text:style-name="L39">
        <text:list-item>
          <text:list>
            <text:list-item>
              <text:list>
                <text:list-item>
                  <text:p text:style-name="P1428">languages : </text:p>
                  <text:list>
                    <text:list-item>
                      <text:p text:style-name="P1429">نوع :‌<text:span text:style-name="T589">1 به n </text:span></text:p>
                    </text:list-item>
                    <text:list-item>
                      <text:p text:style-name="P1429">توضیحات : <text:s/><text:span text:style-name="T590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84">skill_groups : <text:span text:style-name="T652">در این جدول skill group ها ذخیره م</text:span><text:span text:style-name="T653">یشود !!!</text:span></text:p>
        </text:list-item>
      </text:list>
      <text:p text:style-name="P117"/>
      <text:list xml:id="list115609543298357" text:continue-numbering="true" text:style-name="L39">
        <text:list-item>
          <text:list>
            <text:list-item>
              <text:p text:style-name="P1430">ستون ها : </text:p>
            </text:list-item>
          </text:list>
        </text:list-item>
      </text:list>
      <text:p text:style-name="P118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3957021219824">
          <table:table-cell table:style-name="Table29.A1" office:value-type="string">
            <text:p text:style-name="P374">Name</text:p>
          </table:table-cell>
          <table:table-cell table:style-name="Table29.A1" office:value-type="string">
            <text:p text:style-name="P374">Data Type</text:p>
          </table:table-cell>
          <table:table-cell table:style-name="Table29.A1" office:value-type="string">
            <text:p text:style-name="P374">Attributes</text:p>
          </table:table-cell>
          <table:table-cell table:style-name="Table29.D1" office:value-type="string">
            <text:p text:style-name="P374">Comment</text:p>
          </table:table-cell>
        </table:table-row>
        <table:table-row table:style-name="TableLine93957021249712">
          <table:table-cell table:style-name="Table29.A2" office:value-type="string">
            <text:p text:style-name="P735">Id</text:p>
          </table:table-cell>
          <table:table-cell table:style-name="Table29.A2" office:value-type="string">
            <text:p text:style-name="P735">Big int</text:p>
          </table:table-cell>
          <table:table-cell table:style-name="Table29.A2" office:value-type="string">
            <text:p text:style-name="P743">Unsigned , not null ,<text:span text:style-name="T657">index,</text:span></text:p>
            <text:p text:style-name="P744">unique ,<text:span text:style-name="T658">primary key ,</text:span></text:p>
            <text:p text:style-name="P747"><text:s/>auto increment</text:p>
          </table:table-cell>
          <table:table-cell table:style-name="Table29.D2" office:value-type="string">
            <text:p text:style-name="P330"/>
          </table:table-cell>
        </table:table-row>
        <table:table-row table:style-name="TableLine93957021252272">
          <table:table-cell table:style-name="Table29.A2" office:value-type="string">
            <text:p text:style-name="P736">name</text:p>
          </table:table-cell>
          <table:table-cell table:style-name="Table29.A2" office:value-type="string">
            <text:p text:style-name="P736">varchar(<text:span text:style-name="T654">50</text:span>)</text:p>
          </table:table-cell>
          <table:table-cell table:style-name="Table29.A2" office:value-type="string">
            <text:p text:style-name="P745">Not null</text:p>
          </table:table-cell>
          <table:table-cell table:style-name="Table29.D2" office:value-type="string">
            <text:p text:style-name="P330"/>
          </table:table-cell>
        </table:table-row>
        <table:table-row table:style-name="TableLine93957021253184">
          <table:table-cell table:style-name="Table29.A2" office:value-type="string">
            <text:p text:style-name="P352"><text:span text:style-name="T655">p</text:span><text:span text:style-name="T656">ercent</text:span></text:p>
          </table:table-cell>
          <table:table-cell table:style-name="Table29.A2" office:value-type="string">
            <text:p text:style-name="P741">Tiny Int</text:p>
          </table:table-cell>
          <table:table-cell table:style-name="Table29.A2" office:value-type="string">
            <text:p text:style-name="P742">Unsigned , not null ,</text:p>
          </table:table-cell>
          <table:table-cell table:style-name="Table29.D2" office:value-type="string">
            <text:p text:style-name="P330"/>
          </table:table-cell>
        </table:table-row>
        <table:table-row table:style-name="TableLine93957021254144">
          <table:table-cell table:style-name="Table29.A2" office:value-type="string">
            <text:p text:style-name="P737">status</text:p>
          </table:table-cell>
          <table:table-cell table:style-name="Table29.A2" office:value-type="string">
            <text:p text:style-name="P1023">boolean</text:p>
          </table:table-cell>
          <table:table-cell table:style-name="Table29.A2" office:value-type="string">
            <text:p text:style-name="P746">Not null defualt ‘<text:span text:style-name="T659">1</text:span>’</text:p>
          </table:table-cell>
          <table:table-cell table:style-name="Table29.D2" office:value-type="string">
            <text:p text:style-name="P330"/>
          </table:table-cell>
        </table:table-row>
        <table:table-row table:style-name="TableLine93957021255056">
          <table:table-cell table:style-name="Table29.A2" office:value-type="string">
            <text:p text:style-name="P738">sort</text:p>
          </table:table-cell>
          <table:table-cell table:style-name="Table29.A2" office:value-type="string">
            <text:p text:style-name="P739">Tiny int</text:p>
          </table:table-cell>
          <table:table-cell table:style-name="Table29.A2" office:value-type="string">
            <text:p text:style-name="P740">Unsigned , nullable</text:p>
          </table:table-cell>
          <table:table-cell table:style-name="Table29.D2" office:value-type="string">
            <text:p text:style-name="P330"/>
          </table:table-cell>
        </table:table-row>
        <table:table-row table:style-name="TableLine93957021256080">
          <table:table-cell table:style-name="Table29.A2" office:value-type="string">
            <text:p text:style-name="P748">app_setting_id</text:p>
          </table:table-cell>
          <table:table-cell table:style-name="Table29.A2" office:value-type="string">
            <text:p text:style-name="P749">Big int</text:p>
          </table:table-cell>
          <table:table-cell table:style-name="Table29.A2" office:value-type="string">
            <text:p text:style-name="P750">Unsigned , <text:span text:style-name="T660">not null , foreign key → app_settings(id)</text:span></text:p>
            <text:p text:style-name="P750"/>
            <text:p text:style-name="P751">on Delete → (<text:span text:style-name="T661">cascade</text:span>)</text:p>
            <text:p text:style-name="P751">on Update → (<text:span text:style-name="T661">cascade</text:span>)</text:p>
          </table:table-cell>
          <table:table-cell table:style-name="Table29.D2" office:value-type="string">
            <text:p text:style-name="P330"/>
          </table:table-cell>
        </table:table-row>
      </table:table>
      <text:p text:style-name="P286"/>
      <text:list xml:id="list2239665172" text:style-name="L40">
        <text:list-item>
          <text:list>
            <text:list-item>
              <text:p text:style-name="P1431">روابط :‌</text:p>
              <text:list>
                <text:list-item>
                  <text:p text:style-name="P1432">app_Settings : </text:p>
                  <text:list>
                    <text:list-item>
                      <text:p text:style-name="P1433">نوع‌: <text:span text:style-name="T662">1 به n</text:span></text:p>
                    </text:list-item>
                    <text:list-item>
                      <text:p text:style-name="P1434">توضیحات: <text:span text:style-name="T665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"/>
      <text:list xml:id="list115609970903785" text:continue-numbering="true" text:style-name="L40">
        <text:list-item>
          <text:list>
            <text:list-item>
              <text:list>
                <text:list-item>
                  <text:p text:style-name="P1438">dates : </text:p>
                  <text:list>
                    <text:list-item>
                      <text:p text:style-name="P1435">نوع‌: <text:span text:style-name="T662">1 به n </text:span></text:p>
                    </text:list-item>
                    <text:list-item>
                      <text:p text:style-name="P1435">توضیحات: <text:span text:style-name="T666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/>
      <text:list xml:id="list115609591463275" text:continue-numbering="true" text:style-name="L40">
        <text:list-item>
          <text:list>
            <text:list-item>
              <text:list>
                <text:list-item>
                  <text:p text:style-name="P1438">users :</text:p>
                  <text:list>
                    <text:list-item>
                      <text:p text:style-name="P1434">نوع‌:<text:span text:style-name="T664">1 به n </text:span></text:p>
                    </text:list-item>
                    <text:list-item>
                      <text:p text:style-name="P1436">توضیحات: <text:span text:style-name="T666">هر یک user </text:span><text:span text:style-name="T667">میتواند چندین skill group ایجاد کند و هر یک </text:span><text:span text:style-name="T668">skill group متعلق به یک user است !!!</text:span><text:span text:style-name="T684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"/>
      <text:p text:style-name="P120"/>
      <text:p text:style-name="P120"/>
      <text:p text:style-name="P120"/>
      <text:p text:style-name="P120"/>
      <text:p text:style-name="P120"/>
      <text:list xml:id="list115610881052934" text:continue-numbering="true" text:style-name="L40">
        <text:list-item>
          <text:list>
            <text:list-item>
              <text:list>
                <text:list-item>
                  <text:p text:style-name="P1439"><text:soft-page-break/>iconables : </text:p>
                  <text:list>
                    <text:list-item>
                      <text:p text:style-name="P1437">نوع‌:<text:span text:style-name="T663">1 به 1</text:span></text:p>
                    </text:list-item>
                    <text:list-item>
                      <text:p text:style-name="P1437">توضیحات: <text:span text:style-name="T668">هر یک skill group </text:span><text:span text:style-name="T669">دارای یک رکورد در جدول iconables است </text:span><text:span text:style-name="T670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"/>
      <text:p text:style-name="P1100"/>
      <text:list xml:id="list115611217379095" text:continue-numbering="true" text:style-name="L40">
        <text:list-item>
          <text:p text:style-name="P1142"><text:span text:style-name="T673">skill_items</text:span><text:span text:style-name="T671"> : </text:span><text:span text:style-name="T672">در این جدول </text:span><text:span text:style-name="T673">skill هایی که عضو هر یک skill_group </text:span><text:span text:style-name="T674">میشود را ذخیره میکند </text:span><text:span text:style-name="T675">به همراه اطلاعات ان skill . </text:span></text:p>
          <text:p text:style-name="P1142"/>
          <text:list>
            <text:list-item>
              <text:p text:style-name="P1440">ستون : </text:p>
            </text:list-item>
          </text:list>
        </text:list-item>
      </text:list>
      <text:p text:style-name="P122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3957021323520">
          <table:table-cell table:style-name="Table30.A1" office:value-type="string">
            <text:p text:style-name="P374">Name</text:p>
          </table:table-cell>
          <table:table-cell table:style-name="Table30.A1" office:value-type="string">
            <text:p text:style-name="P374">Data Type</text:p>
          </table:table-cell>
          <table:table-cell table:style-name="Table30.A1" office:value-type="string">
            <text:p text:style-name="P374">Attributes</text:p>
          </table:table-cell>
          <table:table-cell table:style-name="Table30.D1" office:value-type="string">
            <text:p text:style-name="P374">Comment</text:p>
          </table:table-cell>
        </table:table-row>
        <table:table-row table:style-name="TableLine93957021353392">
          <table:table-cell table:style-name="Table30.A2" office:value-type="string">
            <text:p text:style-name="P752">id</text:p>
          </table:table-cell>
          <table:table-cell table:style-name="Table30.A2" office:value-type="string">
            <text:p text:style-name="P753">Big int</text:p>
          </table:table-cell>
          <table:table-cell table:style-name="Table30.A2" office:value-type="string">
            <text:p text:style-name="P756">Unsigned , not null , index,</text:p>
            <text:p text:style-name="P757">unique , primary key , </text:p>
            <text:p text:style-name="P772">auto increment</text:p>
          </table:table-cell>
          <table:table-cell table:style-name="Table30.D2" office:value-type="string">
            <text:p text:style-name="P330"/>
          </table:table-cell>
        </table:table-row>
        <table:table-row table:style-name="TableLine93957021355440">
          <table:table-cell table:style-name="Table30.A2" office:value-type="string">
            <text:p text:style-name="P752">name</text:p>
          </table:table-cell>
          <table:table-cell table:style-name="Table30.A2" office:value-type="string">
            <text:p text:style-name="P365"><text:span text:style-name="T981">varchar(6</text:span><text:span text:style-name="T980">4</text:span><text:span text:style-name="T981">)</text:span></text:p>
          </table:table-cell>
          <table:table-cell table:style-name="Table30.A2" office:value-type="string">
            <text:p text:style-name="P758">Not null</text:p>
          </table:table-cell>
          <table:table-cell table:style-name="Table30.D2" office:value-type="string">
            <text:p text:style-name="P330"/>
          </table:table-cell>
        </table:table-row>
        <table:table-row table:style-name="TableLine93957021356352">
          <table:table-cell table:style-name="Table30.A2" office:value-type="string">
            <text:p text:style-name="P353"><text:span text:style-name="T655">p</text:span><text:span text:style-name="T656">ercent</text:span></text:p>
          </table:table-cell>
          <table:table-cell table:style-name="Table30.A2" office:value-type="string">
            <text:p text:style-name="P754">Tiny int</text:p>
          </table:table-cell>
          <table:table-cell table:style-name="Table30.A2" office:value-type="string">
            <text:p text:style-name="P759">Unsigned , not null </text:p>
          </table:table-cell>
          <table:table-cell table:style-name="Table30.D2" office:value-type="string">
            <text:p text:style-name="P330"/>
          </table:table-cell>
        </table:table-row>
        <table:table-row table:style-name="TableLine93957021357312">
          <table:table-cell table:style-name="Table30.A2" office:value-type="string">
            <text:p text:style-name="P752">sort</text:p>
          </table:table-cell>
          <table:table-cell table:style-name="Table30.A2" office:value-type="string">
            <text:p text:style-name="P755">Tiny int</text:p>
          </table:table-cell>
          <table:table-cell table:style-name="Table30.A2" office:value-type="string">
            <text:p text:style-name="P760">Unsigned , nullable</text:p>
          </table:table-cell>
          <table:table-cell table:style-name="Table30.D2" office:value-type="string">
            <text:p text:style-name="P330"/>
          </table:table-cell>
        </table:table-row>
        <table:table-row table:style-name="TableLine93957021358576">
          <table:table-cell table:style-name="Table30.A2" office:value-type="string">
            <text:p text:style-name="P752">status</text:p>
          </table:table-cell>
          <table:table-cell table:style-name="Table30.A2" office:value-type="string">
            <text:p text:style-name="P1024">boolean</text:p>
          </table:table-cell>
          <table:table-cell table:style-name="Table30.A2" office:value-type="string">
            <text:p text:style-name="P761">Not null , defualt <text:span text:style-name="T676">1</text:span></text:p>
          </table:table-cell>
          <table:table-cell table:style-name="Table30.D2" office:value-type="string">
            <text:p text:style-name="P330"/>
          </table:table-cell>
        </table:table-row>
        <table:table-row table:style-name="TableLine93957021359600">
          <table:table-cell table:style-name="Table30.A2" office:value-type="string">
            <text:p text:style-name="P752">skill_group_id</text:p>
          </table:table-cell>
          <table:table-cell table:style-name="Table30.A2" office:value-type="string">
            <text:p text:style-name="P755">Big int</text:p>
          </table:table-cell>
          <table:table-cell table:style-name="Table30.A2" office:value-type="string">
            <text:p text:style-name="P762">Unsigned , <text:span text:style-name="T677">nullable , </text:span></text:p>
            <text:p text:style-name="P763">foreign key → <text:span text:style-name="T678">skill_groups(</text:span><text:span text:style-name="T679">id</text:span><text:span text:style-name="T678">)</text:span></text:p>
            <text:p text:style-name="P763"/>
            <text:p text:style-name="P764">on Delete → (set null)</text:p>
            <text:p text:style-name="P765">on Update → (cascade)</text:p>
          </table:table-cell>
          <table:table-cell table:style-name="Table30.D2" office:value-type="string">
            <text:p text:style-name="P330"/>
          </table:table-cell>
        </table:table-row>
      </table:table>
      <text:p text:style-name="P281"/>
      <text:list xml:id="list184163443" text:style-name="L41">
        <text:list-item>
          <text:list>
            <text:list-item>
              <text:p text:style-name="P1441">ارتباط ها :‌</text:p>
              <text:list>
                <text:list-item>
                  <text:p text:style-name="P1442">skill_groups : </text:p>
                  <text:list>
                    <text:list-item>
                      <text:p text:style-name="P1443">نوع : <text:span text:style-name="T680">1 به n </text:span></text:p>
                    </text:list-item>
                    <text:list-item>
                      <text:p text:style-name="P1443">توضیحات : <text:s/><text:span text:style-name="T681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15610169646162" text:continue-numbering="true" text:style-name="L41">
        <text:list-item>
          <text:list>
            <text:list-item>
              <text:list>
                <text:list-item>
                  <text:p text:style-name="P1442">dates : </text:p>
                  <text:list>
                    <text:list-item>
                      <text:p text:style-name="P1443">نوع : <text:span text:style-name="T682">1 به n </text:span></text:p>
                    </text:list-item>
                    <text:list-item>
                      <text:p text:style-name="P1443">توضیحات : <text:span text:style-name="T682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15609643525088" text:continue-numbering="true" text:style-name="L41">
        <text:list-item>
          <text:list>
            <text:list-item>
              <text:list>
                <text:list-item>
                  <text:p text:style-name="P1442">users : </text:p>
                  <text:list>
                    <text:list-item>
                      <text:p text:style-name="P1444">نوع : <text:s/><text:span text:style-name="T682">1 به n </text:span></text:p>
                    </text:list-item>
                    <text:list-item>
                      <text:p text:style-name="P1443">توضیحات : <text:span text:style-name="T683">هر یک user میتواند چندین skill_item ایجاد کند و هر یک sk</text:span><text:span text:style-name="T685">i</text:span><text:span text:style-name="T683">ll _ item متعلق به یک user است . </text:span><text:span text:style-name="T684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85">single_skills : در این جدول skill های تکی که عضو هیچ گروهی نیستند <text:span text:style-name="T686">ذخیره میشود !!!</text:span></text:p>
          <text:list>
            <text:list-item>
              <text:p text:style-name="P1445">ستون ها :‌</text:p>
            </text:list-item>
          </text:list>
        </text:list-item>
      </text:list>
      <text:p text:style-name="P124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3957021404208">
          <table:table-cell table:style-name="Table31.A1" office:value-type="string">
            <text:p text:style-name="P374">Name</text:p>
          </table:table-cell>
          <table:table-cell table:style-name="Table31.A1" office:value-type="string">
            <text:p text:style-name="P374">Data Type</text:p>
          </table:table-cell>
          <table:table-cell table:style-name="Table31.A1" office:value-type="string">
            <text:p text:style-name="P374">Attributes</text:p>
          </table:table-cell>
          <table:table-cell table:style-name="Table31.D1" office:value-type="string">
            <text:p text:style-name="P374">Comment</text:p>
          </table:table-cell>
        </table:table-row>
        <table:table-row table:style-name="TableLine93957021431856">
          <table:table-cell table:style-name="Table31.A2" office:value-type="string">
            <text:p text:style-name="P767">id</text:p>
          </table:table-cell>
          <table:table-cell table:style-name="Table31.A2" office:value-type="string">
            <text:p text:style-name="P771">Big int</text:p>
          </table:table-cell>
          <table:table-cell table:style-name="Table31.A2" office:value-type="string">
            <text:p text:style-name="P771">Unsigned , not null ,index,</text:p>
            <text:p text:style-name="P771">unique , primary key , </text:p>
            <text:p text:style-name="P771">auto increment</text:p>
          </table:table-cell>
          <table:table-cell table:style-name="Table31.D2" office:value-type="string">
            <text:p text:style-name="P330"/>
          </table:table-cell>
        </table:table-row>
        <table:table-row table:style-name="TableLine93957021434032">
          <table:table-cell table:style-name="Table31.A2" office:value-type="string">
            <text:p text:style-name="P767">name</text:p>
          </table:table-cell>
          <table:table-cell table:style-name="Table31.A2" office:value-type="string">
            <text:p text:style-name="P366"><text:span text:style-name="T983">varchar(</text:span><text:span text:style-name="T982">44</text:span><text:span text:style-name="T983">)</text:span></text:p>
          </table:table-cell>
          <table:table-cell table:style-name="Table31.A2" office:value-type="string">
            <text:p text:style-name="P771">Not null</text:p>
          </table:table-cell>
          <table:table-cell table:style-name="Table31.D2" office:value-type="string">
            <text:p text:style-name="P330"/>
          </table:table-cell>
        </table:table-row>
        <table:table-row table:style-name="TableLine93957021434944">
          <table:table-cell table:style-name="Table31.A2" office:value-type="string">
            <text:p text:style-name="P766"><text:span text:style-name="T655">p</text:span><text:span text:style-name="T656">ercent</text:span></text:p>
          </table:table-cell>
          <table:table-cell table:style-name="Table31.A2" office:value-type="string">
            <text:p text:style-name="P771">Tiny int</text:p>
          </table:table-cell>
          <table:table-cell table:style-name="Table31.A2" office:value-type="string">
            <text:p text:style-name="P771"><text:s/>Unsigned , Not null</text:p>
          </table:table-cell>
          <table:table-cell table:style-name="Table31.D2" office:value-type="string">
            <text:p text:style-name="P330"/>
          </table:table-cell>
        </table:table-row>
        <table:table-row table:style-name="TableLine93957021435904">
          <table:table-cell table:style-name="Table31.A2" office:value-type="string">
            <text:p text:style-name="P768">status</text:p>
          </table:table-cell>
          <table:table-cell table:style-name="Table31.A2" office:value-type="string">
            <text:p text:style-name="P1025">boolean</text:p>
          </table:table-cell>
          <table:table-cell table:style-name="Table31.A2" office:value-type="string">
            <text:p text:style-name="P773">No null ,defualt 1</text:p>
          </table:table-cell>
          <table:table-cell table:style-name="Table31.D2" office:value-type="string">
            <text:p text:style-name="P330"/>
          </table:table-cell>
        </table:table-row>
        <table:table-row table:style-name="TableLine93957021437328">
          <table:table-cell table:style-name="Table31.A2" office:value-type="string">
            <text:p text:style-name="P769">sort</text:p>
          </table:table-cell>
          <table:table-cell table:style-name="Table31.A2" office:value-type="string">
            <text:p text:style-name="P771">Tiny int</text:p>
          </table:table-cell>
          <table:table-cell table:style-name="Table31.A2" office:value-type="string">
            <text:p text:style-name="P774">Nullable , unsigned</text:p>
          </table:table-cell>
          <table:table-cell table:style-name="Table31.D2" office:value-type="string">
            <text:p text:style-name="P330"/>
          </table:table-cell>
        </table:table-row>
        <table:table-row table:style-name="TableLine93957021438352">
          <table:table-cell table:style-name="Table31.A2" office:value-type="string">
            <text:p text:style-name="P770">app_setting_id</text:p>
          </table:table-cell>
          <table:table-cell table:style-name="Table31.A2" office:value-type="string">
            <text:p text:style-name="P771">Big int</text:p>
          </table:table-cell>
          <table:table-cell table:style-name="Table31.A2" office:value-type="string">
            <text:p text:style-name="P775">Unsigned , nullable , </text:p>
            <text:p text:style-name="P775">foreign key → app_settings(id)</text:p>
            <text:p text:style-name="P775"/>
            <text:p text:style-name="P776">on Delete → (set null) </text:p>
            <text:p text:style-name="P776">on Update → (cascade) </text:p>
          </table:table-cell>
          <table:table-cell table:style-name="Table31.D2" office:value-type="string">
            <text:p text:style-name="P330"/>
          </table:table-cell>
        </table:table-row>
      </table:table>
      <text:p text:style-name="P287"/>
      <text:list xml:id="list2747599510" text:style-name="L42">
        <text:list-item>
          <text:list>
            <text:list-item>
              <text:p text:style-name="P1446">ارتباطات : </text:p>
              <text:list>
                <text:list-item>
                  <text:p text:style-name="P1447">dates : </text:p>
                  <text:list>
                    <text:list-item>
                      <text:p text:style-name="P1447">نوع : <text:span text:style-name="T687">1 به n</text:span></text:p>
                    </text:list-item>
                    <text:list-item>
                      <text:p text:style-name="P1447">توضیحات : <text:s/><text:span text:style-name="T687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list xml:id="list115609768579062" text:continue-numbering="true" text:style-name="L42">
        <text:list-item>
          <text:list>
            <text:list-item>
              <text:list>
                <text:list-item>
                  <text:p text:style-name="P1448">users : </text:p>
                  <text:list>
                    <text:list-item>
                      <text:p text:style-name="P1448">نوع : <text:span text:style-name="T688">1 به n </text:span></text:p>
                    </text:list-item>
                    <text:list-item>
                      <text:p text:style-name="P1449">توضیحات : <text:span text:style-name="T688">هر یک user میتواند چندین single_skill بسازد و هر یک single_skill متعلق به یک user است !!!</text:span><text:span text:style-name="T684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15609409476755" text:continue-numbering="true" text:style-name="L42">
        <text:list-item>
          <text:list>
            <text:list-item>
              <text:list>
                <text:list-item>
                  <text:p text:style-name="P1450">app_settings : </text:p>
                  <text:list>
                    <text:list-item>
                      <text:p text:style-name="P1450">نوع :‌<text:span text:style-name="T689">1 به n </text:span></text:p>
                    </text:list-item>
                    <text:list-item>
                      <text:p text:style-name="P1450">توضیحات :‌ <text:span text:style-name="T689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86">loading_messages : <text:span text:style-name="T692">در این جدول </text:span><text:span text:style-name="T693">متن های loading ذخیره میشود !!! </text:span><text:span text:style-name="T694">که به صورت رندوم <text:s/>در زمان load دیتاها به کاربر نمایش داده میشوند !!!</text:span></text:p>
        </text:list-item>
      </text:list>
      <text:p text:style-name="P127"/>
      <text:list xml:id="list115610186619759" text:continue-numbering="true" text:style-name="L42">
        <text:list-item>
          <text:list>
            <text:list-item>
              <text:p text:style-name="P1451">ستون ها :‌</text:p>
            </text:list-item>
          </text:list>
        </text:list-item>
      </text:list>
      <text:p text:style-name="P128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3957021475552">
          <table:table-cell table:style-name="Table32.A1" office:value-type="string">
            <text:p text:style-name="P374">Name</text:p>
          </table:table-cell>
          <table:table-cell table:style-name="Table32.A1" office:value-type="string">
            <text:p text:style-name="P374">Data Type</text:p>
          </table:table-cell>
          <table:table-cell table:style-name="Table32.A1" office:value-type="string">
            <text:p text:style-name="P374">Attributes</text:p>
          </table:table-cell>
          <table:table-cell table:style-name="Table32.D1" office:value-type="string">
            <text:p text:style-name="P374">Comment</text:p>
          </table:table-cell>
        </table:table-row>
        <table:table-row table:style-name="TableLine93957021515712">
          <table:table-cell table:style-name="Table32.A2" office:value-type="string">
            <text:p text:style-name="P777">id</text:p>
          </table:table-cell>
          <table:table-cell table:style-name="Table32.A2" office:value-type="string">
            <text:p text:style-name="P779">Big int</text:p>
          </table:table-cell>
          <table:table-cell table:style-name="Table32.A2" office:value-type="string">
            <text:p text:style-name="P781">Unsigned, not null , index </text:p>
            <text:p text:style-name="P782">unique , primary key , auto increment </text:p>
          </table:table-cell>
          <table:table-cell table:style-name="Table32.D2" office:value-type="string">
            <text:p text:style-name="P330"/>
          </table:table-cell>
        </table:table-row>
        <table:table-row table:style-name="TableLine93957021518144">
          <table:table-cell table:style-name="Table32.A2" office:value-type="string">
            <text:p text:style-name="P777">message</text:p>
          </table:table-cell>
          <table:table-cell table:style-name="Table32.A2" office:value-type="string">
            <text:p text:style-name="P780">varchar(<text:span text:style-name="T695">128</text:span>)</text:p>
          </table:table-cell>
          <table:table-cell table:style-name="Table32.A2" office:value-type="string">
            <text:p text:style-name="P783">Not null</text:p>
          </table:table-cell>
          <table:table-cell table:style-name="Table32.D2" office:value-type="string">
            <text:p text:style-name="P330"/>
          </table:table-cell>
        </table:table-row>
        <table:table-row table:style-name="TableLine93957021519056">
          <table:table-cell table:style-name="Table32.A2" office:value-type="string">
            <text:p text:style-name="P778">status</text:p>
          </table:table-cell>
          <table:table-cell table:style-name="Table32.A2" office:value-type="string">
            <text:p text:style-name="P1026">boolean</text:p>
          </table:table-cell>
          <table:table-cell table:style-name="Table32.A2" office:value-type="string">
            <text:p text:style-name="P784">Not nul<text:span text:style-name="T696">l , </text:span><text:span text:style-name="T697">defualt 1 </text:span></text:p>
          </table:table-cell>
          <table:table-cell table:style-name="Table32.D2" office:value-type="string">
            <text:p text:style-name="P330"/>
          </table:table-cell>
        </table:table-row>
        <table:table-row table:style-name="TableLine93957021520016">
          <table:table-cell table:style-name="Table32.A2" office:value-type="string">
            <text:p text:style-name="P778">app_Setting_id</text:p>
          </table:table-cell>
          <table:table-cell table:style-name="Table32.A2" office:value-type="string">
            <text:p text:style-name="P779">Big int</text:p>
          </table:table-cell>
          <table:table-cell table:style-name="Table32.A2" office:value-type="string">
            <text:p text:style-name="P786">Nullable , <text:span text:style-name="T752">unsigned ,</text:span></text:p>
            <text:p text:style-name="P809">foreign key → app_settings(id)</text:p>
            <text:p text:style-name="P785"/>
            <text:p text:style-name="P787">On Delete → (set null) ,</text:p>
            <text:p text:style-name="P787">On Update → (cascade) ,</text:p>
          </table:table-cell>
          <table:table-cell table:style-name="Table32.D2" office:value-type="string">
            <text:p text:style-name="P330"/>
          </table:table-cell>
        </table:table-row>
        <table:table-row table:style-name="TableLine93957021521440">
          <table:table-cell table:style-name="Table32.A2" office:value-type="string">
            <text:p text:style-name="P778">language_id</text:p>
          </table:table-cell>
          <table:table-cell table:style-name="Table32.A2" office:value-type="string">
            <text:p text:style-name="P779">Big int</text:p>
          </table:table-cell>
          <table:table-cell table:style-name="Table32.A2" office:value-type="string">
            <text:p text:style-name="P802">Not null , <text:span text:style-name="T752">unsigned ,</text:span></text:p>
            <text:p text:style-name="P799">foreign key → languages(id)</text:p>
            <text:p text:style-name="P799"/>
            <text:p text:style-name="P788">On Delete → (cascade) ,</text:p>
            <text:p text:style-name="P789">On Update → (cascade) ,</text:p>
          </table:table-cell>
          <table:table-cell table:style-name="Table32.D2" office:value-type="string">
            <text:p text:style-name="P330"/>
          </table:table-cell>
        </table:table-row>
      </table:table>
      <text:p text:style-name="P288"/>
      <text:list xml:id="list373824920" text:style-name="L43">
        <text:list-item>
          <text:list>
            <text:list-item>
              <text:p text:style-name="P1452">ارتباطات : </text:p>
              <text:list>
                <text:list-item>
                  <text:p text:style-name="P1453">app_settings : </text:p>
                  <text:list>
                    <text:list-item>
                      <text:p text:style-name="P1454">نوع : <text:span text:style-name="T699">1 به n </text:span></text:p>
                    </text:list-item>
                    <text:list-item>
                      <text:p text:style-name="P1143"><text:span text:style-name="T700">توضیحات</text:span><text:span text:style-name="T698"> : </text:span><text:span text:style-name="T701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15611191135332" text:continue-numbering="true" text:style-name="L43">
        <text:list-item>
          <text:list>
            <text:list-item>
              <text:list>
                <text:list-item>
                  <text:p text:style-name="P1453">languages : </text:p>
                  <text:list>
                    <text:list-item>
                      <text:p text:style-name="P1454">نوع : <text:span text:style-name="T702">1 به n</text:span></text:p>
                    </text:list-item>
                    <text:list-item>
                      <text:p text:style-name="P1455"><text:span text:style-name="T700">توضیحات</text:span> : <text:span text:style-name="T702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15609310419596" text:continue-numbering="true" text:style-name="L43">
        <text:list-item>
          <text:list>
            <text:list-item>
              <text:list>
                <text:list-item>
                  <text:p text:style-name="P1453">dates : </text:p>
                  <text:list>
                    <text:list-item>
                      <text:p text:style-name="P1454">نوع : <text:span text:style-name="T703">1 به n </text:span></text:p>
                    </text:list-item>
                    <text:list-item>
                      <text:p text:style-name="P1455"><text:span text:style-name="T700">توضیحات</text:span> : <text:span text:style-name="T704">هر یک loading message دارای چندین date است و هر رکورد از جدول date میتواند متعلق به </text:span><text:span text:style-name="T705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p text:style-name="P129"/>
      <text:p text:style-name="P129"/>
      <text:list xml:id="list115610611003231" text:continue-numbering="true" text:style-name="L43">
        <text:list-item>
          <text:list>
            <text:list-item>
              <text:list>
                <text:list-item>
                  <text:p text:style-name="P1453"><text:soft-page-break/>users : </text:p>
                  <text:list>
                    <text:list-item>
                      <text:p text:style-name="P1454">نوع : <text:span text:style-name="T706">1 به n</text:span></text:p>
                    </text:list-item>
                    <text:list-item>
                      <text:p text:style-name="P1455"><text:span text:style-name="T700">توضیحات</text:span> : <text:span text:style-name="T706">هر یک user میتواند چندین loading message بسازد و هر یک loading message متعلق به یک user است !!!(این رابطه توسط جدول dates </text:span><text:span text:style-name="T707">برقرار میشود !!!</text:span><text:span text:style-name="T706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15610104504038" text:continue-numbering="true" text:style-name="L43">
        <text:list-item>
          <text:p text:style-name="P1687">contact_subjects : <text:span text:style-name="T708">در این جدول </text:span><text:span text:style-name="T709">موضوعات </text:span><text:span text:style-name="T710">فورم تماس با ما در صفحه index ذخیره میشود !!!</text:span></text:p>
        </text:list-item>
      </text:list>
      <text:p text:style-name="P130"/>
      <text:list xml:id="list115611090492719" text:continue-numbering="true" text:style-name="L43">
        <text:list-item>
          <text:list>
            <text:list-item>
              <text:p text:style-name="P1456">ستون ها : </text:p>
            </text:list-item>
          </text:list>
        </text:list-item>
      </text:list>
      <text:p text:style-name="P131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3957021550352">
          <table:table-cell table:style-name="Table33.A1" office:value-type="string">
            <text:p text:style-name="P374">Name</text:p>
          </table:table-cell>
          <table:table-cell table:style-name="Table33.A1" office:value-type="string">
            <text:p text:style-name="P374">Data Type</text:p>
          </table:table-cell>
          <table:table-cell table:style-name="Table33.A1" office:value-type="string">
            <text:p text:style-name="P374">Attributes</text:p>
          </table:table-cell>
          <table:table-cell table:style-name="Table33.D1" office:value-type="string">
            <text:p text:style-name="P374">Comment</text:p>
          </table:table-cell>
        </table:table-row>
        <table:table-row table:style-name="TableLine93957021598240">
          <table:table-cell table:style-name="Table33.A2" office:value-type="string">
            <text:p text:style-name="P810">id</text:p>
          </table:table-cell>
          <table:table-cell table:style-name="Table33.A2" office:value-type="string">
            <text:p text:style-name="P811">Big int</text:p>
          </table:table-cell>
          <table:table-cell table:style-name="Table33.A2" office:value-type="string">
            <text:p text:style-name="P814">Unsigned , not null , index ,</text:p>
            <text:p text:style-name="P814">unique , primary key , </text:p>
            <text:p text:style-name="P814">auto increment</text:p>
          </table:table-cell>
          <table:table-cell table:style-name="Table33.D2" office:value-type="string">
            <text:p text:style-name="P330"/>
          </table:table-cell>
        </table:table-row>
        <table:table-row table:style-name="TableLine93957021600416">
          <table:table-cell table:style-name="Table33.A2" office:value-type="string">
            <text:p text:style-name="P810">sort</text:p>
          </table:table-cell>
          <table:table-cell table:style-name="Table33.A2" office:value-type="string">
            <text:p text:style-name="P812">Tiny int</text:p>
          </table:table-cell>
          <table:table-cell table:style-name="Table33.A2" office:value-type="string">
            <text:p text:style-name="P815">Nullable , unsigned </text:p>
          </table:table-cell>
          <table:table-cell table:style-name="Table33.D2" office:value-type="string">
            <text:p text:style-name="P330"/>
          </table:table-cell>
        </table:table-row>
        <table:table-row table:style-name="TableLine93957021601328">
          <table:table-cell table:style-name="Table33.A2" office:value-type="string">
            <text:p text:style-name="P810">status</text:p>
          </table:table-cell>
          <table:table-cell table:style-name="Table33.A2" office:value-type="string">
            <text:p text:style-name="P1027">boolean</text:p>
          </table:table-cell>
          <table:table-cell table:style-name="Table33.A2" office:value-type="string">
            <text:p text:style-name="P816">Not null , <text:span text:style-name="T711">defualt ‘</text:span><text:span text:style-name="T712">1</text:span><text:span text:style-name="T711">’</text:span></text:p>
          </table:table-cell>
          <table:table-cell table:style-name="Table33.D2" office:value-type="string">
            <text:p text:style-name="P330"/>
          </table:table-cell>
        </table:table-row>
        <table:table-row table:style-name="TableLine93957021602288">
          <table:table-cell table:style-name="Table33.A2" office:value-type="string">
            <text:p text:style-name="P810">app_setting_id</text:p>
          </table:table-cell>
          <table:table-cell table:style-name="Table33.A2" office:value-type="string">
            <text:p text:style-name="P813">Big int</text:p>
          </table:table-cell>
          <table:table-cell table:style-name="Table33.A2" office:value-type="string">
            <text:p text:style-name="P818">Not null , <text:span text:style-name="T752">unsigned ,</text:span></text:p>
            <text:p text:style-name="P822">foreign key → app_settings(id)</text:p>
            <text:p text:style-name="P817"/>
            <text:p text:style-name="P820">On Delete → (cascade)</text:p>
            <text:p text:style-name="P820">On Update → (cascade)</text:p>
          </table:table-cell>
          <table:table-cell table:style-name="Table33.D2" office:value-type="string">
            <text:p text:style-name="P330"/>
          </table:table-cell>
        </table:table-row>
      </table:table>
      <text:p text:style-name="P289"/>
      <text:p text:style-name="P289"/>
      <text:list xml:id="list3596968396" text:style-name="L44">
        <text:list-item>
          <text:list>
            <text:list-item>
              <text:p text:style-name="P1457">ارتباطات : </text:p>
              <text:list>
                <text:list-item>
                  <text:p text:style-name="P1458">dates <text:s/>:<text:tab/></text:p>
                  <text:list>
                    <text:list-item>
                      <text:p text:style-name="P1459">نوع : <text:span text:style-name="T713">1 به n </text:span></text:p>
                    </text:list-item>
                    <text:list-item>
                      <text:p text:style-name="P1459">توضیحات : <text:s/><text:span text:style-name="T713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15611146587135" text:continue-numbering="true" text:style-name="L44">
        <text:list-item>
          <text:list>
            <text:list-item>
              <text:list>
                <text:list-item>
                  <text:p text:style-name="P1458">users : </text:p>
                  <text:list>
                    <text:list-item>
                      <text:p text:style-name="P1459">نوع : <text:span text:style-name="T714">1 به n </text:span></text:p>
                    </text:list-item>
                    <text:list-item>
                      <text:p text:style-name="P1459">توضیحات : <text:span text:style-name="T715">هر یک user میتواند چندین </text:span><text:span text:style-name="T716">contact subject ایجاد کند </text:span><text:span text:style-name="T717">و هر یک contact subject متعلق به یک user است </text:span><text:span text:style-name="T718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15609811527999" text:continue-numbering="true" text:style-name="L44">
        <text:list-item>
          <text:list>
            <text:list-item>
              <text:list>
                <text:list-item>
                  <text:p text:style-name="P1458">app_settings : </text:p>
                  <text:list>
                    <text:list-item>
                      <text:p text:style-name="P1459">نوع : <text:span text:style-name="T720">1 به n</text:span></text:p>
                    </text:list-item>
                    <text:list-item>
                      <text:p text:style-name="P1459">توضیحات : <text:span text:style-name="T720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15610963994540" text:continue-numbering="true" text:style-name="L44">
        <text:list-item>
          <text:list>
            <text:list-item>
              <text:list>
                <text:list-item>
                  <text:p text:style-name="P1458">iconables : </text:p>
                  <text:list>
                    <text:list-item>
                      <text:p text:style-name="P1459">نوع : <text:span text:style-name="T719">1 به 1 </text:span></text:p>
                    </text:list-item>
                    <text:list-item>
                      <text:p text:style-name="P1459">توضیحات : <text:span text:style-name="T721">هر یک subject دارای یک رکورد در جدول </text:span><text:span text:style-name="T722">iconables است </text:span><text:span text:style-name="T723">و هر یک </text:span><text:span text:style-name="T724">رکورد در جدول </text:span><text:span text:style-name="T723"><text:s/>iconables میتواند </text:span><text:span text:style-name="T725">متعلق به یک subject باشد </text:span></text:p>
                    </text:list-item>
                  </text:list>
                </text:list-item>
                <text:list-item>
                  <text:p text:style-name="P1460"><text:soft-page-break/>contact_subject_translations : </text:p>
                  <text:list>
                    <text:list-item>
                      <text:p text:style-name="P1461">نوع : <text:span text:style-name="T735">1 به n</text:span></text:p>
                    </text:list-item>
                    <text:list-item>
                      <text:p text:style-name="P1461">توضیحات : <text:span text:style-name="T735">هر یک </text:span><text:span text:style-name="T736">contact subject دارای </text:span><text:span text:style-name="T737">چندین </text:span><text:span text:style-name="T738">translate است و هر یک</text:span><text:span text:style-name="T739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"/>
      <text:list xml:id="list202303216" text:style-name="L45">
        <text:list-item>
          <text:list>
            <text:list-item>
              <text:list>
                <text:list-item>
                  <text:p text:style-name="P1464">contacts : </text:p>
                  <text:list>
                    <text:list-item>
                      <text:p text:style-name="P1466">نوع ‌: <text:span text:style-name="T754">1 به n </text:span></text:p>
                    </text:list-item>
                    <text:list-item>
                      <text:p text:style-name="P1466">توضیحات :‌<text:span text:style-name="T757">هر یک contact متعلق به یک subject است </text:span><text:span text:style-name="T758">و هر یک subject دارای چندین </text:span><text:span text:style-name="T759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"/>
      <text:list xml:id="list115611000366132" text:continue-list="list115610963994540" text:style-name="L44">
        <text:list-item>
          <text:p text:style-name="P1688">contact_subject_translations : <text:span text:style-name="T726">در این جدول </text:span><text:span text:style-name="T727">ترجمه های هر یک از contact subject ذخیره میشود !!!</text:span></text:p>
        </text:list-item>
      </text:list>
      <text:p text:style-name="P133"/>
      <text:list xml:id="list115611181474317" text:continue-numbering="true" text:style-name="L44">
        <text:list-item>
          <text:list>
            <text:list-item>
              <text:p text:style-name="P1470">ستون ها : </text:p>
            </text:list-item>
          </text:list>
        </text:list-item>
      </text:list>
      <text:p text:style-name="P134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3957021685984">
          <table:table-cell table:style-name="Table34.A1" office:value-type="string">
            <text:p text:style-name="P374">Name</text:p>
          </table:table-cell>
          <table:table-cell table:style-name="Table34.A1" office:value-type="string">
            <text:p text:style-name="P374">Data Type</text:p>
          </table:table-cell>
          <table:table-cell table:style-name="Table34.A1" office:value-type="string">
            <text:p text:style-name="P374">Attributes</text:p>
          </table:table-cell>
          <table:table-cell table:style-name="Table34.D1" office:value-type="string">
            <text:p text:style-name="P374">Comment</text:p>
          </table:table-cell>
        </table:table-row>
        <table:table-row table:style-name="TableLine93957021708048">
          <table:table-cell table:style-name="Table34.A2" office:value-type="string">
            <text:p text:style-name="P824">id</text:p>
          </table:table-cell>
          <table:table-cell table:style-name="Table34.A2" office:value-type="string">
            <text:p text:style-name="P825">Big int</text:p>
          </table:table-cell>
          <table:table-cell table:style-name="Table34.A2" office:value-type="string">
            <text:p text:style-name="P828">Unsigned , not null ,</text:p>
            <text:p text:style-name="P828">index , <text:span text:style-name="T728">unique , </text:span></text:p>
            <text:p text:style-name="P829">primary key , <text:span text:style-name="T729">auto increment</text:span></text:p>
          </table:table-cell>
          <table:table-cell table:style-name="Table34.D2" office:value-type="string">
            <text:p text:style-name="P330"/>
          </table:table-cell>
        </table:table-row>
        <table:table-row table:style-name="TableLine93957021710480">
          <table:table-cell table:style-name="Table34.A2" office:value-type="string">
            <text:p text:style-name="P824">name</text:p>
          </table:table-cell>
          <table:table-cell table:style-name="Table34.A2" office:value-type="string">
            <text:p text:style-name="P825">varchar(<text:span text:style-name="T730">50</text:span>)</text:p>
          </table:table-cell>
          <table:table-cell table:style-name="Table34.A2" office:value-type="string">
            <text:p text:style-name="P830">Not null</text:p>
          </table:table-cell>
          <table:table-cell table:style-name="Table34.D2" office:value-type="string">
            <text:p text:style-name="P330"/>
          </table:table-cell>
        </table:table-row>
        <table:table-row table:style-name="TableLine93957021711392">
          <table:table-cell table:style-name="Table34.A2" office:value-type="string">
            <text:p text:style-name="P824">contact_subject_id</text:p>
          </table:table-cell>
          <table:table-cell table:style-name="Table34.A2" office:value-type="string">
            <text:p text:style-name="P826">Big int</text:p>
          </table:table-cell>
          <table:table-cell table:style-name="Table34.A2" office:value-type="string">
            <text:p text:style-name="P832">Not null , <text:span text:style-name="T752">unsigned ,</text:span></text:p>
            <text:p text:style-name="P831">foreign key → contact_subjects(id)</text:p>
            <text:p text:style-name="P831"/>
            <text:p text:style-name="P833">On Delete → (cascade)</text:p>
            <text:p text:style-name="P833">On Update → (cascade)</text:p>
          </table:table-cell>
          <table:table-cell table:style-name="Table34.D2" office:value-type="string">
            <text:p text:style-name="P330"/>
          </table:table-cell>
        </table:table-row>
        <table:table-row table:style-name="TableLine93957021712352">
          <table:table-cell table:style-name="Table34.A2" office:value-type="string">
            <text:p text:style-name="P824">language_id</text:p>
          </table:table-cell>
          <table:table-cell table:style-name="Table34.A2" office:value-type="string">
            <text:p text:style-name="P827">Big int</text:p>
          </table:table-cell>
          <table:table-cell table:style-name="Table34.A2" office:value-type="string">
            <text:p text:style-name="P801">Not null , <text:span text:style-name="T752">unsigned ,</text:span> </text:p>
            <text:p text:style-name="P800">foreign key → languages(id)</text:p>
            <text:p text:style-name="P800"/>
            <text:p text:style-name="P790">On Delete → (cascade) ,</text:p>
            <text:p text:style-name="P790">On Update → (cascade) ,</text:p>
          </table:table-cell>
          <table:table-cell table:style-name="Table34.D2" office:value-type="string">
            <text:p text:style-name="P330"/>
          </table:table-cell>
        </table:table-row>
      </table:table>
      <text:p text:style-name="P290"/>
      <text:list xml:id="list4209236138" text:style-name="L46">
        <text:list-item>
          <text:list>
            <text:list-item>
              <text:p text:style-name="P1471">ارتباطات :‌</text:p>
              <text:list>
                <text:list-item>
                  <text:p text:style-name="P1472">languages : </text:p>
                  <text:list>
                    <text:list-item>
                      <text:p text:style-name="P1462">نوع : <text:span text:style-name="T731">1 به n</text:span></text:p>
                    </text:list-item>
                    <text:list-item>
                      <text:p text:style-name="P1463">توضیحات : <text:span text:style-name="T731">هر یک language دارای چندین </text:span><text:span text:style-name="T732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"><text:span text:style-name="T732"><text:tab/><text:tab/> <text:s text:c="5"/>contact_subject_translations است و هر یک </text:span><text:span text:style-name="T733">رکورد در جدول </text:span></text:p>
      <text:p text:style-name="P137"><text:tab/><text:tab/> <text:s text:c="3"/><text:span text:style-name="T732"><text:s/>contact_subject_translations </text:span><text:span text:style-name="T734">متعلق به یک language است !!!!</text:span></text:p>
      <text:p text:style-name="P135"/>
      <text:list xml:id="list115609345359964" text:continue-numbering="true" text:style-name="L46">
        <text:list-item>
          <text:list>
            <text:list-item>
              <text:list>
                <text:list-item>
                  <text:p text:style-name="P1473">contact_subjects : </text:p>
                  <text:list>
                    <text:list-item>
                      <text:p text:style-name="P1462">نوع : <text:span text:style-name="T735">1 به n</text:span></text:p>
                    </text:list-item>
                    <text:list-item>
                      <text:p text:style-name="P1462">توضیحات : <text:span text:style-name="T735">هر یک </text:span><text:span text:style-name="T736">contact subject دارای </text:span><text:span text:style-name="T737">چندین </text:span><text:span text:style-name="T738">translate است و هر یک </text:span><text:span text:style-name="T739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89">contacts : <text:span text:style-name="T740">در این جدول message های تماس با ما ذخیره میشود !!! که فورم ان در صفحه index است . </text:span></text:p>
          <text:p text:style-name="P1474"><text:span text:style-name="T997">تماس با ما هم میتواند کاربرانی که auth شده اند را پوشش دهد و هم کاربرانی که auth نشده اند !!! </text:span><text:span text:style-name="T998">کاربرانی که auth </text:span><text:span text:style-name="T999">شده اند فیلد name , email انها null میشود و </text:span><text:span text:style-name="T1000">از طریق جدول dates <text:s/>و با فیلد user_id و با created_at میتوانیم بفهمیم این contact برای چه کاربری است !!!</text:span></text:p>
        </text:list-item>
      </text:list>
      <text:p text:style-name="P139"/>
      <text:list xml:id="list115609785429137" text:continue-numbering="true" text:style-name="L46">
        <text:list-item>
          <text:list>
            <text:list-item>
              <text:p text:style-name="P1475">ستون ها :‌</text:p>
            </text:list-item>
          </text:list>
        </text:list-item>
      </text:list>
      <text:p text:style-name="P140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3957021642608">
          <table:table-cell table:style-name="Table35.A1" office:value-type="string">
            <text:p text:style-name="P374">Name</text:p>
          </table:table-cell>
          <table:table-cell table:style-name="Table35.A1" office:value-type="string">
            <text:p text:style-name="P374">Data Type</text:p>
          </table:table-cell>
          <table:table-cell table:style-name="Table35.A1" office:value-type="string">
            <text:p text:style-name="P374">Attributes</text:p>
          </table:table-cell>
          <table:table-cell table:style-name="Table35.D1" office:value-type="string">
            <text:p text:style-name="P374">Comment</text:p>
          </table:table-cell>
        </table:table-row>
        <table:table-row table:style-name="TableLine93957021818592">
          <table:table-cell table:style-name="Table35.A2" office:value-type="string">
            <text:p text:style-name="P834">id</text:p>
          </table:table-cell>
          <table:table-cell table:style-name="Table35.A2" office:value-type="string">
            <text:p text:style-name="P836">Big int</text:p>
          </table:table-cell>
          <table:table-cell table:style-name="Table35.A2" office:value-type="string">
            <text:p text:style-name="P842">Unsigned , index, </text:p>
            <text:p text:style-name="P843">not null ,<text:span text:style-name="T741">primary key , unique ,</text:span></text:p>
            <text:p text:style-name="P843"><text:span text:style-name="T741"><text:s/></text:span><text:span text:style-name="T742">auto increment</text:span></text:p>
          </table:table-cell>
          <table:table-cell table:style-name="Table35.D2" office:value-type="string">
            <text:p text:style-name="P330"/>
          </table:table-cell>
        </table:table-row>
        <table:table-row table:style-name="TableLine93957021820176">
          <table:table-cell table:style-name="Table35.A2" office:value-type="string">
            <text:p text:style-name="P834">name</text:p>
          </table:table-cell>
          <table:table-cell table:style-name="Table35.A2" office:value-type="string">
            <text:p text:style-name="P837">varchar(<text:span text:style-name="T743">48</text:span>)</text:p>
          </table:table-cell>
          <table:table-cell table:style-name="Table35.A2" office:value-type="string">
            <text:p text:style-name="P1036">nullable</text:p>
          </table:table-cell>
          <table:table-cell table:style-name="Table35.D2" office:value-type="string">
            <text:p text:style-name="P330"/>
          </table:table-cell>
        </table:table-row>
        <table:table-row table:style-name="TableLine93957021821088">
          <table:table-cell table:style-name="Table35.A2" office:value-type="string">
            <text:p text:style-name="P834">email</text:p>
          </table:table-cell>
          <table:table-cell table:style-name="Table35.A2" office:value-type="string">
            <text:p text:style-name="P838">varchar(<text:span text:style-name="T744">64</text:span>)</text:p>
          </table:table-cell>
          <table:table-cell table:style-name="Table35.A2" office:value-type="string">
            <text:p text:style-name="P1036">nullable</text:p>
          </table:table-cell>
          <table:table-cell table:style-name="Table35.D2" office:value-type="string">
            <text:p text:style-name="P330"/>
          </table:table-cell>
        </table:table-row>
        <table:table-row table:style-name="TableLine93957021822048">
          <table:table-cell table:style-name="Table35.A2" office:value-type="string">
            <text:p text:style-name="P834">message</text:p>
          </table:table-cell>
          <table:table-cell table:style-name="Table35.A2" office:value-type="string">
            <text:p text:style-name="P852">text</text:p>
          </table:table-cell>
          <table:table-cell table:style-name="Table35.A2" office:value-type="string">
            <text:p text:style-name="P844">Not null </text:p>
          </table:table-cell>
          <table:table-cell table:style-name="Table35.D2" office:value-type="string">
            <text:p text:style-name="P330"/>
          </table:table-cell>
        </table:table-row>
        <table:table-row table:style-name="TableLine93957021823232">
          <table:table-cell table:style-name="Table35.A2" office:value-type="string">
            <text:p text:style-name="P834">ip</text:p>
          </table:table-cell>
          <table:table-cell table:style-name="Table35.A2" office:value-type="string">
            <text:p text:style-name="P841">int</text:p>
          </table:table-cell>
          <table:table-cell table:style-name="Table35.A2" office:value-type="string">
            <text:p text:style-name="P845">Unsigned , not null </text:p>
          </table:table-cell>
          <table:table-cell table:style-name="Table35.D2" office:value-type="string">
            <text:p text:style-name="P330"/>
          </table:table-cell>
        </table:table-row>
        <table:table-row table:style-name="TableLine93957021824096">
          <table:table-cell table:style-name="Table35.A2" office:value-type="string">
            <text:p text:style-name="P834">contact_subject_id</text:p>
          </table:table-cell>
          <table:table-cell table:style-name="Table35.A2" office:value-type="string">
            <text:p text:style-name="P839">Big int</text:p>
          </table:table-cell>
          <table:table-cell table:style-name="Table35.A2" office:value-type="string">
            <text:p text:style-name="P847">Nullable , <text:span text:style-name="T752">unsigned</text:span></text:p>
            <text:p text:style-name="P847"><text:s/><text:span text:style-name="T746">foreign key → </text:span><text:span text:style-name="T747">contact_subjects(id)</text:span></text:p>
            <text:p text:style-name="P846"/>
            <text:p text:style-name="P849">On Delete → <text:span text:style-name="T748">(set Null)</text:span></text:p>
            <text:p text:style-name="P354"><text:span text:style-name="T749">On </text:span><text:span text:style-name="T750">Update</text:span><text:span text:style-name="T749"> → </text:span><text:span text:style-name="T751">(</text:span><text:span text:style-name="T750">cascade</text:span><text:span text:style-name="T751">)</text:span></text:p>
          </table:table-cell>
          <table:table-cell table:style-name="Table35.D2" office:value-type="string">
            <text:p text:style-name="P330"/>
          </table:table-cell>
        </table:table-row>
        <table:table-row table:style-name="TableLine93957021825008">
          <table:table-cell table:style-name="Table35.A2" office:value-type="string">
            <text:p text:style-name="P835">language_id</text:p>
          </table:table-cell>
          <table:table-cell table:style-name="Table35.A2" office:value-type="string">
            <text:p text:style-name="P840">Big int</text:p>
          </table:table-cell>
          <table:table-cell table:style-name="Table35.A2" office:value-type="string">
            <text:p text:style-name="P848">Nullable , <text:span text:style-name="T752">unsigned</text:span></text:p>
            <text:p text:style-name="P355"><text:span text:style-name="T745"><text:s/></text:span><text:span text:style-name="T746">foreign key → </text:span><text:span text:style-name="T753">languages</text:span><text:span text:style-name="T747">(id)</text:span></text:p>
            <text:p text:style-name="P848"/>
            <text:p text:style-name="P850">On Delete → <text:span text:style-name="T748">(set Null)</text:span></text:p>
            <text:p text:style-name="P851"><text:span text:style-name="T749">On </text:span><text:span text:style-name="T750">Update</text:span><text:span text:style-name="T749"> → </text:span><text:span text:style-name="T751">(</text:span><text:span text:style-name="T750">cascade</text:span><text:span text:style-name="T751">)</text:span></text:p>
          </table:table-cell>
          <table:table-cell table:style-name="Table35.D2" office:value-type="string">
            <text:p text:style-name="P330"/>
          </table:table-cell>
        </table:table-row>
      </table:table>
      <text:p text:style-name="P311"/>
      <text:list xml:id="list115611181538560" text:continue-list="list202303216" text:style-name="L45">
        <text:list-item>
          <text:list>
            <text:list-item>
              <text:p text:style-name="P1476">ارتباطات :‌</text:p>
              <text:list>
                <text:list-item>
                  <text:p text:style-name="P1465">languages : </text:p>
                  <text:list>
                    <text:list-item>
                      <text:p text:style-name="P1467">نوع ‌: <text:span text:style-name="T754">1 به n</text:span></text:p>
                    </text:list-item>
                    <text:list-item>
                      <text:p text:style-name="P1467">توضیحات :‌<text:span text:style-name="T755">هر یک contact متعلق به یک language است و هر یک language دارای چندین </text:span><text:span text:style-name="T756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"/>
      <text:list xml:id="list115610291740760" text:continue-numbering="true" text:style-name="L45">
        <text:list-item>
          <text:list>
            <text:list-item>
              <text:list>
                <text:list-item>
                  <text:p text:style-name="P1465">contact_subjects : </text:p>
                  <text:list>
                    <text:list-item>
                      <text:p text:style-name="P1468">نوع ‌: <text:span text:style-name="T754">1 به n </text:span></text:p>
                    </text:list-item>
                    <text:list-item>
                      <text:p text:style-name="P1468">توضیحات :‌<text:span text:style-name="T757">هر یک contact متعلق به یک subject است </text:span><text:span text:style-name="T758">و هر یک subject دارای چندین </text:span><text:span text:style-name="T759">contact میباشد !!!</text:span></text:p>
                    </text:list-item>
                  </text:list>
                </text:list-item>
                <text:list-item>
                  <text:p text:style-name="P1477"><text:soft-page-break/>dates : </text:p>
                  <text:list>
                    <text:list-item>
                      <text:p text:style-name="P1469">نوع ‌: <text:span text:style-name="T760">1 به n </text:span></text:p>
                    </text:list-item>
                    <text:list-item>
                      <text:p text:style-name="P1469">توضیحات :‌ <text:span text:style-name="T760">هر یک contact دارای چندین date است و هر یک date در جدول dates میتواند متعلق به یک contact باشد (created_at , replied_at , </text:span><text:span text:style-name="T761">readed_At</text:span><text:span text:style-name="T760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"/>
      <text:list xml:id="list115609379656350" text:continue-numbering="true" text:style-name="L45">
        <text:list-item>
          <text:list>
            <text:list-item>
              <text:list>
                <text:list-item>
                  <text:p text:style-name="P1478">contact_replies : </text:p>
                  <text:list>
                    <text:list-item>
                      <text:p text:style-name="P1479">نوع : <text:span text:style-name="T767">1 به n </text:span></text:p>
                    </text:list-item>
                    <text:list-item>
                      <text:p text:style-name="P1479">توضیحات ‌: <text:span text:style-name="T767">هر یک contact دارای چندین reply است و هر یک reply متعلق به یک </text:span><text:span text:style-name="T768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"/>
      <text:list xml:id="list115609937966679" text:continue-numbering="true" text:style-name="L45">
        <text:list-item>
          <text:list>
            <text:list-item>
              <text:list>
                <text:list-item>
                  <text:p text:style-name="P1482">users : </text:p>
                  <text:list>
                    <text:list-item>
                      <text:p text:style-name="P1482">نوع :‌ 1 به n </text:p>
                    </text:list-item>
                    <text:list-item>
                      <text:p text:style-name="P1482">توضیحات : <text:s/><text:span text:style-name="T994">هر یک user میتواند چندین contact ایجاد کند و هر یک contact میتواند متعلق به یک user <text:s/></text:span><text:span text:style-name="T995">باشد </text:span><text:span text:style-name="T996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90">contact_replies : در این جدول پاسخ هایی که برای هر کدام از contact <text:s/>ایجاد میشود !!! ذخیره میشود !!!</text:p>
        </text:list-item>
      </text:list>
      <text:p text:style-name="P144"/>
      <text:list xml:id="list115609315943382" text:continue-numbering="true" text:style-name="L45">
        <text:list-item>
          <text:list>
            <text:list-item>
              <text:p text:style-name="P1483">ستون ها : </text:p>
            </text:list-item>
          </text:list>
        </text:list-item>
      </text:list>
      <text:p text:style-name="P144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3957021872176">
          <table:table-cell table:style-name="Table36.A1" office:value-type="string">
            <text:p text:style-name="P374">Name</text:p>
          </table:table-cell>
          <table:table-cell table:style-name="Table36.A1" office:value-type="string">
            <text:p text:style-name="P374">Data Type</text:p>
          </table:table-cell>
          <table:table-cell table:style-name="Table36.A1" office:value-type="string">
            <text:p text:style-name="P374">Attributes</text:p>
          </table:table-cell>
          <table:table-cell table:style-name="Table36.D1" office:value-type="string">
            <text:p text:style-name="P374">Comment</text:p>
          </table:table-cell>
        </table:table-row>
        <table:table-row table:style-name="TableLine93957021895264">
          <table:table-cell table:style-name="Table36.A2" office:value-type="string">
            <text:p text:style-name="P853">id</text:p>
          </table:table-cell>
          <table:table-cell table:style-name="Table36.A2" office:value-type="string">
            <text:p text:style-name="P855">Big int</text:p>
          </table:table-cell>
          <table:table-cell table:style-name="Table36.A2" office:value-type="string">
            <text:p text:style-name="P858">Unsigned , index , primary key ,</text:p>
            <text:p text:style-name="P859">unique , auto increment , </text:p>
            <text:p text:style-name="P861">not null </text:p>
          </table:table-cell>
          <table:table-cell table:style-name="Table36.D2" office:value-type="string">
            <text:p text:style-name="P330"/>
          </table:table-cell>
        </table:table-row>
        <table:table-row table:style-name="TableLine93957021892432">
          <table:table-cell table:style-name="Table36.A2" office:value-type="string">
            <text:p text:style-name="P853">subject</text:p>
          </table:table-cell>
          <table:table-cell table:style-name="Table36.A2" office:value-type="string">
            <text:p text:style-name="P857">varchar(128)</text:p>
          </table:table-cell>
          <table:table-cell table:style-name="Table36.A2" office:value-type="string">
            <text:p text:style-name="P860">Not null </text:p>
          </table:table-cell>
          <table:table-cell table:style-name="Table36.D2" office:value-type="string">
            <text:p text:style-name="P330"/>
          </table:table-cell>
        </table:table-row>
        <table:table-row table:style-name="TableLine93957021893344">
          <table:table-cell table:style-name="Table36.A2" office:value-type="string">
            <text:p text:style-name="P853">message</text:p>
          </table:table-cell>
          <table:table-cell table:style-name="Table36.A2" office:value-type="string">
            <text:p text:style-name="P857">text</text:p>
          </table:table-cell>
          <table:table-cell table:style-name="Table36.A2" office:value-type="string">
            <text:p text:style-name="P860">Not null </text:p>
          </table:table-cell>
          <table:table-cell table:style-name="Table36.D2" office:value-type="string">
            <text:p text:style-name="P330"/>
          </table:table-cell>
        </table:table-row>
        <table:table-row table:style-name="TableLine93957021898784">
          <table:table-cell table:style-name="Table36.A2" office:value-type="string">
            <text:p text:style-name="P854">contact_id</text:p>
          </table:table-cell>
          <table:table-cell table:style-name="Table36.A2" office:value-type="string">
            <text:p text:style-name="P856">Big int</text:p>
          </table:table-cell>
          <table:table-cell table:style-name="Table36.A2" office:value-type="string">
            <text:p text:style-name="P862">Unsigned , Not null , </text:p>
            <text:p text:style-name="P862"><text:span text:style-name="T762">foreign key → </text:span><text:span text:style-name="T763">contacts(id)</text:span></text:p>
            <text:p text:style-name="P862"/>
            <text:p text:style-name="P862"/>
            <text:p text:style-name="P863">On Delete →<text:span text:style-name="T765"> </text:span>(‘<text:span text:style-name="T765">cascade</text:span>’)</text:p>
            <text:p text:style-name="P356"><text:span text:style-name="T764">On </text:span><text:span text:style-name="T766">Update</text:span><text:span text:style-name="T764"> →</text:span><text:span text:style-name="T765"> </text:span><text:span text:style-name="T764">(‘</text:span><text:span text:style-name="T765">cascade</text:span><text:span text:style-name="T764">’)</text:span></text:p>
          </table:table-cell>
          <table:table-cell table:style-name="Table36.D2" office:value-type="string">
            <text:p text:style-name="P330"/>
          </table:table-cell>
        </table:table-row>
      </table:table>
      <text:p text:style-name="P291"/>
      <text:list xml:id="list2436823937" text:style-name="L47">
        <text:list-item>
          <text:list>
            <text:list-item>
              <text:p text:style-name="P1484">ارتباطات :‌</text:p>
              <text:list>
                <text:list-item>
                  <text:p text:style-name="P1484">contacts :</text:p>
                  <text:list>
                    <text:list-item>
                      <text:p text:style-name="P1480">نوع : <text:span text:style-name="T767">1 به n </text:span></text:p>
                    </text:list-item>
                    <text:list-item>
                      <text:p text:style-name="P1480">توضیحات ‌: <text:span text:style-name="T767">هر یک contact دارای چندین reply است و هر یک reply متعلق به یک </text:span><text:span text:style-name="T768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15610343223807" text:continue-numbering="true" text:style-name="L47">
        <text:list-item>
          <text:list>
            <text:list-item>
              <text:list>
                <text:list-item>
                  <text:p text:style-name="P1484">dates : </text:p>
                  <text:list>
                    <text:list-item>
                      <text:p text:style-name="P1485">نوع <text:s/>:<text:span text:style-name="T769">1 به n </text:span></text:p>
                    </text:list-item>
                    <text:list-item>
                      <text:p text:style-name="P1486">توضیحات : <text:span text:style-name="T769">هر یک </text:span><text:span text:style-name="T770">reply دارای چندین date است</text:span></text:p>
                      <text:p text:style-name="P1486"><text:span text:style-name="T770"><text:s/>(create,update,send _at ) و هر یک date در جدول dates میتواند </text:span><text:span text:style-name="T771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"/>
      <text:list xml:id="list115609946429689" text:continue-numbering="true" text:style-name="L47">
        <text:list-item>
          <text:list>
            <text:list-item>
              <text:list>
                <text:list-item>
                  <text:p text:style-name="P1484">users :</text:p>
                  <text:list>
                    <text:list-item>
                      <text:p text:style-name="P1481">نوع : <text:span text:style-name="T772">1 به n </text:span></text:p>
                    </text:list-item>
                    <text:list-item>
                      <text:p text:style-name="P1481">توضیحات ‌: <text:s/><text:span text:style-name="T772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list xml:id="list115611035553825" text:continue-numbering="true" text:style-name="L47">
        <text:list-item>
          <text:p text:style-name="P1691">counters : <text:span text:style-name="T773">در این جدول شمارنده ها ذخیره میشود که در صفحه index نمایش داده میشود !!!</text:span></text:p>
        </text:list-item>
      </text:list>
      <text:p text:style-name="P148"/>
      <text:list xml:id="list115609645337212" text:continue-numbering="true" text:style-name="L47">
        <text:list-item>
          <text:list>
            <text:list-item>
              <text:p text:style-name="P1487">ستون ها :‌</text:p>
            </text:list-item>
          </text:list>
        </text:list-item>
      </text:list>
      <text:p text:style-name="P149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3957021940256">
          <table:table-cell table:style-name="Table37.A1" office:value-type="string">
            <text:p text:style-name="P374">Name</text:p>
          </table:table-cell>
          <table:table-cell table:style-name="Table37.A1" office:value-type="string">
            <text:p text:style-name="P374">Data Type</text:p>
          </table:table-cell>
          <table:table-cell table:style-name="Table37.A1" office:value-type="string">
            <text:p text:style-name="P374">Attributes</text:p>
          </table:table-cell>
          <table:table-cell table:style-name="Table37.D1" office:value-type="string">
            <text:p text:style-name="P374">Comment</text:p>
          </table:table-cell>
        </table:table-row>
        <table:table-row table:style-name="TableLine93957021977920">
          <table:table-cell table:style-name="Table37.A2" office:value-type="string">
            <text:p text:style-name="P864">id</text:p>
          </table:table-cell>
          <table:table-cell table:style-name="Table37.A2" office:value-type="string">
            <text:p text:style-name="P865">Big int</text:p>
          </table:table-cell>
          <table:table-cell table:style-name="Table37.A2" office:value-type="string">
            <text:p text:style-name="P871">Not null , unsigned ,</text:p>
            <text:p text:style-name="P872">index , unique , primary key , </text:p>
            <text:p text:style-name="P872">auto increment</text:p>
          </table:table-cell>
          <table:table-cell table:style-name="Table37.D2" office:value-type="string">
            <text:p text:style-name="P330"/>
          </table:table-cell>
        </table:table-row>
        <table:table-row table:style-name="TableLine93957021980480">
          <table:table-cell table:style-name="Table37.A2" office:value-type="string">
            <text:p text:style-name="P864">number</text:p>
          </table:table-cell>
          <table:table-cell table:style-name="Table37.A2" office:value-type="string">
            <text:p text:style-name="P873">Big int</text:p>
          </table:table-cell>
          <table:table-cell table:style-name="Table37.A2" office:value-type="string">
            <text:p text:style-name="P870">Not null <text:s/>, <text:span text:style-name="T774">unsigned</text:span></text:p>
          </table:table-cell>
          <table:table-cell table:style-name="Table37.D2" office:value-type="string">
            <text:p text:style-name="P330"/>
          </table:table-cell>
        </table:table-row>
        <table:table-row table:style-name="TableLine93957021981392">
          <table:table-cell table:style-name="Table37.A2" office:value-type="string">
            <text:p text:style-name="P864">status</text:p>
          </table:table-cell>
          <table:table-cell table:style-name="Table37.A2" office:value-type="string">
            <text:p text:style-name="P1028">boolean</text:p>
          </table:table-cell>
          <table:table-cell table:style-name="Table37.A2" office:value-type="string">
            <text:p text:style-name="P869">Not null , defualt 1 </text:p>
          </table:table-cell>
          <table:table-cell table:style-name="Table37.D2" office:value-type="string">
            <text:p text:style-name="P330"/>
          </table:table-cell>
        </table:table-row>
        <table:table-row table:style-name="TableLine93957021982352">
          <table:table-cell table:style-name="Table37.A2" office:value-type="string">
            <text:p text:style-name="P864">sort</text:p>
          </table:table-cell>
          <table:table-cell table:style-name="Table37.A2" office:value-type="string">
            <text:p text:style-name="P866">Tiny int</text:p>
          </table:table-cell>
          <table:table-cell table:style-name="Table37.A2" office:value-type="string">
            <text:p text:style-name="P866">Unsigned , nullable</text:p>
          </table:table-cell>
          <table:table-cell table:style-name="Table37.D2" office:value-type="string">
            <text:p text:style-name="P330"/>
          </table:table-cell>
        </table:table-row>
        <table:table-row table:style-name="Table37.6">
          <table:table-cell table:style-name="Table37.A2" office:value-type="string">
            <text:p text:style-name="P864">app_setting_id</text:p>
          </table:table-cell>
          <table:table-cell table:style-name="Table37.A2" office:value-type="string">
            <text:p text:style-name="P867">Big int</text:p>
          </table:table-cell>
          <table:table-cell table:style-name="Table37.A2" office:value-type="string">
            <text:p text:style-name="P874">Unsigned , not null </text:p>
            <text:p text:style-name="P823">foreign key → app_settings(id)</text:p>
            <text:p text:style-name="P819"/>
            <text:p text:style-name="P821">On Delete → (cascade)</text:p>
            <text:p text:style-name="P868"><text:span text:style-name="T775">On Update → (cascade)</text:span> </text:p>
          </table:table-cell>
          <table:table-cell table:style-name="Table37.D2" office:value-type="string">
            <text:p text:style-name="P330"/>
          </table:table-cell>
        </table:table-row>
      </table:table>
      <text:p text:style-name="P292"/>
      <text:p text:style-name="P292"/>
      <text:list xml:id="list599427832" text:style-name="L48">
        <text:list-item>
          <text:list>
            <text:list-item>
              <text:p text:style-name="P1488">رابطه ها : </text:p>
              <text:list>
                <text:list-item>
                  <text:p text:style-name="P1488">dates : </text:p>
                  <text:list>
                    <text:list-item>
                      <text:p text:style-name="P1489">نوع :‌ <text:span text:style-name="T776">1 به n</text:span></text:p>
                    </text:list-item>
                    <text:list-item>
                      <text:p text:style-name="P1489">توضیحات :‌<text:span text:style-name="T777">هر یک counter دارای چندین date است و هر یک date میتواند متعلق به یک </text:span><text:span text:style-name="T778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15610002679632" text:continue-numbering="true" text:style-name="L48">
        <text:list-item>
          <text:list>
            <text:list-item>
              <text:list>
                <text:list-item>
                  <text:p text:style-name="P1488">users : </text:p>
                  <text:list>
                    <text:list-item>
                      <text:p text:style-name="P1489">نوع :‌ <text:span text:style-name="T776">1 به n</text:span></text:p>
                    </text:list-item>
                    <text:list-item>
                      <text:p text:style-name="P1489">توضیحات :‌ <text:span text:style-name="T779">هر یک user میتواند </text:span><text:span text:style-name="T780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15609159131709" text:continue-numbering="true" text:style-name="L48">
        <text:list-item>
          <text:list>
            <text:list-item>
              <text:list>
                <text:list-item>
                  <text:p text:style-name="P1492">iconables : </text:p>
                  <text:list>
                    <text:list-item>
                      <text:p text:style-name="P1490">نوع :‌ <text:span text:style-name="T776">1 به 1</text:span></text:p>
                    </text:list-item>
                    <text:list-item>
                      <text:p text:style-name="P1490">توضیحات :‌<text:span text:style-name="T781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"/>
      <text:p text:style-name="P1099"/>
      <text:list xml:id="list115609391272799" text:continue-numbering="true" text:style-name="L48">
        <text:list-item>
          <text:list>
            <text:list-item>
              <text:list>
                <text:list-item>
                  <text:p text:style-name="P1493">counter_translations :</text:p>
                  <text:list>
                    <text:list-item>
                      <text:p text:style-name="P1494">نوع : <text:span text:style-name="T792">1 به n</text:span></text:p>
                    </text:list-item>
                    <text:list-item>
                      <text:p text:style-name="P1494">توضیحات :‌<text:span text:style-name="T793">هر یک </text:span><text:span text:style-name="T794">translate متعلق به یک counters است </text:span><text:span text:style-name="T795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/>
      <text:list xml:id="list115610181596468" text:continue-numbering="true" text:style-name="L48">
        <text:list-item>
          <text:list>
            <text:list-item>
              <text:list>
                <text:list-item>
                  <text:p text:style-name="P1497">app_settings : </text:p>
                  <text:list>
                    <text:list-item>
                      <text:p text:style-name="P1491">نوع :‌<text:span text:style-name="T782">1 به n</text:span></text:p>
                    </text:list-item>
                    <text:list-item>
                      <text:p text:style-name="P1491">توضیحات :‌ <text:span text:style-name="T782">هر یک app_setting دارای چندین counter است و هر یک counter متعلق به یک </text:span><text:span text:style-name="T783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list xml:id="list115611049669232" text:continue-numbering="true" text:style-name="L48">
        <text:list-item>
          <text:p text:style-name="P1498"><text:soft-page-break/>counter_translations : در این جدول <text:span text:style-name="T784">ترجمه های </text:span><text:span text:style-name="T785">یک counter ذخیره میشود !!!</text:span></text:p>
        </text:list-item>
      </text:list>
      <text:p text:style-name="P153"/>
      <text:list xml:id="list115610652528691" text:continue-numbering="true" text:style-name="L48">
        <text:list-item>
          <text:list>
            <text:list-item>
              <text:p text:style-name="P1499">ستون ها : </text:p>
            </text:list-item>
          </text:list>
        </text:list-item>
      </text:list>
      <text:p text:style-name="P154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3957022077168">
          <table:table-cell table:style-name="Table38.A1" office:value-type="string">
            <text:p text:style-name="P374">Name</text:p>
          </table:table-cell>
          <table:table-cell table:style-name="Table38.A1" office:value-type="string">
            <text:p text:style-name="P374">Data Type</text:p>
          </table:table-cell>
          <table:table-cell table:style-name="Table38.A1" office:value-type="string">
            <text:p text:style-name="P374">Attributes</text:p>
          </table:table-cell>
          <table:table-cell table:style-name="Table38.D1" office:value-type="string">
            <text:p text:style-name="P374">Comment</text:p>
          </table:table-cell>
        </table:table-row>
        <table:table-row table:style-name="TableLine93957021513808">
          <table:table-cell table:style-name="Table38.A2" office:value-type="string">
            <text:p text:style-name="P875">id</text:p>
          </table:table-cell>
          <table:table-cell table:style-name="Table38.A2" office:value-type="string">
            <text:p text:style-name="P876">Big int</text:p>
          </table:table-cell>
          <table:table-cell table:style-name="Table38.A2" office:value-type="string">
            <text:p text:style-name="P879">Unsigned , <text:span text:style-name="T787">index , unique,</text:span></text:p>
            <text:p text:style-name="P881">primary key ,</text:p>
            <text:p text:style-name="P881"><text:s/>auto increment , <text:span text:style-name="T788">not null <text:s/></text:span></text:p>
          </table:table-cell>
          <table:table-cell table:style-name="Table38.D2" office:value-type="string">
            <text:p text:style-name="P330"/>
          </table:table-cell>
        </table:table-row>
        <table:table-row table:style-name="TableLine93957022052496">
          <table:table-cell table:style-name="Table38.A2" office:value-type="string">
            <text:p text:style-name="P875">Title</text:p>
          </table:table-cell>
          <table:table-cell table:style-name="Table38.A2" office:value-type="string">
            <text:p text:style-name="P358"><text:span text:style-name="T786">varchar(</text:span><text:span text:style-name="T791">36</text:span><text:span text:style-name="T786">)</text:span></text:p>
          </table:table-cell>
          <table:table-cell table:style-name="Table38.A2" office:value-type="string">
            <text:p text:style-name="P880">Not null </text:p>
          </table:table-cell>
          <table:table-cell table:style-name="Table38.D2" office:value-type="string">
            <text:p text:style-name="P330"/>
          </table:table-cell>
        </table:table-row>
        <table:table-row table:style-name="TableLine93957022091968">
          <table:table-cell table:style-name="Table38.A2" office:value-type="string">
            <text:p text:style-name="P875">language_id</text:p>
          </table:table-cell>
          <table:table-cell table:style-name="Table38.A2" office:value-type="string">
            <text:p text:style-name="P877">Big int</text:p>
          </table:table-cell>
          <table:table-cell table:style-name="Table38.A2" office:value-type="string">
            <text:p text:style-name="P803">Not null , <text:span text:style-name="T752">unsigned ,</text:span> </text:p>
            <text:p text:style-name="P803">foreign key → languages(id)</text:p>
            <text:p text:style-name="P803"/>
            <text:p text:style-name="P791">On Delete → (cascade) ,</text:p>
            <text:p text:style-name="P791">On Update → (cascade) ,</text:p>
          </table:table-cell>
          <table:table-cell table:style-name="Table38.D2" office:value-type="string">
            <text:p text:style-name="P330"/>
          </table:table-cell>
        </table:table-row>
        <table:table-row table:style-name="TableLine93957022092816">
          <table:table-cell table:style-name="Table38.A2" office:value-type="string">
            <text:p text:style-name="P875">counter_id</text:p>
          </table:table-cell>
          <table:table-cell table:style-name="Table38.A2" office:value-type="string">
            <text:p text:style-name="P878">Big int</text:p>
          </table:table-cell>
          <table:table-cell table:style-name="Table38.A2" office:value-type="string">
            <text:p text:style-name="P804">Not null , <text:span text:style-name="T752">unsigned ,</text:span> </text:p>
            <text:p text:style-name="P357"><text:span text:style-name="T789">foreign key → </text:span><text:span text:style-name="T790">counters</text:span><text:span text:style-name="T789">(id)</text:span></text:p>
            <text:p text:style-name="P804"/>
            <text:p text:style-name="P792">On Delete → (cascade) ,</text:p>
            <text:p text:style-name="P792">On Update → (cascade) ,</text:p>
          </table:table-cell>
          <table:table-cell table:style-name="Table38.D2" office:value-type="string">
            <text:p text:style-name="P330"/>
          </table:table-cell>
        </table:table-row>
      </table:table>
      <text:p text:style-name="P293"/>
      <text:p text:style-name="P293"/>
      <text:list xml:id="list1672723022" text:style-name="L49">
        <text:list-item>
          <text:list>
            <text:list-item>
              <text:p text:style-name="P1500">ارتباطات :‌</text:p>
              <text:list>
                <text:list-item>
                  <text:p text:style-name="P1500">languages : </text:p>
                  <text:list>
                    <text:list-item>
                      <text:p text:style-name="P1495">نوع : <text:span text:style-name="T792">1 به n</text:span></text:p>
                    </text:list-item>
                    <text:list-item>
                      <text:p text:style-name="P1495">توضیحات :‌ <text:span text:style-name="T792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list xml:id="list115611182057617" text:continue-numbering="true" text:style-name="L49">
        <text:list-item>
          <text:list>
            <text:list-item>
              <text:list>
                <text:list-item>
                  <text:p text:style-name="P1500">counters : </text:p>
                  <text:list>
                    <text:list-item>
                      <text:p text:style-name="P1496">نوع : <text:span text:style-name="T792">1 به n</text:span></text:p>
                    </text:list-item>
                    <text:list-item>
                      <text:p text:style-name="P1495">توضیحات :‌<text:span text:style-name="T793">هر یک </text:span><text:span text:style-name="T794">translate متعلق به یک counters است </text:span><text:span text:style-name="T795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list xml:id="list115609849601917" text:continue-numbering="true" text:style-name="L49">
        <text:list-item>
          <text:p text:style-name="P1692">teams : در این جدول <text:span text:style-name="T796">team ها ذخیره میشوند !!</text:span></text:p>
        </text:list-item>
      </text:list>
      <text:p text:style-name="P157"/>
      <text:list xml:id="list115610597403029" text:continue-numbering="true" text:style-name="L49">
        <text:list-item>
          <text:list>
            <text:list-item>
              <text:p text:style-name="P1501">ستون ها : </text:p>
            </text:list-item>
          </text:list>
        </text:list-item>
      </text:list>
      <text:p text:style-name="P158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3957022133472">
          <table:table-cell table:style-name="Table39.A1" office:value-type="string">
            <text:p text:style-name="P374">Name</text:p>
          </table:table-cell>
          <table:table-cell table:style-name="Table39.A1" office:value-type="string">
            <text:p text:style-name="P374">Data Type</text:p>
          </table:table-cell>
          <table:table-cell table:style-name="Table39.A1" office:value-type="string">
            <text:p text:style-name="P374">Attributes</text:p>
          </table:table-cell>
          <table:table-cell table:style-name="Table39.D1" office:value-type="string">
            <text:p text:style-name="P374">Comment</text:p>
          </table:table-cell>
        </table:table-row>
        <table:table-row table:style-name="TableLine93957022146064">
          <table:table-cell table:style-name="Table39.A2" office:value-type="string">
            <text:p text:style-name="P882">id</text:p>
          </table:table-cell>
          <table:table-cell table:style-name="Table39.A2" office:value-type="string">
            <text:p text:style-name="P883">Big int</text:p>
          </table:table-cell>
          <table:table-cell table:style-name="Table39.A2" office:value-type="string">
            <text:p text:style-name="P884">Not null , unsigned ,index ,</text:p>
            <text:p text:style-name="P884">unique , primary key ,</text:p>
            <text:p text:style-name="P884"><text:s/>auto increment</text:p>
          </table:table-cell>
          <table:table-cell table:style-name="Table39.D2" office:value-type="string">
            <text:p text:style-name="P330"/>
          </table:table-cell>
        </table:table-row>
        <table:table-row table:style-name="TableLine93957022148512">
          <table:table-cell table:style-name="Table39.A2" office:value-type="string">
            <text:p text:style-name="P882">status</text:p>
          </table:table-cell>
          <table:table-cell table:style-name="Table39.A2" office:value-type="string">
            <text:p text:style-name="P1029">boolean</text:p>
          </table:table-cell>
          <table:table-cell table:style-name="Table39.A2" office:value-type="string">
            <text:p text:style-name="P885">Not null , defualt 1</text:p>
          </table:table-cell>
          <table:table-cell table:style-name="Table39.D2" office:value-type="string">
            <text:p text:style-name="P330"/>
          </table:table-cell>
        </table:table-row>
      </table:table>
      <text:p text:style-name="P294"/>
      <text:p text:style-name="P294"/>
      <text:list xml:id="list2213803830" text:style-name="L50">
        <text:list-item>
          <text:list>
            <text:list-item>
              <text:p text:style-name="P1502">ارتباطات :‌</text:p>
            </text:list-item>
          </text:list>
        </text:list-item>
      </text:list>
      <text:p text:style-name="P159"/>
      <text:list xml:id="list115609772283305" text:continue-numbering="true" text:style-name="L50">
        <text:list-item>
          <text:list>
            <text:list-item>
              <text:list>
                <text:list-item>
                  <text:p text:style-name="P1502">dates : </text:p>
                  <text:list>
                    <text:list-item>
                      <text:p text:style-name="P1503">نوع :‌<text:span text:style-name="T803">1 به n</text:span></text:p>
                    </text:list-item>
                    <text:list-item>
                      <text:p text:style-name="P1503">توضیحات :‌ <text:span text:style-name="T803">هر یک team دارای چندین date و هر یک date میتواند متعلق به یک </text:span><text:span text:style-name="T804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15610526613979" text:continue-numbering="true" text:style-name="L50">
        <text:list-item>
          <text:list>
            <text:list-item>
              <text:list>
                <text:list-item>
                  <text:p text:style-name="P1502">users : </text:p>
                  <text:list>
                    <text:list-item>
                      <text:p text:style-name="P1503">نوع :‌ <text:span text:style-name="T801">1 به n </text:span></text:p>
                    </text:list-item>
                    <text:list-item>
                      <text:p text:style-name="P1503">توضیحات :‌ <text:span text:style-name="T801">هر یک user میتواند چندین team بسازد و هر یک team </text:span><text:span text:style-name="T802">متعلق به یک user است !!!</text:span><text:span text:style-name="T805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15609835894056" text:continue-numbering="true" text:style-name="L50">
        <text:list-item>
          <text:list>
            <text:list-item>
              <text:list>
                <text:list-item>
                  <text:p text:style-name="P1502">socialables : </text:p>
                  <text:list>
                    <text:list-item>
                      <text:p text:style-name="P1503">نوع :‌<text:span text:style-name="T806">1 به n</text:span></text:p>
                    </text:list-item>
                    <text:list-item>
                      <text:p text:style-name="P1503">توضیحات :‌ <text:span text:style-name="T806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15609581512702" text:continue-numbering="true" text:style-name="L50">
        <text:list-item>
          <text:list>
            <text:list-item>
              <text:list>
                <text:list-item>
                  <text:p text:style-name="P1506">team_translations : </text:p>
                  <text:list>
                    <text:list-item>
                      <text:p text:style-name="P1503">نوع :‌ <text:span text:style-name="T799">1 به n</text:span></text:p>
                    </text:list-item>
                    <text:list-item>
                      <text:p text:style-name="P1503">توضیحات :‌ <text:span text:style-name="T799">هر یک team دارای چندین translate و هر یک translate متعلق به یک </text:span><text:span text:style-name="T800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15609389340802" text:continue-numbering="true" text:style-name="L50">
        <text:list-item>
          <text:list>
            <text:list-item>
              <text:list>
                <text:list-item>
                  <text:p text:style-name="P1144"><text:span text:style-name="T940">iconables</text:span><text:span text:style-name="T941"> : </text:span></text:p>
                  <text:list>
                    <text:list-item>
                      <text:p text:style-name="P1503">نوع :‌<text:span text:style-name="T797">1 به 1 </text:span></text:p>
                    </text:list-item>
                    <text:list-item>
                      <text:p text:style-name="P1504">توضیحات :‌<text:span text:style-name="T797">هر یک </text:span><text:span text:style-name="T798">team یک رکورد در جدول </text:span><text:span text:style-name="T940">iconables</text:span><text:span text:style-name="T798"> دارد و هر یک رکورد در جدول </text:span><text:span text:style-name="T940">iconables</text:span><text:span text:style-name="T798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15610599768791" text:continue-numbering="true" text:style-name="L50">
        <text:list-item>
          <text:list>
            <text:list-item>
              <text:list>
                <text:list-item>
                  <text:p text:style-name="P1668"><text:span text:style-name="T936">portfolios</text:span><text:span text:style-name="T933"> : </text:span></text:p>
                  <text:list>
                    <text:list-item>
                      <text:p text:style-name="P1507">نوع :‌1 به n </text:p>
                    </text:list-item>
                    <text:list-item>
                      <text:p text:style-name="P1507">توضیحات :‌ <text:span text:style-name="T935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93">team_translations : <text:span text:style-name="T807">در این جدول </text:span><text:span text:style-name="T808">ترجمه های هر یک team که برای زبان های مختلق ایجاد میشود ذخیره میکنیم !!!</text:span></text:p>
        </text:list-item>
      </text:list>
      <text:p text:style-name="P160"/>
      <text:list xml:id="list115609344266573" text:continue-numbering="true" text:style-name="L50">
        <text:list-item>
          <text:list>
            <text:list-item>
              <text:p text:style-name="P1511">ستون ها : </text:p>
            </text:list-item>
          </text:list>
        </text:list-item>
      </text:list>
      <text:p text:style-name="P161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3957022218880">
          <table:table-cell table:style-name="Table40.A1" office:value-type="string">
            <text:p text:style-name="P374">Name</text:p>
          </table:table-cell>
          <table:table-cell table:style-name="Table40.A1" office:value-type="string">
            <text:p text:style-name="P374">Data Type</text:p>
          </table:table-cell>
          <table:table-cell table:style-name="Table40.A1" office:value-type="string">
            <text:p text:style-name="P374">Attributes</text:p>
          </table:table-cell>
          <table:table-cell table:style-name="Table40.D1" office:value-type="string">
            <text:p text:style-name="P374">Comment</text:p>
          </table:table-cell>
        </table:table-row>
        <table:table-row table:style-name="TableLine93957022246624">
          <table:table-cell table:style-name="Table40.A2" office:value-type="string">
            <text:p text:style-name="P886">id</text:p>
          </table:table-cell>
          <table:table-cell table:style-name="Table40.A2" office:value-type="string">
            <text:p text:style-name="P888">Big int</text:p>
          </table:table-cell>
          <table:table-cell table:style-name="Table40.A2" office:value-type="string">
            <text:p text:style-name="P892">Not null , unsigned , unique ,</text:p>
            <text:p text:style-name="P892">index , primary key , </text:p>
            <text:p text:style-name="P892">auto increment ,</text:p>
          </table:table-cell>
          <table:table-cell table:style-name="Table40.D2" office:value-type="string">
            <text:p text:style-name="P330"/>
          </table:table-cell>
        </table:table-row>
        <table:table-row table:style-name="TableLine93957022248800">
          <table:table-cell table:style-name="Table40.A2" office:value-type="string">
            <text:p text:style-name="P886">title</text:p>
          </table:table-cell>
          <table:table-cell table:style-name="Table40.A2" office:value-type="string">
            <text:p text:style-name="P359"><text:span text:style-name="T809">varchar(</text:span><text:span text:style-name="T810">64</text:span><text:span text:style-name="T809">)</text:span></text:p>
          </table:table-cell>
          <table:table-cell table:style-name="Table40.A2" office:value-type="string">
            <text:p text:style-name="P893">Not null </text:p>
          </table:table-cell>
          <table:table-cell table:style-name="Table40.D2" office:value-type="string">
            <text:p text:style-name="P330"/>
          </table:table-cell>
        </table:table-row>
        <table:table-row table:style-name="TableLine93957022249712">
          <table:table-cell table:style-name="Table40.A2" office:value-type="string">
            <text:p text:style-name="P889">describe</text:p>
          </table:table-cell>
          <table:table-cell table:style-name="Table40.A2" office:value-type="string">
            <text:p text:style-name="P891">varchar(800)</text:p>
          </table:table-cell>
          <table:table-cell table:style-name="Table40.A2" office:value-type="string">
            <text:p text:style-name="P893">Not null </text:p>
          </table:table-cell>
          <table:table-cell table:style-name="Table40.D2" office:value-type="string">
            <text:p text:style-name="P330"/>
          </table:table-cell>
        </table:table-row>
        <table:table-row table:style-name="TableLine93957022250672">
          <table:table-cell table:style-name="Table40.A2" office:value-type="string">
            <text:p text:style-name="P887">language_id</text:p>
          </table:table-cell>
          <table:table-cell table:style-name="Table40.A2" office:value-type="string">
            <text:p text:style-name="P890">Big int</text:p>
          </table:table-cell>
          <table:table-cell table:style-name="Table40.A2" office:value-type="string">
            <text:p text:style-name="P805">Not null , <text:span text:style-name="T752">unsigned ,</text:span> </text:p>
            <text:p text:style-name="P805">foreign key → languages(id)</text:p>
            <text:p text:style-name="P805"/>
            <text:p text:style-name="P793">On Delete → (cascade) ,</text:p>
            <text:p text:style-name="P793">On Update → (cascade) ,</text:p>
          </table:table-cell>
          <table:table-cell table:style-name="Table40.D2" office:value-type="string">
            <text:p text:style-name="P330"/>
          </table:table-cell>
        </table:table-row>
        <table:table-row table:style-name="TableLine93957022251856">
          <table:table-cell table:style-name="Table40.A2" office:value-type="string">
            <text:p text:style-name="P887">team_id</text:p>
          </table:table-cell>
          <table:table-cell table:style-name="Table40.A2" office:value-type="string">
            <text:p text:style-name="P890">Big int</text:p>
          </table:table-cell>
          <table:table-cell table:style-name="Table40.A2" office:value-type="string">
            <text:p text:style-name="P894">Not null , unsigned ,</text:p>
            <text:p text:style-name="P894">foreign key → teams(id)</text:p>
            <text:p text:style-name="P894"/>
            <text:p text:style-name="P894">On Delete → (cascade) ,</text:p>
            <text:p text:style-name="P894">On <text:span text:style-name="T811">Update</text:span> → (cascade) ,</text:p>
          </table:table-cell>
          <table:table-cell table:style-name="Table40.D2" office:value-type="string">
            <text:p text:style-name="P330"/>
          </table:table-cell>
        </table:table-row>
      </table:table>
      <text:p text:style-name="P295"/>
      <text:p text:style-name="P295"/>
      <text:list xml:id="list3104460592" text:style-name="L51">
        <text:list-item>
          <text:list>
            <text:list-item>
              <text:p text:style-name="P1512">ارتباطات :‌</text:p>
              <text:list>
                <text:list-item>
                  <text:p text:style-name="P1512">teams : </text:p>
                  <text:list>
                    <text:list-item>
                      <text:p text:style-name="P1505">نوع :‌ <text:span text:style-name="T799">1 به n</text:span></text:p>
                    </text:list-item>
                    <text:list-item>
                      <text:p text:style-name="P1505">توضیحات :‌ <text:span text:style-name="T799">هر یک team دارای چندین translate و هر یک translate متعلق به یک </text:span><text:span text:style-name="T800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15610352680562" text:continue-numbering="true" text:style-name="L51">
        <text:list-item>
          <text:list>
            <text:list-item>
              <text:list>
                <text:list-item>
                  <text:p text:style-name="P1512">languages : </text:p>
                  <text:list>
                    <text:list-item>
                      <text:p text:style-name="P1513">نوع : <text:span text:style-name="T812">1 به n </text:span></text:p>
                    </text:list-item>
                    <text:list-item>
                      <text:p text:style-name="P1513">توضیحات : <text:span text:style-name="T812">هر یک </text:span><text:span text:style-name="T813">translate متعلق به یک language است </text:span><text:span text:style-name="T814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p text:style-name="P170"/>
      <text:list xml:id="list115610817299841" text:continue-numbering="true" text:style-name="L51">
        <text:list-item>
          <text:p text:style-name="P1669"><text:span text:style-name="T827">starables</text:span><text:span text:style-name="T826"> : </text:span><text:span text:style-name="T828">در این جدول </text:span><text:span text:style-name="T829">ایتم هایی که دارای ستاره هستند به همراه تعداد ستاره انها ذخیره میشود !! </text:span><text:span text:style-name="T861">فقط ادمین میتواند به یک ایتمی ستاره بدهد … </text:span></text:p>
        </text:list-item>
      </text:list>
      <text:p text:style-name="P13"/>
      <text:list xml:id="list115609868896336" text:continue-numbering="true" text:style-name="L51">
        <text:list-item>
          <text:list>
            <text:list-item>
              <text:p text:style-name="P1514">ستون ها :‌</text:p>
            </text:list-item>
          </text:list>
        </text:list-item>
      </text:list>
      <text:p text:style-name="P171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3957022268944">
          <table:table-cell table:style-name="Table42.A1" office:value-type="string">
            <text:p text:style-name="P374">Name</text:p>
          </table:table-cell>
          <table:table-cell table:style-name="Table42.A1" office:value-type="string">
            <text:p text:style-name="P374">Data Type</text:p>
          </table:table-cell>
          <table:table-cell table:style-name="Table42.A1" office:value-type="string">
            <text:p text:style-name="P374">Attributes</text:p>
          </table:table-cell>
          <table:table-cell table:style-name="Table42.D1" office:value-type="string">
            <text:p text:style-name="P374">Comment</text:p>
          </table:table-cell>
        </table:table-row>
        <table:table-row table:style-name="TableLine93957022314480">
          <table:table-cell table:style-name="Table42.A2" office:value-type="string">
            <text:p text:style-name="P902">id</text:p>
          </table:table-cell>
          <table:table-cell table:style-name="Table42.A2" office:value-type="string">
            <text:p text:style-name="P902">Big int</text:p>
          </table:table-cell>
          <table:table-cell table:style-name="Table42.A2" office:value-type="string">
            <text:p text:style-name="P904">Not null , unsigned , index , </text:p>
            <text:p text:style-name="P904">unique , primary key , </text:p>
            <text:p text:style-name="P904">auto increment</text:p>
          </table:table-cell>
          <table:table-cell table:style-name="Table42.D2" office:value-type="string">
            <text:p text:style-name="P330"/>
          </table:table-cell>
        </table:table-row>
        <table:table-row table:style-name="TableLine93957022316768">
          <table:table-cell table:style-name="Table42.A2" office:value-type="string">
            <text:p text:style-name="P902">object_class</text:p>
          </table:table-cell>
          <table:table-cell table:style-name="Table42.A2" office:value-type="string">
            <text:p text:style-name="P904">varchar(255)</text:p>
          </table:table-cell>
          <table:table-cell table:style-name="Table42.A2" office:value-type="string">
            <text:p text:style-name="P904">Not null</text:p>
          </table:table-cell>
          <table:table-cell table:style-name="Table42.D2" office:value-type="string">
            <text:p text:style-name="P330"/>
          </table:table-cell>
        </table:table-row>
        <table:table-row table:style-name="TableLine93957022317680">
          <table:table-cell table:style-name="Table42.A2" office:value-type="string">
            <text:p text:style-name="P902">object_id</text:p>
          </table:table-cell>
          <table:table-cell table:style-name="Table42.A2" office:value-type="string">
            <text:p text:style-name="P903">Big int</text:p>
          </table:table-cell>
          <table:table-cell table:style-name="Table42.A2" office:value-type="string">
            <text:p text:style-name="P904">Not null , <text:span text:style-name="T830">unsigned</text:span></text:p>
          </table:table-cell>
          <table:table-cell table:style-name="Table42.D2" office:value-type="string">
            <text:p text:style-name="P330"/>
          </table:table-cell>
        </table:table-row>
        <table:table-row table:style-name="TableLine93957022318640">
          <table:table-cell table:style-name="Table42.A2" office:value-type="string">
            <text:p text:style-name="P902">star</text:p>
          </table:table-cell>
          <table:table-cell table:style-name="Table42.A2" office:value-type="string">
            <text:p text:style-name="P906">Float(4,2)</text:p>
          </table:table-cell>
          <table:table-cell table:style-name="Table42.A2" office:value-type="string">
            <text:p text:style-name="P905">Not null , <text:span text:style-name="T831">unsigned</text:span></text:p>
          </table:table-cell>
          <table:table-cell table:style-name="Table42.D2" office:value-type="string">
            <text:p text:style-name="P330"/>
          </table:table-cell>
        </table:table-row>
      </table:table>
      <text:p text:style-name="P297"/>
      <text:list xml:id="list2210813164" text:style-name="L52">
        <text:list-item>
          <text:list>
            <text:list-item>
              <text:p text:style-name="P1515">ارتباط ها : </text:p>
              <text:list>
                <text:list-item>
                  <text:p text:style-name="P1515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172"/>
      <text:list xml:id="list115610255860790" text:continue-numbering="true" text:style-name="L52">
        <text:list-item>
          <text:p text:style-name="P1694">likeables : در این جدول تعداد لایک های هر <text:s/>یک رکورد از جداول را ذخیره میکنیم </text:p>
        </text:list-item>
      </text:list>
      <text:p text:style-name="P175"/>
      <text:list xml:id="list115610612029691" text:continue-numbering="true" text:style-name="L52">
        <text:list-item>
          <text:list>
            <text:list-item>
              <text:p text:style-name="P1516">ستون ها : </text:p>
            </text:list-item>
          </text:list>
        </text:list-item>
      </text:list>
      <text:p text:style-name="P176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3957022345312">
          <table:table-cell table:style-name="Table44.A1" office:value-type="string">
            <text:p text:style-name="P374">Name</text:p>
          </table:table-cell>
          <table:table-cell table:style-name="Table44.A1" office:value-type="string">
            <text:p text:style-name="P374">Data Type</text:p>
          </table:table-cell>
          <table:table-cell table:style-name="Table44.A1" office:value-type="string">
            <text:p text:style-name="P374">Attributes</text:p>
          </table:table-cell>
          <table:table-cell table:style-name="Table44.D1" office:value-type="string">
            <text:p text:style-name="P374">Comment</text:p>
          </table:table-cell>
        </table:table-row>
        <table:table-row table:style-name="TableLine93957022369968">
          <table:table-cell table:style-name="Table44.A2" office:value-type="string">
            <text:p text:style-name="P917">id</text:p>
          </table:table-cell>
          <table:table-cell table:style-name="Table44.A2" office:value-type="string">
            <text:p text:style-name="P917">Big int</text:p>
          </table:table-cell>
          <table:table-cell table:style-name="Table44.A2" office:value-type="string">
            <text:p text:style-name="P919">Unsigned , not null , unique ,</text:p>
            <text:p text:style-name="P919">primary key ,auto increment , </text:p>
            <text:p text:style-name="P919">index</text:p>
          </table:table-cell>
          <table:table-cell table:style-name="Table44.D2" office:value-type="string">
            <text:p text:style-name="P330"/>
          </table:table-cell>
        </table:table-row>
        <table:table-row table:style-name="TableLine93957022372416">
          <table:table-cell table:style-name="Table44.A2" office:value-type="string">
            <text:p text:style-name="P917">object_class</text:p>
          </table:table-cell>
          <table:table-cell table:style-name="Table44.A2" office:value-type="string">
            <text:p text:style-name="P917">varchar(255)</text:p>
          </table:table-cell>
          <table:table-cell table:style-name="Table44.A2" office:value-type="string">
            <text:p text:style-name="P919">Not null </text:p>
          </table:table-cell>
          <table:table-cell table:style-name="Table44.D2" office:value-type="string">
            <text:p text:style-name="P330"/>
          </table:table-cell>
        </table:table-row>
        <table:table-row table:style-name="TableLine93957022373328">
          <table:table-cell table:style-name="Table44.A2" office:value-type="string">
            <text:p text:style-name="P917">object_id</text:p>
          </table:table-cell>
          <table:table-cell table:style-name="Table44.A2" office:value-type="string">
            <text:p text:style-name="P917">Big int</text:p>
          </table:table-cell>
          <table:table-cell table:style-name="Table44.A2" office:value-type="string">
            <text:p text:style-name="P919">Not null , unsigned </text:p>
          </table:table-cell>
          <table:table-cell table:style-name="Table44.D2" office:value-type="string">
            <text:p text:style-name="P330"/>
          </table:table-cell>
        </table:table-row>
        <table:table-row table:style-name="TableLine93957022374288">
          <table:table-cell table:style-name="Table44.A2" office:value-type="string">
            <text:p text:style-name="P917">like</text:p>
          </table:table-cell>
          <table:table-cell table:style-name="Table44.A2" office:value-type="string">
            <text:p text:style-name="P918">Big int</text:p>
          </table:table-cell>
          <table:table-cell table:style-name="Table44.A2" office:value-type="string">
            <text:p text:style-name="P919">Not null , unsigned</text:p>
            <text:p text:style-name="P1047">defualt 0 </text:p>
          </table:table-cell>
          <table:table-cell table:style-name="Table44.D2" office:value-type="string">
            <text:p text:style-name="P330"/>
          </table:table-cell>
        </table:table-row>
        <table:table-row table:style-name="TableLine93957022375712">
          <table:table-cell table:style-name="Table44.A2" office:value-type="string">
            <text:p text:style-name="P1044">disliked</text:p>
          </table:table-cell>
          <table:table-cell table:style-name="Table44.A2" office:value-type="string">
            <text:p text:style-name="P1045">Big int</text:p>
          </table:table-cell>
          <table:table-cell table:style-name="Table44.A2" office:value-type="string">
            <text:p text:style-name="P1046">Not null , unsigned , </text:p>
            <text:p text:style-name="P1046">defualt 0 </text:p>
          </table:table-cell>
          <table:table-cell table:style-name="Table44.D2" office:value-type="string">
            <text:p text:style-name="P330"/>
          </table:table-cell>
        </table:table-row>
      </table:table>
      <text:p text:style-name="P299"/>
      <text:p text:style-name="P299"/>
      <text:list xml:id="list2571759815" text:style-name="L53">
        <text:list-item>
          <text:list>
            <text:list-item>
              <text:p text:style-name="P1517">ارتباطات :‌</text:p>
              <text:list>
                <text:list-item>
                  <text:p text:style-name="P1517">dates : </text:p>
                  <text:list>
                    <text:list-item>
                      <text:p text:style-name="P1517">نوع : <text:span text:style-name="T1035">1 به n </text:span></text:p>
                    </text:list-item>
                    <text:list-item>
                      <text:p text:style-name="P1145"><text:span text:style-name="T1029">توضیحات : </text:span><text:span text:style-name="T846">هر یک </text:span><text:span text:style-name="T1028">رکورد در جدول likeables </text:span><text:span text:style-name="T846"><text:s/>دارای چندین رکورد</text:span><text:span text:style-name="T847">(</text:span><text:span text:style-name="T846"> از نوع </text:span><text:span text:style-name="T1030">liked_at , disliked_at</text:span><text:span text:style-name="T846"> <text:s/>: </text:span><text:span text:style-name="T848">چونکه هر رکورد در likables اپدیت میشود </text:span><text:span text:style-name="T1032">که ان اپدیت یا برای like است ویا deslike است </text:span><text:span text:style-name="T848"><text:s/></text:span><text:span text:style-name="T849">و </text:span><text:span text:style-name="T1033">ما</text:span><text:span text:style-name="T849"> میخواهیم ببینیم </text:span><text:span text:style-name="T1034">کدام user </text:span><text:span text:style-name="T849"><text:s/>انرا</text:span><text:span text:style-name="T1034">like و یا deslike </text:span><text:span text:style-name="T849"><text:s/>میکند </text:span><text:span text:style-name="T850"><text:s/></text:span><text:span text:style-name="T847">) </text:span><text:span text:style-name="T846">در جدول dates دارد و </text:span><text:span text:style-name="T851">هر یک date در جدول dates میتواند متعلق به یک </text:span><text:span text:style-name="T1031">رکورد در جدول likeables</text:span><text:span text:style-name="T851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0"/>
      <text:list xml:id="list115611067045085" text:continue-numbering="true" text:style-name="L53">
        <text:list-item>
          <text:list>
            <text:list-item>
              <text:list>
                <text:list-item>
                  <text:p text:style-name="P1517">users </text:p>
                  <text:list>
                    <text:list-item>
                      <text:p text:style-name="P1517">نوع :<text:span text:style-name="T852">n به n </text:span></text:p>
                    </text:list-item>
                    <text:list-item>
                      <text:p text:style-name="P1146"><text:span text:style-name="T853">توضیحات :‌هر یک رکورد از جدول likeables را چندین user </text:span><text:span text:style-name="T854">میتواند</text:span><text:span text:style-name="T853"> آپدیت کنند</text:span></text:p>
                      <text:p text:style-name="P1146"><text:span text:style-name="T853"><text:s/></text:span><text:span text:style-name="T859">( که لیست </text:span><text:span text:style-name="T860">user هایی که اپدیت کرده اند را در جدول dates نگه داری میشود </text:span><text:span text:style-name="T1037">به همراه نوع اپدیت انها like || dislike </text:span><text:span text:style-name="T860"><text:s/>اینطوری میتوان فهمید کدام user و در کدام تاریخ ایتمی را لایک </text:span><text:span text:style-name="T1036">ویا disliked </text:span><text:span text:style-name="T860"><text:s/>کرده است !!! </text:span><text:span text:style-name="T859">)</text:span></text:p>
                      <text:p text:style-name="P1146"/>
                      <text:p text:style-name="P1146"><text:span text:style-name="T855">و هر یک user میتواند چندین </text:span><text:span text:style-name="T856">رکورد اپد</text:span><text:span text:style-name="T857">یت شده </text:span><text:span text:style-name="T858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15609253405549" text:continue-numbering="true" text:style-name="L53">
        <text:list-item>
          <text:p text:style-name="P1695">comments : <text:span text:style-name="T1001">در این جدول comment ها</text:span><text:span text:style-name="T1002">ی هر ایتم </text:span><text:span text:style-name="T1001"><text:s/>ذخیره میشوند </text:span></text:p>
          <text:p text:style-name="P1518">این جدول <text:span text:style-name="T1026">کامنت کاربر هایی که log in شده اند و هم کاربرانی که login نشده اند را ذخیره میکند با استفاده از فیلد های name , email , <text:s/>.</text:span></text:p>
          <text:p text:style-name="P1519">درزمانیکه کاربر login است و میخواهد comment بگذارد فیلد های name , email , به صورت null پر میشوند <text:span text:style-name="T1027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25"/>
      <text:list xml:id="list115611148965334" text:continue-numbering="true" text:style-name="L53">
        <text:list-item>
          <text:list>
            <text:list-item>
              <text:p text:style-name="P1520">ستون ها :‌</text:p>
            </text:list-item>
          </text:list>
        </text:list-item>
      </text:list>
      <text:p text:style-name="P226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3957022403584">
          <table:table-cell table:style-name="Table56.A1" office:value-type="string">
            <text:p text:style-name="P374">Name</text:p>
          </table:table-cell>
          <table:table-cell table:style-name="Table56.A1" office:value-type="string">
            <text:p text:style-name="P374">Data Type</text:p>
          </table:table-cell>
          <table:table-cell table:style-name="Table56.A1" office:value-type="string">
            <text:p text:style-name="P374">Attributes</text:p>
          </table:table-cell>
          <table:table-cell table:style-name="Table56.D1" office:value-type="string">
            <text:p text:style-name="P374">Comment</text:p>
          </table:table-cell>
        </table:table-row>
        <table:table-row table:style-name="TableLine93957022480384">
          <table:table-cell table:style-name="Table56.A2" office:value-type="string">
            <text:p text:style-name="P1037">id</text:p>
          </table:table-cell>
          <table:table-cell table:style-name="Table56.A2" office:value-type="string">
            <text:p text:style-name="P1038">Big int</text:p>
          </table:table-cell>
          <table:table-cell table:style-name="Table56.A2" office:value-type="string">
            <text:p text:style-name="P1040">Not null , unsigned , index ,</text:p>
            <text:p text:style-name="P1040">priamry key , unique ,</text:p>
            <text:p text:style-name="P1040">auto increment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3957022482944">
          <table:table-cell table:style-name="Table56.A2" office:value-type="string">
            <text:p text:style-name="P1037">name</text:p>
          </table:table-cell>
          <table:table-cell table:style-name="Table56.A2" office:value-type="string">
            <text:p text:style-name="P1039">varchar(<text:span text:style-name="T1003">50</text:span>)</text:p>
          </table:table-cell>
          <table:table-cell table:style-name="Table56.A2" office:value-type="string">
            <text:p text:style-name="P1041">nullable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3957022483856">
          <table:table-cell table:style-name="Table56.A2" office:value-type="string">
            <text:p text:style-name="P1037">email</text:p>
          </table:table-cell>
          <table:table-cell table:style-name="Table56.A2" office:value-type="string">
            <text:p text:style-name="P1039">varchar(<text:span text:style-name="T1003">64</text:span>)</text:p>
          </table:table-cell>
          <table:table-cell table:style-name="Table56.A2" office:value-type="string">
            <text:p text:style-name="P1041">Nullable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3957022484816">
          <table:table-cell table:style-name="Table56.A2" office:value-type="string">
            <text:p text:style-name="P1037">url</text:p>
          </table:table-cell>
          <table:table-cell table:style-name="Table56.A2" office:value-type="string">
            <text:p text:style-name="P1039">varchar(<text:span text:style-name="T1004">32</text:span>)</text:p>
          </table:table-cell>
          <table:table-cell table:style-name="Table56.A2" office:value-type="string">
            <text:p text:style-name="P1041">nullable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3957022486240">
          <table:table-cell table:style-name="Table56.A2" office:value-type="string">
            <text:p text:style-name="P1037">body</text:p>
          </table:table-cell>
          <table:table-cell table:style-name="Table56.A2" office:value-type="string">
            <text:p text:style-name="P1039">varchar(<text:span text:style-name="T1005">4000</text:span>)</text:p>
          </table:table-cell>
          <table:table-cell table:style-name="Table56.A2" office:value-type="string">
            <text:p text:style-name="P1041">Not null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3957022487264">
          <table:table-cell table:style-name="Table56.A2" office:value-type="string">
            <text:p text:style-name="P1037">object_class</text:p>
          </table:table-cell>
          <table:table-cell table:style-name="Table56.A2" office:value-type="string">
            <text:p text:style-name="P1039">varchar(255)</text:p>
          </table:table-cell>
          <table:table-cell table:style-name="Table56.A2" office:value-type="string">
            <text:p text:style-name="P1041">Not null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3957022488336">
          <table:table-cell table:style-name="Table56.A2" office:value-type="string">
            <text:p text:style-name="P1037">object_id</text:p>
          </table:table-cell>
          <table:table-cell table:style-name="Table56.A2" office:value-type="string">
            <text:p text:style-name="P1039">Big int</text:p>
          </table:table-cell>
          <table:table-cell table:style-name="Table56.A2" office:value-type="string">
            <text:p text:style-name="P1041">Not null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3957022489408">
          <table:table-cell table:style-name="Table56.A2" office:value-type="string">
            <text:p text:style-name="P1037">comment_id</text:p>
          </table:table-cell>
          <table:table-cell table:style-name="Table56.A2" office:value-type="string">
            <text:p text:style-name="P1039">Big int</text:p>
          </table:table-cell>
          <table:table-cell table:style-name="Table56.A2" office:value-type="string">
            <text:p text:style-name="P1041">nullable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3957022490400">
          <table:table-cell table:style-name="Table56.A2" office:value-type="string">
            <text:p text:style-name="P1037">ip</text:p>
          </table:table-cell>
          <table:table-cell table:style-name="Table56.A2" office:value-type="string">
            <text:p text:style-name="P1039">int</text:p>
          </table:table-cell>
          <table:table-cell table:style-name="Table56.A2" office:value-type="string">
            <text:p text:style-name="P1041">Not null</text:p>
          </table:table-cell>
          <table:table-cell table:style-name="Table56.D2" office:value-type="string">
            <text:p text:style-name="P330"/>
          </table:table-cell>
        </table:table-row>
        <table:table-row table:style-name="TableLine93957022491472">
          <table:table-cell table:style-name="Table56.A2" office:value-type="string">
            <text:p text:style-name="P1037">language_id</text:p>
          </table:table-cell>
          <table:table-cell table:style-name="Table56.A2" office:value-type="string">
            <text:p text:style-name="P1039">Big int</text:p>
          </table:table-cell>
          <table:table-cell table:style-name="Table56.A2" office:value-type="string">
            <text:p text:style-name="P1041">Not null</text:p>
          </table:table-cell>
          <table:table-cell table:style-name="Table56.D2" office:value-type="string">
            <text:p text:style-name="P330"/>
          </table:table-cell>
        </table:table-row>
      </table:table>
      <text:p text:style-name="P312"/>
      <text:p text:style-name="P312"/>
      <text:list xml:id="list2797490707" text:style-name="L54">
        <text:list-item>
          <text:list>
            <text:list-item>
              <text:p text:style-name="P1521">ارتباط ها : </text:p>
              <text:list>
                <text:list-item>
                  <text:p text:style-name="P1521">dates : </text:p>
                  <text:list>
                    <text:list-item>
                      <text:p text:style-name="P1521">نوع : <text:span text:style-name="T1010">1 به n </text:span></text:p>
                    </text:list-item>
                    <text:list-item>
                      <text:p text:style-name="P1521">توضیحات : <text:span text:style-name="T1010">هر یک comment دارای چندین date است و هر یک date میتواند متعلق به یک comment باشد !!!</text:span><text:span text:style-name="T1013">(</text:span><text:span text:style-name="T1014">created_At , accepted_at</text:span><text:span text:style-name="T1013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list xml:id="list115610876969242" text:continue-numbering="true" text:style-name="L54">
        <text:list-item>
          <text:list>
            <text:list-item>
              <text:list>
                <text:list-item>
                  <text:p text:style-name="P1147"><text:span text:style-name="T1007">languages</text:span><text:span text:style-name="T1006"> : </text:span></text:p>
                  <text:list>
                    <text:list-item>
                      <text:p text:style-name="P1521">نوع :<text:span text:style-name="T1011">1 به n </text:span></text:p>
                    </text:list-item>
                    <text:list-item>
                      <text:p text:style-name="P1521">توضیحات :<text:span text:style-name="T1012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p text:style-name="P1101"/>
      <text:list xml:id="list115611348612043" text:continue-numbering="true" text:style-name="L54">
        <text:list-item>
          <text:list>
            <text:list-item>
              <text:list>
                <text:list-item>
                  <text:p text:style-name="P1148"><text:span text:style-name="T1009">users</text:span><text:span text:style-name="T1006"> : </text:span></text:p>
                  <text:list>
                    <text:list-item>
                      <text:p text:style-name="P1522">نوع :<text:span text:style-name="T1015">1 به n </text:span></text:p>
                    </text:list-item>
                    <text:list-item>
                      <text:p text:style-name="P1522">توضیحات : <text:span text:style-name="T1016">هر یک user میتواند چندین </text:span><text:span text:style-name="T1017">comment ایجاد کند و هر یک comment میتواند متعلق به یک user باشد </text:span><text:span text:style-name="T1018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8"/>
      <text:list xml:id="list115609266416307" text:continue-numbering="true" text:style-name="L54">
        <text:list-item>
          <text:list>
            <text:list-item>
              <text:list>
                <text:list-item>
                  <text:p text:style-name="P1524">comments : </text:p>
                  <text:list>
                    <text:list-item>
                      <text:p text:style-name="P1524">نوع :‌ <text:span text:style-name="T1019">1 به n </text:span></text:p>
                    </text:list-item>
                    <text:list-item>
                      <text:p text:style-name="P1524">توضیحات :‌ <text:span text:style-name="T1020">هر یک comment میتواند متعلق به یک <text:s/>comment دیگر باشد !! و هر یک </text:span><text:span text:style-name="T1021">comment میتواند </text:span><text:span text:style-name="T1022">چندین comment داشته باشد !!!</text:span></text:p>
                      <text:p text:style-name="P1525">(این رابطه برای ایجاد comment های تودرتو <text:span text:style-name="T1023">است </text:span><text:span text:style-name="T1024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28"/>
      <text:list xml:id="list115610013680476" text:continue-numbering="true" text:style-name="L54">
        <text:list-item>
          <text:list>
            <text:list-item>
              <text:list>
                <text:list-item>
                  <text:p text:style-name="P1149"><text:span text:style-name="T1008">likeables</text:span><text:span text:style-name="T1006"> : </text:span></text:p>
                  <text:list>
                    <text:list-item>
                      <text:p text:style-name="P1523">نوع : <text:span text:style-name="T1025">1 به 1</text:span></text:p>
                    </text:list-item>
                    <text:list-item>
                      <text:p text:style-name="P1523">توضیحات : <text:span text:style-name="T1025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9"/>
      <text:p text:style-name="P227"/>
      <text:list xml:id="list115610529612186" text:continue-list="list115611148965334" text:style-name="L53">
        <text:list-item>
          <text:p text:style-name="P1670"><text:span text:style-name="T928">clients</text:span><text:span text:style-name="T929"> : در این جدول </text:span><text:span text:style-name="T928">مشتریان</text:span><text:span text:style-name="T929"> به همراه نام و لوگوی انها را ذخیره میکنیم !!</text:span></text:p>
        </text:list-item>
      </text:list>
      <text:p text:style-name="P181"/>
      <text:list xml:id="list115609393150971" text:continue-numbering="true" text:style-name="L53">
        <text:list-item>
          <text:list>
            <text:list-item>
              <text:p text:style-name="P1526">ستون ها :‌</text:p>
            </text:list-item>
          </text:list>
        </text:list-item>
      </text:list>
      <text:p text:style-name="P182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3957022550944">
          <table:table-cell table:style-name="Table45.A1" office:value-type="string">
            <text:p text:style-name="P374">Name</text:p>
          </table:table-cell>
          <table:table-cell table:style-name="Table45.A1" office:value-type="string">
            <text:p text:style-name="P374">Data Type</text:p>
          </table:table-cell>
          <table:table-cell table:style-name="Table45.A1" office:value-type="string">
            <text:p text:style-name="P374">Attributes</text:p>
          </table:table-cell>
          <table:table-cell table:style-name="Table45.D1" office:value-type="string">
            <text:p text:style-name="P374">Comment</text:p>
          </table:table-cell>
        </table:table-row>
        <table:table-row table:style-name="TableLine93957022578976">
          <table:table-cell table:style-name="Table45.A2" office:value-type="string">
            <text:p text:style-name="P921">id</text:p>
          </table:table-cell>
          <table:table-cell table:style-name="Table45.A2" office:value-type="string">
            <text:p text:style-name="P922">Big int</text:p>
          </table:table-cell>
          <table:table-cell table:style-name="Table45.A2" office:value-type="string">
            <text:p text:style-name="P925">Not null ,unsigned ,index ,</text:p>
            <text:p text:style-name="P925">unique , primary key , </text:p>
            <text:p text:style-name="P925">auto increment</text:p>
          </table:table-cell>
          <table:table-cell table:style-name="Table45.D2" office:value-type="string">
            <text:p text:style-name="P330"/>
          </table:table-cell>
        </table:table-row>
        <table:table-row table:style-name="TableLine93957022581136">
          <table:table-cell table:style-name="Table45.A2" office:value-type="string">
            <text:p text:style-name="P922">url</text:p>
          </table:table-cell>
          <table:table-cell table:style-name="Table45.A2" office:value-type="string">
            <text:p text:style-name="P923">varchar(<text:span text:style-name="T863">32</text:span>)</text:p>
          </table:table-cell>
          <table:table-cell table:style-name="Table45.A2" office:value-type="string">
            <text:p text:style-name="P928">nullable</text:p>
          </table:table-cell>
          <table:table-cell table:style-name="Table45.D2" office:value-type="string">
            <text:p text:style-name="P330"/>
          </table:table-cell>
        </table:table-row>
        <table:table-row table:style-name="TableLine93957022582048">
          <table:table-cell table:style-name="Table45.A2" office:value-type="string">
            <text:p text:style-name="P976">show_brand</text:p>
          </table:table-cell>
          <table:table-cell table:style-name="Table45.A2" office:value-type="string">
            <text:p text:style-name="P1030">boolean</text:p>
          </table:table-cell>
          <table:table-cell table:style-name="Table45.A2" office:value-type="string">
            <text:p text:style-name="P929">Not null , <text:span text:style-name="T862">defualt 1 </text:span></text:p>
          </table:table-cell>
          <table:table-cell table:style-name="Table45.D2" office:value-type="string">
            <text:p text:style-name="P975">نمایش ان در لیست برند ها</text:p>
          </table:table-cell>
        </table:table-row>
        <table:table-row table:style-name="TableLine93957022583008">
          <table:table-cell table:style-name="Table45.A2" office:value-type="string">
            <text:p text:style-name="P922">sort</text:p>
          </table:table-cell>
          <table:table-cell table:style-name="Table45.A2" office:value-type="string">
            <text:p text:style-name="P924">Tiny int</text:p>
          </table:table-cell>
          <table:table-cell table:style-name="Table45.A2" office:value-type="string">
            <text:p text:style-name="P924">Nullable , unsigned</text:p>
          </table:table-cell>
          <table:table-cell table:style-name="Table45.D2" office:value-type="string">
            <text:p text:style-name="P330"/>
          </table:table-cell>
        </table:table-row>
      </table:table>
      <text:p text:style-name="P300"/>
      <text:p text:style-name="P300"/>
      <text:list xml:id="list355657971" text:style-name="L55">
        <text:list-item>
          <text:list>
            <text:list-item>
              <text:p text:style-name="P1527">ارتباط ها :‌</text:p>
              <text:list>
                <text:list-item>
                  <text:p text:style-name="P1527">dates : </text:p>
                  <text:list>
                    <text:list-item>
                      <text:p text:style-name="P1528">نوع : <text:span text:style-name="T865">1 به n</text:span></text:p>
                    </text:list-item>
                    <text:list-item>
                      <text:p text:style-name="P1529">توضیحات : <text:span text:style-name="T865">هر یک </text:span><text:span text:style-name="T928">client</text:span><text:span text:style-name="T866"> دارای چندین date است و هر یک date میتواند متعلق به یک </text:span><text:span text:style-name="T928">client</text:span><text:span text:style-name="T866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list xml:id="list115610395580639" text:continue-numbering="true" text:style-name="L55">
        <text:list-item>
          <text:list>
            <text:list-item>
              <text:list>
                <text:list-item>
                  <text:p text:style-name="P1527">users : </text:p>
                  <text:list>
                    <text:list-item>
                      <text:p text:style-name="P1528">نوع : <text:span text:style-name="T867">1 به n </text:span></text:p>
                    </text:list-item>
                    <text:list-item>
                      <text:p text:style-name="P1529">توضیحات : <text:span text:style-name="T867">هر یک </text:span><text:span text:style-name="T928">client</text:span><text:span text:style-name="T867"> متعلق به یک user است و هر یک user میتواند چندین </text:span><text:span text:style-name="T928">client</text:span><text:span text:style-name="T867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p text:style-name="P183"/>
      <text:list xml:id="list115609316500710" text:continue-numbering="true" text:style-name="L55">
        <text:list-item>
          <text:list>
            <text:list-item>
              <text:list>
                <text:list-item>
                  <text:p text:style-name="P1150"><text:span text:style-name="T881">iconables</text:span><text:span text:style-name="T882"> : </text:span></text:p>
                  <text:list>
                    <text:list-item>
                      <text:p text:style-name="P1528">نوع : <text:span text:style-name="T868">1 به 1</text:span></text:p>
                    </text:list-item>
                    <text:list-item>
                      <text:p text:style-name="P1529">توضیحات : <text:s/><text:span text:style-name="T868">هر یک </text:span><text:span text:style-name="T928">client</text:span><text:span text:style-name="T869"> دارای یک رکورد در </text:span><text:span text:style-name="T870">جدول </text:span><text:span text:style-name="T881">iconables</text:span><text:span text:style-name="T870"> </text:span><text:span text:style-name="T871">است و هر یک رکورد در جدول </text:span><text:span text:style-name="T881">iconables</text:span><text:span text:style-name="T871"> میتواند متعلق به یک </text:span><text:span text:style-name="T928">client</text:span><text:span text:style-name="T871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list xml:id="list115610986308441" text:continue-numbering="true" text:style-name="L55">
        <text:list-item>
          <text:list>
            <text:list-item>
              <text:list>
                <text:list-item>
                  <text:p text:style-name="P1151"><text:span text:style-name="T930">client</text:span><text:span text:style-name="T931">_translations : </text:span></text:p>
                  <text:list>
                    <text:list-item>
                      <text:p text:style-name="P1528">نوع : <text:span text:style-name="T872">1 به n </text:span></text:p>
                    </text:list-item>
                    <text:list-item>
                      <text:p text:style-name="P1152"><text:span text:style-name="T932">توضیحات : </text:span><text:span text:style-name="T872">هر یک </text:span><text:span text:style-name="T930">client</text:span><text:span text:style-name="T872"> دارای چندین translate است و هر یک translate متعلق به یک </text:span><text:span text:style-name="T930">client</text:span><text:span text:style-name="T872"> اس</text:span><text:span text:style-name="T873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15609448471605" text:continue-numbering="true" text:style-name="L55">
        <text:list-item>
          <text:list>
            <text:list-item>
              <text:list>
                <text:list-item>
                  <text:p text:style-name="P1153"><text:span text:style-name="T938">portfolios</text:span><text:span text:style-name="T934"> : </text:span></text:p>
                  <text:list>
                    <text:list-item>
                      <text:p text:style-name="P1508">نوع :‌1 به n </text:p>
                    </text:list-item>
                    <text:list-item>
                      <text:p text:style-name="P1508">توضیحات :‌ <text:span text:style-name="T937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1532"><text:soft-page-break/>media : </text:p>
                  <text:list>
                    <text:list-item>
                      <text:p text:style-name="P1532">نوع : <text:span text:style-name="T985">1 به 1</text:span></text:p>
                    </text:list-item>
                    <text:list-item>
                      <text:p text:style-name="P1154"><text:span text:style-name="T984">توضیحات : <text:s/></text:span><text:span text:style-name="T985">هر یک client میتواند دارای یک record در جدول media باشد (برای </text:span><text:span text:style-name="T986">ذخیره عکس مدیر ان برند که </text:span><text:span text:style-name="T987">زمانیکه نظر ان راجب هر یک از portfilio نمایش داده میشود اواتار ان </text:span><text:span text:style-name="T988">کنار ان باشد !!!</text:span><text:span text:style-name="T987"> </text:span><text:span text:style-name="T985">) </text:span><text:span text:style-name="T989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96"><text:span text:style-name="T930">client</text:span>_translations : در این جدول ترجمه های <text:span text:style-name="T864">یک </text:span><text:span text:style-name="T930">client</text:span><text:span text:style-name="T864"> که برای زبان های مختلف ایجاد شده ذخیره میشود !!!</text:span></text:p>
        </text:list-item>
      </text:list>
      <text:p text:style-name="P185"/>
      <text:list xml:id="list115610435011412" text:continue-numbering="true" text:style-name="L55">
        <text:list-item>
          <text:list>
            <text:list-item>
              <text:p text:style-name="P1533">ستون ها : </text:p>
            </text:list-item>
          </text:list>
        </text:list-item>
      </text:list>
      <text:p text:style-name="P186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3957022629872">
          <table:table-cell table:style-name="Table46.A1" office:value-type="string">
            <text:p text:style-name="P374">Name</text:p>
          </table:table-cell>
          <table:table-cell table:style-name="Table46.A1" office:value-type="string">
            <text:p text:style-name="P374">Data Type</text:p>
          </table:table-cell>
          <table:table-cell table:style-name="Table46.A1" office:value-type="string">
            <text:p text:style-name="P374">Attributes</text:p>
          </table:table-cell>
          <table:table-cell table:style-name="Table46.D1" office:value-type="string">
            <text:p text:style-name="P374">Comment</text:p>
          </table:table-cell>
        </table:table-row>
        <table:table-row table:style-name="TableLine93957022691792">
          <table:table-cell table:style-name="Table46.A2" office:value-type="string">
            <text:p text:style-name="P930">id</text:p>
          </table:table-cell>
          <table:table-cell table:style-name="Table46.A2" office:value-type="string">
            <text:p text:style-name="P932">Big int</text:p>
          </table:table-cell>
          <table:table-cell table:style-name="Table46.A2" office:value-type="string">
            <text:p text:style-name="P926">Not null , unsigned ,index ,</text:p>
            <text:p text:style-name="P926">unique , primary key , </text:p>
            <text:p text:style-name="P926">auto increment</text:p>
          </table:table-cell>
          <table:table-cell table:style-name="Table46.D2" office:value-type="string">
            <text:p text:style-name="P330"/>
          </table:table-cell>
        </table:table-row>
        <table:table-row table:style-name="TableLine93957022694352">
          <table:table-cell table:style-name="Table46.A2" office:value-type="string">
            <text:p text:style-name="P930">name</text:p>
          </table:table-cell>
          <table:table-cell table:style-name="Table46.A2" office:value-type="string">
            <text:p text:style-name="P932">varchar(<text:span text:style-name="T876">64</text:span>)</text:p>
          </table:table-cell>
          <table:table-cell table:style-name="Table46.A2" office:value-type="string">
            <text:p text:style-name="P941">Not null </text:p>
          </table:table-cell>
          <table:table-cell table:style-name="Table46.D2" office:value-type="string">
            <text:p text:style-name="P330"/>
          </table:table-cell>
        </table:table-row>
        <table:table-row table:style-name="TableLine93957022695264">
          <table:table-cell table:style-name="Table46.A2" office:value-type="string">
            <text:p text:style-name="P931"><text:span text:style-name="T930">client</text:span>_id</text:p>
          </table:table-cell>
          <table:table-cell table:style-name="Table46.A2" office:value-type="string">
            <text:p text:style-name="P932">Big int</text:p>
          </table:table-cell>
          <table:table-cell table:style-name="Table46.A2" office:value-type="string">
            <text:p text:style-name="P933">Not null , unsigned , </text:p>
            <text:p text:style-name="P936">fo<text:span text:style-name="T874">reign</text:span> key → brands(id)</text:p>
            <text:p text:style-name="P936"/>
            <text:p text:style-name="P937">On Delete → (cascade) ,</text:p>
            <text:p text:style-name="P937">On Update →<text:span text:style-name="T875"> </text:span>(cascade) ,</text:p>
          </table:table-cell>
          <table:table-cell table:style-name="Table46.D2" office:value-type="string">
            <text:p text:style-name="P330"/>
          </table:table-cell>
        </table:table-row>
        <table:table-row table:style-name="TableLine93957022696224">
          <table:table-cell table:style-name="Table46.A2" office:value-type="string">
            <text:p text:style-name="P930">language_id</text:p>
          </table:table-cell>
          <table:table-cell table:style-name="Table46.A2" office:value-type="string">
            <text:p text:style-name="P932">Big int</text:p>
          </table:table-cell>
          <table:table-cell table:style-name="Table46.A2" office:value-type="string">
            <text:p text:style-name="P934">Not null , unsigned</text:p>
            <text:p text:style-name="P934"/>
            <text:p text:style-name="P938">foreign key → languages(id)</text:p>
            <text:p text:style-name="P938"/>
            <text:p text:style-name="P795">On Delete → (cascade) ,</text:p>
            <text:p text:style-name="P795">On Update → (cascade) ,</text:p>
          </table:table-cell>
          <table:table-cell table:style-name="Table46.D2" office:value-type="string">
            <text:p text:style-name="P330"/>
          </table:table-cell>
        </table:table-row>
      </table:table>
      <text:p text:style-name="P301"/>
      <text:list xml:id="list3765038925" text:style-name="L56">
        <text:list-item>
          <text:list>
            <text:list-item>
              <text:p text:style-name="P1534">ارتباط ها : </text:p>
              <text:list>
                <text:list-item>
                  <text:p text:style-name="P1535"><text:span text:style-name="T930">clients</text:span> : </text:p>
                  <text:list>
                    <text:list-item>
                      <text:p text:style-name="P1530">نوع : <text:span text:style-name="T872">1 به n </text:span></text:p>
                    </text:list-item>
                    <text:list-item>
                      <text:p text:style-name="P1531">توضیحات : <text:span text:style-name="T872">هر یک </text:span><text:span text:style-name="T930">client</text:span><text:span text:style-name="T872"> دارای چندین translate است و هر یک translate متعلق به یک brand اس</text:span><text:span text:style-name="T873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4"/>
      <text:list xml:id="list115610128338361" text:continue-numbering="true" text:style-name="L56">
        <text:list-item>
          <text:list>
            <text:list-item>
              <text:list>
                <text:list-item>
                  <text:p text:style-name="P1534">languages : </text:p>
                  <text:list>
                    <text:list-item>
                      <text:p text:style-name="P1536">نوع : 1 به n </text:p>
                    </text:list-item>
                    <text:list-item>
                      <text:p text:style-name="P1536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list xml:id="list115610603695802" text:continue-numbering="true" text:style-name="L56">
        <text:list-item>
          <text:p text:style-name="P1671"><text:span text:style-name="T877">technologies : </text:span><text:span text:style-name="T878">در این جدول لیست تکنولوژی ها ذخیره میشود !!! </text:span></text:p>
        </text:list-item>
      </text:list>
      <text:p text:style-name="P14"/>
      <text:list xml:id="list115610234641057" text:continue-numbering="true" text:style-name="L56">
        <text:list-item>
          <text:list>
            <text:list-item>
              <text:p text:style-name="P1537">ستون ها : </text:p>
            </text:list-item>
          </text:list>
        </text:list-item>
      </text:list>
      <text:p text:style-name="P302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3957022739728">
          <table:table-cell table:style-name="Table47.A1" office:value-type="string">
            <text:p text:style-name="P374">Name</text:p>
          </table:table-cell>
          <table:table-cell table:style-name="Table47.A1" office:value-type="string">
            <text:p text:style-name="P374">Data Type</text:p>
          </table:table-cell>
          <table:table-cell table:style-name="Table47.A1" office:value-type="string">
            <text:p text:style-name="P374">Attributes</text:p>
          </table:table-cell>
          <table:table-cell table:style-name="Table47.D1" office:value-type="string">
            <text:p text:style-name="P374">Comment</text:p>
          </table:table-cell>
        </table:table-row>
        <table:table-row table:style-name="TableLine93957022759104">
          <table:table-cell table:style-name="Table47.A2" office:value-type="string">
            <text:p text:style-name="P943">id</text:p>
          </table:table-cell>
          <table:table-cell table:style-name="Table47.A2" office:value-type="string">
            <text:p text:style-name="P944">Big int</text:p>
          </table:table-cell>
          <table:table-cell table:style-name="Table47.A2" office:value-type="string">
            <text:p text:style-name="P927">Not null , unsigned ,index ,</text:p>
            <text:p text:style-name="P927">unique , primary key , </text:p>
            <text:p text:style-name="P927">auto increment</text:p>
          </table:table-cell>
          <table:table-cell table:style-name="Table47.D2" office:value-type="string">
            <text:p text:style-name="P330"/>
          </table:table-cell>
        </table:table-row>
        <table:table-row table:style-name="TableLine93957022761280">
          <table:table-cell table:style-name="Table47.A2" office:value-type="string">
            <text:p text:style-name="P943">name</text:p>
          </table:table-cell>
          <table:table-cell table:style-name="Table47.A2" office:value-type="string">
            <text:p text:style-name="P361"><text:span text:style-name="T879">varchar(</text:span><text:span text:style-name="T880">24</text:span><text:span text:style-name="T879">)</text:span></text:p>
          </table:table-cell>
          <table:table-cell table:style-name="Table47.A2" office:value-type="string">
            <text:p text:style-name="P945">Not null </text:p>
          </table:table-cell>
          <table:table-cell table:style-name="Table47.D2" office:value-type="string">
            <text:p text:style-name="P330"/>
          </table:table-cell>
        </table:table-row>
        <table:table-row table:style-name="TableLine93957022762192">
          <table:table-cell table:style-name="Table47.A2" office:value-type="string">
            <text:p text:style-name="P980">url</text:p>
          </table:table-cell>
          <table:table-cell table:style-name="Table47.A2" office:value-type="string">
            <text:p text:style-name="P980">varchar(64)</text:p>
          </table:table-cell>
          <table:table-cell table:style-name="Table47.A2" office:value-type="string">
            <text:p text:style-name="P980">nullable</text:p>
          </table:table-cell>
          <table:table-cell table:style-name="Table47.D2" office:value-type="string">
            <text:p text:style-name="P330"/>
          </table:table-cell>
        </table:table-row>
      </table:table>
      <text:p text:style-name="P302"/>
      <text:list xml:id="list1558235688" text:style-name="L57">
        <text:list-item>
          <text:list>
            <text:list-item>
              <text:p text:style-name="P1538">ارتباط ها : </text:p>
              <text:list>
                <text:list-item>
                  <text:p text:style-name="P1538">dates : </text:p>
                  <text:list>
                    <text:list-item>
                      <text:p text:style-name="P1539">نوع : <text:span text:style-name="T883">1 به n </text:span></text:p>
                    </text:list-item>
                    <text:list-item>
                      <text:p text:style-name="P1539">توضیحات : <text:s/><text:span text:style-name="T883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115609946764202" text:continue-numbering="true" text:style-name="L57">
        <text:list-item>
          <text:list>
            <text:list-item>
              <text:list>
                <text:list-item>
                  <text:p text:style-name="P1538">users : </text:p>
                  <text:list>
                    <text:list-item>
                      <text:p text:style-name="P1539">نوع : <text:span text:style-name="T884">1 به n </text:span></text:p>
                    </text:list-item>
                    <text:list-item>
                      <text:p text:style-name="P1539">توضیحات : <text:s/><text:span text:style-name="T884">هر یک technology متعلق به یک user است و هر یک user میتواند چندین </text:span><text:span text:style-name="T885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115610175473799" text:continue-numbering="true" text:style-name="L57">
        <text:list-item>
          <text:list>
            <text:list-item>
              <text:list>
                <text:list-item>
                  <text:p text:style-name="P1538">technology_translations : </text:p>
                  <text:list>
                    <text:list-item>
                      <text:p text:style-name="P1539">نوع : <text:span text:style-name="T886">1 به n </text:span></text:p>
                    </text:list-item>
                    <text:list-item>
                      <text:p text:style-name="P1539">توضیحات : <text:s/><text:span text:style-name="T886">هر یک </text:span><text:span text:style-name="T887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115611063682338" text:continue-numbering="true" text:style-name="L57">
        <text:list-item>
          <text:list>
            <text:list-item>
              <text:list>
                <text:list-item>
                  <text:p text:style-name="P1541">iconables : </text:p>
                  <text:list>
                    <text:list-item>
                      <text:p text:style-name="P1542">نوع : <text:span text:style-name="T889">1 به 1 </text:span></text:p>
                    </text:list-item>
                    <text:list-item>
                      <text:p text:style-name="P1542">توضیحات : <text:span text:style-name="T890">هر یک technology دارای یک رکورد در جدول </text:span><text:span text:style-name="T891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15610630815856" text:continue-numbering="true" text:style-name="L57">
        <text:list-item>
          <text:list>
            <text:list-item>
              <text:list>
                <text:list-item>
                  <text:p text:style-name="P1155"><text:span text:style-name="T917">portfolio</text:span><text:span text:style-name="T915">: </text:span></text:p>
                  <text:list>
                    <text:list-item>
                      <text:p text:style-name="P1543">نوع :‌<text:span text:style-name="T916">m به n </text:span></text:p>
                    </text:list-item>
                    <text:list-item>
                      <text:p text:style-name="P1543">توضیحات :‌<text:span text:style-name="T916">هر یک technology </text:span><text:span text:style-name="T917">میتواند </text:span><text:span text:style-name="T918">متعلق به چندین portfolio باشد !!! و هر یک portfolio میتواند چندین technology داشته باشد !! </text:span></text:p>
                      <text:p text:style-name="P1544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97">technology_translations : در این جدول ترجمه های هر یک از تکنولوژی ذخیره میشود که برای هر زبان ایجاد شده !!!. </text:p>
        </text:list-item>
      </text:list>
      <text:p text:style-name="P188"/>
      <text:list xml:id="list115610748499614" text:continue-numbering="true" text:style-name="L57">
        <text:list-item>
          <text:list>
            <text:list-item>
              <text:p text:style-name="P1546">ستون ها : </text:p>
            </text:list-item>
          </text:list>
        </text:list-item>
      </text:list>
      <text:p text:style-name="P189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3957022831888">
          <table:table-cell table:style-name="Table48.A1" office:value-type="string">
            <text:p text:style-name="P374">Name</text:p>
          </table:table-cell>
          <table:table-cell table:style-name="Table48.A1" office:value-type="string">
            <text:p text:style-name="P374">Data Type</text:p>
          </table:table-cell>
          <table:table-cell table:style-name="Table48.A1" office:value-type="string">
            <text:p text:style-name="P374">Attributes</text:p>
          </table:table-cell>
          <table:table-cell table:style-name="Table48.D1" office:value-type="string">
            <text:p text:style-name="P374">Comment</text:p>
          </table:table-cell>
        </table:table-row>
        <table:table-row table:style-name="TableLine93957022852768">
          <table:table-cell table:style-name="Table48.A2" office:value-type="string">
            <text:p text:style-name="P947">id</text:p>
          </table:table-cell>
          <table:table-cell table:style-name="Table48.A2" office:value-type="string">
            <text:p text:style-name="P948">Big int</text:p>
          </table:table-cell>
          <table:table-cell table:style-name="Table48.A2" office:value-type="string">
            <text:p text:style-name="P948">Unsigned , index ,unique , <text:span text:style-name="T892">primary key , auto increment,</text:span></text:p>
            <text:p text:style-name="P949">not null </text:p>
          </table:table-cell>
          <table:table-cell table:style-name="Table48.D2" office:value-type="string">
            <text:p text:style-name="P330"/>
          </table:table-cell>
        </table:table-row>
        <table:table-row table:style-name="TableLine93957022855328">
          <table:table-cell table:style-name="Table48.A2" office:value-type="string">
            <text:p text:style-name="P947">describe</text:p>
          </table:table-cell>
          <table:table-cell table:style-name="Table48.A2" office:value-type="string">
            <text:p text:style-name="P948">varchar(<text:span text:style-name="T893">164</text:span>)</text:p>
          </table:table-cell>
          <table:table-cell table:style-name="Table48.A2" office:value-type="string">
            <text:p text:style-name="P950">Not null </text:p>
          </table:table-cell>
          <table:table-cell table:style-name="Table48.D2" office:value-type="string">
            <text:p text:style-name="P330"/>
          </table:table-cell>
        </table:table-row>
        <table:table-row table:style-name="TableLine93957022856240">
          <table:table-cell table:style-name="Table48.A2" office:value-type="string">
            <text:p text:style-name="P947">technology_id</text:p>
          </table:table-cell>
          <table:table-cell table:style-name="Table48.A2" office:value-type="string">
            <text:p text:style-name="P951">Big int</text:p>
          </table:table-cell>
          <table:table-cell table:style-name="Table48.A2" office:value-type="string">
            <text:p text:style-name="P952">Not null , unsigned ,</text:p>
            <text:p text:style-name="P952">foreign key → technologies(id)</text:p>
            <text:p text:style-name="P952"/>
            <text:p text:style-name="P953">on Delete → (cascade) ,</text:p>
            <text:p text:style-name="P953">on update → (cascade) ,</text:p>
          </table:table-cell>
          <table:table-cell table:style-name="Table48.D2" office:value-type="string">
            <text:p text:style-name="P330"/>
          </table:table-cell>
        </table:table-row>
        <table:table-row table:style-name="TableLine93957022857200">
          <table:table-cell table:style-name="Table48.A2" office:value-type="string">
            <text:p text:style-name="P947">language_id</text:p>
          </table:table-cell>
          <table:table-cell table:style-name="Table48.A2" office:value-type="string">
            <text:p text:style-name="P951">Big int</text:p>
          </table:table-cell>
          <table:table-cell table:style-name="Table48.A2" office:value-type="string">
            <text:p text:style-name="P935">Not null , unsigned</text:p>
            <text:p text:style-name="P935"/>
            <text:p text:style-name="P939">foreign key → languages(id)</text:p>
            <text:p text:style-name="P939"/>
            <text:p text:style-name="P796">On Delete → (cascade) ,</text:p>
            <text:p text:style-name="P796">On Update → (cascade) ,</text:p>
          </table:table-cell>
          <table:table-cell table:style-name="Table48.D2" office:value-type="string">
            <text:p text:style-name="P330"/>
          </table:table-cell>
        </table:table-row>
      </table:table>
      <text:p text:style-name="P303"/>
      <text:p text:style-name="P303"/>
      <text:list xml:id="list2134583034" text:style-name="L58">
        <text:list-item>
          <text:list>
            <text:list-item>
              <text:p text:style-name="P1547">ارتباط ها :‌</text:p>
              <text:list>
                <text:list-item>
                  <text:p text:style-name="P1548">technologies :</text:p>
                  <text:list>
                    <text:list-item>
                      <text:p text:style-name="P1540">نوع : <text:span text:style-name="T886">1 به n </text:span></text:p>
                    </text:list-item>
                    <text:list-item>
                      <text:p text:style-name="P1548"><text:span text:style-name="T888">توضیحات : <text:s/></text:span><text:span text:style-name="T886">هر یک </text:span><text:span text:style-name="T887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1"/>
      <text:list xml:id="list115609755516302" text:continue-numbering="true" text:style-name="L58">
        <text:list-item>
          <text:list>
            <text:list-item>
              <text:list>
                <text:list-item>
                  <text:p text:style-name="P1547">languages : </text:p>
                  <text:list>
                    <text:list-item>
                      <text:p text:style-name="P1549">نوع : 1 به n </text:p>
                    </text:list-item>
                    <text:list-item>
                      <text:p text:style-name="P1156"><text:span text:style-name="T894">توضیحات : <text:s/>هر یک language دارای چندین </text:span><text:span text:style-name="T895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15611250658576" text:continue-list="list115609868896336" text:style-name="L51">
        <text:list-item>
          <text:p text:style-name="P1698">portfolios : در این جدول نمونه کار ها ذخیره میشود !!</text:p>
        </text:list-item>
      </text:list>
      <text:p text:style-name="P164"/>
      <text:list xml:id="list115609245058047" text:continue-numbering="true" text:style-name="L51">
        <text:list-item>
          <text:list>
            <text:list-item>
              <text:p text:style-name="P1550">ستون ها : </text:p>
            </text:list-item>
          </text:list>
        </text:list-item>
      </text:list>
      <text:p text:style-name="P165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3957022900608">
          <table:table-cell table:style-name="Table41.A1" office:value-type="string">
            <text:p text:style-name="P374">Name</text:p>
          </table:table-cell>
          <table:table-cell table:style-name="Table41.A1" office:value-type="string">
            <text:p text:style-name="P374">Data Type</text:p>
          </table:table-cell>
          <table:table-cell table:style-name="Table41.A1" office:value-type="string">
            <text:p text:style-name="P374">Attributes</text:p>
          </table:table-cell>
          <table:table-cell table:style-name="Table41.D1" office:value-type="string">
            <text:p text:style-name="P374">Comment</text:p>
          </table:table-cell>
        </table:table-row>
        <table:table-row table:style-name="TableLine93957022936304">
          <table:table-cell table:style-name="Table41.A2" office:value-type="string">
            <text:p text:style-name="P895">id</text:p>
          </table:table-cell>
          <table:table-cell table:style-name="Table41.A2" office:value-type="string">
            <text:p text:style-name="P897">Big int</text:p>
          </table:table-cell>
          <table:table-cell table:style-name="Table41.A2" office:value-type="string">
            <text:p text:style-name="P899">Unsigned , not null , index , <text:span text:style-name="T825">unique ,primary key ,auto increment</text:span></text:p>
          </table:table-cell>
          <table:table-cell table:style-name="Table41.D2" office:value-type="string">
            <text:p text:style-name="P330"/>
          </table:table-cell>
        </table:table-row>
        <table:table-row table:style-name="TableLine93957022938480">
          <table:table-cell table:style-name="Table41.A2" office:value-type="string">
            <text:p text:style-name="P896">url</text:p>
          </table:table-cell>
          <table:table-cell table:style-name="Table41.A2" office:value-type="string">
            <text:p text:style-name="P898">varchar(<text:span text:style-name="T821">32</text:span>)</text:p>
          </table:table-cell>
          <table:table-cell table:style-name="Table41.A2" office:value-type="string">
            <text:p text:style-name="P901">Not null </text:p>
          </table:table-cell>
          <table:table-cell table:style-name="Table41.D2" office:value-type="string">
            <text:p text:style-name="P330"/>
          </table:table-cell>
        </table:table-row>
        <table:table-row table:style-name="TableLine93957022939392">
          <table:table-cell table:style-name="Table41.A2" office:value-type="string">
            <text:p text:style-name="P940">role</text:p>
          </table:table-cell>
          <table:table-cell table:style-name="Table41.A2" office:value-type="string">
            <text:p text:style-name="P362"><text:span text:style-name="T897">varchar(</text:span><text:span text:style-name="T896">164</text:span><text:span text:style-name="T897">)</text:span></text:p>
          </table:table-cell>
          <table:table-cell table:style-name="Table41.A2" office:value-type="string">
            <text:p text:style-name="P940">Nullable </text:p>
          </table:table-cell>
          <table:table-cell table:style-name="Table41.D2" office:value-type="string">
            <text:p text:style-name="P946">نقش من در این پروژه مثلا front , android developer </text:p>
          </table:table-cell>
        </table:table-row>
        <table:table-row table:style-name="TableLine93957022940352">
          <table:table-cell table:style-name="Table41.A2" office:value-type="string">
            <text:p text:style-name="P942">status</text:p>
          </table:table-cell>
          <table:table-cell table:style-name="Table41.A2" office:value-type="string">
            <text:p text:style-name="P1031">boolean</text:p>
          </table:table-cell>
          <table:table-cell table:style-name="Table41.A2" office:value-type="string">
            <text:p text:style-name="P319">Not null , defualt 1</text:p>
          </table:table-cell>
          <table:table-cell table:style-name="Table41.D2" office:value-type="string">
            <text:p text:style-name="P360"/>
          </table:table-cell>
        </table:table-row>
        <table:table-row table:style-name="TableLine93957022941776">
          <table:table-cell table:style-name="Table41.A2" office:value-type="string">
            <text:p text:style-name="P960">completed</text:p>
          </table:table-cell>
          <table:table-cell table:style-name="Table41.A2" office:value-type="string">
            <text:p text:style-name="P1031">boolean</text:p>
          </table:table-cell>
          <table:table-cell table:style-name="Table41.A2" office:value-type="string">
            <text:p text:style-name="P320">Not null , defualt 0 </text:p>
          </table:table-cell>
          <table:table-cell table:style-name="Table41.D2" office:value-type="string">
            <text:p text:style-name="P360"/>
          </table:table-cell>
        </table:table-row>
        <table:table-row table:style-name="TableLine93957022942800">
          <table:table-cell table:style-name="Table41.A2" office:value-type="string">
            <text:p text:style-name="P1008">commentable</text:p>
          </table:table-cell>
          <table:table-cell table:style-name="Table41.A2" office:value-type="string">
            <text:p text:style-name="P1031">boolean</text:p>
          </table:table-cell>
          <table:table-cell table:style-name="Table41.A2" office:value-type="string">
            <text:p text:style-name="P324">Not null , default 1</text:p>
          </table:table-cell>
          <table:table-cell table:style-name="Table41.D2" office:value-type="string">
            <text:p text:style-name="P1009">نمونه کار کامنت پذیر است یا خیر‌ !!!</text:p>
          </table:table-cell>
        </table:table-row>
        <table:table-row table:style-name="TableLine93957022943872">
          <table:table-cell table:style-name="Table41.A2" office:value-type="string">
            <text:p text:style-name="P977">team_id</text:p>
          </table:table-cell>
          <table:table-cell table:style-name="Table41.A2" office:value-type="string">
            <text:p text:style-name="P977">Big int</text:p>
          </table:table-cell>
          <table:table-cell table:style-name="Table41.A2" office:value-type="string">
            <text:p text:style-name="P321">Nullable , unsigned , </text:p>
            <text:p text:style-name="P322">foreign key → <text:span text:style-name="T939">teams(id)</text:span></text:p>
            <text:p text:style-name="P322"/>
            <text:p text:style-name="P323">On Delete → (set null)</text:p>
            <text:p text:style-name="P323">On Delete → (cascade) </text:p>
          </table:table-cell>
          <table:table-cell table:style-name="Table41.D2" office:value-type="string">
            <text:p text:style-name="P360"/>
          </table:table-cell>
        </table:table-row>
        <table:table-row table:style-name="TableLine93957022944944">
          <table:table-cell table:style-name="Table41.A2" office:value-type="string">
            <text:p text:style-name="P978">Client_id</text:p>
          </table:table-cell>
          <table:table-cell table:style-name="Table41.A2" office:value-type="string">
            <text:p text:style-name="P979">Big int</text:p>
          </table:table-cell>
          <table:table-cell table:style-name="Table41.A2" office:value-type="string">
            <text:p text:style-name="P321">Nullable , unsigned , </text:p>
            <text:p text:style-name="P321"/>
            <text:p text:style-name="P323">On Delete → (set null)</text:p>
            <text:p text:style-name="P323">On Delete → (cascade) </text:p>
          </table:table-cell>
          <table:table-cell table:style-name="Table41.D2" office:value-type="string">
            <text:p text:style-name="P360"/>
          </table:table-cell>
        </table:table-row>
      </table:table>
      <text:p text:style-name="P296"/>
      <text:list xml:id="list1932182420" text:style-name="L59">
        <text:list-item>
          <text:list>
            <text:list-item>
              <text:p text:style-name="P1551">ارتباطات : </text:p>
              <text:list>
                <text:list-item>
                  <text:p text:style-name="P1551">dates : </text:p>
                  <text:list>
                    <text:list-item>
                      <text:p text:style-name="P1552">نوع :‌ <text:span text:style-name="T815">1 به n </text:span></text:p>
                    </text:list-item>
                    <text:list-item>
                      <text:p text:style-name="P1553">توضیحات :‌ <text:span text:style-name="T815">هر یک portfolio دارای چندین date و هر یک date در جدول dates میتواند متعلق به یک </text:span><text:span text:style-name="T816">portfolio باشد</text:span></text:p>
                      <text:list>
                        <text:list-header>
                          <text:p text:style-name="P1554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6"/>
      <text:list xml:id="list115611231583294" text:continue-numbering="true" text:style-name="L59">
        <text:list-item>
          <text:list>
            <text:list-item>
              <text:list>
                <text:list-item>
                  <text:p text:style-name="P1555">users : </text:p>
                  <text:list>
                    <text:list-item>
                      <text:p text:style-name="P1556">نوع : 1 به n </text:p>
                    </text:list-item>
                    <text:list-item>
                      <text:p text:style-name="P1556">توضیحات : <text:s/>هر یک user میتواند <text:span text:style-name="T817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7"/>
      <text:p text:style-name="P167"/>
      <text:p text:style-name="P167"/>
      <text:list xml:id="list115609423616200" text:continue-numbering="true" text:style-name="L59">
        <text:list-item>
          <text:list>
            <text:list-item>
              <text:list>
                <text:list-item>
                  <text:p text:style-name="P1557"><text:soft-page-break/>portfolio_translations : </text:p>
                  <text:list>
                    <text:list-item>
                      <text:p text:style-name="P1557">نوع : <text:span text:style-name="T818">1 به n </text:span></text:p>
                    </text:list-item>
                    <text:list-item>
                      <text:p text:style-name="P1557">توضیحات : <text:s/><text:span text:style-name="T819">هر یک portfolio دارای چندین translate است و هر یک </text:span><text:span text:style-name="T820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"/>
      <text:list xml:id="list115610625610870" text:continue-numbering="true" text:style-name="L59">
        <text:list-item>
          <text:list>
            <text:list-item>
              <text:list>
                <text:list-item>
                  <text:p text:style-name="P1559">socialables : </text:p>
                  <text:list>
                    <text:list-item>
                      <text:p text:style-name="P1560">نوع : <text:span text:style-name="T822">1 به n </text:span></text:p>
                    </text:list-item>
                    <text:list-item>
                      <text:p text:style-name="P1560">توضیحات :‌ <text:span text:style-name="T822">هر یک portfolio دارای چندین رکورد در جدول socialables است </text:span><text:span text:style-name="T823">و هر یک </text:span><text:span text:style-name="T824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3"/>
      <text:list xml:id="list115609902632053" text:continue-numbering="true" text:style-name="L59">
        <text:list-item>
          <text:list>
            <text:list-item>
              <text:list>
                <text:list-item>
                  <text:p text:style-name="P1562">starables : </text:p>
                  <text:list>
                    <text:list-item>
                      <text:p text:style-name="P1562">نوع : <text:span text:style-name="T832">1 به 1 </text:span></text:p>
                    </text:list-item>
                    <text:list-item>
                      <text:p text:style-name="P1562">توضیحات : <text:s/><text:span text:style-name="T832">هر یک portfolio دارای یک رکورد در جدول </text:span><text:span text:style-name="T833">starables است و هر یک رکورد در جدول starables <text:s/></text:span><text:span text:style-name="T834">میتواند </text:span><text:span text:style-name="T833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4"/>
      <text:list xml:id="list115609904384318" text:continue-numbering="true" text:style-name="L59">
        <text:list-item>
          <text:list>
            <text:list-item>
              <text:list>
                <text:list-item>
                  <text:p text:style-name="P1563">likeables : </text:p>
                  <text:list>
                    <text:list-item>
                      <text:p text:style-name="P1563">نوع :‌<text:span text:style-name="T992">1 به 1</text:span></text:p>
                    </text:list-item>
                    <text:list-item>
                      <text:p text:style-name="P1563">توضیحات : <text:s/><text:span text:style-name="T992">هر یک portfolio دارای یک رکورد در جدول likeables است و هر یک likeables میتواند متعلق به یک </text:span><text:span text:style-name="T993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4"/>
      <text:p text:style-name="P174"/>
      <text:list xml:id="list115609989408006" text:continue-numbering="true" text:style-name="L59">
        <text:list-item>
          <text:list>
            <text:list-item>
              <text:list>
                <text:list-item>
                  <text:p text:style-name="P1564">media : </text:p>
                  <text:list>
                    <text:list-item>
                      <text:p text:style-name="P1560">نوع : <text:span text:style-name="T835">1 به n </text:span></text:p>
                    </text:list-item>
                    <text:list-item>
                      <text:p text:style-name="P1561">توضیحات :‌ <text:span text:style-name="T835">هر یک portfolio دارای چندین رکورد در جدول media است و هر یک </text:span><text:span text:style-name="T836">رکورد در جدول media میتواند متعلق به یک portfolio باشد</text:span></text:p>
                      <text:p text:style-name="P1565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15609272593408" text:continue-numbering="true" text:style-name="L59">
        <text:list-item>
          <text:list>
            <text:list-item>
              <text:list>
                <text:list-item>
                  <text:p text:style-name="P1566">technologies : </text:p>
                  <text:list>
                    <text:list-item>
                      <text:p text:style-name="P1566">نوع : n به n </text:p>
                    </text:list-item>
                    <text:list-item>
                      <text:p text:style-name="P1567">توضیحات :‌ هر یک portfolio دارای چندین technology است و هر یک <text:span text:style-name="T913">technology </text:span><text:span text:style-name="T914">میتواند متعلق به چندین portfolio باشد !!!</text:span></text:p>
                      <text:p text:style-name="P1545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5"/>
      <text:list xml:id="list115611180941820" text:continue-numbering="true" text:style-name="L59">
        <text:list-item>
          <text:list>
            <text:list-item>
              <text:list>
                <text:list-item>
                  <text:p text:style-name="P1509">teams : </text:p>
                  <text:list>
                    <text:list-item>
                      <text:p text:style-name="P1509">نوع :‌1 به n </text:p>
                    </text:list-item>
                    <text:list-item>
                      <text:p text:style-name="P1509">توضیحات :‌ <text:span text:style-name="T935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6"/>
      <text:list xml:id="list115611239150190" text:continue-numbering="true" text:style-name="L59">
        <text:list-item>
          <text:list>
            <text:list-item>
              <text:list>
                <text:list-item>
                  <text:p text:style-name="P1568"><text:soft-page-break/>clients : </text:p>
                  <text:list>
                    <text:list-item>
                      <text:p text:style-name="P1510">نوع :‌1 به n </text:p>
                    </text:list-item>
                    <text:list-item>
                      <text:p text:style-name="P1510">توضیحات :‌ <text:span text:style-name="T937">هر یک portfolio متعلق به یک client است و هر یک client دارای چندین portfolio است !!!</text:span></text:p>
                    </text:list-item>
                  </text:list>
                  <text:p text:style-name="P1569"/>
                </text:list-item>
                <text:list-item>
                  <text:p text:style-name="P1569"><text:span text:style-name="T967">portfolio_</text:span><text:span text:style-name="T970">attribute_</text:span><text:span text:style-name="T971">items</text:span><text:span text:style-name="T967"> : </text:span></text:p>
                  <text:list>
                    <text:list-item>
                      <text:p text:style-name="P1570">نوع :‌ <text:s/>n به n </text:p>
                    </text:list-item>
                    <text:list-item>
                      <text:p text:style-name="P1572">توضیحات :‌هر یک portfolio دارای چندین attribute است و هر یک attribute میتواند <text:span text:style-name="T968">متعلق به چندین portfolio باشد !!! <text:s text:c="21"/></text:span><text:span text:style-name="T969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99">portfolio_translations : در این جدول <text:span text:style-name="T837">ترجمه های هر یک از portfolio ذخیره میشود که برای هر زبان تولید شده ۱!!</text:span></text:p>
        </text:list-item>
      </text:list>
      <text:p text:style-name="P177"/>
      <text:list xml:id="list115611232003006" text:continue-numbering="true" text:style-name="L59">
        <text:list-item>
          <text:list>
            <text:list-item>
              <text:p text:style-name="P1574">ستون ها : </text:p>
            </text:list-item>
          </text:list>
        </text:list-item>
      </text:list>
      <text:p text:style-name="P178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3957023075024">
          <table:table-cell table:style-name="Table43.A1" office:value-type="string">
            <text:p text:style-name="P374">Name</text:p>
          </table:table-cell>
          <table:table-cell table:style-name="Table43.A1" office:value-type="string">
            <text:p text:style-name="P374">Data Type</text:p>
          </table:table-cell>
          <table:table-cell table:style-name="Table43.A1" office:value-type="string">
            <text:p text:style-name="P374">Attributes</text:p>
          </table:table-cell>
          <table:table-cell table:style-name="Table43.D1" office:value-type="string">
            <text:p text:style-name="P374">Comment</text:p>
          </table:table-cell>
        </table:table-row>
        <table:table-row table:style-name="TableLine93957023120688">
          <table:table-cell table:style-name="Table43.A2" office:value-type="string">
            <text:p text:style-name="P907">id</text:p>
          </table:table-cell>
          <table:table-cell table:style-name="Table43.A2" office:value-type="string">
            <text:p text:style-name="P908">Big int</text:p>
          </table:table-cell>
          <table:table-cell table:style-name="Table43.A2" office:value-type="string">
            <text:p text:style-name="P900">Unsigned , not null , index , <text:span text:style-name="T825">unique ,primary key ,auto increment</text:span>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3957023123248">
          <table:table-cell table:style-name="Table43.A2" office:value-type="string">
            <text:p text:style-name="P908">title</text:p>
          </table:table-cell>
          <table:table-cell table:style-name="Table43.A2" office:value-type="string">
            <text:p text:style-name="P910">varchar(<text:span text:style-name="T838">60</text:span>)</text:p>
          </table:table-cell>
          <table:table-cell table:style-name="Table43.A2" office:value-type="string">
            <text:p text:style-name="P913">Not null ,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3957023124160">
          <table:table-cell table:style-name="Table43.A2" office:value-type="string">
            <text:p text:style-name="P908">content</text:p>
          </table:table-cell>
          <table:table-cell table:style-name="Table43.A2" office:value-type="string">
            <text:p text:style-name="P912">text</text:p>
          </table:table-cell>
          <table:table-cell table:style-name="Table43.A2" office:value-type="string">
            <text:p text:style-name="P913">Not null ,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3957023125120">
          <table:table-cell table:style-name="Table43.A2" office:value-type="string">
            <text:p text:style-name="P961">Client_</text:p>
            <text:p text:style-name="P961">review</text:p>
          </table:table-cell>
          <table:table-cell table:style-name="Table43.A2" office:value-type="string">
            <text:p text:style-name="P962">varchar(4000)</text:p>
          </table:table-cell>
          <table:table-cell table:style-name="Table43.A2" office:value-type="string">
            <text:p text:style-name="P963">Nullable , 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3957023126544">
          <table:table-cell table:style-name="Table43.A2" office:value-type="string">
            <text:p text:style-name="P964">location</text:p>
          </table:table-cell>
          <table:table-cell table:style-name="Table43.A2" office:value-type="string">
            <text:p text:style-name="P965">varchar(30)</text:p>
          </table:table-cell>
          <table:table-cell table:style-name="Table43.A2" office:value-type="string">
            <text:p text:style-name="P966">Nullable ,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3957023127568">
          <table:table-cell table:style-name="Table43.A2" office:value-type="string">
            <text:p text:style-name="P908">description</text:p>
          </table:table-cell>
          <table:table-cell table:style-name="Table43.A2" office:value-type="string">
            <text:p text:style-name="P911">varchar(<text:span text:style-name="T839">160</text:span>)</text:p>
          </table:table-cell>
          <table:table-cell table:style-name="Table43.A2" office:value-type="string">
            <text:p text:style-name="P913">Not null ,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3957023128640">
          <table:table-cell table:style-name="Table43.A2" office:value-type="string">
            <text:p text:style-name="P908">keywords</text:p>
          </table:table-cell>
          <table:table-cell table:style-name="Table43.A2" office:value-type="string">
            <text:p text:style-name="P911">varchar(<text:span text:style-name="T839">255</text:span>)</text:p>
          </table:table-cell>
          <table:table-cell table:style-name="Table43.A2" office:value-type="string">
            <text:p text:style-name="P913">Not null ,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3957023129712">
          <table:table-cell table:style-name="Table43.A2" office:value-type="string">
            <text:p text:style-name="P908">portfolio_id</text:p>
          </table:table-cell>
          <table:table-cell table:style-name="Table43.A2" office:value-type="string">
            <text:p text:style-name="P909">Big int</text:p>
          </table:table-cell>
          <table:table-cell table:style-name="Table43.A2" office:value-type="string">
            <text:p text:style-name="P914">Unsigned , not null ,</text:p>
            <text:p text:style-name="P914">foreign key → portfolios(id)</text:p>
            <text:p text:style-name="P914"/>
            <text:p text:style-name="P915">On Delete → (<text:span text:style-name="T840">cascade</text:span>)</text:p>
            <text:p text:style-name="P916">On Update → (cascade)</text:p>
          </table:table-cell>
          <table:table-cell table:style-name="Table43.D2" office:value-type="string">
            <text:p text:style-name="P330"/>
          </table:table-cell>
        </table:table-row>
        <table:table-row table:style-name="TableLine93957023130704">
          <table:table-cell table:style-name="Table43.A2" office:value-type="string">
            <text:p text:style-name="P908">language_id</text:p>
          </table:table-cell>
          <table:table-cell table:style-name="Table43.A2" office:value-type="string">
            <text:p text:style-name="P909">Big int</text:p>
          </table:table-cell>
          <table:table-cell table:style-name="Table43.A2" office:value-type="string">
            <text:p text:style-name="P806">Not null , <text:span text:style-name="T752">unsigned ,</text:span> </text:p>
            <text:p text:style-name="P806">foreign key → languages(id)</text:p>
            <text:p text:style-name="P806"/>
            <text:p text:style-name="P794">On Delete → (cascade) ,</text:p>
            <text:p text:style-name="P794">On Update → (cascade) ,</text:p>
          </table:table-cell>
          <table:table-cell table:style-name="Table43.D2" office:value-type="string">
            <text:p text:style-name="P330"/>
          </table:table-cell>
        </table:table-row>
      </table:table>
      <text:p text:style-name="P298"/>
      <text:p text:style-name="P298"/>
      <text:list xml:id="list2993465687" text:style-name="L60">
        <text:list-item>
          <text:list>
            <text:list-item>
              <text:p text:style-name="P1575">ارتباط ها :‌</text:p>
              <text:list>
                <text:list-item>
                  <text:p text:style-name="P1576">languages : </text:p>
                  <text:list>
                    <text:list-item>
                      <text:p text:style-name="P1577">نوع <text:s/>: <text:span text:style-name="T845">1 به N </text:span></text:p>
                    </text:list-item>
                    <text:list-item>
                      <text:p text:style-name="P1157"><text:span text:style-name="T844">توضیحات </text:span><text:span text:style-name="T841"><text:s/>: </text:span><text:span text:style-name="T842">هر یک </text:span><text:span text:style-name="T843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9"/>
      <text:list xml:id="list115610304740227" text:continue-numbering="true" text:style-name="L60">
        <text:list-item>
          <text:list>
            <text:list-item>
              <text:list>
                <text:list-item>
                  <text:p text:style-name="P1578">portfolios : </text:p>
                  <text:list>
                    <text:list-item>
                      <text:p text:style-name="P1558">نوع : <text:span text:style-name="T818">1 به n </text:span></text:p>
                    </text:list-item>
                    <text:list-item>
                      <text:p text:style-name="P1558">توضیحات : <text:s/><text:span text:style-name="T819">هر یک portfolio دارای چندین translate است و هر یک </text:span><text:span text:style-name="T820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9"/>
      <text:list xml:id="list115610851552921" text:continue-numbering="true" text:style-name="L60">
        <text:list-item>
          <text:p text:style-name="P1672"><text:span text:style-name="T898">portfolio_technology : </text:span><text:span text:style-name="T899">در این جدول </text:span><text:span text:style-name="T900">تکنولوژی هایی که </text:span><text:span text:style-name="T902">attach میشود </text:span><text:span text:style-name="T900"><text:s/>به هر یک از </text:span><text:span text:style-name="T901">portfolio ذخیره میشود !!! </text:span></text:p>
        </text:list-item>
      </text:list>
      <text:p text:style-name="P194"/>
      <text:list xml:id="list115609418328100" text:continue-numbering="true" text:style-name="L60">
        <text:list-item>
          <text:list>
            <text:list-item>
              <text:p text:style-name="P1579">ستون ها : </text:p>
            </text:list-item>
          </text:list>
        </text:list-item>
      </text:list>
      <text:p text:style-name="P195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3957023153408">
          <table:table-cell table:style-name="Table49.A1" office:value-type="string">
            <text:p text:style-name="P374">Name</text:p>
          </table:table-cell>
          <table:table-cell table:style-name="Table49.A1" office:value-type="string">
            <text:p text:style-name="P374">Data Type</text:p>
          </table:table-cell>
          <table:table-cell table:style-name="Table49.A1" office:value-type="string">
            <text:p text:style-name="P374">Attributes</text:p>
          </table:table-cell>
          <table:table-cell table:style-name="Table49.D1" office:value-type="string">
            <text:p text:style-name="P374">Comment</text:p>
          </table:table-cell>
        </table:table-row>
        <table:table-row table:style-name="TableLine93957023200272">
          <table:table-cell table:style-name="Table49.A2" office:value-type="string">
            <text:p text:style-name="P954">id</text:p>
          </table:table-cell>
          <table:table-cell table:style-name="Table49.A2" office:value-type="string">
            <text:p text:style-name="P955">Big int</text:p>
          </table:table-cell>
          <table:table-cell table:style-name="Table49.A2" office:value-type="string">
            <text:p text:style-name="P956">Not null , unsigned , unique ,</text:p>
            <text:p text:style-name="P956">primary key , auto increment ,</text:p>
            <text:p text:style-name="P956">index</text:p>
          </table:table-cell>
          <table:table-cell table:style-name="Table49.D2" office:value-type="string">
            <text:p text:style-name="P330"/>
          </table:table-cell>
        </table:table-row>
        <table:table-row table:style-name="TableLine93957023202320">
          <table:table-cell table:style-name="Table49.A2" office:value-type="string">
            <text:p text:style-name="P954">portfolio_id</text:p>
          </table:table-cell>
          <table:table-cell table:style-name="Table49.A2" office:value-type="string">
            <text:p text:style-name="P955">Big int</text:p>
          </table:table-cell>
          <table:table-cell table:style-name="Table49.A2" office:value-type="string">
            <text:p text:style-name="P957">Not null , unsigned , </text:p>
            <text:p text:style-name="P958">foreign key → portfolios(id)</text:p>
            <text:p text:style-name="P958"/>
            <text:p text:style-name="P958">On Delete → (cascade) ,</text:p>
            <text:p text:style-name="P958">On Update → (cascade) ,</text:p>
          </table:table-cell>
          <table:table-cell table:style-name="Table49.D2" office:value-type="string">
            <text:p text:style-name="P330"/>
          </table:table-cell>
        </table:table-row>
        <table:table-row table:style-name="TableLine93957023203232">
          <table:table-cell table:style-name="Table49.A2" office:value-type="string">
            <text:p text:style-name="P954">technology_id</text:p>
          </table:table-cell>
          <table:table-cell table:style-name="Table49.A2" office:value-type="string">
            <text:p text:style-name="P955">Big int</text:p>
          </table:table-cell>
          <table:table-cell table:style-name="Table49.A2" office:value-type="string">
            <text:p text:style-name="P363"><text:span text:style-name="T903">foreign key → </text:span><text:span text:style-name="T904">technology</text:span><text:span text:style-name="T903">(id)</text:span></text:p>
            <text:p text:style-name="P958"/>
            <text:p text:style-name="P958">On Delete → (cascade) ,</text:p>
            <text:p text:style-name="P958">On Update → (cascade) ,</text:p>
          </table:table-cell>
          <table:table-cell table:style-name="Table49.D2" office:value-type="string">
            <text:p text:style-name="P330"/>
          </table:table-cell>
        </table:table-row>
        <table:table-row table:style-name="TableLine93957023204192">
          <table:table-cell table:style-name="Table49.A2" office:value-type="string">
            <text:p text:style-name="P955">sort</text:p>
          </table:table-cell>
          <table:table-cell table:style-name="Table49.A2" office:value-type="string">
            <text:p text:style-name="P955">Tiny int</text:p>
          </table:table-cell>
          <table:table-cell table:style-name="Table49.A2" office:value-type="string">
            <text:p text:style-name="P959">Unsigned , nullable</text:p>
          </table:table-cell>
          <table:table-cell table:style-name="Table49.D2" office:value-type="string">
            <text:p text:style-name="P1032">ترتیب نمایش تکنولوژی ها </text:p>
          </table:table-cell>
        </table:table-row>
      </table:table>
      <text:p text:style-name="P304"/>
      <text:p text:style-name="P304"/>
      <text:list xml:id="list2467242631" text:style-name="L61">
        <text:list-item>
          <text:list>
            <text:list-item>
              <text:p text:style-name="P1580">ارتباط ها :‌</text:p>
              <text:list>
                <text:list-item>
                  <text:p text:style-name="P1580">portfolios : </text:p>
                  <text:list>
                    <text:list-item>
                      <text:p text:style-name="P1581">نوع : <text:span text:style-name="T905">1 به n </text:span></text:p>
                    </text:list-item>
                    <text:list-item>
                      <text:p text:style-name="P1582">توضیحات : <text:s/><text:span text:style-name="T905">هر یک portfolio دارای چندین رکورد در جدول </text:span><text:span text:style-name="T898">portfolio_technology </text:span><text:span text:style-name="T906">است و هر یک </text:span><text:span text:style-name="T907">رکورد در </text:span><text:span text:style-name="T908">جدول </text:span><text:span text:style-name="T907"><text:s text:c="2"/>portfolio_technology <text:s/></text:span><text:span text:style-name="T908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6"/>
      <text:list xml:id="list115609362677757" text:continue-numbering="true" text:style-name="L61">
        <text:list-item>
          <text:list>
            <text:list-item>
              <text:list>
                <text:list-item>
                  <text:p text:style-name="P1580">technologies : </text:p>
                  <text:list>
                    <text:list-item>
                      <text:p text:style-name="P1583">نوع : <text:span text:style-name="T909">1 به n </text:span></text:p>
                    </text:list-item>
                    <text:list-item>
                      <text:p text:style-name="P1583">توضیحات : <text:span text:style-name="T909">هر یک </text:span><text:span text:style-name="T910">technology دارای چندین رکورد در جدول </text:span></text:p>
                      <text:p text:style-name="P1584"><text:span text:style-name="T907">portfolio_technology </text:span><text:span text:style-name="T911">است و هر یک رکورد از جدول </text:span></text:p>
                      <text:p text:style-name="P1584"><text:span text:style-name="T907">portfolio_technology </text:span><text:span text:style-name="T911">متعلق به یک </text:span><text:span text:style-name="T912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7"/>
      <text:list xml:id="list115611061360624" text:continue-numbering="true" text:style-name="L61">
        <text:list-item>
          <text:p text:style-name="P1700">portfolio_challenge : <text:span text:style-name="T919">در این جدول challenge هایی </text:span><text:span text:style-name="T920">که برای هر یک از portfolio ایجاد میشود ذخیره میکنیم . !!!</text:span></text:p>
        </text:list-item>
      </text:list>
      <text:p text:style-name="P198"/>
      <text:list xml:id="list115610715562019" text:continue-numbering="true" text:style-name="L61">
        <text:list-item>
          <text:list>
            <text:list-item>
              <text:p text:style-name="P1585">ستون ها :‌</text:p>
            </text:list-item>
          </text:list>
        </text:list-item>
      </text:list>
      <text:p text:style-name="P199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3957023147744">
          <table:table-cell table:style-name="Table50.A1" office:value-type="string">
            <text:p text:style-name="P374">Name</text:p>
          </table:table-cell>
          <table:table-cell table:style-name="Table50.A1" office:value-type="string">
            <text:p text:style-name="P374">Data Type</text:p>
          </table:table-cell>
          <table:table-cell table:style-name="Table50.A1" office:value-type="string">
            <text:p text:style-name="P374">Attributes</text:p>
          </table:table-cell>
          <table:table-cell table:style-name="Table50.D1" office:value-type="string">
            <text:p text:style-name="P374">Comment</text:p>
          </table:table-cell>
        </table:table-row>
        <table:table-row table:style-name="TableLine93957023279968">
          <table:table-cell table:style-name="Table50.A2" office:value-type="string">
            <text:p text:style-name="P967">id</text:p>
          </table:table-cell>
          <table:table-cell table:style-name="Table50.A2" office:value-type="string">
            <text:p text:style-name="P967">Big int</text:p>
          </table:table-cell>
          <table:table-cell table:style-name="Table50.A2" office:value-type="string">
            <text:p text:style-name="P967">Unsigned , not null , index ,</text:p>
            <text:p text:style-name="P967">unique , primary key , </text:p>
            <text:p text:style-name="P967">auto increment</text:p>
          </table:table-cell>
          <table:table-cell table:style-name="Table50.D2" office:value-type="string">
            <text:p text:style-name="P330"/>
          </table:table-cell>
        </table:table-row>
        <table:table-row table:style-name="TableLine93957023282528">
          <table:table-cell table:style-name="Table50.A2" office:value-type="string">
            <text:p text:style-name="P967">status</text:p>
          </table:table-cell>
          <table:table-cell table:style-name="Table50.A2" office:value-type="string">
            <text:p text:style-name="P1033">boolean</text:p>
          </table:table-cell>
          <table:table-cell table:style-name="Table50.A2" office:value-type="string">
            <text:p text:style-name="P968">Not null , <text:span text:style-name="T921">defualt 1</text:span></text:p>
          </table:table-cell>
          <table:table-cell table:style-name="Table50.D2" office:value-type="string">
            <text:p text:style-name="P330"/>
          </table:table-cell>
        </table:table-row>
        <table:table-row table:style-name="TableLine93957023283440">
          <table:table-cell table:style-name="Table50.A2" office:value-type="string">
            <text:p text:style-name="P967">sort</text:p>
          </table:table-cell>
          <table:table-cell table:style-name="Table50.A2" office:value-type="string">
            <text:p text:style-name="P967">Tiny int</text:p>
          </table:table-cell>
          <table:table-cell table:style-name="Table50.A2" office:value-type="string">
            <text:p text:style-name="P969">Nullable , unsigned </text:p>
          </table:table-cell>
          <table:table-cell table:style-name="Table50.D2" office:value-type="string">
            <text:p text:style-name="P330"/>
          </table:table-cell>
        </table:table-row>
        <table:table-row table:style-name="TableLine93957023284400">
          <table:table-cell table:style-name="Table50.A2" office:value-type="string">
            <text:p text:style-name="P967">portfolio_id</text:p>
          </table:table-cell>
          <table:table-cell table:style-name="Table50.A2" office:value-type="string">
            <text:p text:style-name="P967">Big int</text:p>
          </table:table-cell>
          <table:table-cell table:style-name="Table50.A2" office:value-type="string">
            <text:p text:style-name="P970">Unsigned , not null , </text:p>
            <text:p text:style-name="P970">foreign key → portfolios(id) ,</text:p>
            <text:p text:style-name="P970"/>
            <text:p text:style-name="P971">On Delete → (cascade) ,</text:p>
            <text:p text:style-name="P971">On <text:span text:style-name="T922">Update</text:span> → (cascade) ,</text:p>
          </table:table-cell>
          <table:table-cell table:style-name="Table50.D2" office:value-type="string">
            <text:p text:style-name="P330"/>
          </table:table-cell>
        </table:table-row>
      </table:table>
      <text:p text:style-name="P305"/>
      <text:list xml:id="list5432745" text:style-name="L62">
        <text:list-item>
          <text:list>
            <text:list-item>
              <text:p text:style-name="P1586">ارتباطات : </text:p>
              <text:list>
                <text:list-item>
                  <text:p text:style-name="P1586">portfolios : </text:p>
                  <text:list>
                    <text:list-item>
                      <text:p text:style-name="P1587">نوع : <text:span text:style-name="T923">1 به N</text:span></text:p>
                    </text:list-item>
                    <text:list-item>
                      <text:p text:style-name="P1587">توضیحات : <text:s/><text:span text:style-name="T923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0"/>
      <text:list xml:id="list115609972167797" text:continue-numbering="true" text:style-name="L62">
        <text:list-item>
          <text:list>
            <text:list-item>
              <text:list>
                <text:list-item>
                  <text:p text:style-name="P1586">portfolio_challenge_translations : </text:p>
                  <text:list>
                    <text:list-item>
                      <text:p text:style-name="P1588">نوع :‌ 1 به n </text:p>
                    </text:list-item>
                    <text:list-item>
                      <text:p text:style-name="P1588">توضیحات : <text:s/>هر یک challenge دارای چندین translate است و هر یک translate متعلق به یک <text:span text:style-name="T924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1"/>
      <text:list xml:id="list115610447896639" text:continue-numbering="true" text:style-name="L62">
        <text:list-item>
          <text:p text:style-name="P1701">portfolio_challenge_translations : در این جدول <text:span text:style-name="T925">ترجمه های هر یک </text:span><text:span text:style-name="T926">از</text:span><text:span text:style-name="T925"> challenge </text:span><text:span text:style-name="T926">ها برای زبان های مختلف ذخیره میشود !!</text:span></text:p>
        </text:list-item>
      </text:list>
      <text:p text:style-name="P202"/>
      <text:list xml:id="list115611064363997" text:continue-numbering="true" text:style-name="L62">
        <text:list-item>
          <text:list>
            <text:list-item>
              <text:p text:style-name="P1590">ستون ها :‌</text:p>
            </text:list-item>
          </text:list>
        </text:list-item>
      </text:list>
      <text:p text:style-name="P203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3957023317776">
          <table:table-cell table:style-name="Table51.A1" office:value-type="string">
            <text:p text:style-name="P374">Name</text:p>
          </table:table-cell>
          <table:table-cell table:style-name="Table51.A1" office:value-type="string">
            <text:p text:style-name="P374">Data Type</text:p>
          </table:table-cell>
          <table:table-cell table:style-name="Table51.A1" office:value-type="string">
            <text:p text:style-name="P374">Attributes</text:p>
          </table:table-cell>
          <table:table-cell table:style-name="Table51.D1" office:value-type="string">
            <text:p text:style-name="P374">Comment</text:p>
          </table:table-cell>
        </table:table-row>
        <table:table-row table:style-name="TableLine93957023351440">
          <table:table-cell table:style-name="Table51.A2" office:value-type="string">
            <text:p text:style-name="P972">id</text:p>
          </table:table-cell>
          <table:table-cell table:style-name="Table51.A2" office:value-type="string">
            <text:p text:style-name="P972">Big int</text:p>
          </table:table-cell>
          <table:table-cell table:style-name="Table51.A2" office:value-type="string">
            <text:p text:style-name="P967">Unsigned , not null , index ,</text:p>
            <text:p text:style-name="P967">unique , primary key , </text:p>
            <text:p text:style-name="P967">auto increment</text:p>
          </table:table-cell>
          <table:table-cell table:style-name="Table51.D2" office:value-type="string">
            <text:p text:style-name="P330"/>
          </table:table-cell>
        </table:table-row>
        <table:table-row table:style-name="TableLine93957023353600">
          <table:table-cell table:style-name="Table51.A2" office:value-type="string">
            <text:p text:style-name="P972">content</text:p>
          </table:table-cell>
          <table:table-cell table:style-name="Table51.A2" office:value-type="string">
            <text:p text:style-name="P973">varchar(<text:span text:style-name="T927">4000</text:span>)</text:p>
          </table:table-cell>
          <table:table-cell table:style-name="Table51.A2" office:value-type="string">
            <text:p text:style-name="P974">Not null</text:p>
          </table:table-cell>
          <table:table-cell table:style-name="Table51.D2" office:value-type="string">
            <text:p text:style-name="P330"/>
          </table:table-cell>
        </table:table-row>
        <table:table-row table:style-name="TableLine93957023354512">
          <table:table-cell table:style-name="Table51.A2" office:value-type="string">
            <text:p text:style-name="P972">Portfolio</text:p>
            <text:p text:style-name="P972">_challenge</text:p>
            <text:p text:style-name="P972">_id</text:p>
          </table:table-cell>
          <table:table-cell table:style-name="Table51.A2" office:value-type="string">
            <text:p text:style-name="P973">Big int</text:p>
          </table:table-cell>
          <table:table-cell table:style-name="Table51.A2" office:value-type="string">
            <text:p text:style-name="P974">Not null , unsigned , </text:p>
            <text:p text:style-name="P974">foreign key → portfolio_challenges_id(id)</text:p>
            <text:p text:style-name="P974"/>
            <text:p text:style-name="P974">On Delete → (cascade) , </text:p>
            <text:p text:style-name="P974">On Update → (cascade) , </text:p>
          </table:table-cell>
          <table:table-cell table:style-name="Table51.D2" office:value-type="string">
            <text:p text:style-name="P330"/>
          </table:table-cell>
        </table:table-row>
        <table:table-row table:style-name="TableLine93957023355472">
          <table:table-cell table:style-name="Table51.A2" office:value-type="string">
            <text:p text:style-name="P972">language_id</text:p>
          </table:table-cell>
          <table:table-cell table:style-name="Table51.A2" office:value-type="string">
            <text:p text:style-name="P973">Big int</text:p>
          </table:table-cell>
          <table:table-cell table:style-name="Table51.A2" office:value-type="string">
            <text:p text:style-name="P807">Not null , <text:span text:style-name="T752">unsigned ,</text:span> </text:p>
            <text:p text:style-name="P807">foreign key → languages(id)</text:p>
            <text:p text:style-name="P807"/>
            <text:p text:style-name="P797">On Delete → (cascade) ,</text:p>
            <text:p text:style-name="P797">On Update → (cascade) ,</text:p>
          </table:table-cell>
          <table:table-cell table:style-name="Table51.D2" office:value-type="string">
            <text:p text:style-name="P330"/>
          </table:table-cell>
        </table:table-row>
      </table:table>
      <text:p text:style-name="P306"/>
      <text:list xml:id="list595096171" text:style-name="L63">
        <text:list-item>
          <text:list>
            <text:list-item>
              <text:p text:style-name="P1591">ارتباط ها :‌</text:p>
              <text:list>
                <text:list-item>
                  <text:p text:style-name="P1591">portfolio_challenges : </text:p>
                  <text:list>
                    <text:list-item>
                      <text:p text:style-name="P1589">نوع :‌ 1 به n </text:p>
                    </text:list-item>
                    <text:list-item>
                      <text:p text:style-name="P1589">توضیحات : <text:s/>هر یک challenge دارای چندین translate است و هر یک translate متعلق به یک <text:span text:style-name="T924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4"/>
      <text:list xml:id="list115610422440540" text:continue-numbering="true" text:style-name="L63">
        <text:list-item>
          <text:list>
            <text:list-item>
              <text:list>
                <text:list-item>
                  <text:p text:style-name="P1591">languages : </text:p>
                  <text:list>
                    <text:list-item>
                      <text:p text:style-name="P1592">نوع : 1 به n </text:p>
                    </text:list-item>
                    <text:list-item>
                      <text:p text:style-name="P1592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07"/>
      <text:p text:style-name="P207"/>
      <text:list xml:id="list115610766584399" text:continue-numbering="true" text:style-name="L63">
        <text:list-item>
          <text:p text:style-name="P1702">portfolio_attribute_groups : در این جدول <text:span text:style-name="T942">attribute group ها را ذخیره میکنیم </text:span><text:span text:style-name="T943">که در </text:span><text:span text:style-name="T944">صفحه ی portfolio ها برای فیلتر و سرچ انها استفاده میشود . </text:span><text:span text:style-name="T945">در این جدول گروه هایی </text:span><text:span text:style-name="T946">&gt; </text:span><text:span text:style-name="T945"><text:s/>مثل </text:span><text:span text:style-name="T946">پلتفرم نمونه کار (linux , web ,android , ios , ) <text:s/>,</text:span><text:span text:style-name="T947">مدت انجام نمونه کار (یک ماه <text:s/>, دو ماه , …. ) <text:s/>, </text:span><text:span text:style-name="T948">رنگ ها (سفید <text:s/>, قرمز , … <text:s/>) , </text:span><text:span text:style-name="T949">نوع سورس (open source , close source )</text:span></text:p>
        </text:list-item>
      </text:list>
      <text:p text:style-name="P208"/>
      <text:list xml:id="list115609659217657" text:continue-numbering="true" text:style-name="L63">
        <text:list-item>
          <text:list>
            <text:list-item>
              <text:p text:style-name="P1593">ستون ها :‌</text:p>
            </text:list-item>
          </text:list>
        </text:list-item>
      </text:list>
      <text:p text:style-name="P209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3957023379120">
          <table:table-cell table:style-name="Table52.A1" office:value-type="string">
            <text:p text:style-name="P374">Name</text:p>
          </table:table-cell>
          <table:table-cell table:style-name="Table52.A1" office:value-type="string">
            <text:p text:style-name="P374">Data Type</text:p>
          </table:table-cell>
          <table:table-cell table:style-name="Table52.A1" office:value-type="string">
            <text:p text:style-name="P374">Attributes</text:p>
          </table:table-cell>
          <table:table-cell table:style-name="Table52.D1" office:value-type="string">
            <text:p text:style-name="P374">Comment</text:p>
          </table:table-cell>
        </table:table-row>
        <table:table-row table:style-name="TableLine93957023427072">
          <table:table-cell table:style-name="Table52.A2" office:value-type="string">
            <text:p text:style-name="P981">id</text:p>
          </table:table-cell>
          <table:table-cell table:style-name="Table52.A2" office:value-type="string">
            <text:p text:style-name="P982">Big int</text:p>
          </table:table-cell>
          <table:table-cell table:style-name="Table52.A2" office:value-type="string">
            <text:p text:style-name="P985">Not null , unsigned , unique ,</text:p>
            <text:p text:style-name="P985">primary key , auto increment ,</text:p>
            <text:p text:style-name="P985">index </text:p>
          </table:table-cell>
          <table:table-cell table:style-name="Table52.D2" office:value-type="string">
            <text:p text:style-name="P330"/>
          </table:table-cell>
        </table:table-row>
        <table:table-row table:style-name="TableLine93957023429504">
          <table:table-cell table:style-name="Table52.A2" office:value-type="string">
            <text:p text:style-name="P981">sort</text:p>
          </table:table-cell>
          <table:table-cell table:style-name="Table52.A2" office:value-type="string">
            <text:p text:style-name="P983">Tiny int</text:p>
          </table:table-cell>
          <table:table-cell table:style-name="Table52.A2" office:value-type="string">
            <text:p text:style-name="P983">Nullable , unsigned</text:p>
          </table:table-cell>
          <table:table-cell table:style-name="Table52.D2" office:value-type="string">
            <text:p text:style-name="P330"/>
          </table:table-cell>
        </table:table-row>
        <table:table-row table:style-name="TableLine93957023430416">
          <table:table-cell table:style-name="Table52.A2" office:value-type="string">
            <text:p text:style-name="P981">status</text:p>
          </table:table-cell>
          <table:table-cell table:style-name="Table52.A2" office:value-type="string">
            <text:p text:style-name="P1034">boolean</text:p>
          </table:table-cell>
          <table:table-cell table:style-name="Table52.A2" office:value-type="string">
            <text:p text:style-name="P988">Not null , default 1</text:p>
          </table:table-cell>
          <table:table-cell table:style-name="Table52.D2" office:value-type="string">
            <text:p text:style-name="P987">این گروه در فیلتر ها نمایش داده شود یا خیر</text:p>
          </table:table-cell>
        </table:table-row>
        <table:table-row table:style-name="TableLine93957023431376">
          <table:table-cell table:style-name="Table52.A2" office:value-type="string">
            <text:p text:style-name="P981">type</text:p>
          </table:table-cell>
          <table:table-cell table:style-name="Table52.A2" office:value-type="string">
            <text:p text:style-name="P984">Tiny int </text:p>
          </table:table-cell>
          <table:table-cell table:style-name="Table52.A2" office:value-type="string">
            <text:p text:style-name="P984">Not null , unsigned</text:p>
          </table:table-cell>
          <table:table-cell table:style-name="Table52.D2" office:value-type="string">
            <text:p text:style-name="P989">نوع هر یک از گروه :</text:p>
            <text:p text:style-name="P989">checkbox , radio ,</text:p>
            <text:p text:style-name="P989">color , </text:p>
          </table:table-cell>
        </table:table-row>
      </table:table>
      <text:p text:style-name="P307"/>
      <text:p text:style-name="P307"/>
      <text:list xml:id="list2087671502" text:style-name="L64">
        <text:list-item>
          <text:list>
            <text:list-item>
              <text:p text:style-name="P1594">ارتباط ها : </text:p>
              <text:list>
                <text:list-item>
                  <text:p text:style-name="P1595">dates : </text:p>
                  <text:list>
                    <text:list-item>
                      <text:p text:style-name="P1596">نوع : <text:span text:style-name="T951">1 به n </text:span></text:p>
                    </text:list-item>
                    <text:list-item>
                      <text:p text:style-name="P1596">توضیحات :‌ <text:span text:style-name="T951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3"/>
      <text:list xml:id="list115609349674263" text:continue-numbering="true" text:style-name="L64">
        <text:list-item>
          <text:list>
            <text:list-item>
              <text:list>
                <text:list-item>
                  <text:p text:style-name="P1595">users : </text:p>
                  <text:list>
                    <text:list-item>
                      <text:p text:style-name="P1596">نوع : <text:span text:style-name="T955">1 به n</text:span></text:p>
                    </text:list-item>
                    <text:list-item>
                      <text:p text:style-name="P1596">توضیحات :‌ <text:span text:style-name="T955">هر یک user میتواند چندین attribute group ایجاد کند و هر یک attribute group متعلق به یک </text:span><text:span text:style-name="T956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3"/>
      <text:list xml:id="list115609323116330" text:continue-numbering="true" text:style-name="L64">
        <text:list-item>
          <text:list>
            <text:list-item>
              <text:list>
                <text:list-item>
                  <text:p text:style-name="P1595">iconables : </text:p>
                  <text:list>
                    <text:list-item>
                      <text:p text:style-name="P1596">نوع : <text:span text:style-name="T957">1 به 1</text:span></text:p>
                    </text:list-item>
                    <text:list-item>
                      <text:p text:style-name="P1596">توضیحات :‌ <text:span text:style-name="T957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3"/>
      <text:p text:style-name="P213"/>
      <text:list xml:id="list115611434613662" text:continue-numbering="true" text:style-name="L64">
        <text:list-item>
          <text:list>
            <text:list-item>
              <text:list>
                <text:list-item>
                  <text:p text:style-name="P1598"><text:soft-page-break/>portfolio_attribute_items : </text:p>
                  <text:list>
                    <text:list-item>
                      <text:p text:style-name="P1596">نوع : <text:span text:style-name="T952">1 به n </text:span></text:p>
                    </text:list-item>
                    <text:list-item>
                      <text:p text:style-name="P1596">توضیحات :‌ <text:span text:style-name="T952">هر یک </text:span><text:span text:style-name="T953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15609840511274" text:continue-numbering="true" text:style-name="L64">
        <text:list-item>
          <text:list>
            <text:list-item>
              <text:list>
                <text:list-item>
                  <text:p text:style-name="P1599">portfolio_attribute_translations : </text:p>
                </text:list-item>
              </text:list>
            </text:list-item>
          </text:list>
        </text:list-item>
      </text:list>
      <text:list xml:id="list1704253614" text:style-name="L65">
        <text:list-item>
          <text:list>
            <text:list-item>
              <text:list>
                <text:list-item>
                  <text:list>
                    <text:list-item>
                      <text:p text:style-name="P1602">نوع :‌1 به n </text:p>
                    </text:list-item>
                    <text:list-item>
                      <text:p text:style-name="P1602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15609905001389" text:continue-list="list115609840511274" text:style-name="L64">
        <text:list-item>
          <text:p text:style-name="P1703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10"/>
      <text:list xml:id="list115610059670693" text:continue-numbering="true" text:style-name="L64">
        <text:list-item>
          <text:list>
            <text:list-item>
              <text:p text:style-name="P1608">ستون ها : </text:p>
            </text:list-item>
          </text:list>
        </text:list-item>
      </text:list>
      <text:p text:style-name="P211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3957023453904">
          <table:table-cell table:style-name="Table53.A1" office:value-type="string">
            <text:p text:style-name="P374">Name</text:p>
          </table:table-cell>
          <table:table-cell table:style-name="Table53.A1" office:value-type="string">
            <text:p text:style-name="P374">Data Type</text:p>
          </table:table-cell>
          <table:table-cell table:style-name="Table53.A1" office:value-type="string">
            <text:p text:style-name="P374">Attributes</text:p>
          </table:table-cell>
          <table:table-cell table:style-name="Table53.D1" office:value-type="string">
            <text:p text:style-name="P374">Comment</text:p>
          </table:table-cell>
        </table:table-row>
        <table:table-row table:style-name="TableLine93957023524144">
          <table:table-cell table:style-name="Table53.A2" office:value-type="string">
            <text:p text:style-name="P990">id</text:p>
          </table:table-cell>
          <table:table-cell table:style-name="Table53.A2" office:value-type="string">
            <text:p text:style-name="P990">Big int</text:p>
          </table:table-cell>
          <table:table-cell table:style-name="Table53.A2" office:value-type="string">
            <text:p text:style-name="P986">Not null , unsigned , unique ,</text:p>
            <text:p text:style-name="P986">primary key , auto increment ,</text:p>
            <text:p text:style-name="P986">index </text:p>
          </table:table-cell>
          <table:table-cell table:style-name="Table53.D2" office:value-type="string">
            <text:p text:style-name="P330"/>
          </table:table-cell>
        </table:table-row>
        <table:table-row table:style-name="TableLine93957023526704">
          <table:table-cell table:style-name="Table53.A2" office:value-type="string">
            <text:p text:style-name="P990">sort</text:p>
          </table:table-cell>
          <table:table-cell table:style-name="Table53.A2" office:value-type="string">
            <text:p text:style-name="P990">Tiny int</text:p>
          </table:table-cell>
          <table:table-cell table:style-name="Table53.A2" office:value-type="string">
            <text:p text:style-name="P992">Nullable , unsigned</text:p>
          </table:table-cell>
          <table:table-cell table:style-name="Table53.D2" office:value-type="string">
            <text:p text:style-name="P330"/>
          </table:table-cell>
        </table:table-row>
        <table:table-row table:style-name="TableLine93957023527616">
          <table:table-cell table:style-name="Table53.A2" office:value-type="string">
            <text:p text:style-name="P990">portfolio_attribute_group_id</text:p>
          </table:table-cell>
          <table:table-cell table:style-name="Table53.A2" office:value-type="string">
            <text:p text:style-name="P991">Big int</text:p>
          </table:table-cell>
          <table:table-cell table:style-name="Table53.A2" office:value-type="string">
            <text:p text:style-name="P993">Not null , unsigned , </text:p>
            <text:p text:style-name="P993">foreign key → portfolio_attribute_groups(id)</text:p>
            <text:p text:style-name="P993"/>
            <text:p text:style-name="P994">On Delete → (cascade) ,</text:p>
            <text:p text:style-name="P994">On Update → (cascade) ,</text:p>
          </table:table-cell>
          <table:table-cell table:style-name="Table53.D2" office:value-type="string">
            <text:p text:style-name="P330"/>
          </table:table-cell>
        </table:table-row>
      </table:table>
      <text:p text:style-name="P308"/>
      <text:list xml:id="list115609878840321" text:continue-list="list1704253614" text:style-name="L65">
        <text:list-item>
          <text:list>
            <text:list-item>
              <text:p text:style-name="P1609">ارتباط ها : </text:p>
              <text:list>
                <text:list-item>
                  <text:p text:style-name="P1610">portfolio_attribute_grou<text:span text:style-name="T950">ps : </text:span><text:span text:style-name="T954"><text:s/></text:span></text:p>
                  <text:list>
                    <text:list-item>
                      <text:p text:style-name="P1597">نوع : <text:span text:style-name="T952">1 به n </text:span></text:p>
                    </text:list-item>
                    <text:list-item>
                      <text:p text:style-name="P1597">توضیحات :‌ <text:span text:style-name="T952">هر یک </text:span><text:span text:style-name="T953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4"/>
      <text:list xml:id="list115610959084351" text:continue-numbering="true" text:style-name="L65">
        <text:list-item>
          <text:list>
            <text:list-item>
              <text:list>
                <text:list-item>
                  <text:p text:style-name="P1611">iconables : </text:p>
                </text:list-item>
                <text:list-item>
                  <text:p text:style-name="P1612">نوع :‌<text:span text:style-name="T961">1 به 1</text:span></text:p>
                </text:list-item>
                <text:list-item>
                  <text:p text:style-name="P1612">توضیحات :‌ <text:span text:style-name="T961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2"/>
      <text:list xml:id="list115610847057391" text:continue-numbering="true" text:style-name="L65">
        <text:list-item>
          <text:list>
            <text:list-item>
              <text:list>
                <text:list-item>
                  <text:p text:style-name="P1613">dates : </text:p>
                  <text:list>
                    <text:list-item>
                      <text:p text:style-name="P1614">نوع :‌<text:span text:style-name="T958">1 به n </text:span></text:p>
                    </text:list-item>
                    <text:list-item>
                      <text:p text:style-name="P1614">توضیحات :‌ <text:span text:style-name="T958">هر یک attribute item دارای چندین date در جدول dates است و هر یک از </text:span><text:span text:style-name="T959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list xml:id="list115610124050813" text:continue-numbering="true" text:style-name="L65">
        <text:list-item>
          <text:list>
            <text:list-item>
              <text:list>
                <text:list-item>
                  <text:p text:style-name="P1613">users : </text:p>
                  <text:list>
                    <text:list-item>
                      <text:p text:style-name="P1615">نوع :‌<text:span text:style-name="T958">1 به n </text:span></text:p>
                    </text:list-item>
                    <text:list-item>
                      <text:p text:style-name="P1614">توضیحات :‌<text:span text:style-name="T960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list xml:id="list115610327339813" text:continue-numbering="true" text:style-name="L65">
        <text:list-item>
          <text:list>
            <text:list-item>
              <text:list>
                <text:list-item>
                  <text:p text:style-name="P1704">portfolio_attribute_translations : </text:p>
                  <text:list>
                    <text:list-item>
                      <text:p text:style-name="P1600">نوع :‌ <text:span text:style-name="T964">1 به n </text:span></text:p>
                    </text:list-item>
                    <text:list-item>
                      <text:p text:style-name="P1600">توضیحات :‌ <text:span text:style-name="T964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2"/>
      <text:list xml:id="list115609317022067" text:continue-numbering="true" text:style-name="L65">
        <text:list-item>
          <text:list>
            <text:list-item>
              <text:list>
                <text:list-item>
                  <text:p text:style-name="P1571">portfolios : </text:p>
                  <text:list>
                    <text:list-item>
                      <text:p text:style-name="P1571">نوع :‌ <text:s/>n به n </text:p>
                    </text:list-item>
                    <text:list-item>
                      <text:p text:style-name="P1573">توضیحات :‌هر یک portfolio دارای چندین attribute است و هر یک attribute میتواند <text:span text:style-name="T968">متعلق به چندین portfolio باشد !!! <text:s text:c="21"/></text:span><text:span text:style-name="T969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05">portfolio_attribute_translations : <text:span text:style-name="T962">در این جدول </text:span><text:span text:style-name="T963">ترجمه های هر یک از attribute items و attribute groups که برای زبان های مختلف ایجاد شده را ذخیره میکنیم !!! </text:span></text:p>
        </text:list-item>
      </text:list>
      <text:p text:style-name="P216"/>
      <text:list xml:id="list115609440027667" text:continue-numbering="true" text:style-name="L65">
        <text:list-item>
          <text:list>
            <text:list-item>
              <text:p text:style-name="P1616">ستون ها : </text:p>
            </text:list-item>
          </text:list>
        </text:list-item>
      </text:list>
      <text:p text:style-name="P217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3957023558112">
          <table:table-cell table:style-name="Table54.A1" office:value-type="string">
            <text:p text:style-name="P374">Name</text:p>
          </table:table-cell>
          <table:table-cell table:style-name="Table54.A1" office:value-type="string">
            <text:p text:style-name="P374">Data Type</text:p>
          </table:table-cell>
          <table:table-cell table:style-name="Table54.A1" office:value-type="string">
            <text:p text:style-name="P374">Attributes</text:p>
          </table:table-cell>
          <table:table-cell table:style-name="Table54.D1" office:value-type="string">
            <text:p text:style-name="P374">Comment</text:p>
          </table:table-cell>
        </table:table-row>
        <table:table-row table:style-name="TableLine93957023623248">
          <table:table-cell table:style-name="Table54.A2" office:value-type="string">
            <text:p text:style-name="P995">id</text:p>
          </table:table-cell>
          <table:table-cell table:style-name="Table54.A2" office:value-type="string">
            <text:p text:style-name="P995">Big int</text:p>
          </table:table-cell>
          <table:table-cell table:style-name="Table54.A2" office:value-type="string">
            <text:p text:style-name="P995">Unsigned , not null , index , unique , primary key , </text:p>
            <text:p text:style-name="P995">auto increment</text:p>
          </table:table-cell>
          <table:table-cell table:style-name="Table54.D2" office:value-type="string">
            <text:p text:style-name="P330"/>
          </table:table-cell>
        </table:table-row>
        <table:table-row table:style-name="TableLine93957023625328">
          <table:table-cell table:style-name="Table54.A2" office:value-type="string">
            <text:p text:style-name="P995">object_class</text:p>
          </table:table-cell>
          <table:table-cell table:style-name="Table54.A2" office:value-type="string">
            <text:p text:style-name="P995">varchar(255)</text:p>
          </table:table-cell>
          <table:table-cell table:style-name="Table54.A2" office:value-type="string">
            <text:p text:style-name="P998">Not null ,</text:p>
          </table:table-cell>
          <table:table-cell table:style-name="Table54.D2" office:value-type="string">
            <text:p text:style-name="P330"/>
          </table:table-cell>
        </table:table-row>
        <table:table-row table:style-name="TableLine93957023626240">
          <table:table-cell table:style-name="Table54.A2" office:value-type="string">
            <text:p text:style-name="P995">name</text:p>
          </table:table-cell>
          <table:table-cell table:style-name="Table54.A2" office:value-type="string">
            <text:p text:style-name="P995">varchar(30)</text:p>
          </table:table-cell>
          <table:table-cell table:style-name="Table54.A2" office:value-type="string">
            <text:p text:style-name="P998">Not null ,</text:p>
          </table:table-cell>
          <table:table-cell table:style-name="Table54.D2" office:value-type="string">
            <text:p text:style-name="P330"/>
          </table:table-cell>
        </table:table-row>
        <table:table-row table:style-name="TableLine93957023627200">
          <table:table-cell table:style-name="Table54.A2" office:value-type="string">
            <text:p text:style-name="P995">object_id</text:p>
          </table:table-cell>
          <table:table-cell table:style-name="Table54.A2" office:value-type="string">
            <text:p text:style-name="P997">Big int</text:p>
          </table:table-cell>
          <table:table-cell table:style-name="Table54.A2" office:value-type="string">
            <text:p text:style-name="P997">Unsigned , not null </text:p>
          </table:table-cell>
          <table:table-cell table:style-name="Table54.D2" office:value-type="string">
            <text:p text:style-name="P330"/>
          </table:table-cell>
        </table:table-row>
        <table:table-row table:style-name="TableLine93957023628624">
          <table:table-cell table:style-name="Table54.A2" office:value-type="string">
            <text:p text:style-name="P995">language_id</text:p>
          </table:table-cell>
          <table:table-cell table:style-name="Table54.A2" office:value-type="string">
            <text:p text:style-name="P997">Big int</text:p>
          </table:table-cell>
          <table:table-cell table:style-name="Table54.A2" office:value-type="string">
            <text:p text:style-name="P808">Not null , <text:span text:style-name="T752">unsigned ,</text:span> </text:p>
            <text:p text:style-name="P808">foreign key → languages(id)</text:p>
            <text:p text:style-name="P808"/>
            <text:p text:style-name="P798">On Delete → (cascade) ,</text:p>
            <text:p text:style-name="P798">On Update → (cascade) ,</text:p>
          </table:table-cell>
          <table:table-cell table:style-name="Table54.D2" office:value-type="string">
            <text:p text:style-name="P330"/>
          </table:table-cell>
        </table:table-row>
      </table:table>
      <text:p text:style-name="P309"/>
      <text:p text:style-name="P61">این جدول بین دو موجودیت portfolio_attribute_groups و portfolio_attribute_items به اشتراک گذاشته میشود !!!</text:p>
      <text:p text:style-name="P61"/>
      <text:list xml:id="list313399565" text:style-name="L66">
        <text:list-item>
          <text:list>
            <text:list-item>
              <text:p text:style-name="P1604">ارتباط ها :‌</text:p>
              <text:list>
                <text:list-item>
                  <text:p text:style-name="P1605">portfolio_attribute_groups : </text:p>
                  <text:list>
                    <text:list-item>
                      <text:p text:style-name="P1603">نوع :‌1 به n </text:p>
                    </text:list-item>
                    <text:list-item>
                      <text:p text:style-name="P1603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19"/>
      <text:list xml:id="list115609805600277" text:continue-numbering="true" text:style-name="L66">
        <text:list-item>
          <text:list>
            <text:list-item>
              <text:list>
                <text:list-item>
                  <text:p text:style-name="P1605">portfolio_attribute_items : </text:p>
                  <text:list>
                    <text:list-item>
                      <text:p text:style-name="P1601">نوع :‌ <text:span text:style-name="T964">1 به n </text:span></text:p>
                    </text:list-item>
                    <text:list-item>
                      <text:p text:style-name="P1606">توضیحات :‌ <text:span text:style-name="T964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0"/>
      <text:list xml:id="list115610357705713" text:continue-numbering="true" text:style-name="L66">
        <text:list-item>
          <text:list>
            <text:list-item>
              <text:list>
                <text:list-item>
                  <text:p text:style-name="P1605">languages : </text:p>
                  <text:list>
                    <text:list-item>
                      <text:p text:style-name="P1607">نوع <text:s/>: <text:span text:style-name="T965">1 به n </text:span></text:p>
                    </text:list-item>
                    <text:list-item>
                      <text:p text:style-name="P1607">توضیحات : <text:span text:style-name="T966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1"/>
      <text:list xml:id="list115610559136142" text:continue-numbering="true" text:style-name="L66">
        <text:list-item>
          <text:p text:style-name="P1673"><text:span text:style-name="T187">portfolio_attribute_attachments</text:span> <text:s/>: <text:span text:style-name="T972">در این جدول <text:s/></text:span><text:span text:style-name="T973">هر یک از attribute هایی که به </text:span><text:span text:style-name="T974">هر یک از portfolio ها attach میشود ذخیره میکنیم !!!</text:span></text:p>
        </text:list-item>
      </text:list>
      <text:p text:style-name="P16"/>
      <text:list xml:id="list115611401109643" text:continue-numbering="true" text:style-name="L66">
        <text:list-item>
          <text:list>
            <text:list-item>
              <text:p text:style-name="P1617">ستون ها : </text:p>
            </text:list-item>
          </text:list>
        </text:list-item>
      </text:list>
      <text:p text:style-name="P223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3957023671584">
          <table:table-cell table:style-name="Table55.A1" office:value-type="string">
            <text:p text:style-name="P374">Name</text:p>
          </table:table-cell>
          <table:table-cell table:style-name="Table55.A1" office:value-type="string">
            <text:p text:style-name="P374">Data Type</text:p>
          </table:table-cell>
          <table:table-cell table:style-name="Table55.A1" office:value-type="string">
            <text:p text:style-name="P374">Attributes</text:p>
          </table:table-cell>
          <table:table-cell table:style-name="Table55.D1" office:value-type="string">
            <text:p text:style-name="P374">Comment</text:p>
          </table:table-cell>
        </table:table-row>
        <table:table-row table:style-name="TableLine93957023704912">
          <table:table-cell table:style-name="Table55.A2" office:value-type="string">
            <text:p text:style-name="P999">id</text:p>
          </table:table-cell>
          <table:table-cell table:style-name="Table55.A2" office:value-type="string">
            <text:p text:style-name="P1002">Big int</text:p>
          </table:table-cell>
          <table:table-cell table:style-name="Table55.A2" office:value-type="string">
            <text:p text:style-name="P996">Unsigned , not null , index , unique , primary key , </text:p>
            <text:p text:style-name="P996">auto increment</text:p>
          </table:table-cell>
          <table:table-cell table:style-name="Table55.D2" office:value-type="string">
            <text:p text:style-name="P330"/>
          </table:table-cell>
        </table:table-row>
        <table:table-row table:style-name="TableLine93957023706928">
          <table:table-cell table:style-name="Table55.A2" office:value-type="string">
            <text:p text:style-name="P1001">sort</text:p>
          </table:table-cell>
          <table:table-cell table:style-name="Table55.A2" office:value-type="string">
            <text:p text:style-name="P1002">Tiny int</text:p>
          </table:table-cell>
          <table:table-cell table:style-name="Table55.A2" office:value-type="string">
            <text:p text:style-name="P1003">Nullable , unsigned </text:p>
          </table:table-cell>
          <table:table-cell table:style-name="Table55.D2" office:value-type="string">
            <text:p text:style-name="P330"/>
          </table:table-cell>
        </table:table-row>
        <table:table-row table:style-name="TableLine93957023707840">
          <table:table-cell table:style-name="Table55.A2" office:value-type="string">
            <text:p text:style-name="P1000">portfolio_id</text:p>
          </table:table-cell>
          <table:table-cell table:style-name="Table55.A2" office:value-type="string">
            <text:p text:style-name="P1002">Big int</text:p>
          </table:table-cell>
          <table:table-cell table:style-name="Table55.A2" office:value-type="string">
            <text:p text:style-name="P1004">Not null , unsigned ,</text:p>
            <text:p text:style-name="P1004">foreign key → portfolios(id)</text:p>
            <text:p text:style-name="P1004"/>
            <text:p text:style-name="P1006">On Delete → (cascade) ,</text:p>
            <text:p text:style-name="P1006">On Update → (cascade) ,</text:p>
          </table:table-cell>
          <table:table-cell table:style-name="Table55.D2" office:value-type="string">
            <text:p text:style-name="P330"/>
          </table:table-cell>
        </table:table-row>
        <table:table-row table:style-name="TableLine93957023708800">
          <table:table-cell table:style-name="Table55.A2" office:value-type="string">
            <text:p text:style-name="P1000">Portfolio_</text:p>
            <text:p text:style-name="P1000">attribute_</text:p>
            <text:p text:style-name="P1000">item_id</text:p>
          </table:table-cell>
          <table:table-cell table:style-name="Table55.A2" office:value-type="string">
            <text:p text:style-name="P1002">Big int</text:p>
          </table:table-cell>
          <table:table-cell table:style-name="Table55.A2" office:value-type="string">
            <text:p text:style-name="P1005">Not null , unsigned ,</text:p>
            <text:p text:style-name="P364"><text:span text:style-name="T975">foreign key → </text:span><text:span text:style-name="T976">portfolio_attribute_items</text:span><text:span text:style-name="T975">(id)</text:span></text:p>
            <text:p text:style-name="P1005"/>
            <text:p text:style-name="P1007">On Delete → (cascade) ,</text:p>
            <text:p text:style-name="P1007">On Update → (cascade) ,</text:p>
          </table:table-cell>
          <table:table-cell table:style-name="Table55.D2" office:value-type="string">
            <text:p text:style-name="P330"/>
          </table:table-cell>
        </table:table-row>
      </table:table>
      <text:p text:style-name="P310"/>
      <text:p text:style-name="P310"/>
      <text:list xml:id="list238174616" text:style-name="L67">
        <text:list-item>
          <text:list>
            <text:list-item>
              <text:p text:style-name="P1618">ارتباط ها :‌</text:p>
              <text:list>
                <text:list-item>
                  <text:p text:style-name="P1619">portfolios : </text:p>
                  <text:list>
                    <text:list-item>
                      <text:p text:style-name="P1620">نوع : <text:span text:style-name="T977">1 به n </text:span></text:p>
                    </text:list-item>
                    <text:list-item>
                      <text:p text:style-name="P1620">توضیحات : <text:s/><text:span text:style-name="T977">هر یک portfolio دارای چندین رکورد در جدول </text:span><text:span text:style-name="T978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  <text:list xml:id="list115611193340543" text:continue-numbering="true" text:style-name="L67">
        <text:list-item>
          <text:list>
            <text:list-item>
              <text:list>
                <text:list-item>
                  <text:p text:style-name="P1619">portfolio_attribute_items : </text:p>
                  <text:list>
                    <text:list-item>
                      <text:p text:style-name="P1620">نوع : <text:span text:style-name="T979">1 به n </text:span></text:p>
                    </text:list-item>
                    <text:list-item>
                      <text:p text:style-name="P1620">توضیحات : <text:s/><text:span text:style-name="T979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60" meta:image-count="0" meta:object-count="0" meta:page-count="93" meta:paragraph-count="2411" meta:word-count="13424" meta:character-count="64592" meta:non-whitespace-character-count="53371"/>
  </office:meta>
</office:document-meta>
</file>